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53in" svg:x="2.665in" svg:y="0.4181in">
            <draw:object draw:notify-on-update-of-ranges="Sheet1.A1:Sheet1.A1401 Sheet1.B1:Sheet1.B1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5.91944222" calcext:value-type="float">
            <text:p>4875.91944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5.91944222" calcext:value-type="float">
            <text:p>4875.91944222</text:p>
          </table:table-cell>
        </table:table-row>
        <table:table-row table:style-name="ro1">
          <table:table-cell office:value-type="float" office:value="0.0018" calcext:value-type="float">
            <text:p>0.0018</text:p>
          </table:table-cell>
          <table:table-cell office:value-type="float" office:value="4875.91998492" calcext:value-type="float">
            <text:p>4875.91998492</text:p>
          </table:table-cell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4875.9208626" calcext:value-type="float">
            <text:p>4875.9208626</text:p>
          </table:table-cell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4875.92173217" calcext:value-type="float">
            <text:p>4875.92173217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4875.92237226" calcext:value-type="float">
            <text:p>4875.92237226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4875.92266522" calcext:value-type="float">
            <text:p>4875.92266522</text:p>
          </table:table-cell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4875.9226326" calcext:value-type="float">
            <text:p>4875.9226326</text:p>
          </table:table-cell>
        </table:table-row>
        <table:table-row table:style-name="ro1">
          <table:table-cell office:value-type="float" office:value="0.0126" calcext:value-type="float">
            <text:p>0.0126</text:p>
          </table:table-cell>
          <table:table-cell office:value-type="float" office:value="4875.92243643" calcext:value-type="float">
            <text:p>4875.92243643</text:p>
          </table:table-cell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4875.92251272" calcext:value-type="float">
            <text:p>4875.92251272</text:p>
          </table:table-cell>
        </table:table-row>
        <table:table-row table:style-name="ro1">
          <table:table-cell office:value-type="float" office:value="0.0162" calcext:value-type="float">
            <text:p>0.0162</text:p>
          </table:table-cell>
          <table:table-cell office:value-type="float" office:value="4875.92286965" calcext:value-type="float">
            <text:p>4875.92286965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4875.92351219" calcext:value-type="float">
            <text:p>4875.92351219</text:p>
          </table:table-cell>
        </table:table-row>
        <table:table-row table:style-name="ro1">
          <table:table-cell office:value-type="float" office:value="0.0198" calcext:value-type="float">
            <text:p>0.0198</text:p>
          </table:table-cell>
          <table:table-cell office:value-type="float" office:value="4875.92440693" calcext:value-type="float">
            <text:p>4875.92440693</text:p>
          </table:table-cell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4875.92543503" calcext:value-type="float">
            <text:p>4875.92543503</text:p>
          </table:table-cell>
        </table:table-row>
        <table:table-row table:style-name="ro1">
          <table:table-cell office:value-type="float" office:value="0.0234" calcext:value-type="float">
            <text:p>0.0234</text:p>
          </table:table-cell>
          <table:table-cell office:value-type="float" office:value="4875.92648808" calcext:value-type="float">
            <text:p>4875.92648808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4875.92811558" calcext:value-type="float">
            <text:p>4875.92811558</text:p>
          </table:table-cell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4875.92831923" calcext:value-type="float">
            <text:p>4875.92831923</text:p>
          </table:table-cell>
        </table:table-row>
        <table:table-row table:style-name="ro1">
          <table:table-cell office:value-type="float" office:value="0.0286" calcext:value-type="float">
            <text:p>0.0286</text:p>
          </table:table-cell>
          <table:table-cell office:value-type="float" office:value="4875.92824898" calcext:value-type="float">
            <text:p>4875.92824898</text:p>
          </table:table-cell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4875.92805847" calcext:value-type="float">
            <text:p>4875.92805847</text:p>
          </table:table-cell>
        </table:table-row>
        <table:table-row table:style-name="ro1">
          <table:table-cell office:value-type="float" office:value="0.0322" calcext:value-type="float">
            <text:p>0.0322</text:p>
          </table:table-cell>
          <table:table-cell office:value-type="float" office:value="4875.92815363" calcext:value-type="float">
            <text:p>4875.92815363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4875.92846034" calcext:value-type="float">
            <text:p>4875.92846034</text:p>
          </table:table-cell>
        </table:table-row>
        <table:table-row table:style-name="ro1">
          <table:table-cell office:value-type="float" office:value="0.0358" calcext:value-type="float">
            <text:p>0.0358</text:p>
          </table:table-cell>
          <table:table-cell office:value-type="float" office:value="4875.92891632" calcext:value-type="float">
            <text:p>4875.92891632</text:p>
          </table:table-cell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4875.92953167" calcext:value-type="float">
            <text:p>4875.92953167</text:p>
          </table:table-cell>
        </table:table-row>
        <table:table-row table:style-name="ro1">
          <table:table-cell office:value-type="float" office:value="0.0394" calcext:value-type="float">
            <text:p>0.0394</text:p>
          </table:table-cell>
          <table:table-cell office:value-type="float" office:value="4875.93029369" calcext:value-type="float">
            <text:p>4875.93029369</text:p>
          </table:table-cell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4875.93110727" calcext:value-type="float">
            <text:p>4875.93110727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4875.93180046" calcext:value-type="float">
            <text:p>4875.93180046</text:p>
          </table:table-cell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4875.93222299" calcext:value-type="float">
            <text:p>4875.93222299</text:p>
          </table:table-cell>
        </table:table-row>
        <table:table-row table:style-name="ro1">
          <table:table-cell office:value-type="float" office:value="0.0466" calcext:value-type="float">
            <text:p>0.0466</text:p>
          </table:table-cell>
          <table:table-cell office:value-type="float" office:value="4875.93238002" calcext:value-type="float">
            <text:p>4875.93238002</text:p>
          </table:table-cell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4875.93233231" calcext:value-type="float">
            <text:p>4875.9323323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4875.93275326" calcext:value-type="float">
            <text:p>4875.93275326</text:p>
          </table:table-cell>
        </table:table-row>
        <table:table-row table:style-name="ro1">
          <table:table-cell office:value-type="float" office:value="0.0518" calcext:value-type="float">
            <text:p>0.0518</text:p>
          </table:table-cell>
          <table:table-cell office:value-type="float" office:value="4875.93316406" calcext:value-type="float">
            <text:p>4875.93316406</text:p>
          </table:table-cell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4875.93361281" calcext:value-type="float">
            <text:p>4875.93361281</text:p>
          </table:table-cell>
        </table:table-row>
        <table:table-row table:style-name="ro1">
          <table:table-cell office:value-type="float" office:value="0.0554" calcext:value-type="float">
            <text:p>0.0554</text:p>
          </table:table-cell>
          <table:table-cell office:value-type="float" office:value="4875.93409672" calcext:value-type="float">
            <text:p>4875.93409672</text:p>
          </table:table-cell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4875.93472353" calcext:value-type="float">
            <text:p>4875.93472353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4875.93540335" calcext:value-type="float">
            <text:p>4875.93540335</text:p>
          </table:table-cell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4875.93590613" calcext:value-type="float">
            <text:p>4875.93590613</text:p>
          </table:table-cell>
        </table:table-row>
        <table:table-row table:style-name="ro1">
          <table:table-cell office:value-type="float" office:value="0.0626" calcext:value-type="float">
            <text:p>0.0626</text:p>
          </table:table-cell>
          <table:table-cell office:value-type="float" office:value="4875.93617779" calcext:value-type="float">
            <text:p>4875.93617779</text:p>
          </table:table-cell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4875.93623495" calcext:value-type="float">
            <text:p>4875.93623495</text:p>
          </table:table-cell>
        </table:table-row>
        <table:table-row table:style-name="ro1">
          <table:table-cell office:value-type="float" office:value="0.0662" calcext:value-type="float">
            <text:p>0.0662</text:p>
          </table:table-cell>
          <table:table-cell office:value-type="float" office:value="4875.93626964" calcext:value-type="float">
            <text:p>4875.9362696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4875.93658105" calcext:value-type="float">
            <text:p>4875.93658105</text:p>
          </table:table-cell>
        </table:table-row>
        <table:table-row table:style-name="ro1">
          <table:table-cell office:value-type="float" office:value="0.0698" calcext:value-type="float">
            <text:p>0.0698</text:p>
          </table:table-cell>
          <table:table-cell office:value-type="float" office:value="4875.93703423" calcext:value-type="float">
            <text:p>4875.93703423</text:p>
          </table:table-cell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4875.93751467" calcext:value-type="float">
            <text:p>4875.93751467</text:p>
          </table:table-cell>
        </table:table-row>
        <table:table-row table:style-name="ro1">
          <table:table-cell office:value-type="float" office:value="0.0734" calcext:value-type="float">
            <text:p>0.0734</text:p>
          </table:table-cell>
          <table:table-cell office:value-type="float" office:value="4875.9379639" calcext:value-type="float">
            <text:p>4875.9379639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4875.93898152" calcext:value-type="float">
            <text:p>4875.93898152</text:p>
          </table:table-cell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4875.93948646" calcext:value-type="float">
            <text:p>4875.93948646</text:p>
          </table:table-cell>
        </table:table-row>
        <table:table-row table:style-name="ro1">
          <table:table-cell office:value-type="float" office:value="0.0786" calcext:value-type="float">
            <text:p>0.0786</text:p>
          </table:table-cell>
          <table:table-cell office:value-type="float" office:value="4875.93978373" calcext:value-type="float">
            <text:p>4875.93978373</text:p>
          </table:table-cell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4875.93987104" calcext:value-type="float">
            <text:p>4875.93987104</text:p>
          </table:table-cell>
        </table:table-row>
        <table:table-row table:style-name="ro1">
          <table:table-cell office:value-type="float" office:value="0.0822" calcext:value-type="float">
            <text:p>0.0822</text:p>
          </table:table-cell>
          <table:table-cell office:value-type="float" office:value="4875.93980318" calcext:value-type="float">
            <text:p>4875.93980318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4875.94001901" calcext:value-type="float">
            <text:p>4875.94001901</text:p>
          </table:table-cell>
        </table:table-row>
        <table:table-row table:style-name="ro1">
          <table:table-cell office:value-type="float" office:value="0.0858" calcext:value-type="float">
            <text:p>0.0858</text:p>
          </table:table-cell>
          <table:table-cell office:value-type="float" office:value="4875.94045075" calcext:value-type="float">
            <text:p>4875.94045075</text:p>
          </table:table-cell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4875.94095397" calcext:value-type="float">
            <text:p>4875.94095397</text:p>
          </table:table-cell>
        </table:table-row>
        <table:table-row table:style-name="ro1">
          <table:table-cell office:value-type="float" office:value="0.0894" calcext:value-type="float">
            <text:p>0.0894</text:p>
          </table:table-cell>
          <table:table-cell office:value-type="float" office:value="4875.94143162" calcext:value-type="float">
            <text:p>4875.94143162</text:p>
          </table:table-cell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4875.94184365" calcext:value-type="float">
            <text:p>4875.94184365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4875.94230814" calcext:value-type="float">
            <text:p>4875.94230814</text:p>
          </table:table-cell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4875.94282672" calcext:value-type="float">
            <text:p>4875.94282672</text:p>
          </table:table-cell>
        </table:table-row>
        <table:table-row table:style-name="ro1">
          <table:table-cell office:value-type="float" office:value="0.0966" calcext:value-type="float">
            <text:p>0.0966</text:p>
          </table:table-cell>
          <table:table-cell office:value-type="float" office:value="4875.94319379" calcext:value-type="float">
            <text:p>4875.94319379</text:p>
          </table:table-cell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4875.94335975" calcext:value-type="float">
            <text:p>4875.9433597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875.94361041" calcext:value-type="float">
            <text:p>4875.94361041</text:p>
          </table:table-cell>
        </table:table-row>
        <table:table-row table:style-name="ro1">
          <table:table-cell office:value-type="float" office:value="0.1018" calcext:value-type="float">
            <text:p>0.1018</text:p>
          </table:table-cell>
          <table:table-cell office:value-type="float" office:value="4875.9439993" calcext:value-type="float">
            <text:p>4875.9439993</text:p>
          </table:table-cell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4875.94451567" calcext:value-type="float">
            <text:p>4875.94451567</text:p>
          </table:table-cell>
        </table:table-row>
        <table:table-row table:style-name="ro1">
          <table:table-cell office:value-type="float" office:value="0.1054" calcext:value-type="float">
            <text:p>0.1054</text:p>
          </table:table-cell>
          <table:table-cell office:value-type="float" office:value="4875.94502865" calcext:value-type="float">
            <text:p>4875.94502865</text:p>
          </table:table-cell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4875.94545344" calcext:value-type="float">
            <text:p>4875.9454534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4875.94577439" calcext:value-type="float">
            <text:p>4875.94577439</text:p>
          </table:table-cell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4875.94618048" calcext:value-type="float">
            <text:p>4875.94618048</text:p>
          </table:table-cell>
        </table:table-row>
        <table:table-row table:style-name="ro1">
          <table:table-cell office:value-type="float" office:value="0.1126" calcext:value-type="float">
            <text:p>0.1126</text:p>
          </table:table-cell>
          <table:table-cell office:value-type="float" office:value="4875.94653551" calcext:value-type="float">
            <text:p>4875.94653551</text:p>
          </table:table-cell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4875.94670919" calcext:value-type="float">
            <text:p>4875.94670919</text:p>
          </table:table-cell>
        </table:table-row>
        <table:table-row table:style-name="ro1">
          <table:table-cell office:value-type="float" office:value="0.1162" calcext:value-type="float">
            <text:p>0.1162</text:p>
          </table:table-cell>
          <table:table-cell office:value-type="float" office:value="4875.94673234" calcext:value-type="float">
            <text:p>4875.9467323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4875.9468257" calcext:value-type="float">
            <text:p>4875.9468257</text:p>
          </table:table-cell>
        </table:table-row>
        <table:table-row table:style-name="ro1">
          <table:table-cell office:value-type="float" office:value="0.1198" calcext:value-type="float">
            <text:p>0.1198</text:p>
          </table:table-cell>
          <table:table-cell office:value-type="float" office:value="4875.94727926" calcext:value-type="float">
            <text:p>4875.94727926</text:p>
          </table:table-cell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4875.94791042" calcext:value-type="float">
            <text:p>4875.94791042</text:p>
          </table:table-cell>
        </table:table-row>
        <table:table-row table:style-name="ro1">
          <table:table-cell office:value-type="float" office:value="0.1234" calcext:value-type="float">
            <text:p>0.1234</text:p>
          </table:table-cell>
          <table:table-cell office:value-type="float" office:value="4875.94855993" calcext:value-type="float">
            <text:p>4875.94855993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4875.94960497" calcext:value-type="float">
            <text:p>4875.94960497</text:p>
          </table:table-cell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4875.94987862" calcext:value-type="float">
            <text:p>4875.94987862</text:p>
          </table:table-cell>
        </table:table-row>
        <table:table-row table:style-name="ro1">
          <table:table-cell office:value-type="float" office:value="0.1286" calcext:value-type="float">
            <text:p>0.1286</text:p>
          </table:table-cell>
          <table:table-cell office:value-type="float" office:value="4875.95013532" calcext:value-type="float">
            <text:p>4875.95013532</text:p>
          </table:table-cell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4875.95025616" calcext:value-type="float">
            <text:p>4875.95025616</text:p>
          </table:table-cell>
        </table:table-row>
        <table:table-row table:style-name="ro1">
          <table:table-cell office:value-type="float" office:value="0.1322" calcext:value-type="float">
            <text:p>0.1322</text:p>
          </table:table-cell>
          <table:table-cell office:value-type="float" office:value="4875.95022149" calcext:value-type="float">
            <text:p>4875.9502214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4875.95012018" calcext:value-type="float">
            <text:p>4875.95012018</text:p>
          </table:table-cell>
        </table:table-row>
        <table:table-row table:style-name="ro1">
          <table:table-cell office:value-type="float" office:value="0.1358" calcext:value-type="float">
            <text:p>0.1358</text:p>
          </table:table-cell>
          <table:table-cell office:value-type="float" office:value="4875.9504758" calcext:value-type="float">
            <text:p>4875.9504758</text:p>
          </table:table-cell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4875.95110216" calcext:value-type="float">
            <text:p>4875.95110216</text:p>
          </table:table-cell>
        </table:table-row>
        <table:table-row table:style-name="ro1">
          <table:table-cell office:value-type="float" office:value="0.1394" calcext:value-type="float">
            <text:p>0.1394</text:p>
          </table:table-cell>
          <table:table-cell office:value-type="float" office:value="4875.95181276" calcext:value-type="float">
            <text:p>4875.95181276</text:p>
          </table:table-cell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4875.95244822" calcext:value-type="float">
            <text:p>4875.95244822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4875.95290444" calcext:value-type="float">
            <text:p>4875.95290444</text:p>
          </table:table-cell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4875.95316491" calcext:value-type="float">
            <text:p>4875.95316491</text:p>
          </table:table-cell>
        </table:table-row>
        <table:table-row table:style-name="ro1">
          <table:table-cell office:value-type="float" office:value="0.1466" calcext:value-type="float">
            <text:p>0.1466</text:p>
          </table:table-cell>
          <table:table-cell office:value-type="float" office:value="4875.95345265" calcext:value-type="float">
            <text:p>4875.95345265</text:p>
          </table:table-cell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4875.95363643" calcext:value-type="float">
            <text:p>4875.9536364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4875.95386128" calcext:value-type="float">
            <text:p>4875.95386128</text:p>
          </table:table-cell>
        </table:table-row>
        <table:table-row table:style-name="ro1">
          <table:table-cell office:value-type="float" office:value="0.1518" calcext:value-type="float">
            <text:p>0.1518</text:p>
          </table:table-cell>
          <table:table-cell office:value-type="float" office:value="4875.95399205" calcext:value-type="float">
            <text:p>4875.95399205</text:p>
          </table:table-cell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4875.95449419" calcext:value-type="float">
            <text:p>4875.95449419</text:p>
          </table:table-cell>
        </table:table-row>
        <table:table-row table:style-name="ro1">
          <table:table-cell office:value-type="float" office:value="0.1554" calcext:value-type="float">
            <text:p>0.1554</text:p>
          </table:table-cell>
          <table:table-cell office:value-type="float" office:value="4875.95516296" calcext:value-type="float">
            <text:p>4875.95516296</text:p>
          </table:table-cell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4875.95581109" calcext:value-type="float">
            <text:p>4875.95581109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4875.95629777" calcext:value-type="float">
            <text:p>4875.95629777</text:p>
          </table:table-cell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4875.95656213" calcext:value-type="float">
            <text:p>4875.95656213</text:p>
          </table:table-cell>
        </table:table-row>
        <table:table-row table:style-name="ro1">
          <table:table-cell office:value-type="float" office:value="0.1626" calcext:value-type="float">
            <text:p>0.1626</text:p>
          </table:table-cell>
          <table:table-cell office:value-type="float" office:value="4875.95674196" calcext:value-type="float">
            <text:p>4875.95674196</text:p>
          </table:table-cell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4875.95688442" calcext:value-type="float">
            <text:p>4875.95688442</text:p>
          </table:table-cell>
        </table:table-row>
        <table:table-row table:style-name="ro1">
          <table:table-cell office:value-type="float" office:value="0.1662" calcext:value-type="float">
            <text:p>0.1662</text:p>
          </table:table-cell>
          <table:table-cell office:value-type="float" office:value="4875.95689492" calcext:value-type="float">
            <text:p>4875.9568949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4875.95680681" calcext:value-type="float">
            <text:p>4875.95680681</text:p>
          </table:table-cell>
        </table:table-row>
        <table:table-row table:style-name="ro1">
          <table:table-cell office:value-type="float" office:value="0.1698" calcext:value-type="float">
            <text:p>0.1698</text:p>
          </table:table-cell>
          <table:table-cell office:value-type="float" office:value="4875.95700999" calcext:value-type="float">
            <text:p>4875.95700999</text:p>
          </table:table-cell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4875.957634" calcext:value-type="float">
            <text:p>4875.957634</text:p>
          </table:table-cell>
        </table:table-row>
        <table:table-row table:style-name="ro1">
          <table:table-cell office:value-type="float" office:value="0.1734" calcext:value-type="float">
            <text:p>0.1734</text:p>
          </table:table-cell>
          <table:table-cell office:value-type="float" office:value="4875.95846015" calcext:value-type="float">
            <text:p>4875.95846015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4875.95996821" calcext:value-type="float">
            <text:p>4875.95996821</text:p>
          </table:table-cell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4875.96033426" calcext:value-type="float">
            <text:p>4875.96033426</text:p>
          </table:table-cell>
        </table:table-row>
        <table:table-row table:style-name="ro1">
          <table:table-cell office:value-type="float" office:value="0.1786" calcext:value-type="float">
            <text:p>0.1786</text:p>
          </table:table-cell>
          <table:table-cell office:value-type="float" office:value="4875.96042286" calcext:value-type="float">
            <text:p>4875.96042286</text:p>
          </table:table-cell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4875.96047812" calcext:value-type="float">
            <text:p>4875.96047812</text:p>
          </table:table-cell>
        </table:table-row>
        <table:table-row table:style-name="ro1">
          <table:table-cell office:value-type="float" office:value="0.1822" calcext:value-type="float">
            <text:p>0.1822</text:p>
          </table:table-cell>
          <table:table-cell office:value-type="float" office:value="4875.9604292" calcext:value-type="float">
            <text:p>4875.960429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4875.96026911" calcext:value-type="float">
            <text:p>4875.96026911</text:p>
          </table:table-cell>
        </table:table-row>
        <table:table-row table:style-name="ro1">
          <table:table-cell office:value-type="float" office:value="0.1858" calcext:value-type="float">
            <text:p>0.1858</text:p>
          </table:table-cell>
          <table:table-cell office:value-type="float" office:value="4875.96028454" calcext:value-type="float">
            <text:p>4875.96028454</text:p>
          </table:table-cell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4875.96082331" calcext:value-type="float">
            <text:p>4875.96082331</text:p>
          </table:table-cell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4875.96165161" calcext:value-type="float">
            <text:p>4875.96165161</text:p>
          </table:table-cell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4875.96253716" calcext:value-type="float">
            <text:p>4875.9625371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4875.96327881" calcext:value-type="float">
            <text:p>4875.96327881</text:p>
          </table:table-cell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4875.96374129" calcext:value-type="float">
            <text:p>4875.96374129</text:p>
          </table:table-cell>
        </table:table-row>
        <table:table-row table:style-name="ro1">
          <table:table-cell office:value-type="float" office:value="0.1966" calcext:value-type="float">
            <text:p>0.1966</text:p>
          </table:table-cell>
          <table:table-cell office:value-type="float" office:value="4875.96389268" calcext:value-type="float">
            <text:p>4875.96389268</text:p>
          </table:table-cell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4875.96393945" calcext:value-type="float">
            <text:p>4875.963939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875.96407328" calcext:value-type="float">
            <text:p>4875.96407328</text:p>
          </table:table-cell>
        </table:table-row>
        <table:table-row table:style-name="ro1">
          <table:table-cell office:value-type="float" office:value="0.2018" calcext:value-type="float">
            <text:p>0.2018</text:p>
          </table:table-cell>
          <table:table-cell office:value-type="float" office:value="4875.96382249" calcext:value-type="float">
            <text:p>4875.96382249</text:p>
          </table:table-cell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4875.96416569" calcext:value-type="float">
            <text:p>4875.96416569</text:p>
          </table:table-cell>
        </table:table-row>
        <table:table-row table:style-name="ro1">
          <table:table-cell office:value-type="float" office:value="0.2054" calcext:value-type="float">
            <text:p>0.2054</text:p>
          </table:table-cell>
          <table:table-cell office:value-type="float" office:value="4875.96489544" calcext:value-type="float">
            <text:p>4875.96489544</text:p>
          </table:table-cell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4875.96576337" calcext:value-type="float">
            <text:p>4875.96576337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4875.96654348" calcext:value-type="float">
            <text:p>4875.96654348</text:p>
          </table:table-cell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4875.96706724" calcext:value-type="float">
            <text:p>4875.96706724</text:p>
          </table:table-cell>
        </table:table-row>
        <table:table-row table:style-name="ro1">
          <table:table-cell office:value-type="float" office:value="0.2126" calcext:value-type="float">
            <text:p>0.2126</text:p>
          </table:table-cell>
          <table:table-cell office:value-type="float" office:value="4875.96726186" calcext:value-type="float">
            <text:p>4875.96726186</text:p>
          </table:table-cell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4875.96724269" calcext:value-type="float">
            <text:p>4875.96724269</text:p>
          </table:table-cell>
        </table:table-row>
        <table:table-row table:style-name="ro1">
          <table:table-cell office:value-type="float" office:value="0.2162" calcext:value-type="float">
            <text:p>0.2162</text:p>
          </table:table-cell>
          <table:table-cell office:value-type="float" office:value="4875.96717619" calcext:value-type="float">
            <text:p>4875.96717619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4875.96701833" calcext:value-type="float">
            <text:p>4875.96701833</text:p>
          </table:table-cell>
        </table:table-row>
        <table:table-row table:style-name="ro1">
          <table:table-cell office:value-type="float" office:value="0.2198" calcext:value-type="float">
            <text:p>0.2198</text:p>
          </table:table-cell>
          <table:table-cell office:value-type="float" office:value="4875.96684092" calcext:value-type="float">
            <text:p>4875.96684092</text:p>
          </table:table-cell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4875.96725415" calcext:value-type="float">
            <text:p>4875.96725415</text:p>
          </table:table-cell>
        </table:table-row>
        <table:table-row table:style-name="ro1">
          <table:table-cell office:value-type="float" office:value="0.2234" calcext:value-type="float">
            <text:p>0.2234</text:p>
          </table:table-cell>
          <table:table-cell office:value-type="float" office:value="4875.9680997" calcext:value-type="float">
            <text:p>4875.968099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4875.97000704" calcext:value-type="float">
            <text:p>4875.97000704</text:p>
          </table:table-cell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4875.97067812" calcext:value-type="float">
            <text:p>4875.97067812</text:p>
          </table:table-cell>
        </table:table-row>
        <table:table-row table:style-name="ro1">
          <table:table-cell office:value-type="float" office:value="0.2286" calcext:value-type="float">
            <text:p>0.2286</text:p>
          </table:table-cell>
          <table:table-cell office:value-type="float" office:value="4875.97097439" calcext:value-type="float">
            <text:p>4875.97097439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4875.97089967" calcext:value-type="float">
            <text:p>4875.97089967</text:p>
          </table:table-cell>
        </table:table-row>
        <table:table-row table:style-name="ro1">
          <table:table-cell office:value-type="float" office:value="0.2322" calcext:value-type="float">
            <text:p>0.2322</text:p>
          </table:table-cell>
          <table:table-cell office:value-type="float" office:value="4875.97074817" calcext:value-type="float">
            <text:p>4875.9707481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4875.97052146" calcext:value-type="float">
            <text:p>4875.97052146</text:p>
          </table:table-cell>
        </table:table-row>
        <table:table-row table:style-name="ro1">
          <table:table-cell office:value-type="float" office:value="0.2358" calcext:value-type="float">
            <text:p>0.2358</text:p>
          </table:table-cell>
          <table:table-cell office:value-type="float" office:value="4875.9702707" calcext:value-type="float">
            <text:p>4875.9702707</text:p>
          </table:table-cell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4875.97051498" calcext:value-type="float">
            <text:p>4875.97051498</text:p>
          </table:table-cell>
        </table:table-row>
        <table:table-row table:style-name="ro1">
          <table:table-cell office:value-type="float" office:value="0.2394" calcext:value-type="float">
            <text:p>0.2394</text:p>
          </table:table-cell>
          <table:table-cell office:value-type="float" office:value="4875.97128688" calcext:value-type="float">
            <text:p>4875.97128688</text:p>
          </table:table-cell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4875.97231243" calcext:value-type="float">
            <text:p>4875.9723124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4875.97332502" calcext:value-type="float">
            <text:p>4875.97332502</text:p>
          </table:table-cell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4875.9740973" calcext:value-type="float">
            <text:p>4875.9740973</text:p>
          </table:table-cell>
        </table:table-row>
        <table:table-row table:style-name="ro1">
          <table:table-cell office:value-type="float" office:value="0.2466" calcext:value-type="float">
            <text:p>0.2466</text:p>
          </table:table-cell>
          <table:table-cell office:value-type="float" office:value="4875.97443809" calcext:value-type="float">
            <text:p>4875.97443809</text:p>
          </table:table-cell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4875.97370917" calcext:value-type="float">
            <text:p>4875.973709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875.96717232" calcext:value-type="float">
            <text:p>4875.96717232</text:p>
          </table:table-cell>
        </table:table-row>
        <table:table-row table:style-name="ro1">
          <table:table-cell office:value-type="float" office:value="0.2518" calcext:value-type="float">
            <text:p>0.2518</text:p>
          </table:table-cell>
          <table:table-cell office:value-type="float" office:value="4875.92362685" calcext:value-type="float">
            <text:p>4875.92362685</text:p>
          </table:table-cell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4875.80294238" calcext:value-type="float">
            <text:p>4875.80294238</text:p>
          </table:table-cell>
        </table:table-row>
        <table:table-row table:style-name="ro1">
          <table:table-cell office:value-type="float" office:value="0.2554" calcext:value-type="float">
            <text:p>0.2554</text:p>
          </table:table-cell>
          <table:table-cell office:value-type="float" office:value="4875.57484279" calcext:value-type="float">
            <text:p>4875.57484279</text:p>
          </table:table-cell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4875.23499968" calcext:value-type="float">
            <text:p>4875.23499968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4874.80163132" calcext:value-type="float">
            <text:p>4874.80163132</text:p>
          </table:table-cell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4874.29779026" calcext:value-type="float">
            <text:p>4874.29779026</text:p>
          </table:table-cell>
        </table:table-row>
        <table:table-row table:style-name="ro1">
          <table:table-cell office:value-type="float" office:value="0.2626" calcext:value-type="float">
            <text:p>0.2626</text:p>
          </table:table-cell>
          <table:table-cell office:value-type="float" office:value="4873.73725948" calcext:value-type="float">
            <text:p>4873.73725948</text:p>
          </table:table-cell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4873.1230934" calcext:value-type="float">
            <text:p>4873.1230934</text:p>
          </table:table-cell>
        </table:table-row>
        <table:table-row table:style-name="ro1">
          <table:table-cell office:value-type="float" office:value="0.2662" calcext:value-type="float">
            <text:p>0.2662</text:p>
          </table:table-cell>
          <table:table-cell office:value-type="float" office:value="4872.45406963" calcext:value-type="float">
            <text:p>4872.45406963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4871.73066131" calcext:value-type="float">
            <text:p>4871.73066131</text:p>
          </table:table-cell>
        </table:table-row>
        <table:table-row table:style-name="ro1">
          <table:table-cell office:value-type="float" office:value="0.2698" calcext:value-type="float">
            <text:p>0.2698</text:p>
          </table:table-cell>
          <table:table-cell office:value-type="float" office:value="4870.95665981" calcext:value-type="float">
            <text:p>4870.95665981</text:p>
          </table:table-cell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4870.13838524" calcext:value-type="float">
            <text:p>4870.13838524</text:p>
          </table:table-cell>
        </table:table-row>
        <table:table-row table:style-name="ro1">
          <table:table-cell office:value-type="float" office:value="0.2734" calcext:value-type="float">
            <text:p>0.2734</text:p>
          </table:table-cell>
          <table:table-cell office:value-type="float" office:value="4869.28236831" calcext:value-type="float">
            <text:p>4869.2823683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4868.49496042" calcext:value-type="float">
            <text:p>4868.49496042</text:p>
          </table:table-cell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4867.58023701" calcext:value-type="float">
            <text:p>4867.58023701</text:p>
          </table:table-cell>
        </table:table-row>
        <table:table-row table:style-name="ro1">
          <table:table-cell office:value-type="float" office:value="0.2786" calcext:value-type="float">
            <text:p>0.2786</text:p>
          </table:table-cell>
          <table:table-cell office:value-type="float" office:value="4866.63974791" calcext:value-type="float">
            <text:p>4866.63974791</text:p>
          </table:table-cell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4865.67715421" calcext:value-type="float">
            <text:p>4865.67715421</text:p>
          </table:table-cell>
        </table:table-row>
        <table:table-row table:style-name="ro1">
          <table:table-cell office:value-type="float" office:value="0.2822" calcext:value-type="float">
            <text:p>0.2822</text:p>
          </table:table-cell>
          <table:table-cell office:value-type="float" office:value="4864.6962275" calcext:value-type="float">
            <text:p>4864.6962275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4863.70103409" calcext:value-type="float">
            <text:p>4863.70103409</text:p>
          </table:table-cell>
        </table:table-row>
        <table:table-row table:style-name="ro1">
          <table:table-cell office:value-type="float" office:value="0.2858" calcext:value-type="float">
            <text:p>0.2858</text:p>
          </table:table-cell>
          <table:table-cell office:value-type="float" office:value="4862.69514531" calcext:value-type="float">
            <text:p>4862.69514531</text:p>
          </table:table-cell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4861.68215275" calcext:value-type="float">
            <text:p>4861.68215275</text:p>
          </table:table-cell>
        </table:table-row>
        <table:table-row table:style-name="ro1">
          <table:table-cell office:value-type="float" office:value="0.2894" calcext:value-type="float">
            <text:p>0.2894</text:p>
          </table:table-cell>
          <table:table-cell office:value-type="float" office:value="4860.66581326" calcext:value-type="float">
            <text:p>4860.66581326</text:p>
          </table:table-cell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4859.64891998" calcext:value-type="float">
            <text:p>4859.64891998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4858.6340833" calcext:value-type="float">
            <text:p>4858.6340833</text:p>
          </table:table-cell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4857.62379677" calcext:value-type="float">
            <text:p>4857.62379677</text:p>
          </table:table-cell>
        </table:table-row>
        <table:table-row table:style-name="ro1">
          <table:table-cell office:value-type="float" office:value="0.2966" calcext:value-type="float">
            <text:p>0.2966</text:p>
          </table:table-cell>
          <table:table-cell office:value-type="float" office:value="4856.62047774" calcext:value-type="float">
            <text:p>4856.62047774</text:p>
          </table:table-cell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4855.62651169" calcext:value-type="float">
            <text:p>4855.6265116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854.75268248" calcext:value-type="float">
            <text:p>4854.75268248</text:p>
          </table:table-cell>
        </table:table-row>
        <table:table-row table:style-name="ro1">
          <table:table-cell office:value-type="float" office:value="0.3018" calcext:value-type="float">
            <text:p>0.3018</text:p>
          </table:table-cell>
          <table:table-cell office:value-type="float" office:value="4853.78292415" calcext:value-type="float">
            <text:p>4853.78292415</text:p>
          </table:table-cell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4852.82959051" calcext:value-type="float">
            <text:p>4852.82959051</text:p>
          </table:table-cell>
        </table:table-row>
        <table:table-row table:style-name="ro1">
          <table:table-cell office:value-type="float" office:value="0.3054" calcext:value-type="float">
            <text:p>0.3054</text:p>
          </table:table-cell>
          <table:table-cell office:value-type="float" office:value="4851.89534489" calcext:value-type="float">
            <text:p>4851.89534489</text:p>
          </table:table-cell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4850.98193734" calcext:value-type="float">
            <text:p>4850.98193734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4850.09083834" calcext:value-type="float">
            <text:p>4850.09083834</text:p>
          </table:table-cell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4849.22340909" calcext:value-type="float">
            <text:p>4849.22340909</text:p>
          </table:table-cell>
        </table:table-row>
        <table:table-row table:style-name="ro1">
          <table:table-cell office:value-type="float" office:value="0.3126" calcext:value-type="float">
            <text:p>0.3126</text:p>
          </table:table-cell>
          <table:table-cell office:value-type="float" office:value="4848.38095036" calcext:value-type="float">
            <text:p>4848.38095036</text:p>
          </table:table-cell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4847.56474821" calcext:value-type="float">
            <text:p>4847.56474821</text:p>
          </table:table-cell>
        </table:table-row>
        <table:table-row table:style-name="ro1">
          <table:table-cell office:value-type="float" office:value="0.3162" calcext:value-type="float">
            <text:p>0.3162</text:p>
          </table:table-cell>
          <table:table-cell office:value-type="float" office:value="4846.77611346" calcext:value-type="float">
            <text:p>4846.77611346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4846.01651443" calcext:value-type="float">
            <text:p>4846.01651443</text:p>
          </table:table-cell>
        </table:table-row>
        <table:table-row table:style-name="ro1">
          <table:table-cell office:value-type="float" office:value="0.3198" calcext:value-type="float">
            <text:p>0.3198</text:p>
          </table:table-cell>
          <table:table-cell office:value-type="float" office:value="4845.28731771" calcext:value-type="float">
            <text:p>4845.28731771</text:p>
          </table:table-cell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4844.58966579" calcext:value-type="float">
            <text:p>4844.58966579</text:p>
          </table:table-cell>
        </table:table-row>
        <table:table-row table:style-name="ro1">
          <table:table-cell office:value-type="float" office:value="0.3234" calcext:value-type="float">
            <text:p>0.3234</text:p>
          </table:table-cell>
          <table:table-cell office:value-type="float" office:value="4843.92511214" calcext:value-type="float">
            <text:p>4843.9251121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4843.36396289" calcext:value-type="float">
            <text:p>4843.36396289</text:p>
          </table:table-cell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4842.7636884" calcext:value-type="float">
            <text:p>4842.7636884</text:p>
          </table:table-cell>
        </table:table-row>
        <table:table-row table:style-name="ro1">
          <table:table-cell office:value-type="float" office:value="0.3286" calcext:value-type="float">
            <text:p>0.3286</text:p>
          </table:table-cell>
          <table:table-cell office:value-type="float" office:value="4842.19773554" calcext:value-type="float">
            <text:p>4842.19773554</text:p>
          </table:table-cell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4841.6665122" calcext:value-type="float">
            <text:p>4841.6665122</text:p>
          </table:table-cell>
        </table:table-row>
        <table:table-row table:style-name="ro1">
          <table:table-cell office:value-type="float" office:value="0.3322" calcext:value-type="float">
            <text:p>0.3322</text:p>
          </table:table-cell>
          <table:table-cell office:value-type="float" office:value="4841.17046571" calcext:value-type="float">
            <text:p>4841.17046571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4840.71015802" calcext:value-type="float">
            <text:p>4840.71015802</text:p>
          </table:table-cell>
        </table:table-row>
        <table:table-row table:style-name="ro1">
          <table:table-cell office:value-type="float" office:value="0.3358" calcext:value-type="float">
            <text:p>0.3358</text:p>
          </table:table-cell>
          <table:table-cell office:value-type="float" office:value="4840.28632502" calcext:value-type="float">
            <text:p>4840.28632502</text:p>
          </table:table-cell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4839.89932913" calcext:value-type="float">
            <text:p>4839.89932913</text:p>
          </table:table-cell>
        </table:table-row>
        <table:table-row table:style-name="ro1">
          <table:table-cell office:value-type="float" office:value="0.3394" calcext:value-type="float">
            <text:p>0.3394</text:p>
          </table:table-cell>
          <table:table-cell office:value-type="float" office:value="4839.54991435" calcext:value-type="float">
            <text:p>4839.54991435</text:p>
          </table:table-cell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4839.23825381" calcext:value-type="float">
            <text:p>4839.23825381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4838.96410869" calcext:value-type="float">
            <text:p>4838.96410869</text:p>
          </table:table-cell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4838.72714325" calcext:value-type="float">
            <text:p>4838.72714325</text:p>
          </table:table-cell>
        </table:table-row>
        <table:table-row table:style-name="ro1">
          <table:table-cell office:value-type="float" office:value="0.3466" calcext:value-type="float">
            <text:p>0.3466</text:p>
          </table:table-cell>
          <table:table-cell office:value-type="float" office:value="4838.52699328" calcext:value-type="float">
            <text:p>4838.52699328</text:p>
          </table:table-cell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4838.36331238" calcext:value-type="float">
            <text:p>4838.3633123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838.24818201" calcext:value-type="float">
            <text:p>4838.24818201</text:p>
          </table:table-cell>
        </table:table-row>
        <table:table-row table:style-name="ro1">
          <table:table-cell office:value-type="float" office:value="0.3518" calcext:value-type="float">
            <text:p>0.3518</text:p>
          </table:table-cell>
          <table:table-cell office:value-type="float" office:value="4838.15243599" calcext:value-type="float">
            <text:p>4838.15243599</text:p>
          </table:table-cell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4838.09296064" calcext:value-type="float">
            <text:p>4838.09296064</text:p>
          </table:table-cell>
        </table:table-row>
        <table:table-row table:style-name="ro1">
          <table:table-cell office:value-type="float" office:value="0.3554" calcext:value-type="float">
            <text:p>0.3554</text:p>
          </table:table-cell>
          <table:table-cell office:value-type="float" office:value="4838.06982254" calcext:value-type="float">
            <text:p>4838.06982254</text:p>
          </table:table-cell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4838.08291314" calcext:value-type="float">
            <text:p>4838.08291314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4838.13146079" calcext:value-type="float">
            <text:p>4838.13146079</text:p>
          </table:table-cell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4838.21462894" calcext:value-type="float">
            <text:p>4838.21462894</text:p>
          </table:table-cell>
        </table:table-row>
        <table:table-row table:style-name="ro1">
          <table:table-cell office:value-type="float" office:value="0.3626" calcext:value-type="float">
            <text:p>0.3626</text:p>
          </table:table-cell>
          <table:table-cell office:value-type="float" office:value="4838.33155237" calcext:value-type="float">
            <text:p>4838.33155237</text:p>
          </table:table-cell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4838.48139449" calcext:value-type="float">
            <text:p>4838.48139449</text:p>
          </table:table-cell>
        </table:table-row>
        <table:table-row table:style-name="ro1">
          <table:table-cell office:value-type="float" office:value="0.3662" calcext:value-type="float">
            <text:p>0.3662</text:p>
          </table:table-cell>
          <table:table-cell office:value-type="float" office:value="4838.66339582" calcext:value-type="float">
            <text:p>4838.6633958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4838.87689407" calcext:value-type="float">
            <text:p>4838.87689407</text:p>
          </table:table-cell>
        </table:table-row>
        <table:table-row table:style-name="ro1">
          <table:table-cell office:value-type="float" office:value="0.3698" calcext:value-type="float">
            <text:p>0.3698</text:p>
          </table:table-cell>
          <table:table-cell office:value-type="float" office:value="4839.12155989" calcext:value-type="float">
            <text:p>4839.12155989</text:p>
          </table:table-cell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4839.39683576" calcext:value-type="float">
            <text:p>4839.39683576</text:p>
          </table:table-cell>
        </table:table-row>
        <table:table-row table:style-name="ro1">
          <table:table-cell office:value-type="float" office:value="0.3734" calcext:value-type="float">
            <text:p>0.3734</text:p>
          </table:table-cell>
          <table:table-cell office:value-type="float" office:value="4839.70231727" calcext:value-type="float">
            <text:p>4839.7023172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4839.99997581" calcext:value-type="float">
            <text:p>4839.99997581</text:p>
          </table:table-cell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4840.36082676" calcext:value-type="float">
            <text:p>4840.36082676</text:p>
          </table:table-cell>
        </table:table-row>
        <table:table-row table:style-name="ro1">
          <table:table-cell office:value-type="float" office:value="0.3786" calcext:value-type="float">
            <text:p>0.3786</text:p>
          </table:table-cell>
          <table:table-cell office:value-type="float" office:value="4840.74884789" calcext:value-type="float">
            <text:p>4840.74884789</text:p>
          </table:table-cell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4841.16287933" calcext:value-type="float">
            <text:p>4841.16287933</text:p>
          </table:table-cell>
        </table:table-row>
        <table:table-row table:style-name="ro1">
          <table:table-cell office:value-type="float" office:value="0.3822" calcext:value-type="float">
            <text:p>0.3822</text:p>
          </table:table-cell>
          <table:table-cell office:value-type="float" office:value="4841.60184725" calcext:value-type="float">
            <text:p>4841.60184725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4842.0647871" calcext:value-type="float">
            <text:p>4842.0647871</text:p>
          </table:table-cell>
        </table:table-row>
        <table:table-row table:style-name="ro1">
          <table:table-cell office:value-type="float" office:value="0.3858" calcext:value-type="float">
            <text:p>0.3858</text:p>
          </table:table-cell>
          <table:table-cell office:value-type="float" office:value="4842.55103664" calcext:value-type="float">
            <text:p>4842.55103664</text:p>
          </table:table-cell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4843.05992681" calcext:value-type="float">
            <text:p>4843.05992681</text:p>
          </table:table-cell>
        </table:table-row>
        <table:table-row table:style-name="ro1">
          <table:table-cell office:value-type="float" office:value="0.3894" calcext:value-type="float">
            <text:p>0.3894</text:p>
          </table:table-cell>
          <table:table-cell office:value-type="float" office:value="4843.59073021" calcext:value-type="float">
            <text:p>4843.59073021</text:p>
          </table:table-cell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4844.14295516" calcext:value-type="float">
            <text:p>4844.14295516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4844.71522954" calcext:value-type="float">
            <text:p>4844.71522954</text:p>
          </table:table-cell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4845.30616293" calcext:value-type="float">
            <text:p>4845.30616293</text:p>
          </table:table-cell>
        </table:table-row>
        <table:table-row table:style-name="ro1">
          <table:table-cell office:value-type="float" office:value="0.3966" calcext:value-type="float">
            <text:p>0.3966</text:p>
          </table:table-cell>
          <table:table-cell office:value-type="float" office:value="4845.91435117" calcext:value-type="float">
            <text:p>4845.91435117</text:p>
          </table:table-cell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4846.53843295" calcext:value-type="float">
            <text:p>4846.5384329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847.10563292" calcext:value-type="float">
            <text:p>4847.10563292</text:p>
          </table:table-cell>
        </table:table-row>
        <table:table-row table:style-name="ro1">
          <table:table-cell office:value-type="float" office:value="0.4018" calcext:value-type="float">
            <text:p>0.4018</text:p>
          </table:table-cell>
          <table:table-cell office:value-type="float" office:value="4847.75579624" calcext:value-type="float">
            <text:p>4847.75579624</text:p>
          </table:table-cell>
        </table:table-row>
        <table:table-row table:style-name="ro1">
          <table:table-cell office:value-type="float" office:value="0.4036" calcext:value-type="float">
            <text:p>0.4036</text:p>
          </table:table-cell>
          <table:table-cell office:value-type="float" office:value="4848.41912603" calcext:value-type="float">
            <text:p>4848.41912603</text:p>
          </table:table-cell>
        </table:table-row>
        <table:table-row table:style-name="ro1">
          <table:table-cell office:value-type="float" office:value="0.4054" calcext:value-type="float">
            <text:p>0.4054</text:p>
          </table:table-cell>
          <table:table-cell office:value-type="float" office:value="4849.0946618" calcext:value-type="float">
            <text:p>4849.0946618</text:p>
          </table:table-cell>
        </table:table-row>
        <table:table-row table:style-name="ro1">
          <table:table-cell office:value-type="float" office:value="0.4072" calcext:value-type="float">
            <text:p>0.4072</text:p>
          </table:table-cell>
          <table:table-cell office:value-type="float" office:value="4849.78204773" calcext:value-type="float">
            <text:p>4849.78204773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4850.47987447" calcext:value-type="float">
            <text:p>4850.47987447</text:p>
          </table:table-cell>
        </table:table-row>
        <table:table-row table:style-name="ro1">
          <table:table-cell office:value-type="float" office:value="0.4108" calcext:value-type="float">
            <text:p>0.4108</text:p>
          </table:table-cell>
          <table:table-cell office:value-type="float" office:value="4851.18667683" calcext:value-type="float">
            <text:p>4851.18667683</text:p>
          </table:table-cell>
        </table:table-row>
        <table:table-row table:style-name="ro1">
          <table:table-cell office:value-type="float" office:value="0.4126" calcext:value-type="float">
            <text:p>0.4126</text:p>
          </table:table-cell>
          <table:table-cell office:value-type="float" office:value="4851.90099816" calcext:value-type="float">
            <text:p>4851.90099816</text:p>
          </table:table-cell>
        </table:table-row>
        <table:table-row table:style-name="ro1">
          <table:table-cell office:value-type="float" office:value="0.4144" calcext:value-type="float">
            <text:p>0.4144</text:p>
          </table:table-cell>
          <table:table-cell office:value-type="float" office:value="4852.6214202" calcext:value-type="float">
            <text:p>4852.6214202</text:p>
          </table:table-cell>
        </table:table-row>
        <table:table-row table:style-name="ro1">
          <table:table-cell office:value-type="float" office:value="0.4162" calcext:value-type="float">
            <text:p>0.4162</text:p>
          </table:table-cell>
          <table:table-cell office:value-type="float" office:value="4853.34662599" calcext:value-type="float">
            <text:p>4853.34662599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4854.07543758" calcext:value-type="float">
            <text:p>4854.07543758</text:p>
          </table:table-cell>
        </table:table-row>
        <table:table-row table:style-name="ro1">
          <table:table-cell office:value-type="float" office:value="0.4198" calcext:value-type="float">
            <text:p>0.4198</text:p>
          </table:table-cell>
          <table:table-cell office:value-type="float" office:value="4854.80687571" calcext:value-type="float">
            <text:p>4854.80687571</text:p>
          </table:table-cell>
        </table:table-row>
        <table:table-row table:style-name="ro1">
          <table:table-cell office:value-type="float" office:value="0.4216" calcext:value-type="float">
            <text:p>0.4216</text:p>
          </table:table-cell>
          <table:table-cell office:value-type="float" office:value="4855.54037531" calcext:value-type="float">
            <text:p>4855.54037531</text:p>
          </table:table-cell>
        </table:table-row>
        <table:table-row table:style-name="ro1">
          <table:table-cell office:value-type="float" office:value="0.4234" calcext:value-type="float">
            <text:p>0.4234</text:p>
          </table:table-cell>
          <table:table-cell office:value-type="float" office:value="4856.27498839" calcext:value-type="float">
            <text:p>4856.2749883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4856.92961632" calcext:value-type="float">
            <text:p>4856.92961632</text:p>
          </table:table-cell>
        </table:table-row>
        <table:table-row table:style-name="ro1">
          <table:table-cell office:value-type="float" office:value="0.4268" calcext:value-type="float">
            <text:p>0.4268</text:p>
          </table:table-cell>
          <table:table-cell office:value-type="float" office:value="4857.66490565" calcext:value-type="float">
            <text:p>4857.66490565</text:p>
          </table:table-cell>
        </table:table-row>
        <table:table-row table:style-name="ro1">
          <table:table-cell office:value-type="float" office:value="0.4286" calcext:value-type="float">
            <text:p>0.4286</text:p>
          </table:table-cell>
          <table:table-cell office:value-type="float" office:value="4858.39803303" calcext:value-type="float">
            <text:p>4858.39803303</text:p>
          </table:table-cell>
        </table:table-row>
        <table:table-row table:style-name="ro1">
          <table:table-cell office:value-type="float" office:value="0.4304" calcext:value-type="float">
            <text:p>0.4304</text:p>
          </table:table-cell>
          <table:table-cell office:value-type="float" office:value="4859.12763195" calcext:value-type="float">
            <text:p>4859.12763195</text:p>
          </table:table-cell>
        </table:table-row>
        <table:table-row table:style-name="ro1">
          <table:table-cell office:value-type="float" office:value="0.4322" calcext:value-type="float">
            <text:p>0.4322</text:p>
          </table:table-cell>
          <table:table-cell office:value-type="float" office:value="4859.8524401" calcext:value-type="float">
            <text:p>4859.8524401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4860.5713393" calcext:value-type="float">
            <text:p>4860.5713393</text:p>
          </table:table-cell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4861.28340043" calcext:value-type="float">
            <text:p>4861.28340043</text:p>
          </table:table-cell>
        </table:table-row>
        <table:table-row table:style-name="ro1">
          <table:table-cell office:value-type="float" office:value="0.4376" calcext:value-type="float">
            <text:p>0.4376</text:p>
          </table:table-cell>
          <table:table-cell office:value-type="float" office:value="4861.98814459" calcext:value-type="float">
            <text:p>4861.98814459</text:p>
          </table:table-cell>
        </table:table-row>
        <table:table-row table:style-name="ro1">
          <table:table-cell office:value-type="float" office:value="0.4394" calcext:value-type="float">
            <text:p>0.4394</text:p>
          </table:table-cell>
          <table:table-cell office:value-type="float" office:value="4862.68481976" calcext:value-type="float">
            <text:p>4862.68481976</text:p>
          </table:table-cell>
        </table:table-row>
        <table:table-row table:style-name="ro1">
          <table:table-cell office:value-type="float" office:value="0.4412" calcext:value-type="float">
            <text:p>0.4412</text:p>
          </table:table-cell>
          <table:table-cell office:value-type="float" office:value="4863.37314224" calcext:value-type="float">
            <text:p>4863.3731422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4864.05208399" calcext:value-type="float">
            <text:p>4864.05208399</text:p>
          </table:table-cell>
        </table:table-row>
        <table:table-row table:style-name="ro1">
          <table:table-cell office:value-type="float" office:value="0.4448" calcext:value-type="float">
            <text:p>0.4448</text:p>
          </table:table-cell>
          <table:table-cell office:value-type="float" office:value="4864.72036053" calcext:value-type="float">
            <text:p>4864.72036053</text:p>
          </table:table-cell>
        </table:table-row>
        <table:table-row table:style-name="ro1">
          <table:table-cell office:value-type="float" office:value="0.4466" calcext:value-type="float">
            <text:p>0.4466</text:p>
          </table:table-cell>
          <table:table-cell office:value-type="float" office:value="4865.37671674" calcext:value-type="float">
            <text:p>4865.37671674</text:p>
          </table:table-cell>
        </table:table-row>
        <table:table-row table:style-name="ro1">
          <table:table-cell office:value-type="float" office:value="0.4484" calcext:value-type="float">
            <text:p>0.4484</text:p>
          </table:table-cell>
          <table:table-cell office:value-type="float" office:value="4866.01994566" calcext:value-type="float">
            <text:p>4866.0199456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866.58015853" calcext:value-type="float">
            <text:p>4866.58015853</text:p>
          </table:table-cell>
        </table:table-row>
        <table:table-row table:style-name="ro1">
          <table:table-cell office:value-type="float" office:value="0.4518" calcext:value-type="float">
            <text:p>0.4518</text:p>
          </table:table-cell>
          <table:table-cell office:value-type="float" office:value="4867.19493803" calcext:value-type="float">
            <text:p>4867.19493803</text:p>
          </table:table-cell>
        </table:table-row>
        <table:table-row table:style-name="ro1">
          <table:table-cell office:value-type="float" office:value="0.4536" calcext:value-type="float">
            <text:p>0.4536</text:p>
          </table:table-cell>
          <table:table-cell office:value-type="float" office:value="4867.79422711" calcext:value-type="float">
            <text:p>4867.79422711</text:p>
          </table:table-cell>
        </table:table-row>
        <table:table-row table:style-name="ro1">
          <table:table-cell office:value-type="float" office:value="0.4554" calcext:value-type="float">
            <text:p>0.4554</text:p>
          </table:table-cell>
          <table:table-cell office:value-type="float" office:value="4868.37762517" calcext:value-type="float">
            <text:p>4868.37762517</text:p>
          </table:table-cell>
        </table:table-row>
        <table:table-row table:style-name="ro1">
          <table:table-cell office:value-type="float" office:value="0.4572" calcext:value-type="float">
            <text:p>0.4572</text:p>
          </table:table-cell>
          <table:table-cell office:value-type="float" office:value="4868.94494771" calcext:value-type="float">
            <text:p>4868.94494771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4869.49558883" calcext:value-type="float">
            <text:p>4869.49558883</text:p>
          </table:table-cell>
        </table:table-row>
        <table:table-row table:style-name="ro1">
          <table:table-cell office:value-type="float" office:value="0.4608" calcext:value-type="float">
            <text:p>0.4608</text:p>
          </table:table-cell>
          <table:table-cell office:value-type="float" office:value="4870.02846695" calcext:value-type="float">
            <text:p>4870.02846695</text:p>
          </table:table-cell>
        </table:table-row>
        <table:table-row table:style-name="ro1">
          <table:table-cell office:value-type="float" office:value="0.4626" calcext:value-type="float">
            <text:p>0.4626</text:p>
          </table:table-cell>
          <table:table-cell office:value-type="float" office:value="4870.54252031" calcext:value-type="float">
            <text:p>4870.54252031</text:p>
          </table:table-cell>
        </table:table-row>
        <table:table-row table:style-name="ro1">
          <table:table-cell office:value-type="float" office:value="0.4644" calcext:value-type="float">
            <text:p>0.4644</text:p>
          </table:table-cell>
          <table:table-cell office:value-type="float" office:value="4871.0367444" calcext:value-type="float">
            <text:p>4871.0367444</text:p>
          </table:table-cell>
        </table:table-row>
        <table:table-row table:style-name="ro1">
          <table:table-cell office:value-type="float" office:value="0.4662" calcext:value-type="float">
            <text:p>0.4662</text:p>
          </table:table-cell>
          <table:table-cell office:value-type="float" office:value="4871.51022596" calcext:value-type="float">
            <text:p>4871.51022596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4871.96222226" calcext:value-type="float">
            <text:p>4871.96222226</text:p>
          </table:table-cell>
        </table:table-row>
        <table:table-row table:style-name="ro1">
          <table:table-cell office:value-type="float" office:value="0.4698" calcext:value-type="float">
            <text:p>0.4698</text:p>
          </table:table-cell>
          <table:table-cell office:value-type="float" office:value="4872.39218891" calcext:value-type="float">
            <text:p>4872.39218891</text:p>
          </table:table-cell>
        </table:table-row>
        <table:table-row table:style-name="ro1">
          <table:table-cell office:value-type="float" office:value="0.4716" calcext:value-type="float">
            <text:p>0.4716</text:p>
          </table:table-cell>
          <table:table-cell office:value-type="float" office:value="4872.79995744" calcext:value-type="float">
            <text:p>4872.79995744</text:p>
          </table:table-cell>
        </table:table-row>
        <table:table-row table:style-name="ro1">
          <table:table-cell office:value-type="float" office:value="0.4734" calcext:value-type="float">
            <text:p>0.4734</text:p>
          </table:table-cell>
          <table:table-cell office:value-type="float" office:value="4873.1853144" calcext:value-type="float">
            <text:p>4873.185314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4873.50961803" calcext:value-type="float">
            <text:p>4873.50961803</text:p>
          </table:table-cell>
        </table:table-row>
        <table:table-row table:style-name="ro1">
          <table:table-cell office:value-type="float" office:value="0.4768" calcext:value-type="float">
            <text:p>0.4768</text:p>
          </table:table-cell>
          <table:table-cell office:value-type="float" office:value="4873.8527121" calcext:value-type="float">
            <text:p>4873.8527121</text:p>
          </table:table-cell>
        </table:table-row>
        <table:table-row table:style-name="ro1">
          <table:table-cell office:value-type="float" office:value="0.4786" calcext:value-type="float">
            <text:p>0.4786</text:p>
          </table:table-cell>
          <table:table-cell office:value-type="float" office:value="4874.17236097" calcext:value-type="float">
            <text:p>4874.17236097</text:p>
          </table:table-cell>
        </table:table-row>
        <table:table-row table:style-name="ro1">
          <table:table-cell office:value-type="float" office:value="0.4804" calcext:value-type="float">
            <text:p>0.4804</text:p>
          </table:table-cell>
          <table:table-cell office:value-type="float" office:value="4874.46889616" calcext:value-type="float">
            <text:p>4874.46889616</text:p>
          </table:table-cell>
        </table:table-row>
        <table:table-row table:style-name="ro1">
          <table:table-cell office:value-type="float" office:value="0.4822" calcext:value-type="float">
            <text:p>0.4822</text:p>
          </table:table-cell>
          <table:table-cell office:value-type="float" office:value="4874.74238298" calcext:value-type="float">
            <text:p>4874.74238298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4874.99060962" calcext:value-type="float">
            <text:p>4874.99060962</text:p>
          </table:table-cell>
        </table:table-row>
        <table:table-row table:style-name="ro1">
          <table:table-cell office:value-type="float" office:value="0.4858" calcext:value-type="float">
            <text:p>0.4858</text:p>
          </table:table-cell>
          <table:table-cell office:value-type="float" office:value="4875.20761263" calcext:value-type="float">
            <text:p>4875.20761263</text:p>
          </table:table-cell>
        </table:table-row>
        <table:table-row table:style-name="ro1">
          <table:table-cell office:value-type="float" office:value="0.4876" calcext:value-type="float">
            <text:p>0.4876</text:p>
          </table:table-cell>
          <table:table-cell office:value-type="float" office:value="4875.38673449" calcext:value-type="float">
            <text:p>4875.38673449</text:p>
          </table:table-cell>
        </table:table-row>
        <table:table-row table:style-name="ro1">
          <table:table-cell office:value-type="float" office:value="0.4894" calcext:value-type="float">
            <text:p>0.4894</text:p>
          </table:table-cell>
          <table:table-cell office:value-type="float" office:value="4875.52577568" calcext:value-type="float">
            <text:p>4875.52577568</text:p>
          </table:table-cell>
        </table:table-row>
        <table:table-row table:style-name="ro1">
          <table:table-cell office:value-type="float" office:value="0.4912" calcext:value-type="float">
            <text:p>0.4912</text:p>
          </table:table-cell>
          <table:table-cell office:value-type="float" office:value="4875.63893855" calcext:value-type="float">
            <text:p>4875.6389385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4875.76091288" calcext:value-type="float">
            <text:p>4875.76091288</text:p>
          </table:table-cell>
        </table:table-row>
        <table:table-row table:style-name="ro1">
          <table:table-cell office:value-type="float" office:value="0.4948" calcext:value-type="float">
            <text:p>0.4948</text:p>
          </table:table-cell>
          <table:table-cell office:value-type="float" office:value="4875.92630956" calcext:value-type="float">
            <text:p>4875.92630956</text:p>
          </table:table-cell>
        </table:table-row>
        <table:table-row table:style-name="ro1">
          <table:table-cell office:value-type="float" office:value="0.4966" calcext:value-type="float">
            <text:p>0.4966</text:p>
          </table:table-cell>
          <table:table-cell office:value-type="float" office:value="4876.02261946" calcext:value-type="float">
            <text:p>4876.02261946</text:p>
          </table:table-cell>
        </table:table-row>
        <table:table-row table:style-name="ro1">
          <table:table-cell office:value-type="float" office:value="0.4984" calcext:value-type="float">
            <text:p>0.4984</text:p>
          </table:table-cell>
          <table:table-cell office:value-type="float" office:value="4876.02677678" calcext:value-type="float">
            <text:p>4876.0267767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76.02811518" calcext:value-type="float">
            <text:p>4876.02811518</text:p>
          </table:table-cell>
        </table:table-row>
        <table:table-row table:style-name="ro1">
          <table:table-cell office:value-type="float" office:value="0.5018" calcext:value-type="float">
            <text:p>0.5018</text:p>
          </table:table-cell>
          <table:table-cell office:value-type="float" office:value="4876.02428262" calcext:value-type="float">
            <text:p>4876.02428262</text:p>
          </table:table-cell>
        </table:table-row>
        <table:table-row table:style-name="ro1">
          <table:table-cell office:value-type="float" office:value="0.5036" calcext:value-type="float">
            <text:p>0.5036</text:p>
          </table:table-cell>
          <table:table-cell office:value-type="float" office:value="4875.9975331" calcext:value-type="float">
            <text:p>4875.9975331</text:p>
          </table:table-cell>
        </table:table-row>
        <table:table-row table:style-name="ro1">
          <table:table-cell office:value-type="float" office:value="0.5054" calcext:value-type="float">
            <text:p>0.5054</text:p>
          </table:table-cell>
          <table:table-cell office:value-type="float" office:value="4875.93277795" calcext:value-type="float">
            <text:p>4875.93277795</text:p>
          </table:table-cell>
        </table:table-row>
        <table:table-row table:style-name="ro1">
          <table:table-cell office:value-type="float" office:value="0.5072" calcext:value-type="float">
            <text:p>0.5072</text:p>
          </table:table-cell>
          <table:table-cell office:value-type="float" office:value="4875.83012243" calcext:value-type="float">
            <text:p>4875.83012243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4875.69664274" calcext:value-type="float">
            <text:p>4875.69664274</text:p>
          </table:table-cell>
        </table:table-row>
        <table:table-row table:style-name="ro1">
          <table:table-cell office:value-type="float" office:value="0.5108" calcext:value-type="float">
            <text:p>0.5108</text:p>
          </table:table-cell>
          <table:table-cell office:value-type="float" office:value="4875.54040054" calcext:value-type="float">
            <text:p>4875.54040054</text:p>
          </table:table-cell>
        </table:table-row>
        <table:table-row table:style-name="ro1">
          <table:table-cell office:value-type="float" office:value="0.5126" calcext:value-type="float">
            <text:p>0.5126</text:p>
          </table:table-cell>
          <table:table-cell office:value-type="float" office:value="4875.36603386" calcext:value-type="float">
            <text:p>4875.36603386</text:p>
          </table:table-cell>
        </table:table-row>
        <table:table-row table:style-name="ro1">
          <table:table-cell office:value-type="float" office:value="0.5144" calcext:value-type="float">
            <text:p>0.5144</text:p>
          </table:table-cell>
          <table:table-cell office:value-type="float" office:value="4875.17319253" calcext:value-type="float">
            <text:p>4875.17319253</text:p>
          </table:table-cell>
        </table:table-row>
        <table:table-row table:style-name="ro1">
          <table:table-cell office:value-type="float" office:value="0.5162" calcext:value-type="float">
            <text:p>0.5162</text:p>
          </table:table-cell>
          <table:table-cell office:value-type="float" office:value="4874.95829736" calcext:value-type="float">
            <text:p>4874.95829736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4874.71741392" calcext:value-type="float">
            <text:p>4874.71741392</text:p>
          </table:table-cell>
        </table:table-row>
        <table:table-row table:style-name="ro1">
          <table:table-cell office:value-type="float" office:value="0.5198" calcext:value-type="float">
            <text:p>0.5198</text:p>
          </table:table-cell>
          <table:table-cell office:value-type="float" office:value="4874.44835003" calcext:value-type="float">
            <text:p>4874.44835003</text:p>
          </table:table-cell>
        </table:table-row>
        <table:table-row table:style-name="ro1">
          <table:table-cell office:value-type="float" office:value="0.5216" calcext:value-type="float">
            <text:p>0.5216</text:p>
          </table:table-cell>
          <table:table-cell office:value-type="float" office:value="4874.15125828" calcext:value-type="float">
            <text:p>4874.15125828</text:p>
          </table:table-cell>
        </table:table-row>
        <table:table-row table:style-name="ro1">
          <table:table-cell office:value-type="float" office:value="0.5234" calcext:value-type="float">
            <text:p>0.5234</text:p>
          </table:table-cell>
          <table:table-cell office:value-type="float" office:value="4873.82819254" calcext:value-type="float">
            <text:p>4873.8281925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4873.52131966" calcext:value-type="float">
            <text:p>4873.52131966</text:p>
          </table:table-cell>
        </table:table-row>
        <table:table-row table:style-name="ro1">
          <table:table-cell office:value-type="float" office:value="0.5268" calcext:value-type="float">
            <text:p>0.5268</text:p>
          </table:table-cell>
          <table:table-cell office:value-type="float" office:value="4873.1557678" calcext:value-type="float">
            <text:p>4873.1557678</text:p>
          </table:table-cell>
        </table:table-row>
        <table:table-row table:style-name="ro1">
          <table:table-cell office:value-type="float" office:value="0.5286" calcext:value-type="float">
            <text:p>0.5286</text:p>
          </table:table-cell>
          <table:table-cell office:value-type="float" office:value="4872.76834119" calcext:value-type="float">
            <text:p>4872.76834119</text:p>
          </table:table-cell>
        </table:table-row>
        <table:table-row table:style-name="ro1">
          <table:table-cell office:value-type="float" office:value="0.5304" calcext:value-type="float">
            <text:p>0.5304</text:p>
          </table:table-cell>
          <table:table-cell office:value-type="float" office:value="4872.35895389" calcext:value-type="float">
            <text:p>4872.35895389</text:p>
          </table:table-cell>
        </table:table-row>
        <table:table-row table:style-name="ro1">
          <table:table-cell office:value-type="float" office:value="0.5322" calcext:value-type="float">
            <text:p>0.5322</text:p>
          </table:table-cell>
          <table:table-cell office:value-type="float" office:value="4871.92746046" calcext:value-type="float">
            <text:p>4871.92746046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4871.47391987" calcext:value-type="float">
            <text:p>4871.47391987</text:p>
          </table:table-cell>
        </table:table-row>
        <table:table-row table:style-name="ro1">
          <table:table-cell office:value-type="float" office:value="0.5358" calcext:value-type="float">
            <text:p>0.5358</text:p>
          </table:table-cell>
          <table:table-cell office:value-type="float" office:value="4870.99872561" calcext:value-type="float">
            <text:p>4870.99872561</text:p>
          </table:table-cell>
        </table:table-row>
        <table:table-row table:style-name="ro1">
          <table:table-cell office:value-type="float" office:value="0.5376" calcext:value-type="float">
            <text:p>0.5376</text:p>
          </table:table-cell>
          <table:table-cell office:value-type="float" office:value="4870.50262808" calcext:value-type="float">
            <text:p>4870.50262808</text:p>
          </table:table-cell>
        </table:table-row>
        <table:table-row table:style-name="ro1">
          <table:table-cell office:value-type="float" office:value="0.5394" calcext:value-type="float">
            <text:p>0.5394</text:p>
          </table:table-cell>
          <table:table-cell office:value-type="float" office:value="4869.98687799" calcext:value-type="float">
            <text:p>4869.98687799</text:p>
          </table:table-cell>
        </table:table-row>
        <table:table-row table:style-name="ro1">
          <table:table-cell office:value-type="float" office:value="0.5412" calcext:value-type="float">
            <text:p>0.5412</text:p>
          </table:table-cell>
          <table:table-cell office:value-type="float" office:value="4869.45255351" calcext:value-type="float">
            <text:p>4869.45255351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4868.90120754" calcext:value-type="float">
            <text:p>4868.90120754</text:p>
          </table:table-cell>
        </table:table-row>
        <table:table-row table:style-name="ro1">
          <table:table-cell office:value-type="float" office:value="0.5448" calcext:value-type="float">
            <text:p>0.5448</text:p>
          </table:table-cell>
          <table:table-cell office:value-type="float" office:value="4868.33319333" calcext:value-type="float">
            <text:p>4868.33319333</text:p>
          </table:table-cell>
        </table:table-row>
        <table:table-row table:style-name="ro1">
          <table:table-cell office:value-type="float" office:value="0.5466" calcext:value-type="float">
            <text:p>0.5466</text:p>
          </table:table-cell>
          <table:table-cell office:value-type="float" office:value="4867.74884089" calcext:value-type="float">
            <text:p>4867.74884089</text:p>
          </table:table-cell>
        </table:table-row>
        <table:table-row table:style-name="ro1">
          <table:table-cell office:value-type="float" office:value="0.5484" calcext:value-type="float">
            <text:p>0.5484</text:p>
          </table:table-cell>
          <table:table-cell office:value-type="float" office:value="4867.14850807" calcext:value-type="float">
            <text:p>4867.1485080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66.60271325" calcext:value-type="float">
            <text:p>4866.60271325</text:p>
          </table:table-cell>
        </table:table-row>
        <table:table-row table:style-name="ro1">
          <table:table-cell office:value-type="float" office:value="0.5518" calcext:value-type="float">
            <text:p>0.5518</text:p>
          </table:table-cell>
          <table:table-cell office:value-type="float" office:value="4865.97263614" calcext:value-type="float">
            <text:p>4865.97263614</text:p>
          </table:table-cell>
        </table:table-row>
        <table:table-row table:style-name="ro1">
          <table:table-cell office:value-type="float" office:value="0.5536" calcext:value-type="float">
            <text:p>0.5536</text:p>
          </table:table-cell>
          <table:table-cell office:value-type="float" office:value="4865.3282486" calcext:value-type="float">
            <text:p>4865.3282486</text:p>
          </table:table-cell>
        </table:table-row>
        <table:table-row table:style-name="ro1">
          <table:table-cell office:value-type="float" office:value="0.5554" calcext:value-type="float">
            <text:p>0.5554</text:p>
          </table:table-cell>
          <table:table-cell office:value-type="float" office:value="4864.67085961" calcext:value-type="float">
            <text:p>4864.67085961</text:p>
          </table:table-cell>
        </table:table-row>
        <table:table-row table:style-name="ro1">
          <table:table-cell office:value-type="float" office:value="0.5572" calcext:value-type="float">
            <text:p>0.5572</text:p>
          </table:table-cell>
          <table:table-cell office:value-type="float" office:value="4864.00187272" calcext:value-type="float">
            <text:p>4864.00187272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4863.32298219" calcext:value-type="float">
            <text:p>4863.32298219</text:p>
          </table:table-cell>
        </table:table-row>
        <table:table-row table:style-name="ro1">
          <table:table-cell office:value-type="float" office:value="0.5608" calcext:value-type="float">
            <text:p>0.5608</text:p>
          </table:table-cell>
          <table:table-cell office:value-type="float" office:value="4862.63493561" calcext:value-type="float">
            <text:p>4862.63493561</text:p>
          </table:table-cell>
        </table:table-row>
        <table:table-row table:style-name="ro1">
          <table:table-cell office:value-type="float" office:value="0.5626" calcext:value-type="float">
            <text:p>0.5626</text:p>
          </table:table-cell>
          <table:table-cell office:value-type="float" office:value="4861.93826837" calcext:value-type="float">
            <text:p>4861.93826837</text:p>
          </table:table-cell>
        </table:table-row>
        <table:table-row table:style-name="ro1">
          <table:table-cell office:value-type="float" office:value="0.5644" calcext:value-type="float">
            <text:p>0.5644</text:p>
          </table:table-cell>
          <table:table-cell office:value-type="float" office:value="4861.23352606" calcext:value-type="float">
            <text:p>4861.23352606</text:p>
          </table:table-cell>
        </table:table-row>
        <table:table-row table:style-name="ro1">
          <table:table-cell office:value-type="float" office:value="0.5662" calcext:value-type="float">
            <text:p>0.5662</text:p>
          </table:table-cell>
          <table:table-cell office:value-type="float" office:value="4860.52131502" calcext:value-type="float">
            <text:p>4860.52131502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4859.80235177" calcext:value-type="float">
            <text:p>4859.80235177</text:p>
          </table:table-cell>
        </table:table-row>
        <table:table-row table:style-name="ro1">
          <table:table-cell office:value-type="float" office:value="0.5698" calcext:value-type="float">
            <text:p>0.5698</text:p>
          </table:table-cell>
          <table:table-cell office:value-type="float" office:value="4859.07749219" calcext:value-type="float">
            <text:p>4859.07749219</text:p>
          </table:table-cell>
        </table:table-row>
        <table:table-row table:style-name="ro1">
          <table:table-cell office:value-type="float" office:value="0.5716" calcext:value-type="float">
            <text:p>0.5716</text:p>
          </table:table-cell>
          <table:table-cell office:value-type="float" office:value="4858.34779742" calcext:value-type="float">
            <text:p>4858.34779742</text:p>
          </table:table-cell>
        </table:table-row>
        <table:table-row table:style-name="ro1">
          <table:table-cell office:value-type="float" office:value="0.5734" calcext:value-type="float">
            <text:p>0.5734</text:p>
          </table:table-cell>
          <table:table-cell office:value-type="float" office:value="4857.61471143" calcext:value-type="float">
            <text:p>4857.61471143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4856.9615518" calcext:value-type="float">
            <text:p>4856.9615518</text:p>
          </table:table-cell>
        </table:table-row>
        <table:table-row table:style-name="ro1">
          <table:table-cell office:value-type="float" office:value="0.5768" calcext:value-type="float">
            <text:p>0.5768</text:p>
          </table:table-cell>
          <table:table-cell office:value-type="float" office:value="4856.22751112" calcext:value-type="float">
            <text:p>4856.22751112</text:p>
          </table:table-cell>
        </table:table-row>
        <table:table-row table:style-name="ro1">
          <table:table-cell office:value-type="float" office:value="0.5786" calcext:value-type="float">
            <text:p>0.5786</text:p>
          </table:table-cell>
          <table:table-cell office:value-type="float" office:value="4855.49397225" calcext:value-type="float">
            <text:p>4855.49397225</text:p>
          </table:table-cell>
        </table:table-row>
        <table:table-row table:style-name="ro1">
          <table:table-cell office:value-type="float" office:value="0.5804" calcext:value-type="float">
            <text:p>0.5804</text:p>
          </table:table-cell>
          <table:table-cell office:value-type="float" office:value="4854.76159903" calcext:value-type="float">
            <text:p>4854.76159903</text:p>
          </table:table-cell>
        </table:table-row>
        <table:table-row table:style-name="ro1">
          <table:table-cell office:value-type="float" office:value="0.5822" calcext:value-type="float">
            <text:p>0.5822</text:p>
          </table:table-cell>
          <table:table-cell office:value-type="float" office:value="4854.03109478" calcext:value-type="float">
            <text:p>4854.03109478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4853.30326751" calcext:value-type="float">
            <text:p>4853.30326751</text:p>
          </table:table-cell>
        </table:table-row>
        <table:table-row table:style-name="ro1">
          <table:table-cell office:value-type="float" office:value="0.5858" calcext:value-type="float">
            <text:p>0.5858</text:p>
          </table:table-cell>
          <table:table-cell office:value-type="float" office:value="4852.57904437" calcext:value-type="float">
            <text:p>4852.57904437</text:p>
          </table:table-cell>
        </table:table-row>
        <table:table-row table:style-name="ro1">
          <table:table-cell office:value-type="float" office:value="0.5876" calcext:value-type="float">
            <text:p>0.5876</text:p>
          </table:table-cell>
          <table:table-cell office:value-type="float" office:value="4851.85953958" calcext:value-type="float">
            <text:p>4851.85953958</text:p>
          </table:table-cell>
        </table:table-row>
        <table:table-row table:style-name="ro1">
          <table:table-cell office:value-type="float" office:value="0.5894" calcext:value-type="float">
            <text:p>0.5894</text:p>
          </table:table-cell>
          <table:table-cell office:value-type="float" office:value="4851.14618518" calcext:value-type="float">
            <text:p>4851.14618518</text:p>
          </table:table-cell>
        </table:table-row>
        <table:table-row table:style-name="ro1">
          <table:table-cell office:value-type="float" office:value="0.5912" calcext:value-type="float">
            <text:p>0.5912</text:p>
          </table:table-cell>
          <table:table-cell office:value-type="float" office:value="4850.4407417" calcext:value-type="float">
            <text:p>4850.440741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4849.74502613" calcext:value-type="float">
            <text:p>4849.74502613</text:p>
          </table:table-cell>
        </table:table-row>
        <table:table-row table:style-name="ro1">
          <table:table-cell office:value-type="float" office:value="0.5948" calcext:value-type="float">
            <text:p>0.5948</text:p>
          </table:table-cell>
          <table:table-cell office:value-type="float" office:value="4849.06018753" calcext:value-type="float">
            <text:p>4849.06018753</text:p>
          </table:table-cell>
        </table:table-row>
        <table:table-row table:style-name="ro1">
          <table:table-cell office:value-type="float" office:value="0.5966" calcext:value-type="float">
            <text:p>0.5966</text:p>
          </table:table-cell>
          <table:table-cell office:value-type="float" office:value="4848.38693756" calcext:value-type="float">
            <text:p>4848.38693756</text:p>
          </table:table-cell>
        </table:table-row>
        <table:table-row table:style-name="ro1">
          <table:table-cell office:value-type="float" office:value="0.5984" calcext:value-type="float">
            <text:p>0.5984</text:p>
          </table:table-cell>
          <table:table-cell office:value-type="float" office:value="4847.72596538" calcext:value-type="float">
            <text:p>4847.725965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847.15045512" calcext:value-type="float">
            <text:p>4847.15045512</text:p>
          </table:table-cell>
        </table:table-row>
        <table:table-row table:style-name="ro1">
          <table:table-cell office:value-type="float" office:value="0.6018" calcext:value-type="float">
            <text:p>0.6018</text:p>
          </table:table-cell>
          <table:table-cell office:value-type="float" office:value="4846.51383224" calcext:value-type="float">
            <text:p>4846.51383224</text:p>
          </table:table-cell>
        </table:table-row>
        <table:table-row table:style-name="ro1">
          <table:table-cell office:value-type="float" office:value="0.6036" calcext:value-type="float">
            <text:p>0.6036</text:p>
          </table:table-cell>
          <table:table-cell office:value-type="float" office:value="4845.89173499" calcext:value-type="float">
            <text:p>4845.89173499</text:p>
          </table:table-cell>
        </table:table-row>
        <table:table-row table:style-name="ro1">
          <table:table-cell office:value-type="float" office:value="0.6054" calcext:value-type="float">
            <text:p>0.6054</text:p>
          </table:table-cell>
          <table:table-cell office:value-type="float" office:value="4845.28547976" calcext:value-type="float">
            <text:p>4845.28547976</text:p>
          </table:table-cell>
        </table:table-row>
        <table:table-row table:style-name="ro1">
          <table:table-cell office:value-type="float" office:value="0.6072" calcext:value-type="float">
            <text:p>0.6072</text:p>
          </table:table-cell>
          <table:table-cell office:value-type="float" office:value="4844.69686826" calcext:value-type="float">
            <text:p>4844.69686826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4844.12764191" calcext:value-type="float">
            <text:p>4844.12764191</text:p>
          </table:table-cell>
        </table:table-row>
        <table:table-row table:style-name="ro1">
          <table:table-cell office:value-type="float" office:value="0.6108" calcext:value-type="float">
            <text:p>0.6108</text:p>
          </table:table-cell>
          <table:table-cell office:value-type="float" office:value="4843.57908996" calcext:value-type="float">
            <text:p>4843.57908996</text:p>
          </table:table-cell>
        </table:table-row>
        <table:table-row table:style-name="ro1">
          <table:table-cell office:value-type="float" office:value="0.6126" calcext:value-type="float">
            <text:p>0.6126</text:p>
          </table:table-cell>
          <table:table-cell office:value-type="float" office:value="4843.05185021" calcext:value-type="float">
            <text:p>4843.05185021</text:p>
          </table:table-cell>
        </table:table-row>
        <table:table-row table:style-name="ro1">
          <table:table-cell office:value-type="float" office:value="0.6144" calcext:value-type="float">
            <text:p>0.6144</text:p>
          </table:table-cell>
          <table:table-cell office:value-type="float" office:value="4842.54651862" calcext:value-type="float">
            <text:p>4842.54651862</text:p>
          </table:table-cell>
        </table:table-row>
        <table:table-row table:style-name="ro1">
          <table:table-cell office:value-type="float" office:value="0.6162" calcext:value-type="float">
            <text:p>0.6162</text:p>
          </table:table-cell>
          <table:table-cell office:value-type="float" office:value="4842.06369296" calcext:value-type="float">
            <text:p>4842.06369296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4841.60402775" calcext:value-type="float">
            <text:p>4841.60402775</text:p>
          </table:table-cell>
        </table:table-row>
        <table:table-row table:style-name="ro1">
          <table:table-cell office:value-type="float" office:value="0.6198" calcext:value-type="float">
            <text:p>0.6198</text:p>
          </table:table-cell>
          <table:table-cell office:value-type="float" office:value="4841.16828476" calcext:value-type="float">
            <text:p>4841.16828476</text:p>
          </table:table-cell>
        </table:table-row>
        <table:table-row table:style-name="ro1">
          <table:table-cell office:value-type="float" office:value="0.6216" calcext:value-type="float">
            <text:p>0.6216</text:p>
          </table:table-cell>
          <table:table-cell office:value-type="float" office:value="4840.75735445" calcext:value-type="float">
            <text:p>4840.75735445</text:p>
          </table:table-cell>
        </table:table-row>
        <table:table-row table:style-name="ro1">
          <table:table-cell office:value-type="float" office:value="0.6234" calcext:value-type="float">
            <text:p>0.6234</text:p>
          </table:table-cell>
          <table:table-cell office:value-type="float" office:value="4840.37236485" calcext:value-type="float">
            <text:p>4840.3723648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4840.05298604" calcext:value-type="float">
            <text:p>4840.05298604</text:p>
          </table:table-cell>
        </table:table-row>
        <table:table-row table:style-name="ro1">
          <table:table-cell office:value-type="float" office:value="0.6268" calcext:value-type="float">
            <text:p>0.6268</text:p>
          </table:table-cell>
          <table:table-cell office:value-type="float" office:value="4839.72225972" calcext:value-type="float">
            <text:p>4839.72225972</text:p>
          </table:table-cell>
        </table:table-row>
        <table:table-row table:style-name="ro1">
          <table:table-cell office:value-type="float" office:value="0.6286" calcext:value-type="float">
            <text:p>0.6286</text:p>
          </table:table-cell>
          <table:table-cell office:value-type="float" office:value="4839.42130399" calcext:value-type="float">
            <text:p>4839.42130399</text:p>
          </table:table-cell>
        </table:table-row>
        <table:table-row table:style-name="ro1">
          <table:table-cell office:value-type="float" office:value="0.6304" calcext:value-type="float">
            <text:p>0.6304</text:p>
          </table:table-cell>
          <table:table-cell office:value-type="float" office:value="4839.15050109" calcext:value-type="float">
            <text:p>4839.15050109</text:p>
          </table:table-cell>
        </table:table-row>
        <table:table-row table:style-name="ro1">
          <table:table-cell office:value-type="float" office:value="0.6322" calcext:value-type="float">
            <text:p>0.6322</text:p>
          </table:table-cell>
          <table:table-cell office:value-type="float" office:value="4838.91021263" calcext:value-type="float">
            <text:p>4838.91021263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4838.70082968" calcext:value-type="float">
            <text:p>4838.70082968</text:p>
          </table:table-cell>
        </table:table-row>
        <table:table-row table:style-name="ro1">
          <table:table-cell office:value-type="float" office:value="0.6358" calcext:value-type="float">
            <text:p>0.6358</text:p>
          </table:table-cell>
          <table:table-cell office:value-type="float" office:value="4838.52283754" calcext:value-type="float">
            <text:p>4838.52283754</text:p>
          </table:table-cell>
        </table:table-row>
        <table:table-row table:style-name="ro1">
          <table:table-cell office:value-type="float" office:value="0.6376" calcext:value-type="float">
            <text:p>0.6376</text:p>
          </table:table-cell>
          <table:table-cell office:value-type="float" office:value="4838.37682354" calcext:value-type="float">
            <text:p>4838.37682354</text:p>
          </table:table-cell>
        </table:table-row>
        <table:table-row table:style-name="ro1">
          <table:table-cell office:value-type="float" office:value="0.6394" calcext:value-type="float">
            <text:p>0.6394</text:p>
          </table:table-cell>
          <table:table-cell office:value-type="float" office:value="4838.26358956" calcext:value-type="float">
            <text:p>4838.26358956</text:p>
          </table:table-cell>
        </table:table-row>
        <table:table-row table:style-name="ro1">
          <table:table-cell office:value-type="float" office:value="0.6412" calcext:value-type="float">
            <text:p>0.6412</text:p>
          </table:table-cell>
          <table:table-cell office:value-type="float" office:value="4838.1843521" calcext:value-type="float">
            <text:p>4838.1843521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4838.14034946" calcext:value-type="float">
            <text:p>4838.14034946</text:p>
          </table:table-cell>
        </table:table-row>
        <table:table-row table:style-name="ro1">
          <table:table-cell office:value-type="float" office:value="0.6448" calcext:value-type="float">
            <text:p>0.6448</text:p>
          </table:table-cell>
          <table:table-cell office:value-type="float" office:value="4838.13252905" calcext:value-type="float">
            <text:p>4838.13252905</text:p>
          </table:table-cell>
        </table:table-row>
        <table:table-row table:style-name="ro1">
          <table:table-cell office:value-type="float" office:value="0.6466" calcext:value-type="float">
            <text:p>0.6466</text:p>
          </table:table-cell>
          <table:table-cell office:value-type="float" office:value="4838.16094749" calcext:value-type="float">
            <text:p>4838.16094749</text:p>
          </table:table-cell>
        </table:table-row>
        <table:table-row table:style-name="ro1">
          <table:table-cell office:value-type="float" office:value="0.6484" calcext:value-type="float">
            <text:p>0.6484</text:p>
          </table:table-cell>
          <table:table-cell office:value-type="float" office:value="4838.22557401" calcext:value-type="float">
            <text:p>4838.2255740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838.31472963" calcext:value-type="float">
            <text:p>4838.31472963</text:p>
          </table:table-cell>
        </table:table-row>
        <table:table-row table:style-name="ro1">
          <table:table-cell office:value-type="float" office:value="0.6518" calcext:value-type="float">
            <text:p>0.6518</text:p>
          </table:table-cell>
          <table:table-cell office:value-type="float" office:value="4838.44673243" calcext:value-type="float">
            <text:p>4838.44673243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4838.61465259" calcext:value-type="float">
            <text:p>4838.61465259</text:p>
          </table:table-cell>
        </table:table-row>
        <table:table-row table:style-name="ro1">
          <table:table-cell office:value-type="float" office:value="0.6554" calcext:value-type="float">
            <text:p>0.6554</text:p>
          </table:table-cell>
          <table:table-cell office:value-type="float" office:value="4838.81881191" calcext:value-type="float">
            <text:p>4838.81881191</text:p>
          </table:table-cell>
        </table:table-row>
        <table:table-row table:style-name="ro1">
          <table:table-cell office:value-type="float" office:value="0.6572" calcext:value-type="float">
            <text:p>0.6572</text:p>
          </table:table-cell>
          <table:table-cell office:value-type="float" office:value="4839.05987673" calcext:value-type="float">
            <text:p>4839.05987673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4839.33864682" calcext:value-type="float">
            <text:p>4839.33864682</text:p>
          </table:table-cell>
        </table:table-row>
        <table:table-row table:style-name="ro1">
          <table:table-cell office:value-type="float" office:value="0.6608" calcext:value-type="float">
            <text:p>0.6608</text:p>
          </table:table-cell>
          <table:table-cell office:value-type="float" office:value="4839.65578775" calcext:value-type="float">
            <text:p>4839.65578775</text:p>
          </table:table-cell>
        </table:table-row>
        <table:table-row table:style-name="ro1">
          <table:table-cell office:value-type="float" office:value="0.6626" calcext:value-type="float">
            <text:p>0.6626</text:p>
          </table:table-cell>
          <table:table-cell office:value-type="float" office:value="4840.01083636" calcext:value-type="float">
            <text:p>4840.01083636</text:p>
          </table:table-cell>
        </table:table-row>
        <table:table-row table:style-name="ro1">
          <table:table-cell office:value-type="float" office:value="0.6644" calcext:value-type="float">
            <text:p>0.6644</text:p>
          </table:table-cell>
          <table:table-cell office:value-type="float" office:value="4840.40321703" calcext:value-type="float">
            <text:p>4840.40321703</text:p>
          </table:table-cell>
        </table:table-row>
        <table:table-row table:style-name="ro1">
          <table:table-cell office:value-type="float" office:value="0.6662" calcext:value-type="float">
            <text:p>0.6662</text:p>
          </table:table-cell>
          <table:table-cell office:value-type="float" office:value="4840.83228329" calcext:value-type="float">
            <text:p>4840.83228329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4841.29736616" calcext:value-type="float">
            <text:p>4841.29736616</text:p>
          </table:table-cell>
        </table:table-row>
        <table:table-row table:style-name="ro1">
          <table:table-cell office:value-type="float" office:value="0.6698" calcext:value-type="float">
            <text:p>0.6698</text:p>
          </table:table-cell>
          <table:table-cell office:value-type="float" office:value="4841.79783327" calcext:value-type="float">
            <text:p>4841.79783327</text:p>
          </table:table-cell>
        </table:table-row>
        <table:table-row table:style-name="ro1">
          <table:table-cell office:value-type="float" office:value="0.6716" calcext:value-type="float">
            <text:p>0.6716</text:p>
          </table:table-cell>
          <table:table-cell office:value-type="float" office:value="4842.33312353" calcext:value-type="float">
            <text:p>4842.33312353</text:p>
          </table:table-cell>
        </table:table-row>
        <table:table-row table:style-name="ro1">
          <table:table-cell office:value-type="float" office:value="0.6734" calcext:value-type="float">
            <text:p>0.6734</text:p>
          </table:table-cell>
          <table:table-cell office:value-type="float" office:value="4842.9028253" calcext:value-type="float">
            <text:p>4842.902825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4843.4375283" calcext:value-type="float">
            <text:p>4843.4375283</text:p>
          </table:table-cell>
        </table:table-row>
        <table:table-row table:style-name="ro1">
          <table:table-cell office:value-type="float" office:value="0.6768" calcext:value-type="float">
            <text:p>0.6768</text:p>
          </table:table-cell>
          <table:table-cell office:value-type="float" office:value="4844.07309137" calcext:value-type="float">
            <text:p>4844.07309137</text:p>
          </table:table-cell>
        </table:table-row>
        <table:table-row table:style-name="ro1">
          <table:table-cell office:value-type="float" office:value="0.6786" calcext:value-type="float">
            <text:p>0.6786</text:p>
          </table:table-cell>
          <table:table-cell office:value-type="float" office:value="4844.74273053" calcext:value-type="float">
            <text:p>4844.74273053</text:p>
          </table:table-cell>
        </table:table-row>
        <table:table-row table:style-name="ro1">
          <table:table-cell office:value-type="float" office:value="0.6804" calcext:value-type="float">
            <text:p>0.6804</text:p>
          </table:table-cell>
          <table:table-cell office:value-type="float" office:value="4845.44514838" calcext:value-type="float">
            <text:p>4845.44514838</text:p>
          </table:table-cell>
        </table:table-row>
        <table:table-row table:style-name="ro1">
          <table:table-cell office:value-type="float" office:value="0.6822" calcext:value-type="float">
            <text:p>0.6822</text:p>
          </table:table-cell>
          <table:table-cell office:value-type="float" office:value="4846.17894782" calcext:value-type="float">
            <text:p>4846.17894782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4846.94267986" calcext:value-type="float">
            <text:p>4846.94267986</text:p>
          </table:table-cell>
        </table:table-row>
        <table:table-row table:style-name="ro1">
          <table:table-cell office:value-type="float" office:value="0.6858" calcext:value-type="float">
            <text:p>0.6858</text:p>
          </table:table-cell>
          <table:table-cell office:value-type="float" office:value="4847.734899" calcext:value-type="float">
            <text:p>4847.734899</text:p>
          </table:table-cell>
        </table:table-row>
        <table:table-row table:style-name="ro1">
          <table:table-cell office:value-type="float" office:value="0.6876" calcext:value-type="float">
            <text:p>0.6876</text:p>
          </table:table-cell>
          <table:table-cell office:value-type="float" office:value="4848.55421157" calcext:value-type="float">
            <text:p>4848.55421157</text:p>
          </table:table-cell>
        </table:table-row>
        <table:table-row table:style-name="ro1">
          <table:table-cell office:value-type="float" office:value="0.6894" calcext:value-type="float">
            <text:p>0.6894</text:p>
          </table:table-cell>
          <table:table-cell office:value-type="float" office:value="4849.39933894" calcext:value-type="float">
            <text:p>4849.39933894</text:p>
          </table:table-cell>
        </table:table-row>
        <table:table-row table:style-name="ro1">
          <table:table-cell office:value-type="float" office:value="0.6912" calcext:value-type="float">
            <text:p>0.6912</text:p>
          </table:table-cell>
          <table:table-cell office:value-type="float" office:value="4850.26923051" calcext:value-type="float">
            <text:p>4850.26923051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4851.16306486" calcext:value-type="float">
            <text:p>4851.16306486</text:p>
          </table:table-cell>
        </table:table-row>
        <table:table-row table:style-name="ro1">
          <table:table-cell office:value-type="float" office:value="0.6948" calcext:value-type="float">
            <text:p>0.6948</text:p>
          </table:table-cell>
          <table:table-cell office:value-type="float" office:value="4852.08005017" calcext:value-type="float">
            <text:p>4852.08005017</text:p>
          </table:table-cell>
        </table:table-row>
        <table:table-row table:style-name="ro1">
          <table:table-cell office:value-type="float" office:value="0.6966" calcext:value-type="float">
            <text:p>0.6966</text:p>
          </table:table-cell>
          <table:table-cell office:value-type="float" office:value="4853.01800983" calcext:value-type="float">
            <text:p>4853.01800983</text:p>
          </table:table-cell>
        </table:table-row>
        <table:table-row table:style-name="ro1">
          <table:table-cell office:value-type="float" office:value="0.6984" calcext:value-type="float">
            <text:p>0.6984</text:p>
          </table:table-cell>
          <table:table-cell office:value-type="float" office:value="4853.97459652" calcext:value-type="float">
            <text:p>4853.974596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854.84011604" calcext:value-type="float">
            <text:p>4854.84011604</text:p>
          </table:table-cell>
        </table:table-row>
        <table:table-row table:style-name="ro1">
          <table:table-cell office:value-type="float" office:value="0.7018" calcext:value-type="float">
            <text:p>0.7018</text:p>
          </table:table-cell>
          <table:table-cell office:value-type="float" office:value="4855.82429602" calcext:value-type="float">
            <text:p>4855.82429602</text:p>
          </table:table-cell>
        </table:table-row>
        <table:table-row table:style-name="ro1">
          <table:table-cell office:value-type="float" office:value="0.7036" calcext:value-type="float">
            <text:p>0.7036</text:p>
          </table:table-cell>
          <table:table-cell office:value-type="float" office:value="4856.81956073" calcext:value-type="float">
            <text:p>4856.81956073</text:p>
          </table:table-cell>
        </table:table-row>
        <table:table-row table:style-name="ro1">
          <table:table-cell office:value-type="float" office:value="0.7054" calcext:value-type="float">
            <text:p>0.7054</text:p>
          </table:table-cell>
          <table:table-cell office:value-type="float" office:value="4857.82356519" calcext:value-type="float">
            <text:p>4857.82356519</text:p>
          </table:table-cell>
        </table:table-row>
        <table:table-row table:style-name="ro1">
          <table:table-cell office:value-type="float" office:value="0.7072" calcext:value-type="float">
            <text:p>0.7072</text:p>
          </table:table-cell>
          <table:table-cell office:value-type="float" office:value="4858.83408733" calcext:value-type="float">
            <text:p>4858.8340873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4859.84932412" calcext:value-type="float">
            <text:p>4859.84932412</text:p>
          </table:table-cell>
        </table:table-row>
        <table:table-row table:style-name="ro1">
          <table:table-cell office:value-type="float" office:value="0.7108" calcext:value-type="float">
            <text:p>0.7108</text:p>
          </table:table-cell>
          <table:table-cell office:value-type="float" office:value="4860.8673864" calcext:value-type="float">
            <text:p>4860.8673864</text:p>
          </table:table-cell>
        </table:table-row>
        <table:table-row table:style-name="ro1">
          <table:table-cell office:value-type="float" office:value="0.7126" calcext:value-type="float">
            <text:p>0.7126</text:p>
          </table:table-cell>
          <table:table-cell office:value-type="float" office:value="4861.88508365" calcext:value-type="float">
            <text:p>4861.88508365</text:p>
          </table:table-cell>
        </table:table-row>
        <table:table-row table:style-name="ro1">
          <table:table-cell office:value-type="float" office:value="0.7144" calcext:value-type="float">
            <text:p>0.7144</text:p>
          </table:table-cell>
          <table:table-cell office:value-type="float" office:value="4862.89890073" calcext:value-type="float">
            <text:p>4862.89890073</text:p>
          </table:table-cell>
        </table:table-row>
        <table:table-row table:style-name="ro1">
          <table:table-cell office:value-type="float" office:value="0.7162" calcext:value-type="float">
            <text:p>0.7162</text:p>
          </table:table-cell>
          <table:table-cell office:value-type="float" office:value="4863.90517532" calcext:value-type="float">
            <text:p>4863.90517532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4864.90013167" calcext:value-type="float">
            <text:p>4864.90013167</text:p>
          </table:table-cell>
        </table:table-row>
        <table:table-row table:style-name="ro1">
          <table:table-cell office:value-type="float" office:value="0.7198" calcext:value-type="float">
            <text:p>0.7198</text:p>
          </table:table-cell>
          <table:table-cell office:value-type="float" office:value="4865.87988593" calcext:value-type="float">
            <text:p>4865.87988593</text:p>
          </table:table-cell>
        </table:table-row>
        <table:table-row table:style-name="ro1">
          <table:table-cell office:value-type="float" office:value="0.7216" calcext:value-type="float">
            <text:p>0.7216</text:p>
          </table:table-cell>
          <table:table-cell office:value-type="float" office:value="4866.84044572" calcext:value-type="float">
            <text:p>4866.84044572</text:p>
          </table:table-cell>
        </table:table-row>
        <table:table-row table:style-name="ro1">
          <table:table-cell office:value-type="float" office:value="0.7234" calcext:value-type="float">
            <text:p>0.7234</text:p>
          </table:table-cell>
          <table:table-cell office:value-type="float" office:value="4867.77780346" calcext:value-type="float">
            <text:p>4867.7778034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4868.58774518" calcext:value-type="float">
            <text:p>4868.58774518</text:p>
          </table:table-cell>
        </table:table-row>
        <table:table-row table:style-name="ro1">
          <table:table-cell office:value-type="float" office:value="0.7268" calcext:value-type="float">
            <text:p>0.7268</text:p>
          </table:table-cell>
          <table:table-cell office:value-type="float" office:value="4869.472681" calcext:value-type="float">
            <text:p>4869.472681</text:p>
          </table:table-cell>
        </table:table-row>
        <table:table-row table:style-name="ro1">
          <table:table-cell office:value-type="float" office:value="0.7286" calcext:value-type="float">
            <text:p>0.7286</text:p>
          </table:table-cell>
          <table:table-cell office:value-type="float" office:value="4870.32584362" calcext:value-type="float">
            <text:p>4870.32584362</text:p>
          </table:table-cell>
        </table:table-row>
        <table:table-row table:style-name="ro1">
          <table:table-cell office:value-type="float" office:value="0.7304" calcext:value-type="float">
            <text:p>0.7304</text:p>
          </table:table-cell>
          <table:table-cell office:value-type="float" office:value="4871.14372185" calcext:value-type="float">
            <text:p>4871.14372185</text:p>
          </table:table-cell>
        </table:table-row>
        <table:table-row table:style-name="ro1">
          <table:table-cell office:value-type="float" office:value="0.7322" calcext:value-type="float">
            <text:p>0.7322</text:p>
          </table:table-cell>
          <table:table-cell office:value-type="float" office:value="4871.92138016" calcext:value-type="float">
            <text:p>4871.92138016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4872.64978077" calcext:value-type="float">
            <text:p>4872.64978077</text:p>
          </table:table-cell>
        </table:table-row>
        <table:table-row table:style-name="ro1">
          <table:table-cell office:value-type="float" office:value="0.7358" calcext:value-type="float">
            <text:p>0.7358</text:p>
          </table:table-cell>
          <table:table-cell office:value-type="float" office:value="4873.3150639" calcext:value-type="float">
            <text:p>4873.3150639</text:p>
          </table:table-cell>
        </table:table-row>
        <table:table-row table:style-name="ro1">
          <table:table-cell office:value-type="float" office:value="0.7376" calcext:value-type="float">
            <text:p>0.7376</text:p>
          </table:table-cell>
          <table:table-cell office:value-type="float" office:value="4873.89982774" calcext:value-type="float">
            <text:p>4873.89982774</text:p>
          </table:table-cell>
        </table:table-row>
        <table:table-row table:style-name="ro1">
          <table:table-cell office:value-type="float" office:value="0.7394" calcext:value-type="float">
            <text:p>0.7394</text:p>
          </table:table-cell>
          <table:table-cell office:value-type="float" office:value="4874.39254963" calcext:value-type="float">
            <text:p>4874.39254963</text:p>
          </table:table-cell>
        </table:table-row>
        <table:table-row table:style-name="ro1">
          <table:table-cell office:value-type="float" office:value="0.7412" calcext:value-type="float">
            <text:p>0.7412</text:p>
          </table:table-cell>
          <table:table-cell office:value-type="float" office:value="4874.80130768" calcext:value-type="float">
            <text:p>4874.80130768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4875.16023954" calcext:value-type="float">
            <text:p>4875.16023954</text:p>
          </table:table-cell>
        </table:table-row>
        <table:table-row table:style-name="ro1">
          <table:table-cell office:value-type="float" office:value="0.7448" calcext:value-type="float">
            <text:p>0.7448</text:p>
          </table:table-cell>
          <table:table-cell office:value-type="float" office:value="4875.5435199" calcext:value-type="float">
            <text:p>4875.5435199</text:p>
          </table:table-cell>
        </table:table-row>
        <table:table-row table:style-name="ro1">
          <table:table-cell office:value-type="float" office:value="0.7466" calcext:value-type="float">
            <text:p>0.7466</text:p>
          </table:table-cell>
          <table:table-cell office:value-type="float" office:value="4875.9489501" calcext:value-type="float">
            <text:p>4875.9489501</text:p>
          </table:table-cell>
        </table:table-row>
        <table:table-row table:style-name="ro1">
          <table:table-cell office:value-type="float" office:value="0.7484" calcext:value-type="float">
            <text:p>0.7484</text:p>
          </table:table-cell>
          <table:table-cell office:value-type="float" office:value="4876.07648458" calcext:value-type="float">
            <text:p>4876.0764845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876.08136905" calcext:value-type="float">
            <text:p>4876.08136905</text:p>
          </table:table-cell>
        </table:table-row>
        <table:table-row table:style-name="ro1">
          <table:table-cell office:value-type="float" office:value="0.7518" calcext:value-type="float">
            <text:p>0.7518</text:p>
          </table:table-cell>
          <table:table-cell office:value-type="float" office:value="4876.08240876" calcext:value-type="float">
            <text:p>4876.08240876</text:p>
          </table:table-cell>
        </table:table-row>
        <table:table-row table:style-name="ro1">
          <table:table-cell office:value-type="float" office:value="0.7536" calcext:value-type="float">
            <text:p>0.7536</text:p>
          </table:table-cell>
          <table:table-cell office:value-type="float" office:value="4876.08258673" calcext:value-type="float">
            <text:p>4876.08258673</text:p>
          </table:table-cell>
        </table:table-row>
        <table:table-row table:style-name="ro1">
          <table:table-cell office:value-type="float" office:value="0.7554" calcext:value-type="float">
            <text:p>0.7554</text:p>
          </table:table-cell>
          <table:table-cell office:value-type="float" office:value="4876.08188398" calcext:value-type="float">
            <text:p>4876.08188398</text:p>
          </table:table-cell>
        </table:table-row>
        <table:table-row table:style-name="ro1">
          <table:table-cell office:value-type="float" office:value="0.7572" calcext:value-type="float">
            <text:p>0.7572</text:p>
          </table:table-cell>
          <table:table-cell office:value-type="float" office:value="4876.08050912" calcext:value-type="float">
            <text:p>4876.08050912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4876.07915887" calcext:value-type="float">
            <text:p>4876.07915887</text:p>
          </table:table-cell>
        </table:table-row>
        <table:table-row table:style-name="ro1">
          <table:table-cell office:value-type="float" office:value="0.7608" calcext:value-type="float">
            <text:p>0.7608</text:p>
          </table:table-cell>
          <table:table-cell office:value-type="float" office:value="4876.07885596" calcext:value-type="float">
            <text:p>4876.07885596</text:p>
          </table:table-cell>
        </table:table-row>
        <table:table-row table:style-name="ro1">
          <table:table-cell office:value-type="float" office:value="0.7626" calcext:value-type="float">
            <text:p>0.7626</text:p>
          </table:table-cell>
          <table:table-cell office:value-type="float" office:value="4876.07972811" calcext:value-type="float">
            <text:p>4876.07972811</text:p>
          </table:table-cell>
        </table:table-row>
        <table:table-row table:style-name="ro1">
          <table:table-cell office:value-type="float" office:value="0.7644" calcext:value-type="float">
            <text:p>0.7644</text:p>
          </table:table-cell>
          <table:table-cell office:value-type="float" office:value="4876.08133794" calcext:value-type="float">
            <text:p>4876.08133794</text:p>
          </table:table-cell>
        </table:table-row>
        <table:table-row table:style-name="ro1">
          <table:table-cell office:value-type="float" office:value="0.7662" calcext:value-type="float">
            <text:p>0.7662</text:p>
          </table:table-cell>
          <table:table-cell office:value-type="float" office:value="4876.08321493" calcext:value-type="float">
            <text:p>4876.08321493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4876.08490398" calcext:value-type="float">
            <text:p>4876.08490398</text:p>
          </table:table-cell>
        </table:table-row>
        <table:table-row table:style-name="ro1">
          <table:table-cell office:value-type="float" office:value="0.7698" calcext:value-type="float">
            <text:p>0.7698</text:p>
          </table:table-cell>
          <table:table-cell office:value-type="float" office:value="4876.08602069" calcext:value-type="float">
            <text:p>4876.08602069</text:p>
          </table:table-cell>
        </table:table-row>
        <table:table-row table:style-name="ro1">
          <table:table-cell office:value-type="float" office:value="0.7716" calcext:value-type="float">
            <text:p>0.7716</text:p>
          </table:table-cell>
          <table:table-cell office:value-type="float" office:value="4876.08630906" calcext:value-type="float">
            <text:p>4876.08630906</text:p>
          </table:table-cell>
        </table:table-row>
        <table:table-row table:style-name="ro1">
          <table:table-cell office:value-type="float" office:value="0.7734" calcext:value-type="float">
            <text:p>0.7734</text:p>
          </table:table-cell>
          <table:table-cell office:value-type="float" office:value="4876.08570686" calcext:value-type="float">
            <text:p>4876.08570686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4876.08374667" calcext:value-type="float">
            <text:p>4876.08374667</text:p>
          </table:table-cell>
        </table:table-row>
        <table:table-row table:style-name="ro1">
          <table:table-cell office:value-type="float" office:value="0.7768" calcext:value-type="float">
            <text:p>0.7768</text:p>
          </table:table-cell>
          <table:table-cell office:value-type="float" office:value="4876.08297339" calcext:value-type="float">
            <text:p>4876.08297339</text:p>
          </table:table-cell>
        </table:table-row>
        <table:table-row table:style-name="ro1">
          <table:table-cell office:value-type="float" office:value="0.7786" calcext:value-type="float">
            <text:p>0.7786</text:p>
          </table:table-cell>
          <table:table-cell office:value-type="float" office:value="4876.08348001" calcext:value-type="float">
            <text:p>4876.08348001</text:p>
          </table:table-cell>
        </table:table-row>
        <table:table-row table:style-name="ro1">
          <table:table-cell office:value-type="float" office:value="0.7804" calcext:value-type="float">
            <text:p>0.7804</text:p>
          </table:table-cell>
          <table:table-cell office:value-type="float" office:value="4876.08483265" calcext:value-type="float">
            <text:p>4876.08483265</text:p>
          </table:table-cell>
        </table:table-row>
        <table:table-row table:style-name="ro1">
          <table:table-cell office:value-type="float" office:value="0.7822" calcext:value-type="float">
            <text:p>0.7822</text:p>
          </table:table-cell>
          <table:table-cell office:value-type="float" office:value="4876.08655705" calcext:value-type="float">
            <text:p>4876.08655705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4876.08818681" calcext:value-type="float">
            <text:p>4876.08818681</text:p>
          </table:table-cell>
        </table:table-row>
        <table:table-row table:style-name="ro1">
          <table:table-cell office:value-type="float" office:value="0.7858" calcext:value-type="float">
            <text:p>0.7858</text:p>
          </table:table-cell>
          <table:table-cell office:value-type="float" office:value="4876.08931873" calcext:value-type="float">
            <text:p>4876.08931873</text:p>
          </table:table-cell>
        </table:table-row>
        <table:table-row table:style-name="ro1">
          <table:table-cell office:value-type="float" office:value="0.7876" calcext:value-type="float">
            <text:p>0.7876</text:p>
          </table:table-cell>
          <table:table-cell office:value-type="float" office:value="4876.08967157" calcext:value-type="float">
            <text:p>4876.08967157</text:p>
          </table:table-cell>
        </table:table-row>
        <table:table-row table:style-name="ro1">
          <table:table-cell office:value-type="float" office:value="0.7894" calcext:value-type="float">
            <text:p>0.7894</text:p>
          </table:table-cell>
          <table:table-cell office:value-type="float" office:value="4876.08914726" calcext:value-type="float">
            <text:p>4876.08914726</text:p>
          </table:table-cell>
        </table:table-row>
        <table:table-row table:style-name="ro1">
          <table:table-cell office:value-type="float" office:value="0.7912" calcext:value-type="float">
            <text:p>0.7912</text:p>
          </table:table-cell>
          <table:table-cell office:value-type="float" office:value="4876.08789993" calcext:value-type="float">
            <text:p>4876.08789993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4876.08650165" calcext:value-type="float">
            <text:p>4876.08650165</text:p>
          </table:table-cell>
        </table:table-row>
        <table:table-row table:style-name="ro1">
          <table:table-cell office:value-type="float" office:value="0.7948" calcext:value-type="float">
            <text:p>0.7948</text:p>
          </table:table-cell>
          <table:table-cell office:value-type="float" office:value="4876.08600723" calcext:value-type="float">
            <text:p>4876.08600723</text:p>
          </table:table-cell>
        </table:table-row>
        <table:table-row table:style-name="ro1">
          <table:table-cell office:value-type="float" office:value="0.7966" calcext:value-type="float">
            <text:p>0.7966</text:p>
          </table:table-cell>
          <table:table-cell office:value-type="float" office:value="4876.08676509" calcext:value-type="float">
            <text:p>4876.08676509</text:p>
          </table:table-cell>
        </table:table-row>
        <table:table-row table:style-name="ro1">
          <table:table-cell office:value-type="float" office:value="0.7984" calcext:value-type="float">
            <text:p>0.7984</text:p>
          </table:table-cell>
          <table:table-cell office:value-type="float" office:value="4876.08834918" calcext:value-type="float">
            <text:p>4876.0883491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876.09193896" calcext:value-type="float">
            <text:p>4876.09193896</text:p>
          </table:table-cell>
        </table:table-row>
        <table:table-row table:style-name="ro1">
          <table:table-cell office:value-type="float" office:value="0.8018" calcext:value-type="float">
            <text:p>0.8018</text:p>
          </table:table-cell>
          <table:table-cell office:value-type="float" office:value="4876.09323246" calcext:value-type="float">
            <text:p>4876.09323246</text:p>
          </table:table-cell>
        </table:table-row>
        <table:table-row table:style-name="ro1">
          <table:table-cell office:value-type="float" office:value="0.8036" calcext:value-type="float">
            <text:p>0.8036</text:p>
          </table:table-cell>
          <table:table-cell office:value-type="float" office:value="4876.09371772" calcext:value-type="float">
            <text:p>4876.09371772</text:p>
          </table:table-cell>
        </table:table-row>
        <table:table-row table:style-name="ro1">
          <table:table-cell office:value-type="float" office:value="0.8054" calcext:value-type="float">
            <text:p>0.8054</text:p>
          </table:table-cell>
          <table:table-cell office:value-type="float" office:value="4876.0932775" calcext:value-type="float">
            <text:p>4876.0932775</text:p>
          </table:table-cell>
        </table:table-row>
        <table:table-row table:style-name="ro1">
          <table:table-cell office:value-type="float" office:value="0.8072" calcext:value-type="float">
            <text:p>0.8072</text:p>
          </table:table-cell>
          <table:table-cell office:value-type="float" office:value="4876.092043" calcext:value-type="float">
            <text:p>4876.092043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4876.09049477" calcext:value-type="float">
            <text:p>4876.09049477</text:p>
          </table:table-cell>
        </table:table-row>
        <table:table-row table:style-name="ro1">
          <table:table-cell office:value-type="float" office:value="0.8108" calcext:value-type="float">
            <text:p>0.8108</text:p>
          </table:table-cell>
          <table:table-cell office:value-type="float" office:value="4876.08974047" calcext:value-type="float">
            <text:p>4876.08974047</text:p>
          </table:table-cell>
        </table:table-row>
        <table:table-row table:style-name="ro1">
          <table:table-cell office:value-type="float" office:value="0.8126" calcext:value-type="float">
            <text:p>0.8126</text:p>
          </table:table-cell>
          <table:table-cell office:value-type="float" office:value="4876.0903168" calcext:value-type="float">
            <text:p>4876.0903168</text:p>
          </table:table-cell>
        </table:table-row>
        <table:table-row table:style-name="ro1">
          <table:table-cell office:value-type="float" office:value="0.8144" calcext:value-type="float">
            <text:p>0.8144</text:p>
          </table:table-cell>
          <table:table-cell office:value-type="float" office:value="4876.09179655" calcext:value-type="float">
            <text:p>4876.09179655</text:p>
          </table:table-cell>
        </table:table-row>
        <table:table-row table:style-name="ro1">
          <table:table-cell office:value-type="float" office:value="0.8162" calcext:value-type="float">
            <text:p>0.8162</text:p>
          </table:table-cell>
          <table:table-cell office:value-type="float" office:value="4876.09370373" calcext:value-type="float">
            <text:p>4876.09370373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4876.09556066" calcext:value-type="float">
            <text:p>4876.09556066</text:p>
          </table:table-cell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4876.09694244" calcext:value-type="float">
            <text:p>4876.09694244</text:p>
          </table:table-cell>
        </table:table-row>
        <table:table-row table:style-name="ro1">
          <table:table-cell office:value-type="float" office:value="0.8216" calcext:value-type="float">
            <text:p>0.8216</text:p>
          </table:table-cell>
          <table:table-cell office:value-type="float" office:value="4876.09753735" calcext:value-type="float">
            <text:p>4876.09753735</text:p>
          </table:table-cell>
        </table:table-row>
        <table:table-row table:style-name="ro1">
          <table:table-cell office:value-type="float" office:value="0.8234" calcext:value-type="float">
            <text:p>0.8234</text:p>
          </table:table-cell>
          <table:table-cell office:value-type="float" office:value="4876.09720182" calcext:value-type="float">
            <text:p>4876.09720182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4876.09535489" calcext:value-type="float">
            <text:p>4876.09535489</text:p>
          </table:table-cell>
        </table:table-row>
        <table:table-row table:style-name="ro1">
          <table:table-cell office:value-type="float" office:value="0.8268" calcext:value-type="float">
            <text:p>0.8268</text:p>
          </table:table-cell>
          <table:table-cell office:value-type="float" office:value="4876.09406516" calcext:value-type="float">
            <text:p>4876.09406516</text:p>
          </table:table-cell>
        </table:table-row>
        <table:table-row table:style-name="ro1">
          <table:table-cell office:value-type="float" office:value="0.8286" calcext:value-type="float">
            <text:p>0.8286</text:p>
          </table:table-cell>
          <table:table-cell office:value-type="float" office:value="4876.0942169" calcext:value-type="float">
            <text:p>4876.0942169</text:p>
          </table:table-cell>
        </table:table-row>
        <table:table-row table:style-name="ro1">
          <table:table-cell office:value-type="float" office:value="0.8304" calcext:value-type="float">
            <text:p>0.8304</text:p>
          </table:table-cell>
          <table:table-cell office:value-type="float" office:value="4876.09538733" calcext:value-type="float">
            <text:p>4876.09538733</text:p>
          </table:table-cell>
        </table:table-row>
        <table:table-row table:style-name="ro1">
          <table:table-cell office:value-type="float" office:value="0.8322" calcext:value-type="float">
            <text:p>0.8322</text:p>
          </table:table-cell>
          <table:table-cell office:value-type="float" office:value="4876.09709781" calcext:value-type="float">
            <text:p>4876.09709781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4876.09886067" calcext:value-type="float">
            <text:p>4876.09886067</text:p>
          </table:table-cell>
        </table:table-row>
        <table:table-row table:style-name="ro1">
          <table:table-cell office:value-type="float" office:value="0.8358" calcext:value-type="float">
            <text:p>0.8358</text:p>
          </table:table-cell>
          <table:table-cell office:value-type="float" office:value="4876.1002336" calcext:value-type="float">
            <text:p>4876.1002336</text:p>
          </table:table-cell>
        </table:table-row>
        <table:table-row table:style-name="ro1">
          <table:table-cell office:value-type="float" office:value="0.8376" calcext:value-type="float">
            <text:p>0.8376</text:p>
          </table:table-cell>
          <table:table-cell office:value-type="float" office:value="4876.10088034" calcext:value-type="float">
            <text:p>4876.10088034</text:p>
          </table:table-cell>
        </table:table-row>
        <table:table-row table:style-name="ro1">
          <table:table-cell office:value-type="float" office:value="0.8394" calcext:value-type="float">
            <text:p>0.8394</text:p>
          </table:table-cell>
          <table:table-cell office:value-type="float" office:value="4876.10062643" calcext:value-type="float">
            <text:p>4876.10062643</text:p>
          </table:table-cell>
        </table:table-row>
        <table:table-row table:style-name="ro1">
          <table:table-cell office:value-type="float" office:value="0.8412" calcext:value-type="float">
            <text:p>0.8412</text:p>
          </table:table-cell>
          <table:table-cell office:value-type="float" office:value="4876.09953962" calcext:value-type="float">
            <text:p>4876.09953962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4876.0979753" calcext:value-type="float">
            <text:p>4876.0979753</text:p>
          </table:table-cell>
        </table:table-row>
        <table:table-row table:style-name="ro1">
          <table:table-cell office:value-type="float" office:value="0.8448" calcext:value-type="float">
            <text:p>0.8448</text:p>
          </table:table-cell>
          <table:table-cell office:value-type="float" office:value="4876.09700993" calcext:value-type="float">
            <text:p>4876.09700993</text:p>
          </table:table-cell>
        </table:table-row>
        <table:table-row table:style-name="ro1">
          <table:table-cell office:value-type="float" office:value="0.8466" calcext:value-type="float">
            <text:p>0.8466</text:p>
          </table:table-cell>
          <table:table-cell office:value-type="float" office:value="4876.09744763" calcext:value-type="float">
            <text:p>4876.09744763</text:p>
          </table:table-cell>
        </table:table-row>
        <table:table-row table:style-name="ro1">
          <table:table-cell office:value-type="float" office:value="0.8484" calcext:value-type="float">
            <text:p>0.8484</text:p>
          </table:table-cell>
          <table:table-cell office:value-type="float" office:value="4876.09887499" calcext:value-type="float">
            <text:p>4876.098874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76.10255766" calcext:value-type="float">
            <text:p>4876.10255766</text:p>
          </table:table-cell>
        </table:table-row>
        <table:table-row table:style-name="ro1">
          <table:table-cell office:value-type="float" office:value="0.8518" calcext:value-type="float">
            <text:p>0.8518</text:p>
          </table:table-cell>
          <table:table-cell office:value-type="float" office:value="4876.10409282" calcext:value-type="float">
            <text:p>4876.10409282</text:p>
          </table:table-cell>
        </table:table-row>
        <table:table-row table:style-name="ro1">
          <table:table-cell office:value-type="float" office:value="0.8536" calcext:value-type="float">
            <text:p>0.8536</text:p>
          </table:table-cell>
          <table:table-cell office:value-type="float" office:value="4876.10488095" calcext:value-type="float">
            <text:p>4876.10488095</text:p>
          </table:table-cell>
        </table:table-row>
        <table:table-row table:style-name="ro1">
          <table:table-cell office:value-type="float" office:value="0.8554" calcext:value-type="float">
            <text:p>0.8554</text:p>
          </table:table-cell>
          <table:table-cell office:value-type="float" office:value="4876.10472957" calcext:value-type="float">
            <text:p>4876.10472957</text:p>
          </table:table-cell>
        </table:table-row>
        <table:table-row table:style-name="ro1">
          <table:table-cell office:value-type="float" office:value="0.8572" calcext:value-type="float">
            <text:p>0.8572</text:p>
          </table:table-cell>
          <table:table-cell office:value-type="float" office:value="4876.10368341" calcext:value-type="float">
            <text:p>4876.10368341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4876.1020718" calcext:value-type="float">
            <text:p>4876.1020718</text:p>
          </table:table-cell>
        </table:table-row>
        <table:table-row table:style-name="ro1">
          <table:table-cell office:value-type="float" office:value="0.8608" calcext:value-type="float">
            <text:p>0.8608</text:p>
          </table:table-cell>
          <table:table-cell office:value-type="float" office:value="4876.1008305" calcext:value-type="float">
            <text:p>4876.1008305</text:p>
          </table:table-cell>
        </table:table-row>
        <table:table-row table:style-name="ro1">
          <table:table-cell office:value-type="float" office:value="0.8626" calcext:value-type="float">
            <text:p>0.8626</text:p>
          </table:table-cell>
          <table:table-cell office:value-type="float" office:value="4876.10107005" calcext:value-type="float">
            <text:p>4876.10107005</text:p>
          </table:table-cell>
        </table:table-row>
        <table:table-row table:style-name="ro1">
          <table:table-cell office:value-type="float" office:value="0.8644" calcext:value-type="float">
            <text:p>0.8644</text:p>
          </table:table-cell>
          <table:table-cell office:value-type="float" office:value="4876.10237658" calcext:value-type="float">
            <text:p>4876.10237658</text:p>
          </table:table-cell>
        </table:table-row>
        <table:table-row table:style-name="ro1">
          <table:table-cell office:value-type="float" office:value="0.8662" calcext:value-type="float">
            <text:p>0.8662</text:p>
          </table:table-cell>
          <table:table-cell office:value-type="float" office:value="4876.10427279" calcext:value-type="float">
            <text:p>4876.10427279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4876.10626346" calcext:value-type="float">
            <text:p>4876.10626346</text:p>
          </table:table-cell>
        </table:table-row>
        <table:table-row table:style-name="ro1">
          <table:table-cell office:value-type="float" office:value="0.8698" calcext:value-type="float">
            <text:p>0.8698</text:p>
          </table:table-cell>
          <table:table-cell office:value-type="float" office:value="4876.10788893" calcext:value-type="float">
            <text:p>4876.10788893</text:p>
          </table:table-cell>
        </table:table-row>
        <table:table-row table:style-name="ro1">
          <table:table-cell office:value-type="float" office:value="0.8716" calcext:value-type="float">
            <text:p>0.8716</text:p>
          </table:table-cell>
          <table:table-cell office:value-type="float" office:value="4876.1087852" calcext:value-type="float">
            <text:p>4876.1087852</text:p>
          </table:table-cell>
        </table:table-row>
        <table:table-row table:style-name="ro1">
          <table:table-cell office:value-type="float" office:value="0.8734" calcext:value-type="float">
            <text:p>0.8734</text:p>
          </table:table-cell>
          <table:table-cell office:value-type="float" office:value="4876.10874386" calcext:value-type="float">
            <text:p>4876.10874386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876.10711555" calcext:value-type="float">
            <text:p>4876.10711555</text:p>
          </table:table-cell>
        </table:table-row>
        <table:table-row table:style-name="ro1">
          <table:table-cell office:value-type="float" office:value="0.8768" calcext:value-type="float">
            <text:p>0.8768</text:p>
          </table:table-cell>
          <table:table-cell office:value-type="float" office:value="4876.10545636" calcext:value-type="float">
            <text:p>4876.10545636</text:p>
          </table:table-cell>
        </table:table-row>
        <table:table-row table:style-name="ro1">
          <table:table-cell office:value-type="float" office:value="0.8786" calcext:value-type="float">
            <text:p>0.8786</text:p>
          </table:table-cell>
          <table:table-cell office:value-type="float" office:value="4876.10519295" calcext:value-type="float">
            <text:p>4876.10519295</text:p>
          </table:table-cell>
        </table:table-row>
        <table:table-row table:style-name="ro1">
          <table:table-cell office:value-type="float" office:value="0.8804" calcext:value-type="float">
            <text:p>0.8804</text:p>
          </table:table-cell>
          <table:table-cell office:value-type="float" office:value="4876.10611921" calcext:value-type="float">
            <text:p>4876.10611921</text:p>
          </table:table-cell>
        </table:table-row>
        <table:table-row table:style-name="ro1">
          <table:table-cell office:value-type="float" office:value="0.8822" calcext:value-type="float">
            <text:p>0.8822</text:p>
          </table:table-cell>
          <table:table-cell office:value-type="float" office:value="4876.10775703" calcext:value-type="float">
            <text:p>4876.10775703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4876.10960288" calcext:value-type="float">
            <text:p>4876.10960288</text:p>
          </table:table-cell>
        </table:table-row>
        <table:table-row table:style-name="ro1">
          <table:table-cell office:value-type="float" office:value="0.8858" calcext:value-type="float">
            <text:p>0.8858</text:p>
          </table:table-cell>
          <table:table-cell office:value-type="float" office:value="4876.11118134" calcext:value-type="float">
            <text:p>4876.11118134</text:p>
          </table:table-cell>
        </table:table-row>
        <table:table-row table:style-name="ro1">
          <table:table-cell office:value-type="float" office:value="0.8876" calcext:value-type="float">
            <text:p>0.8876</text:p>
          </table:table-cell>
          <table:table-cell office:value-type="float" office:value="4876.11210536" calcext:value-type="float">
            <text:p>4876.11210536</text:p>
          </table:table-cell>
        </table:table-row>
        <table:table-row table:style-name="ro1">
          <table:table-cell office:value-type="float" office:value="0.8894" calcext:value-type="float">
            <text:p>0.8894</text:p>
          </table:table-cell>
          <table:table-cell office:value-type="float" office:value="4876.11213656" calcext:value-type="float">
            <text:p>4876.11213656</text:p>
          </table:table-cell>
        </table:table-row>
        <table:table-row table:style-name="ro1">
          <table:table-cell office:value-type="float" office:value="0.8912" calcext:value-type="float">
            <text:p>0.8912</text:p>
          </table:table-cell>
          <table:table-cell office:value-type="float" office:value="4876.11125483" calcext:value-type="float">
            <text:p>4876.11125483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4876.10972476" calcext:value-type="float">
            <text:p>4876.10972476</text:p>
          </table:table-cell>
        </table:table-row>
        <table:table-row table:style-name="ro1">
          <table:table-cell office:value-type="float" office:value="0.8948" calcext:value-type="float">
            <text:p>0.8948</text:p>
          </table:table-cell>
          <table:table-cell office:value-type="float" office:value="4876.10833772" calcext:value-type="float">
            <text:p>4876.10833772</text:p>
          </table:table-cell>
        </table:table-row>
        <table:table-row table:style-name="ro1">
          <table:table-cell office:value-type="float" office:value="0.8966" calcext:value-type="float">
            <text:p>0.8966</text:p>
          </table:table-cell>
          <table:table-cell office:value-type="float" office:value="4876.1083677" calcext:value-type="float">
            <text:p>4876.1083677</text:p>
          </table:table-cell>
        </table:table-row>
        <table:table-row table:style-name="ro1">
          <table:table-cell office:value-type="float" office:value="0.8984" calcext:value-type="float">
            <text:p>0.8984</text:p>
          </table:table-cell>
          <table:table-cell office:value-type="float" office:value="4876.10955428" calcext:value-type="float">
            <text:p>4876.1095542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876.11320597" calcext:value-type="float">
            <text:p>4876.11320597</text:p>
          </table:table-cell>
        </table:table-row>
        <table:table-row table:style-name="ro1">
          <table:table-cell office:value-type="float" office:value="0.9018" calcext:value-type="float">
            <text:p>0.9018</text:p>
          </table:table-cell>
          <table:table-cell office:value-type="float" office:value="4876.11493914" calcext:value-type="float">
            <text:p>4876.11493914</text:p>
          </table:table-cell>
        </table:table-row>
        <table:table-row table:style-name="ro1">
          <table:table-cell office:value-type="float" office:value="0.9036" calcext:value-type="float">
            <text:p>0.9036</text:p>
          </table:table-cell>
          <table:table-cell office:value-type="float" office:value="4876.11600635" calcext:value-type="float">
            <text:p>4876.11600635</text:p>
          </table:table-cell>
        </table:table-row>
        <table:table-row table:style-name="ro1">
          <table:table-cell office:value-type="float" office:value="0.9054" calcext:value-type="float">
            <text:p>0.9054</text:p>
          </table:table-cell>
          <table:table-cell office:value-type="float" office:value="4876.11615107" calcext:value-type="float">
            <text:p>4876.11615107</text:p>
          </table:table-cell>
        </table:table-row>
        <table:table-row table:style-name="ro1">
          <table:table-cell office:value-type="float" office:value="0.9072" calcext:value-type="float">
            <text:p>0.9072</text:p>
          </table:table-cell>
          <table:table-cell office:value-type="float" office:value="4876.11533674" calcext:value-type="float">
            <text:p>4876.1153367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4876.11379933" calcext:value-type="float">
            <text:p>4876.11379933</text:p>
          </table:table-cell>
        </table:table-row>
        <table:table-row table:style-name="ro1">
          <table:table-cell office:value-type="float" office:value="0.9108" calcext:value-type="float">
            <text:p>0.9108</text:p>
          </table:table-cell>
          <table:table-cell office:value-type="float" office:value="4876.11226184" calcext:value-type="float">
            <text:p>4876.11226184</text:p>
          </table:table-cell>
        </table:table-row>
        <table:table-row table:style-name="ro1">
          <table:table-cell office:value-type="float" office:value="0.9126" calcext:value-type="float">
            <text:p>0.9126</text:p>
          </table:table-cell>
          <table:table-cell office:value-type="float" office:value="4876.11207065" calcext:value-type="float">
            <text:p>4876.11207065</text:p>
          </table:table-cell>
        </table:table-row>
        <table:table-row table:style-name="ro1">
          <table:table-cell office:value-type="float" office:value="0.9144" calcext:value-type="float">
            <text:p>0.9144</text:p>
          </table:table-cell>
          <table:table-cell office:value-type="float" office:value="4876.11311118" calcext:value-type="float">
            <text:p>4876.11311118</text:p>
          </table:table-cell>
        </table:table-row>
        <table:table-row table:style-name="ro1">
          <table:table-cell office:value-type="float" office:value="0.9162" calcext:value-type="float">
            <text:p>0.9162</text:p>
          </table:table-cell>
          <table:table-cell office:value-type="float" office:value="4876.11491074" calcext:value-type="float">
            <text:p>4876.1149107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4876.11696272" calcext:value-type="float">
            <text:p>4876.11696272</text:p>
          </table:table-cell>
        </table:table-row>
        <table:table-row table:style-name="ro1">
          <table:table-cell office:value-type="float" office:value="0.9198" calcext:value-type="float">
            <text:p>0.9198</text:p>
          </table:table-cell>
          <table:table-cell office:value-type="float" office:value="4876.11877891" calcext:value-type="float">
            <text:p>4876.11877891</text:p>
          </table:table-cell>
        </table:table-row>
        <table:table-row table:style-name="ro1">
          <table:table-cell office:value-type="float" office:value="0.9216" calcext:value-type="float">
            <text:p>0.9216</text:p>
          </table:table-cell>
          <table:table-cell office:value-type="float" office:value="4876.11994915" calcext:value-type="float">
            <text:p>4876.11994915</text:p>
          </table:table-cell>
        </table:table-row>
        <table:table-row table:style-name="ro1">
          <table:table-cell office:value-type="float" office:value="0.9234" calcext:value-type="float">
            <text:p>0.9234</text:p>
          </table:table-cell>
          <table:table-cell office:value-type="float" office:value="4876.12020459" calcext:value-type="float">
            <text:p>4876.1202045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4876.11890071" calcext:value-type="float">
            <text:p>4876.11890071</text:p>
          </table:table-cell>
        </table:table-row>
        <table:table-row table:style-name="ro1">
          <table:table-cell office:value-type="float" office:value="0.9268" calcext:value-type="float">
            <text:p>0.9268</text:p>
          </table:table-cell>
          <table:table-cell office:value-type="float" office:value="4876.1170217" calcext:value-type="float">
            <text:p>4876.1170217</text:p>
          </table:table-cell>
        </table:table-row>
        <table:table-row table:style-name="ro1">
          <table:table-cell office:value-type="float" office:value="0.9286" calcext:value-type="float">
            <text:p>0.9286</text:p>
          </table:table-cell>
          <table:table-cell office:value-type="float" office:value="4876.11631882" calcext:value-type="float">
            <text:p>4876.11631882</text:p>
          </table:table-cell>
        </table:table-row>
        <table:table-row table:style-name="ro1">
          <table:table-cell office:value-type="float" office:value="0.9304" calcext:value-type="float">
            <text:p>0.9304</text:p>
          </table:table-cell>
          <table:table-cell office:value-type="float" office:value="4876.11696301" calcext:value-type="float">
            <text:p>4876.11696301</text:p>
          </table:table-cell>
        </table:table-row>
        <table:table-row table:style-name="ro1">
          <table:table-cell office:value-type="float" office:value="0.9322" calcext:value-type="float">
            <text:p>0.9322</text:p>
          </table:table-cell>
          <table:table-cell office:value-type="float" office:value="4876.11848325" calcext:value-type="float">
            <text:p>4876.11848325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4876.1203675" calcext:value-type="float">
            <text:p>4876.1203675</text:p>
          </table:table-cell>
        </table:table-row>
        <table:table-row table:style-name="ro1">
          <table:table-cell office:value-type="float" office:value="0.9358" calcext:value-type="float">
            <text:p>0.9358</text:p>
          </table:table-cell>
          <table:table-cell office:value-type="float" office:value="4876.12211482" calcext:value-type="float">
            <text:p>4876.12211482</text:p>
          </table:table-cell>
        </table:table-row>
        <table:table-row table:style-name="ro1">
          <table:table-cell office:value-type="float" office:value="0.9376" calcext:value-type="float">
            <text:p>0.9376</text:p>
          </table:table-cell>
          <table:table-cell office:value-type="float" office:value="4876.12329508" calcext:value-type="float">
            <text:p>4876.12329508</text:p>
          </table:table-cell>
        </table:table-row>
        <table:table-row table:style-name="ro1">
          <table:table-cell office:value-type="float" office:value="0.9394" calcext:value-type="float">
            <text:p>0.9394</text:p>
          </table:table-cell>
          <table:table-cell office:value-type="float" office:value="4876.12361241" calcext:value-type="float">
            <text:p>4876.12361241</text:p>
          </table:table-cell>
        </table:table-row>
        <table:table-row table:style-name="ro1">
          <table:table-cell office:value-type="float" office:value="0.9412" calcext:value-type="float">
            <text:p>0.9412</text:p>
          </table:table-cell>
          <table:table-cell office:value-type="float" office:value="4876.12297139" calcext:value-type="float">
            <text:p>4876.12297139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4876.12154094" calcext:value-type="float">
            <text:p>4876.12154094</text:p>
          </table:table-cell>
        </table:table-row>
        <table:table-row table:style-name="ro1">
          <table:table-cell office:value-type="float" office:value="0.9448" calcext:value-type="float">
            <text:p>0.9448</text:p>
          </table:table-cell>
          <table:table-cell office:value-type="float" office:value="4876.11991017" calcext:value-type="float">
            <text:p>4876.11991017</text:p>
          </table:table-cell>
        </table:table-row>
        <table:table-row table:style-name="ro1">
          <table:table-cell office:value-type="float" office:value="0.9466" calcext:value-type="float">
            <text:p>0.9466</text:p>
          </table:table-cell>
          <table:table-cell office:value-type="float" office:value="4876.1194877" calcext:value-type="float">
            <text:p>4876.1194877</text:p>
          </table:table-cell>
        </table:table-row>
        <table:table-row table:style-name="ro1">
          <table:table-cell office:value-type="float" office:value="0.9484" calcext:value-type="float">
            <text:p>0.9484</text:p>
          </table:table-cell>
          <table:table-cell office:value-type="float" office:value="4876.12038121" calcext:value-type="float">
            <text:p>4876.1203812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876.12390546" calcext:value-type="float">
            <text:p>4876.12390546</text:p>
          </table:table-cell>
        </table:table-row>
        <table:table-row table:style-name="ro1">
          <table:table-cell office:value-type="float" office:value="0.9518" calcext:value-type="float">
            <text:p>0.9518</text:p>
          </table:table-cell>
          <table:table-cell office:value-type="float" office:value="4876.12579459" calcext:value-type="float">
            <text:p>4876.12579459</text:p>
          </table:table-cell>
        </table:table-row>
        <table:table-row table:style-name="ro1">
          <table:table-cell office:value-type="float" office:value="0.9536" calcext:value-type="float">
            <text:p>0.9536</text:p>
          </table:table-cell>
          <table:table-cell office:value-type="float" office:value="4876.12711221" calcext:value-type="float">
            <text:p>4876.12711221</text:p>
          </table:table-cell>
        </table:table-row>
        <table:table-row table:style-name="ro1">
          <table:table-cell office:value-type="float" office:value="0.9554" calcext:value-type="float">
            <text:p>0.9554</text:p>
          </table:table-cell>
          <table:table-cell office:value-type="float" office:value="4876.12754724" calcext:value-type="float">
            <text:p>4876.12754724</text:p>
          </table:table-cell>
        </table:table-row>
        <table:table-row table:style-name="ro1">
          <table:table-cell office:value-type="float" office:value="0.9572" calcext:value-type="float">
            <text:p>0.9572</text:p>
          </table:table-cell>
          <table:table-cell office:value-type="float" office:value="4876.12698927" calcext:value-type="float">
            <text:p>4876.12698927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4876.125583" calcext:value-type="float">
            <text:p>4876.125583</text:p>
          </table:table-cell>
        </table:table-row>
        <table:table-row table:style-name="ro1">
          <table:table-cell office:value-type="float" office:value="0.9608" calcext:value-type="float">
            <text:p>0.9608</text:p>
          </table:table-cell>
          <table:table-cell office:value-type="float" office:value="4876.12382855" calcext:value-type="float">
            <text:p>4876.12382855</text:p>
          </table:table-cell>
        </table:table-row>
        <table:table-row table:style-name="ro1">
          <table:table-cell office:value-type="float" office:value="0.9626" calcext:value-type="float">
            <text:p>0.9626</text:p>
          </table:table-cell>
          <table:table-cell office:value-type="float" office:value="4876.12319677" calcext:value-type="float">
            <text:p>4876.12319677</text:p>
          </table:table-cell>
        </table:table-row>
        <table:table-row table:style-name="ro1">
          <table:table-cell office:value-type="float" office:value="0.9644" calcext:value-type="float">
            <text:p>0.9644</text:p>
          </table:table-cell>
          <table:table-cell office:value-type="float" office:value="4876.12394802" calcext:value-type="float">
            <text:p>4876.12394802</text:p>
          </table:table-cell>
        </table:table-row>
        <table:table-row table:style-name="ro1">
          <table:table-cell office:value-type="float" office:value="0.9662" calcext:value-type="float">
            <text:p>0.9662</text:p>
          </table:table-cell>
          <table:table-cell office:value-type="float" office:value="4876.12561913" calcext:value-type="float">
            <text:p>4876.12561913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4876.12769796" calcext:value-type="float">
            <text:p>4876.12769796</text:p>
          </table:table-cell>
        </table:table-row>
        <table:table-row table:style-name="ro1">
          <table:table-cell office:value-type="float" office:value="0.9698" calcext:value-type="float">
            <text:p>0.9698</text:p>
          </table:table-cell>
          <table:table-cell office:value-type="float" office:value="4876.12967436" calcext:value-type="float">
            <text:p>4876.12967436</text:p>
          </table:table-cell>
        </table:table-row>
        <table:table-row table:style-name="ro1">
          <table:table-cell office:value-type="float" office:value="0.9716" calcext:value-type="float">
            <text:p>0.9716</text:p>
          </table:table-cell>
          <table:table-cell office:value-type="float" office:value="4876.13109899" calcext:value-type="float">
            <text:p>4876.13109899</text:p>
          </table:table-cell>
        </table:table-row>
        <table:table-row table:style-name="ro1">
          <table:table-cell office:value-type="float" office:value="0.9734" calcext:value-type="float">
            <text:p>0.9734</text:p>
          </table:table-cell>
          <table:table-cell office:value-type="float" office:value="4876.13164897" calcext:value-type="float">
            <text:p>4876.13164897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4876.13072501" calcext:value-type="float">
            <text:p>4876.13072501</text:p>
          </table:table-cell>
        </table:table-row>
        <table:table-row table:style-name="ro1">
          <table:table-cell office:value-type="float" office:value="0.9768" calcext:value-type="float">
            <text:p>0.9768</text:p>
          </table:table-cell>
          <table:table-cell office:value-type="float" office:value="4876.12875318" calcext:value-type="float">
            <text:p>4876.12875318</text:p>
          </table:table-cell>
        </table:table-row>
        <table:table-row table:style-name="ro1">
          <table:table-cell office:value-type="float" office:value="0.9786" calcext:value-type="float">
            <text:p>0.9786</text:p>
          </table:table-cell>
          <table:table-cell office:value-type="float" office:value="4876.12758515" calcext:value-type="float">
            <text:p>4876.12758515</text:p>
          </table:table-cell>
        </table:table-row>
        <table:table-row table:style-name="ro1">
          <table:table-cell office:value-type="float" office:value="0.9804" calcext:value-type="float">
            <text:p>0.9804</text:p>
          </table:table-cell>
          <table:table-cell office:value-type="float" office:value="4876.12791379" calcext:value-type="float">
            <text:p>4876.12791379</text:p>
          </table:table-cell>
        </table:table-row>
        <table:table-row table:style-name="ro1">
          <table:table-cell office:value-type="float" office:value="0.9822" calcext:value-type="float">
            <text:p>0.9822</text:p>
          </table:table-cell>
          <table:table-cell office:value-type="float" office:value="4876.1292789" calcext:value-type="float">
            <text:p>4876.1292789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4876.13116451" calcext:value-type="float">
            <text:p>4876.13116451</text:p>
          </table:table-cell>
        </table:table-row>
        <table:table-row table:style-name="ro1">
          <table:table-cell office:value-type="float" office:value="0.9858" calcext:value-type="float">
            <text:p>0.9858</text:p>
          </table:table-cell>
          <table:table-cell office:value-type="float" office:value="4876.13304961" calcext:value-type="float">
            <text:p>4876.13304961</text:p>
          </table:table-cell>
        </table:table-row>
        <table:table-row table:style-name="ro1">
          <table:table-cell office:value-type="float" office:value="0.9876" calcext:value-type="float">
            <text:p>0.9876</text:p>
          </table:table-cell>
          <table:table-cell office:value-type="float" office:value="4876.13446693" calcext:value-type="float">
            <text:p>4876.13446693</text:p>
          </table:table-cell>
        </table:table-row>
        <table:table-row table:style-name="ro1">
          <table:table-cell office:value-type="float" office:value="0.9894" calcext:value-type="float">
            <text:p>0.9894</text:p>
          </table:table-cell>
          <table:table-cell office:value-type="float" office:value="4876.13506839" calcext:value-type="float">
            <text:p>4876.13506839</text:p>
          </table:table-cell>
        </table:table-row>
        <table:table-row table:style-name="ro1">
          <table:table-cell office:value-type="float" office:value="0.9912" calcext:value-type="float">
            <text:p>0.9912</text:p>
          </table:table-cell>
          <table:table-cell office:value-type="float" office:value="4876.13468968" calcext:value-type="float">
            <text:p>4876.13468968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4876.13341617" calcext:value-type="float">
            <text:p>4876.13341617</text:p>
          </table:table-cell>
        </table:table-row>
        <table:table-row table:style-name="ro1">
          <table:table-cell office:value-type="float" office:value="0.9948" calcext:value-type="float">
            <text:p>0.9948</text:p>
          </table:table-cell>
          <table:table-cell office:value-type="float" office:value="4876.1316572" calcext:value-type="float">
            <text:p>4876.1316572</text:p>
          </table:table-cell>
        </table:table-row>
        <table:table-row table:style-name="ro1">
          <table:table-cell office:value-type="float" office:value="0.9966" calcext:value-type="float">
            <text:p>0.9966</text:p>
          </table:table-cell>
          <table:table-cell office:value-type="float" office:value="4876.13075919" calcext:value-type="float">
            <text:p>4876.13075919</text:p>
          </table:table-cell>
        </table:table-row>
        <table:table-row table:style-name="ro1">
          <table:table-cell office:value-type="float" office:value="0.9984" calcext:value-type="float">
            <text:p>0.9984</text:p>
          </table:table-cell>
          <table:table-cell office:value-type="float" office:value="4876.13132806" calcext:value-type="float">
            <text:p>4876.13132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76.13465865" calcext:value-type="float">
            <text:p>4876.13465865</text:p>
          </table:table-cell>
        </table:table-row>
        <table:table-row table:style-name="ro1">
          <table:table-cell office:value-type="float" office:value="1.0018" calcext:value-type="float">
            <text:p>1.0018</text:p>
          </table:table-cell>
          <table:table-cell office:value-type="float" office:value="4876.13667248" calcext:value-type="float">
            <text:p>4876.13667248</text:p>
          </table:table-cell>
        </table:table-row>
        <table:table-row table:style-name="ro1">
          <table:table-cell office:value-type="float" office:value="1.0036" calcext:value-type="float">
            <text:p>1.0036</text:p>
          </table:table-cell>
          <table:table-cell office:value-type="float" office:value="4876.13821991" calcext:value-type="float">
            <text:p>4876.13821991</text:p>
          </table:table-cell>
        </table:table-row>
        <table:table-row table:style-name="ro1">
          <table:table-cell office:value-type="float" office:value="1.0054" calcext:value-type="float">
            <text:p>1.0054</text:p>
          </table:table-cell>
          <table:table-cell office:value-type="float" office:value="4876.13894021" calcext:value-type="float">
            <text:p>4876.13894021</text:p>
          </table:table-cell>
        </table:table-row>
        <table:table-row table:style-name="ro1">
          <table:table-cell office:value-type="float" office:value="1.0072" calcext:value-type="float">
            <text:p>1.0072</text:p>
          </table:table-cell>
          <table:table-cell office:value-type="float" office:value="4876.13865547" calcext:value-type="float">
            <text:p>4876.13865547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4876.13742882" calcext:value-type="float">
            <text:p>4876.13742882</text:p>
          </table:table-cell>
        </table:table-row>
        <table:table-row table:style-name="ro1">
          <table:table-cell office:value-type="float" office:value="1.0108" calcext:value-type="float">
            <text:p>1.0108</text:p>
          </table:table-cell>
          <table:table-cell office:value-type="float" office:value="4876.13564064" calcext:value-type="float">
            <text:p>4876.13564064</text:p>
          </table:table-cell>
        </table:table-row>
        <table:table-row table:style-name="ro1">
          <table:table-cell office:value-type="float" office:value="1.0126" calcext:value-type="float">
            <text:p>1.0126</text:p>
          </table:table-cell>
          <table:table-cell office:value-type="float" office:value="4876.13452043" calcext:value-type="float">
            <text:p>4876.13452043</text:p>
          </table:table-cell>
        </table:table-row>
        <table:table-row table:style-name="ro1">
          <table:table-cell office:value-type="float" office:value="1.0144" calcext:value-type="float">
            <text:p>1.0144</text:p>
          </table:table-cell>
          <table:table-cell office:value-type="float" office:value="4876.13493119" calcext:value-type="float">
            <text:p>4876.13493119</text:p>
          </table:table-cell>
        </table:table-row>
        <table:table-row table:style-name="ro1">
          <table:table-cell office:value-type="float" office:value="1.0162" calcext:value-type="float">
            <text:p>1.0162</text:p>
          </table:table-cell>
          <table:table-cell office:value-type="float" office:value="4876.13642259" calcext:value-type="float">
            <text:p>4876.13642259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4876.13848106" calcext:value-type="float">
            <text:p>4876.13848106</text:p>
          </table:table-cell>
        </table:table-row>
        <table:table-row table:style-name="ro1">
          <table:table-cell office:value-type="float" office:value="1.0198" calcext:value-type="float">
            <text:p>1.0198</text:p>
          </table:table-cell>
          <table:table-cell office:value-type="float" office:value="4876.14057919" calcext:value-type="float">
            <text:p>4876.14057919</text:p>
          </table:table-cell>
        </table:table-row>
        <table:table-row table:style-name="ro1">
          <table:table-cell office:value-type="float" office:value="1.0216" calcext:value-type="float">
            <text:p>1.0216</text:p>
          </table:table-cell>
          <table:table-cell office:value-type="float" office:value="4876.14223358" calcext:value-type="float">
            <text:p>4876.14223358</text:p>
          </table:table-cell>
        </table:table-row>
        <table:table-row table:style-name="ro1">
          <table:table-cell office:value-type="float" office:value="1.0234" calcext:value-type="float">
            <text:p>1.0234</text:p>
          </table:table-cell>
          <table:table-cell office:value-type="float" office:value="4876.14306969" calcext:value-type="float">
            <text:p>4876.14306969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4876.1425714" calcext:value-type="float">
            <text:p>4876.1425714</text:p>
          </table:table-cell>
        </table:table-row>
        <table:table-row table:style-name="ro1">
          <table:table-cell office:value-type="float" office:value="1.0268" calcext:value-type="float">
            <text:p>1.0268</text:p>
          </table:table-cell>
          <table:table-cell office:value-type="float" office:value="4876.14064654" calcext:value-type="float">
            <text:p>4876.14064654</text:p>
          </table:table-cell>
        </table:table-row>
        <table:table-row table:style-name="ro1">
          <table:table-cell office:value-type="float" office:value="1.0286" calcext:value-type="float">
            <text:p>1.0286</text:p>
          </table:table-cell>
          <table:table-cell office:value-type="float" office:value="4876.13899354" calcext:value-type="float">
            <text:p>4876.13899354</text:p>
          </table:table-cell>
        </table:table-row>
        <table:table-row table:style-name="ro1">
          <table:table-cell office:value-type="float" office:value="1.0304" calcext:value-type="float">
            <text:p>1.0304</text:p>
          </table:table-cell>
          <table:table-cell office:value-type="float" office:value="4876.13897711" calcext:value-type="float">
            <text:p>4876.13897711</text:p>
          </table:table-cell>
        </table:table-row>
        <table:table-row table:style-name="ro1">
          <table:table-cell office:value-type="float" office:value="1.0322" calcext:value-type="float">
            <text:p>1.0322</text:p>
          </table:table-cell>
          <table:table-cell office:value-type="float" office:value="4876.1401518" calcext:value-type="float">
            <text:p>4876.1401518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4876.14200245" calcext:value-type="float">
            <text:p>4876.14200245</text:p>
          </table:table-cell>
        </table:table-row>
        <table:table-row table:style-name="ro1">
          <table:table-cell office:value-type="float" office:value="1.0358" calcext:value-type="float">
            <text:p>1.0358</text:p>
          </table:table-cell>
          <table:table-cell office:value-type="float" office:value="4876.14399329" calcext:value-type="float">
            <text:p>4876.14399329</text:p>
          </table:table-cell>
        </table:table-row>
        <table:table-row table:style-name="ro1">
          <table:table-cell office:value-type="float" office:value="1.0376" calcext:value-type="float">
            <text:p>1.0376</text:p>
          </table:table-cell>
          <table:table-cell office:value-type="float" office:value="4876.1456257" calcext:value-type="float">
            <text:p>4876.1456257</text:p>
          </table:table-cell>
        </table:table-row>
        <table:table-row table:style-name="ro1">
          <table:table-cell office:value-type="float" office:value="1.0394" calcext:value-type="float">
            <text:p>1.0394</text:p>
          </table:table-cell>
          <table:table-cell office:value-type="float" office:value="4876.14650317" calcext:value-type="float">
            <text:p>4876.14650317</text:p>
          </table:table-cell>
        </table:table-row>
        <table:table-row table:style-name="ro1">
          <table:table-cell office:value-type="float" office:value="1.0412" calcext:value-type="float">
            <text:p>1.0412</text:p>
          </table:table-cell>
          <table:table-cell office:value-type="float" office:value="4876.14640026" calcext:value-type="float">
            <text:p>4876.14640026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4876.14532339" calcext:value-type="float">
            <text:p>4876.14532339</text:p>
          </table:table-cell>
        </table:table-row>
        <table:table-row table:style-name="ro1">
          <table:table-cell office:value-type="float" office:value="1.0448" calcext:value-type="float">
            <text:p>1.0448</text:p>
          </table:table-cell>
          <table:table-cell office:value-type="float" office:value="4876.1435895" calcext:value-type="float">
            <text:p>4876.1435895</text:p>
          </table:table-cell>
        </table:table-row>
        <table:table-row table:style-name="ro1">
          <table:table-cell office:value-type="float" office:value="1.0466" calcext:value-type="float">
            <text:p>1.0466</text:p>
          </table:table-cell>
          <table:table-cell office:value-type="float" office:value="4876.14218883" calcext:value-type="float">
            <text:p>4876.14218883</text:p>
          </table:table-cell>
        </table:table-row>
        <table:table-row table:style-name="ro1">
          <table:table-cell office:value-type="float" office:value="1.0484" calcext:value-type="float">
            <text:p>1.0484</text:p>
          </table:table-cell>
          <table:table-cell office:value-type="float" office:value="4876.14239804" calcext:value-type="float">
            <text:p>4876.142398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876.14546315" calcext:value-type="float">
            <text:p>4876.14546315</text:p>
          </table:table-cell>
        </table:table-row>
        <table:table-row table:style-name="ro1">
          <table:table-cell office:value-type="float" office:value="1.0518" calcext:value-type="float">
            <text:p>1.0518</text:p>
          </table:table-cell>
          <table:table-cell office:value-type="float" office:value="4876.14756696" calcext:value-type="float">
            <text:p>4876.14756696</text:p>
          </table:table-cell>
        </table:table-row>
        <table:table-row table:style-name="ro1">
          <table:table-cell office:value-type="float" office:value="1.0536" calcext:value-type="float">
            <text:p>1.0536</text:p>
          </table:table-cell>
          <table:table-cell office:value-type="float" office:value="4876.14931931" calcext:value-type="float">
            <text:p>4876.14931931</text:p>
          </table:table-cell>
        </table:table-row>
        <table:table-row table:style-name="ro1">
          <table:table-cell office:value-type="float" office:value="1.0554" calcext:value-type="float">
            <text:p>1.0554</text:p>
          </table:table-cell>
          <table:table-cell office:value-type="float" office:value="4876.15031511" calcext:value-type="float">
            <text:p>4876.15031511</text:p>
          </table:table-cell>
        </table:table-row>
        <table:table-row table:style-name="ro1">
          <table:table-cell office:value-type="float" office:value="1.0572" calcext:value-type="float">
            <text:p>1.0572</text:p>
          </table:table-cell>
          <table:table-cell office:value-type="float" office:value="4876.15031292" calcext:value-type="float">
            <text:p>4876.15031292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4876.14930048" calcext:value-type="float">
            <text:p>4876.14930048</text:p>
          </table:table-cell>
        </table:table-row>
        <table:table-row table:style-name="ro1">
          <table:table-cell office:value-type="float" office:value="1.0608" calcext:value-type="float">
            <text:p>1.0608</text:p>
          </table:table-cell>
          <table:table-cell office:value-type="float" office:value="4876.1475688" calcext:value-type="float">
            <text:p>4876.1475688</text:p>
          </table:table-cell>
        </table:table-row>
        <table:table-row table:style-name="ro1">
          <table:table-cell office:value-type="float" office:value="1.0626" calcext:value-type="float">
            <text:p>1.0626</text:p>
          </table:table-cell>
          <table:table-cell office:value-type="float" office:value="4876.14596063" calcext:value-type="float">
            <text:p>4876.14596063</text:p>
          </table:table-cell>
        </table:table-row>
        <table:table-row table:style-name="ro1">
          <table:table-cell office:value-type="float" office:value="1.0644" calcext:value-type="float">
            <text:p>1.0644</text:p>
          </table:table-cell>
          <table:table-cell office:value-type="float" office:value="4876.14601904" calcext:value-type="float">
            <text:p>4876.14601904</text:p>
          </table:table-cell>
        </table:table-row>
        <table:table-row table:style-name="ro1">
          <table:table-cell office:value-type="float" office:value="1.0662" calcext:value-type="float">
            <text:p>1.0662</text:p>
          </table:table-cell>
          <table:table-cell office:value-type="float" office:value="4876.14730982" calcext:value-type="float">
            <text:p>4876.14730982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4876.14932226" calcext:value-type="float">
            <text:p>4876.14932226</text:p>
          </table:table-cell>
        </table:table-row>
        <table:table-row table:style-name="ro1">
          <table:table-cell office:value-type="float" office:value="1.0698" calcext:value-type="float">
            <text:p>1.0698</text:p>
          </table:table-cell>
          <table:table-cell office:value-type="float" office:value="4876.15151671" calcext:value-type="float">
            <text:p>4876.15151671</text:p>
          </table:table-cell>
        </table:table-row>
        <table:table-row table:style-name="ro1">
          <table:table-cell office:value-type="float" office:value="1.0716" calcext:value-type="float">
            <text:p>1.0716</text:p>
          </table:table-cell>
          <table:table-cell office:value-type="float" office:value="4876.15338136" calcext:value-type="float">
            <text:p>4876.15338136</text:p>
          </table:table-cell>
        </table:table-row>
        <table:table-row table:style-name="ro1">
          <table:table-cell office:value-type="float" office:value="1.0734" calcext:value-type="float">
            <text:p>1.0734</text:p>
          </table:table-cell>
          <table:table-cell office:value-type="float" office:value="4876.15449655" calcext:value-type="float">
            <text:p>4876.15449655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4876.15445242" calcext:value-type="float">
            <text:p>4876.15445242</text:p>
          </table:table-cell>
        </table:table-row>
        <table:table-row table:style-name="ro1">
          <table:table-cell office:value-type="float" office:value="1.0768" calcext:value-type="float">
            <text:p>1.0768</text:p>
          </table:table-cell>
          <table:table-cell office:value-type="float" office:value="4876.15263176" calcext:value-type="float">
            <text:p>4876.15263176</text:p>
          </table:table-cell>
        </table:table-row>
        <table:table-row table:style-name="ro1">
          <table:table-cell office:value-type="float" office:value="1.0786" calcext:value-type="float">
            <text:p>1.0786</text:p>
          </table:table-cell>
          <table:table-cell office:value-type="float" office:value="4876.15063379" calcext:value-type="float">
            <text:p>4876.15063379</text:p>
          </table:table-cell>
        </table:table-row>
        <table:table-row table:style-name="ro1">
          <table:table-cell office:value-type="float" office:value="1.0804" calcext:value-type="float">
            <text:p>1.0804</text:p>
          </table:table-cell>
          <table:table-cell office:value-type="float" office:value="4876.15022291" calcext:value-type="float">
            <text:p>4876.15022291</text:p>
          </table:table-cell>
        </table:table-row>
        <table:table-row table:style-name="ro1">
          <table:table-cell office:value-type="float" office:value="1.0822" calcext:value-type="float">
            <text:p>1.0822</text:p>
          </table:table-cell>
          <table:table-cell office:value-type="float" office:value="4876.15115672" calcext:value-type="float">
            <text:p>4876.15115672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4876.15292429" calcext:value-type="float">
            <text:p>4876.15292429</text:p>
          </table:table-cell>
        </table:table-row>
        <table:table-row table:style-name="ro1">
          <table:table-cell office:value-type="float" office:value="1.0858" calcext:value-type="float">
            <text:p>1.0858</text:p>
          </table:table-cell>
          <table:table-cell office:value-type="float" office:value="4876.1549791" calcext:value-type="float">
            <text:p>4876.1549791</text:p>
          </table:table-cell>
        </table:table-row>
        <table:table-row table:style-name="ro1">
          <table:table-cell office:value-type="float" office:value="1.0876" calcext:value-type="float">
            <text:p>1.0876</text:p>
          </table:table-cell>
          <table:table-cell office:value-type="float" office:value="4876.1567957" calcext:value-type="float">
            <text:p>4876.1567957</text:p>
          </table:table-cell>
        </table:table-row>
        <table:table-row table:style-name="ro1">
          <table:table-cell office:value-type="float" office:value="1.0894" calcext:value-type="float">
            <text:p>1.0894</text:p>
          </table:table-cell>
          <table:table-cell office:value-type="float" office:value="4876.15793406" calcext:value-type="float">
            <text:p>4876.15793406</text:p>
          </table:table-cell>
        </table:table-row>
        <table:table-row table:style-name="ro1">
          <table:table-cell office:value-type="float" office:value="1.0912" calcext:value-type="float">
            <text:p>1.0912</text:p>
          </table:table-cell>
          <table:table-cell office:value-type="float" office:value="4876.15811128" calcext:value-type="float">
            <text:p>4876.15811128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4876.15726011" calcext:value-type="float">
            <text:p>4876.15726011</text:p>
          </table:table-cell>
        </table:table-row>
        <table:table-row table:style-name="ro1">
          <table:table-cell office:value-type="float" office:value="1.0948" calcext:value-type="float">
            <text:p>1.0948</text:p>
          </table:table-cell>
          <table:table-cell office:value-type="float" office:value="4876.15561042" calcext:value-type="float">
            <text:p>4876.15561042</text:p>
          </table:table-cell>
        </table:table-row>
        <table:table-row table:style-name="ro1">
          <table:table-cell office:value-type="float" office:value="1.0966" calcext:value-type="float">
            <text:p>1.0966</text:p>
          </table:table-cell>
          <table:table-cell office:value-type="float" office:value="4876.1538254" calcext:value-type="float">
            <text:p>4876.1538254</text:p>
          </table:table-cell>
        </table:table-row>
        <table:table-row table:style-name="ro1">
          <table:table-cell office:value-type="float" office:value="1.0984" calcext:value-type="float">
            <text:p>1.0984</text:p>
          </table:table-cell>
          <table:table-cell office:value-type="float" office:value="4876.15363596" calcext:value-type="float">
            <text:p>4876.1536359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76.15635552" calcext:value-type="float">
            <text:p>4876.15635552</text:p>
          </table:table-cell>
        </table:table-row>
        <table:table-row table:style-name="ro1">
          <table:table-cell office:value-type="float" office:value="1.1018" calcext:value-type="float">
            <text:p>1.1018</text:p>
          </table:table-cell>
          <table:table-cell office:value-type="float" office:value="4876.15850928" calcext:value-type="float">
            <text:p>4876.15850928</text:p>
          </table:table-cell>
        </table:table-row>
        <table:table-row table:style-name="ro1">
          <table:table-cell office:value-type="float" office:value="1.1036" calcext:value-type="float">
            <text:p>1.1036</text:p>
          </table:table-cell>
          <table:table-cell office:value-type="float" office:value="4876.16043525" calcext:value-type="float">
            <text:p>4876.16043525</text:p>
          </table:table-cell>
        </table:table-row>
        <table:table-row table:style-name="ro1">
          <table:table-cell office:value-type="float" office:value="1.1054" calcext:value-type="float">
            <text:p>1.1054</text:p>
          </table:table-cell>
          <table:table-cell office:value-type="float" office:value="4876.16168683" calcext:value-type="float">
            <text:p>4876.16168683</text:p>
          </table:table-cell>
        </table:table-row>
        <table:table-row table:style-name="ro1">
          <table:table-cell office:value-type="float" office:value="1.1072" calcext:value-type="float">
            <text:p>1.1072</text:p>
          </table:table-cell>
          <table:table-cell office:value-type="float" office:value="4876.16196736" calcext:value-type="float">
            <text:p>4876.16196736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4876.16119254" calcext:value-type="float">
            <text:p>4876.16119254</text:p>
          </table:table-cell>
        </table:table-row>
        <table:table-row table:style-name="ro1">
          <table:table-cell office:value-type="float" office:value="1.1108" calcext:value-type="float">
            <text:p>1.1108</text:p>
          </table:table-cell>
          <table:table-cell office:value-type="float" office:value="4876.15956816" calcext:value-type="float">
            <text:p>4876.15956816</text:p>
          </table:table-cell>
        </table:table-row>
        <table:table-row table:style-name="ro1">
          <table:table-cell office:value-type="float" office:value="1.1126" calcext:value-type="float">
            <text:p>1.1126</text:p>
          </table:table-cell>
          <table:table-cell office:value-type="float" office:value="4876.15767809" calcext:value-type="float">
            <text:p>4876.15767809</text:p>
          </table:table-cell>
        </table:table-row>
        <table:table-row table:style-name="ro1">
          <table:table-cell office:value-type="float" office:value="1.1144" calcext:value-type="float">
            <text:p>1.1144</text:p>
          </table:table-cell>
          <table:table-cell office:value-type="float" office:value="4876.15731574" calcext:value-type="float">
            <text:p>4876.15731574</text:p>
          </table:table-cell>
        </table:table-row>
        <table:table-row table:style-name="ro1">
          <table:table-cell office:value-type="float" office:value="1.1162" calcext:value-type="float">
            <text:p>1.1162</text:p>
          </table:table-cell>
          <table:table-cell office:value-type="float" office:value="4876.15833772" calcext:value-type="float">
            <text:p>4876.15833772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4876.16024003" calcext:value-type="float">
            <text:p>4876.16024003</text:p>
          </table:table-cell>
        </table:table-row>
        <table:table-row table:style-name="ro1">
          <table:table-cell office:value-type="float" office:value="1.1198" calcext:value-type="float">
            <text:p>1.1198</text:p>
          </table:table-cell>
          <table:table-cell office:value-type="float" office:value="4876.16247513" calcext:value-type="float">
            <text:p>4876.16247513</text:p>
          </table:table-cell>
        </table:table-row>
        <table:table-row table:style-name="ro1">
          <table:table-cell office:value-type="float" office:value="1.1216" calcext:value-type="float">
            <text:p>1.1216</text:p>
          </table:table-cell>
          <table:table-cell office:value-type="float" office:value="4876.1645074" calcext:value-type="float">
            <text:p>4876.1645074</text:p>
          </table:table-cell>
        </table:table-row>
        <table:table-row table:style-name="ro1">
          <table:table-cell office:value-type="float" office:value="1.1234" calcext:value-type="float">
            <text:p>1.1234</text:p>
          </table:table-cell>
          <table:table-cell office:value-type="float" office:value="4876.1658768" calcext:value-type="float">
            <text:p>4876.1658768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876.16630005" calcext:value-type="float">
            <text:p>4876.16630005</text:p>
          </table:table-cell>
        </table:table-row>
        <table:table-row table:style-name="ro1">
          <table:table-cell office:value-type="float" office:value="1.1268" calcext:value-type="float">
            <text:p>1.1268</text:p>
          </table:table-cell>
          <table:table-cell office:value-type="float" office:value="4876.16463054" calcext:value-type="float">
            <text:p>4876.16463054</text:p>
          </table:table-cell>
        </table:table-row>
        <table:table-row table:style-name="ro1">
          <table:table-cell office:value-type="float" office:value="1.1286" calcext:value-type="float">
            <text:p>1.1286</text:p>
          </table:table-cell>
          <table:table-cell office:value-type="float" office:value="4876.16251493" calcext:value-type="float">
            <text:p>4876.16251493</text:p>
          </table:table-cell>
        </table:table-row>
        <table:table-row table:style-name="ro1">
          <table:table-cell office:value-type="float" office:value="1.1304" calcext:value-type="float">
            <text:p>1.1304</text:p>
          </table:table-cell>
          <table:table-cell office:value-type="float" office:value="4876.16165139" calcext:value-type="float">
            <text:p>4876.16165139</text:p>
          </table:table-cell>
        </table:table-row>
        <table:table-row table:style-name="ro1">
          <table:table-cell office:value-type="float" office:value="1.1322" calcext:value-type="float">
            <text:p>1.1322</text:p>
          </table:table-cell>
          <table:table-cell office:value-type="float" office:value="4876.16228291" calcext:value-type="float">
            <text:p>4876.16228291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4876.16390723" calcext:value-type="float">
            <text:p>4876.16390723</text:p>
          </table:table-cell>
        </table:table-row>
        <table:table-row table:style-name="ro1">
          <table:table-cell office:value-type="float" office:value="1.1358" calcext:value-type="float">
            <text:p>1.1358</text:p>
          </table:table-cell>
          <table:table-cell office:value-type="float" office:value="4876.16597206" calcext:value-type="float">
            <text:p>4876.16597206</text:p>
          </table:table-cell>
        </table:table-row>
        <table:table-row table:style-name="ro1">
          <table:table-cell office:value-type="float" office:value="1.1376" calcext:value-type="float">
            <text:p>1.1376</text:p>
          </table:table-cell>
          <table:table-cell office:value-type="float" office:value="4876.16793025" calcext:value-type="float">
            <text:p>4876.16793025</text:p>
          </table:table-cell>
        </table:table-row>
        <table:table-row table:style-name="ro1">
          <table:table-cell office:value-type="float" office:value="1.1394" calcext:value-type="float">
            <text:p>1.1394</text:p>
          </table:table-cell>
          <table:table-cell office:value-type="float" office:value="4876.16930349" calcext:value-type="float">
            <text:p>4876.16930349</text:p>
          </table:table-cell>
        </table:table-row>
        <table:table-row table:style-name="ro1">
          <table:table-cell office:value-type="float" office:value="1.1412" calcext:value-type="float">
            <text:p>1.1412</text:p>
          </table:table-cell>
          <table:table-cell office:value-type="float" office:value="4876.16975564" calcext:value-type="float">
            <text:p>4876.16975564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4876.16915063" calcext:value-type="float">
            <text:p>4876.16915063</text:p>
          </table:table-cell>
        </table:table-row>
        <table:table-row table:style-name="ro1">
          <table:table-cell office:value-type="float" office:value="1.1448" calcext:value-type="float">
            <text:p>1.1448</text:p>
          </table:table-cell>
          <table:table-cell office:value-type="float" office:value="4876.16763523" calcext:value-type="float">
            <text:p>4876.16763523</text:p>
          </table:table-cell>
        </table:table-row>
        <table:table-row table:style-name="ro1">
          <table:table-cell office:value-type="float" office:value="1.1466" calcext:value-type="float">
            <text:p>1.1466</text:p>
          </table:table-cell>
          <table:table-cell office:value-type="float" office:value="4876.16571197" calcext:value-type="float">
            <text:p>4876.16571197</text:p>
          </table:table-cell>
        </table:table-row>
        <table:table-row table:style-name="ro1">
          <table:table-cell office:value-type="float" office:value="1.1484" calcext:value-type="float">
            <text:p>1.1484</text:p>
          </table:table-cell>
          <table:table-cell office:value-type="float" office:value="4876.16506076" calcext:value-type="float">
            <text:p>4876.1650607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876.16731608" calcext:value-type="float">
            <text:p>4876.16731608</text:p>
          </table:table-cell>
        </table:table-row>
        <table:table-row table:style-name="ro1">
          <table:table-cell office:value-type="float" office:value="1.1518" calcext:value-type="float">
            <text:p>1.1518</text:p>
          </table:table-cell>
          <table:table-cell office:value-type="float" office:value="4876.1694623" calcext:value-type="float">
            <text:p>4876.1694623</text:p>
          </table:table-cell>
        </table:table-row>
        <table:table-row table:style-name="ro1">
          <table:table-cell office:value-type="float" office:value="1.1536" calcext:value-type="float">
            <text:p>1.1536</text:p>
          </table:table-cell>
          <table:table-cell office:value-type="float" office:value="4876.17151584" calcext:value-type="float">
            <text:p>4876.17151584</text:p>
          </table:table-cell>
        </table:table-row>
        <table:table-row table:style-name="ro1">
          <table:table-cell office:value-type="float" office:value="1.1554" calcext:value-type="float">
            <text:p>1.1554</text:p>
          </table:table-cell>
          <table:table-cell office:value-type="float" office:value="4876.17299373" calcext:value-type="float">
            <text:p>4876.17299373</text:p>
          </table:table-cell>
        </table:table-row>
        <table:table-row table:style-name="ro1">
          <table:table-cell office:value-type="float" office:value="1.1572" calcext:value-type="float">
            <text:p>1.1572</text:p>
          </table:table-cell>
          <table:table-cell office:value-type="float" office:value="4876.17354806" calcext:value-type="float">
            <text:p>4876.17354806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4876.17302727" calcext:value-type="float">
            <text:p>4876.17302727</text:p>
          </table:table-cell>
        </table:table-row>
        <table:table-row table:style-name="ro1">
          <table:table-cell office:value-type="float" office:value="1.1608" calcext:value-type="float">
            <text:p>1.1608</text:p>
          </table:table-cell>
          <table:table-cell office:value-type="float" office:value="4876.17155564" calcext:value-type="float">
            <text:p>4876.17155564</text:p>
          </table:table-cell>
        </table:table-row>
        <table:table-row table:style-name="ro1">
          <table:table-cell office:value-type="float" office:value="1.1626" calcext:value-type="float">
            <text:p>1.1626</text:p>
          </table:table-cell>
          <table:table-cell office:value-type="float" office:value="4876.16960796" calcext:value-type="float">
            <text:p>4876.16960796</text:p>
          </table:table-cell>
        </table:table-row>
        <table:table-row table:style-name="ro1">
          <table:table-cell office:value-type="float" office:value="1.1644" calcext:value-type="float">
            <text:p>1.1644</text:p>
          </table:table-cell>
          <table:table-cell office:value-type="float" office:value="4876.16877435" calcext:value-type="float">
            <text:p>4876.16877435</text:p>
          </table:table-cell>
        </table:table-row>
        <table:table-row table:style-name="ro1">
          <table:table-cell office:value-type="float" office:value="1.1662" calcext:value-type="float">
            <text:p>1.1662</text:p>
          </table:table-cell>
          <table:table-cell office:value-type="float" office:value="4876.16946943" calcext:value-type="float">
            <text:p>4876.16946943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4876.17120282" calcext:value-type="float">
            <text:p>4876.17120282</text:p>
          </table:table-cell>
        </table:table-row>
        <table:table-row table:style-name="ro1">
          <table:table-cell office:value-type="float" office:value="1.1698" calcext:value-type="float">
            <text:p>1.1698</text:p>
          </table:table-cell>
          <table:table-cell office:value-type="float" office:value="4876.1734242" calcext:value-type="float">
            <text:p>4876.1734242</text:p>
          </table:table-cell>
        </table:table-row>
        <table:table-row table:style-name="ro1">
          <table:table-cell office:value-type="float" office:value="1.1716" calcext:value-type="float">
            <text:p>1.1716</text:p>
          </table:table-cell>
          <table:table-cell office:value-type="float" office:value="4876.17557955" calcext:value-type="float">
            <text:p>4876.17557955</text:p>
          </table:table-cell>
        </table:table-row>
        <table:table-row table:style-name="ro1">
          <table:table-cell office:value-type="float" office:value="1.1734" calcext:value-type="float">
            <text:p>1.1734</text:p>
          </table:table-cell>
          <table:table-cell office:value-type="float" office:value="4876.17717392" calcext:value-type="float">
            <text:p>4876.1771739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4876.17806628" calcext:value-type="float">
            <text:p>4876.17806628</text:p>
          </table:table-cell>
        </table:table-row>
        <table:table-row table:style-name="ro1">
          <table:table-cell office:value-type="float" office:value="1.1768" calcext:value-type="float">
            <text:p>1.1768</text:p>
          </table:table-cell>
          <table:table-cell office:value-type="float" office:value="4876.17658663" calcext:value-type="float">
            <text:p>4876.17658663</text:p>
          </table:table-cell>
        </table:table-row>
        <table:table-row table:style-name="ro1">
          <table:table-cell office:value-type="float" office:value="1.1786" calcext:value-type="float">
            <text:p>1.1786</text:p>
          </table:table-cell>
          <table:table-cell office:value-type="float" office:value="4876.17448601" calcext:value-type="float">
            <text:p>4876.17448601</text:p>
          </table:table-cell>
        </table:table-row>
        <table:table-row table:style-name="ro1">
          <table:table-cell office:value-type="float" office:value="1.1804" calcext:value-type="float">
            <text:p>1.1804</text:p>
          </table:table-cell>
          <table:table-cell office:value-type="float" office:value="4876.17316519" calcext:value-type="float">
            <text:p>4876.17316519</text:p>
          </table:table-cell>
        </table:table-row>
        <table:table-row table:style-name="ro1">
          <table:table-cell office:value-type="float" office:value="1.1822" calcext:value-type="float">
            <text:p>1.1822</text:p>
          </table:table-cell>
          <table:table-cell office:value-type="float" office:value="4876.17347302" calcext:value-type="float">
            <text:p>4876.17347302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4876.17492445" calcext:value-type="float">
            <text:p>4876.17492445</text:p>
          </table:table-cell>
        </table:table-row>
        <table:table-row table:style-name="ro1">
          <table:table-cell office:value-type="float" office:value="1.1858" calcext:value-type="float">
            <text:p>1.1858</text:p>
          </table:table-cell>
          <table:table-cell office:value-type="float" office:value="4876.1769666" calcext:value-type="float">
            <text:p>4876.1769666</text:p>
          </table:table-cell>
        </table:table-row>
        <table:table-row table:style-name="ro1">
          <table:table-cell office:value-type="float" office:value="1.1876" calcext:value-type="float">
            <text:p>1.1876</text:p>
          </table:table-cell>
          <table:table-cell office:value-type="float" office:value="4876.17903641" calcext:value-type="float">
            <text:p>4876.17903641</text:p>
          </table:table-cell>
        </table:table-row>
        <table:table-row table:style-name="ro1">
          <table:table-cell office:value-type="float" office:value="1.1894" calcext:value-type="float">
            <text:p>1.1894</text:p>
          </table:table-cell>
          <table:table-cell office:value-type="float" office:value="4876.18062335" calcext:value-type="float">
            <text:p>4876.18062335</text:p>
          </table:table-cell>
        </table:table-row>
        <table:table-row table:style-name="ro1">
          <table:table-cell office:value-type="float" office:value="1.1912" calcext:value-type="float">
            <text:p>1.1912</text:p>
          </table:table-cell>
          <table:table-cell office:value-type="float" office:value="4876.1813434" calcext:value-type="float">
            <text:p>4876.181343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4876.18099761" calcext:value-type="float">
            <text:p>4876.18099761</text:p>
          </table:table-cell>
        </table:table-row>
        <table:table-row table:style-name="ro1">
          <table:table-cell office:value-type="float" office:value="1.1948" calcext:value-type="float">
            <text:p>1.1948</text:p>
          </table:table-cell>
          <table:table-cell office:value-type="float" office:value="4876.17965473" calcext:value-type="float">
            <text:p>4876.17965473</text:p>
          </table:table-cell>
        </table:table-row>
        <table:table-row table:style-name="ro1">
          <table:table-cell office:value-type="float" office:value="1.1966" calcext:value-type="float">
            <text:p>1.1966</text:p>
          </table:table-cell>
          <table:table-cell office:value-type="float" office:value="4876.1777268" calcext:value-type="float">
            <text:p>4876.1777268</text:p>
          </table:table-cell>
        </table:table-row>
        <table:table-row table:style-name="ro1">
          <table:table-cell office:value-type="float" office:value="1.1984" calcext:value-type="float">
            <text:p>1.1984</text:p>
          </table:table-cell>
          <table:table-cell office:value-type="float" office:value="4876.17660185" calcext:value-type="float">
            <text:p>4876.1766018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876.17834104" calcext:value-type="float">
            <text:p>4876.17834104</text:p>
          </table:table-cell>
        </table:table-row>
        <table:table-row table:style-name="ro1">
          <table:table-cell office:value-type="float" office:value="1.2018" calcext:value-type="float">
            <text:p>1.2018</text:p>
          </table:table-cell>
          <table:table-cell office:value-type="float" office:value="4876.18044704" calcext:value-type="float">
            <text:p>4876.18044704</text:p>
          </table:table-cell>
        </table:table-row>
        <table:table-row table:style-name="ro1">
          <table:table-cell office:value-type="float" office:value="1.2036" calcext:value-type="float">
            <text:p>1.2036</text:p>
          </table:table-cell>
          <table:table-cell office:value-type="float" office:value="4876.18259847" calcext:value-type="float">
            <text:p>4876.18259847</text:p>
          </table:table-cell>
        </table:table-row>
        <table:table-row table:style-name="ro1">
          <table:table-cell office:value-type="float" office:value="1.2054" calcext:value-type="float">
            <text:p>1.2054</text:p>
          </table:table-cell>
          <table:table-cell office:value-type="float" office:value="4876.1842812" calcext:value-type="float">
            <text:p>4876.1842812</text:p>
          </table:table-cell>
        </table:table-row>
        <table:table-row table:style-name="ro1">
          <table:table-cell office:value-type="float" office:value="1.2072" calcext:value-type="float">
            <text:p>1.2072</text:p>
          </table:table-cell>
          <table:table-cell office:value-type="float" office:value="4876.18510082" calcext:value-type="float">
            <text:p>4876.18510082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4876.1848441" calcext:value-type="float">
            <text:p>4876.1848441</text:p>
          </table:table-cell>
        </table:table-row>
        <table:table-row table:style-name="ro1">
          <table:table-cell office:value-type="float" office:value="1.2108" calcext:value-type="float">
            <text:p>1.2108</text:p>
          </table:table-cell>
          <table:table-cell office:value-type="float" office:value="4876.18355859" calcext:value-type="float">
            <text:p>4876.18355859</text:p>
          </table:table-cell>
        </table:table-row>
        <table:table-row table:style-name="ro1">
          <table:table-cell office:value-type="float" office:value="1.2126" calcext:value-type="float">
            <text:p>1.2126</text:p>
          </table:table-cell>
          <table:table-cell office:value-type="float" office:value="4876.18162992" calcext:value-type="float">
            <text:p>4876.18162992</text:p>
          </table:table-cell>
        </table:table-row>
        <table:table-row table:style-name="ro1">
          <table:table-cell office:value-type="float" office:value="1.2144" calcext:value-type="float">
            <text:p>1.2144</text:p>
          </table:table-cell>
          <table:table-cell office:value-type="float" office:value="4876.18033097" calcext:value-type="float">
            <text:p>4876.18033097</text:p>
          </table:table-cell>
        </table:table-row>
        <table:table-row table:style-name="ro1">
          <table:table-cell office:value-type="float" office:value="1.2162" calcext:value-type="float">
            <text:p>1.2162</text:p>
          </table:table-cell>
          <table:table-cell office:value-type="float" office:value="4876.18069074" calcext:value-type="float">
            <text:p>4876.18069074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4876.18223793" calcext:value-type="float">
            <text:p>4876.18223793</text:p>
          </table:table-cell>
        </table:table-row>
        <table:table-row table:style-name="ro1">
          <table:table-cell office:value-type="float" office:value="1.2198" calcext:value-type="float">
            <text:p>1.2198</text:p>
          </table:table-cell>
          <table:table-cell office:value-type="float" office:value="4876.1844236" calcext:value-type="float">
            <text:p>4876.1844236</text:p>
          </table:table-cell>
        </table:table-row>
        <table:table-row table:style-name="ro1">
          <table:table-cell office:value-type="float" office:value="1.2216" calcext:value-type="float">
            <text:p>1.2216</text:p>
          </table:table-cell>
          <table:table-cell office:value-type="float" office:value="4876.18667997" calcext:value-type="float">
            <text:p>4876.18667997</text:p>
          </table:table-cell>
        </table:table-row>
        <table:table-row table:style-name="ro1">
          <table:table-cell office:value-type="float" office:value="1.2234" calcext:value-type="float">
            <text:p>1.2234</text:p>
          </table:table-cell>
          <table:table-cell office:value-type="float" office:value="4876.1884824" calcext:value-type="float">
            <text:p>4876.1884824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4876.18983763" calcext:value-type="float">
            <text:p>4876.18983763</text:p>
          </table:table-cell>
        </table:table-row>
        <table:table-row table:style-name="ro1">
          <table:table-cell office:value-type="float" office:value="1.2268" calcext:value-type="float">
            <text:p>1.2268</text:p>
          </table:table-cell>
          <table:table-cell office:value-type="float" office:value="4876.18857236" calcext:value-type="float">
            <text:p>4876.18857236</text:p>
          </table:table-cell>
        </table:table-row>
        <table:table-row table:style-name="ro1">
          <table:table-cell office:value-type="float" office:value="1.2286" calcext:value-type="float">
            <text:p>1.2286</text:p>
          </table:table-cell>
          <table:table-cell office:value-type="float" office:value="4876.1865355" calcext:value-type="float">
            <text:p>4876.1865355</text:p>
          </table:table-cell>
        </table:table-row>
        <table:table-row table:style-name="ro1">
          <table:table-cell office:value-type="float" office:value="1.2304" calcext:value-type="float">
            <text:p>1.2304</text:p>
          </table:table-cell>
          <table:table-cell office:value-type="float" office:value="4876.18476296" calcext:value-type="float">
            <text:p>4876.18476296</text:p>
          </table:table-cell>
        </table:table-row>
        <table:table-row table:style-name="ro1">
          <table:table-cell office:value-type="float" office:value="1.2322" calcext:value-type="float">
            <text:p>1.2322</text:p>
          </table:table-cell>
          <table:table-cell office:value-type="float" office:value="4876.18474293" calcext:value-type="float">
            <text:p>4876.18474293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4876.1860077" calcext:value-type="float">
            <text:p>4876.1860077</text:p>
          </table:table-cell>
        </table:table-row>
        <table:table-row table:style-name="ro1">
          <table:table-cell office:value-type="float" office:value="1.2358" calcext:value-type="float">
            <text:p>1.2358</text:p>
          </table:table-cell>
          <table:table-cell office:value-type="float" office:value="4876.1880088" calcext:value-type="float">
            <text:p>4876.1880088</text:p>
          </table:table-cell>
        </table:table-row>
        <table:table-row table:style-name="ro1">
          <table:table-cell office:value-type="float" office:value="1.2376" calcext:value-type="float">
            <text:p>1.2376</text:p>
          </table:table-cell>
          <table:table-cell office:value-type="float" office:value="4876.19017132" calcext:value-type="float">
            <text:p>4876.19017132</text:p>
          </table:table-cell>
        </table:table-row>
        <table:table-row table:style-name="ro1">
          <table:table-cell office:value-type="float" office:value="1.2394" calcext:value-type="float">
            <text:p>1.2394</text:p>
          </table:table-cell>
          <table:table-cell office:value-type="float" office:value="4876.19195715" calcext:value-type="float">
            <text:p>4876.19195715</text:p>
          </table:table-cell>
        </table:table-row>
        <table:table-row table:style-name="ro1">
          <table:table-cell office:value-type="float" office:value="1.2412" calcext:value-type="float">
            <text:p>1.2412</text:p>
          </table:table-cell>
          <table:table-cell office:value-type="float" office:value="4876.19293683" calcext:value-type="float">
            <text:p>4876.19293683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4876.19284925" calcext:value-type="float">
            <text:p>4876.19284925</text:p>
          </table:table-cell>
        </table:table-row>
        <table:table-row table:style-name="ro1">
          <table:table-cell office:value-type="float" office:value="1.2448" calcext:value-type="float">
            <text:p>1.2448</text:p>
          </table:table-cell>
          <table:table-cell office:value-type="float" office:value="4876.19160775" calcext:value-type="float">
            <text:p>4876.19160775</text:p>
          </table:table-cell>
        </table:table-row>
        <table:table-row table:style-name="ro1">
          <table:table-cell office:value-type="float" office:value="1.2466" calcext:value-type="float">
            <text:p>1.2466</text:p>
          </table:table-cell>
          <table:table-cell office:value-type="float" office:value="4876.18868392" calcext:value-type="float">
            <text:p>4876.18868392</text:p>
          </table:table-cell>
        </table:table-row>
        <table:table-row table:style-name="ro1">
          <table:table-cell office:value-type="float" office:value="1.2484" calcext:value-type="float">
            <text:p>1.2484</text:p>
          </table:table-cell>
          <table:table-cell office:value-type="float" office:value="4876.18050396" calcext:value-type="float">
            <text:p>4876.1805039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76.16365804" calcext:value-type="float">
            <text:p>4876.16365804</text:p>
          </table:table-cell>
        </table:table-row>
        <table:table-row table:style-name="ro1">
          <table:table-cell office:value-type="float" office:value="1.2518" calcext:value-type="float">
            <text:p>1.2518</text:p>
          </table:table-cell>
          <table:table-cell office:value-type="float" office:value="4876.11688825" calcext:value-type="float">
            <text:p>4876.11688825</text:p>
          </table:table-cell>
        </table:table-row>
        <table:table-row table:style-name="ro1">
          <table:table-cell office:value-type="float" office:value="1.2536" calcext:value-type="float">
            <text:p>1.2536</text:p>
          </table:table-cell>
          <table:table-cell office:value-type="float" office:value="4876.01803757" calcext:value-type="float">
            <text:p>4876.01803757</text:p>
          </table:table-cell>
        </table:table-row>
        <table:table-row table:style-name="ro1">
          <table:table-cell office:value-type="float" office:value="1.2554" calcext:value-type="float">
            <text:p>1.2554</text:p>
          </table:table-cell>
          <table:table-cell office:value-type="float" office:value="4875.84050782" calcext:value-type="float">
            <text:p>4875.84050782</text:p>
          </table:table-cell>
        </table:table-row>
        <table:table-row table:style-name="ro1">
          <table:table-cell office:value-type="float" office:value="1.2572" calcext:value-type="float">
            <text:p>1.2572</text:p>
          </table:table-cell>
          <table:table-cell office:value-type="float" office:value="4875.56122557" calcext:value-type="float">
            <text:p>4875.56122557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4875.16774168" calcext:value-type="float">
            <text:p>4875.16774168</text:p>
          </table:table-cell>
        </table:table-row>
        <table:table-row table:style-name="ro1">
          <table:table-cell office:value-type="float" office:value="1.2608" calcext:value-type="float">
            <text:p>1.2608</text:p>
          </table:table-cell>
          <table:table-cell office:value-type="float" office:value="4874.66221659" calcext:value-type="float">
            <text:p>4874.66221659</text:p>
          </table:table-cell>
        </table:table-row>
        <table:table-row table:style-name="ro1">
          <table:table-cell office:value-type="float" office:value="1.2626" calcext:value-type="float">
            <text:p>1.2626</text:p>
          </table:table-cell>
          <table:table-cell office:value-type="float" office:value="4874.06023994" calcext:value-type="float">
            <text:p>4874.06023994</text:p>
          </table:table-cell>
        </table:table-row>
        <table:table-row table:style-name="ro1">
          <table:table-cell office:value-type="float" office:value="1.2644" calcext:value-type="float">
            <text:p>1.2644</text:p>
          </table:table-cell>
          <table:table-cell office:value-type="float" office:value="4873.3852751" calcext:value-type="float">
            <text:p>4873.3852751</text:p>
          </table:table-cell>
        </table:table-row>
        <table:table-row table:style-name="ro1">
          <table:table-cell office:value-type="float" office:value="1.2662" calcext:value-type="float">
            <text:p>1.2662</text:p>
          </table:table-cell>
          <table:table-cell office:value-type="float" office:value="4872.66137589" calcext:value-type="float">
            <text:p>4872.66137589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4871.90437733" calcext:value-type="float">
            <text:p>4871.90437733</text:p>
          </table:table-cell>
        </table:table-row>
        <table:table-row table:style-name="ro1">
          <table:table-cell office:value-type="float" office:value="1.2698" calcext:value-type="float">
            <text:p>1.2698</text:p>
          </table:table-cell>
          <table:table-cell office:value-type="float" office:value="4871.12164401" calcext:value-type="float">
            <text:p>4871.12164401</text:p>
          </table:table-cell>
        </table:table-row>
        <table:table-row table:style-name="ro1">
          <table:table-cell office:value-type="float" office:value="1.2716" calcext:value-type="float">
            <text:p>1.2716</text:p>
          </table:table-cell>
          <table:table-cell office:value-type="float" office:value="4870.31332603" calcext:value-type="float">
            <text:p>4870.31332603</text:p>
          </table:table-cell>
        </table:table-row>
        <table:table-row table:style-name="ro1">
          <table:table-cell office:value-type="float" office:value="1.2734" calcext:value-type="float">
            <text:p>1.2734</text:p>
          </table:table-cell>
          <table:table-cell office:value-type="float" office:value="4869.47572047" calcext:value-type="float">
            <text:p>4869.47572047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4868.70402242" calcext:value-type="float">
            <text:p>4868.70402242</text:p>
          </table:table-cell>
        </table:table-row>
        <table:table-row table:style-name="ro1">
          <table:table-cell office:value-type="float" office:value="1.2768" calcext:value-type="float">
            <text:p>1.2768</text:p>
          </table:table-cell>
          <table:table-cell office:value-type="float" office:value="4867.801095" calcext:value-type="float">
            <text:p>4867.801095</text:p>
          </table:table-cell>
        </table:table-row>
        <table:table-row table:style-name="ro1">
          <table:table-cell office:value-type="float" office:value="1.2786" calcext:value-type="float">
            <text:p>1.2786</text:p>
          </table:table-cell>
          <table:table-cell office:value-type="float" office:value="4866.86522216" calcext:value-type="float">
            <text:p>4866.86522216</text:p>
          </table:table-cell>
        </table:table-row>
        <table:table-row table:style-name="ro1">
          <table:table-cell office:value-type="float" office:value="1.2804" calcext:value-type="float">
            <text:p>1.2804</text:p>
          </table:table-cell>
          <table:table-cell office:value-type="float" office:value="4865.90143213" calcext:value-type="float">
            <text:p>4865.90143213</text:p>
          </table:table-cell>
        </table:table-row>
        <table:table-row table:style-name="ro1">
          <table:table-cell office:value-type="float" office:value="1.2822" calcext:value-type="float">
            <text:p>1.2822</text:p>
          </table:table-cell>
          <table:table-cell office:value-type="float" office:value="4864.91776167" calcext:value-type="float">
            <text:p>4864.91776167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4863.91999752" calcext:value-type="float">
            <text:p>4863.91999752</text:p>
          </table:table-cell>
        </table:table-row>
        <table:table-row table:style-name="ro1">
          <table:table-cell office:value-type="float" office:value="1.2858" calcext:value-type="float">
            <text:p>1.2858</text:p>
          </table:table-cell>
          <table:table-cell office:value-type="float" office:value="4862.91301212" calcext:value-type="float">
            <text:p>4862.91301212</text:p>
          </table:table-cell>
        </table:table-row>
        <table:table-row table:style-name="ro1">
          <table:table-cell office:value-type="float" office:value="1.2876" calcext:value-type="float">
            <text:p>1.2876</text:p>
          </table:table-cell>
          <table:table-cell office:value-type="float" office:value="4861.90046482" calcext:value-type="float">
            <text:p>4861.90046482</text:p>
          </table:table-cell>
        </table:table-row>
        <table:table-row table:style-name="ro1">
          <table:table-cell office:value-type="float" office:value="1.2894" calcext:value-type="float">
            <text:p>1.2894</text:p>
          </table:table-cell>
          <table:table-cell office:value-type="float" office:value="4860.88499342" calcext:value-type="float">
            <text:p>4860.88499342</text:p>
          </table:table-cell>
        </table:table-row>
        <table:table-row table:style-name="ro1">
          <table:table-cell office:value-type="float" office:value="1.2912" calcext:value-type="float">
            <text:p>1.2912</text:p>
          </table:table-cell>
          <table:table-cell office:value-type="float" office:value="4859.86868033" calcext:value-type="float">
            <text:p>4859.86868033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4858.85354134" calcext:value-type="float">
            <text:p>4858.85354134</text:p>
          </table:table-cell>
        </table:table-row>
        <table:table-row table:style-name="ro1">
          <table:table-cell office:value-type="float" office:value="1.2948" calcext:value-type="float">
            <text:p>1.2948</text:p>
          </table:table-cell>
          <table:table-cell office:value-type="float" office:value="4857.8418503" calcext:value-type="float">
            <text:p>4857.8418503</text:p>
          </table:table-cell>
        </table:table-row>
        <table:table-row table:style-name="ro1">
          <table:table-cell office:value-type="float" office:value="1.2966" calcext:value-type="float">
            <text:p>1.2966</text:p>
          </table:table-cell>
          <table:table-cell office:value-type="float" office:value="4856.83631723" calcext:value-type="float">
            <text:p>4856.83631723</text:p>
          </table:table-cell>
        </table:table-row>
        <table:table-row table:style-name="ro1">
          <table:table-cell office:value-type="float" office:value="1.2984" calcext:value-type="float">
            <text:p>1.2984</text:p>
          </table:table-cell>
          <table:table-cell office:value-type="float" office:value="4855.84011203" calcext:value-type="float">
            <text:p>4855.840112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854.96707995" calcext:value-type="float">
            <text:p>4854.96707995</text:p>
          </table:table-cell>
        </table:table-row>
        <table:table-row table:style-name="ro1">
          <table:table-cell office:value-type="float" office:value="1.3018" calcext:value-type="float">
            <text:p>1.3018</text:p>
          </table:table-cell>
          <table:table-cell office:value-type="float" office:value="4853.99961919" calcext:value-type="float">
            <text:p>4853.99961919</text:p>
          </table:table-cell>
        </table:table-row>
        <table:table-row table:style-name="ro1">
          <table:table-cell office:value-type="float" office:value="1.3036" calcext:value-type="float">
            <text:p>1.3036</text:p>
          </table:table-cell>
          <table:table-cell office:value-type="float" office:value="4853.04886237" calcext:value-type="float">
            <text:p>4853.04886237</text:p>
          </table:table-cell>
        </table:table-row>
        <table:table-row table:style-name="ro1">
          <table:table-cell office:value-type="float" office:value="1.3054" calcext:value-type="float">
            <text:p>1.3054</text:p>
          </table:table-cell>
          <table:table-cell office:value-type="float" office:value="4852.11628838" calcext:value-type="float">
            <text:p>4852.11628838</text:p>
          </table:table-cell>
        </table:table-row>
        <table:table-row table:style-name="ro1">
          <table:table-cell office:value-type="float" office:value="1.3072" calcext:value-type="float">
            <text:p>1.3072</text:p>
          </table:table-cell>
          <table:table-cell office:value-type="float" office:value="4851.2033054" calcext:value-type="float">
            <text:p>4851.2033054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4850.31135602" calcext:value-type="float">
            <text:p>4850.31135602</text:p>
          </table:table-cell>
        </table:table-row>
        <table:table-row table:style-name="ro1">
          <table:table-cell office:value-type="float" office:value="1.3108" calcext:value-type="float">
            <text:p>1.3108</text:p>
          </table:table-cell>
          <table:table-cell office:value-type="float" office:value="4849.44199165" calcext:value-type="float">
            <text:p>4849.44199165</text:p>
          </table:table-cell>
        </table:table-row>
        <table:table-row table:style-name="ro1">
          <table:table-cell office:value-type="float" office:value="1.3126" calcext:value-type="float">
            <text:p>1.3126</text:p>
          </table:table-cell>
          <table:table-cell office:value-type="float" office:value="4848.59697748" calcext:value-type="float">
            <text:p>4848.59697748</text:p>
          </table:table-cell>
        </table:table-row>
        <table:table-row table:style-name="ro1">
          <table:table-cell office:value-type="float" office:value="1.3144" calcext:value-type="float">
            <text:p>1.3144</text:p>
          </table:table-cell>
          <table:table-cell office:value-type="float" office:value="4847.77836763" calcext:value-type="float">
            <text:p>4847.77836763</text:p>
          </table:table-cell>
        </table:table-row>
        <table:table-row table:style-name="ro1">
          <table:table-cell office:value-type="float" office:value="1.3162" calcext:value-type="float">
            <text:p>1.3162</text:p>
          </table:table-cell>
          <table:table-cell office:value-type="float" office:value="4846.98948482" calcext:value-type="float">
            <text:p>4846.98948482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4846.23135878" calcext:value-type="float">
            <text:p>4846.23135878</text:p>
          </table:table-cell>
        </table:table-row>
        <table:table-row table:style-name="ro1">
          <table:table-cell office:value-type="float" office:value="1.3198" calcext:value-type="float">
            <text:p>1.3198</text:p>
          </table:table-cell>
          <table:table-cell office:value-type="float" office:value="4845.50459176" calcext:value-type="float">
            <text:p>4845.50459176</text:p>
          </table:table-cell>
        </table:table-row>
        <table:table-row table:style-name="ro1">
          <table:table-cell office:value-type="float" office:value="1.3216" calcext:value-type="float">
            <text:p>1.3216</text:p>
          </table:table-cell>
          <table:table-cell office:value-type="float" office:value="4844.80963796" calcext:value-type="float">
            <text:p>4844.80963796</text:p>
          </table:table-cell>
        </table:table-row>
        <table:table-row table:style-name="ro1">
          <table:table-cell office:value-type="float" office:value="1.3234" calcext:value-type="float">
            <text:p>1.3234</text:p>
          </table:table-cell>
          <table:table-cell office:value-type="float" office:value="4844.14686514" calcext:value-type="float">
            <text:p>4844.1468651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4843.58595355" calcext:value-type="float">
            <text:p>4843.58595355</text:p>
          </table:table-cell>
        </table:table-row>
        <table:table-row table:style-name="ro1">
          <table:table-cell office:value-type="float" office:value="1.3268" calcext:value-type="float">
            <text:p>1.3268</text:p>
          </table:table-cell>
          <table:table-cell office:value-type="float" office:value="4842.98368512" calcext:value-type="float">
            <text:p>4842.98368512</text:p>
          </table:table-cell>
        </table:table-row>
        <table:table-row table:style-name="ro1">
          <table:table-cell office:value-type="float" office:value="1.3286" calcext:value-type="float">
            <text:p>1.3286</text:p>
          </table:table-cell>
          <table:table-cell office:value-type="float" office:value="4842.41501408" calcext:value-type="float">
            <text:p>4842.41501408</text:p>
          </table:table-cell>
        </table:table-row>
        <table:table-row table:style-name="ro1">
          <table:table-cell office:value-type="float" office:value="1.3304" calcext:value-type="float">
            <text:p>1.3304</text:p>
          </table:table-cell>
          <table:table-cell office:value-type="float" office:value="4841.88109399" calcext:value-type="float">
            <text:p>4841.88109399</text:p>
          </table:table-cell>
        </table:table-row>
        <table:table-row table:style-name="ro1">
          <table:table-cell office:value-type="float" office:value="1.3322" calcext:value-type="float">
            <text:p>1.3322</text:p>
          </table:table-cell>
          <table:table-cell office:value-type="float" office:value="4841.38429587" calcext:value-type="float">
            <text:p>4841.38429587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4840.92520158" calcext:value-type="float">
            <text:p>4840.92520158</text:p>
          </table:table-cell>
        </table:table-row>
        <table:table-row table:style-name="ro1">
          <table:table-cell office:value-type="float" office:value="1.3358" calcext:value-type="float">
            <text:p>1.3358</text:p>
          </table:table-cell>
          <table:table-cell office:value-type="float" office:value="4840.50362788" calcext:value-type="float">
            <text:p>4840.50362788</text:p>
          </table:table-cell>
        </table:table-row>
        <table:table-row table:style-name="ro1">
          <table:table-cell office:value-type="float" office:value="1.3376" calcext:value-type="float">
            <text:p>1.3376</text:p>
          </table:table-cell>
          <table:table-cell office:value-type="float" office:value="4840.11926337" calcext:value-type="float">
            <text:p>4840.11926337</text:p>
          </table:table-cell>
        </table:table-row>
        <table:table-row table:style-name="ro1">
          <table:table-cell office:value-type="float" office:value="1.3394" calcext:value-type="float">
            <text:p>1.3394</text:p>
          </table:table-cell>
          <table:table-cell office:value-type="float" office:value="4839.77172546" calcext:value-type="float">
            <text:p>4839.77172546</text:p>
          </table:table-cell>
        </table:table-row>
        <table:table-row table:style-name="ro1">
          <table:table-cell office:value-type="float" office:value="1.3412" calcext:value-type="float">
            <text:p>1.3412</text:p>
          </table:table-cell>
          <table:table-cell office:value-type="float" office:value="4839.46063465" calcext:value-type="float">
            <text:p>4839.46063465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4839.18569796" calcext:value-type="float">
            <text:p>4839.18569796</text:p>
          </table:table-cell>
        </table:table-row>
        <table:table-row table:style-name="ro1">
          <table:table-cell office:value-type="float" office:value="1.3448" calcext:value-type="float">
            <text:p>1.3448</text:p>
          </table:table-cell>
          <table:table-cell office:value-type="float" office:value="4838.94676504" calcext:value-type="float">
            <text:p>4838.94676504</text:p>
          </table:table-cell>
        </table:table-row>
        <table:table-row table:style-name="ro1">
          <table:table-cell office:value-type="float" office:value="1.3466" calcext:value-type="float">
            <text:p>1.3466</text:p>
          </table:table-cell>
          <table:table-cell office:value-type="float" office:value="4838.74392828" calcext:value-type="float">
            <text:p>4838.74392828</text:p>
          </table:table-cell>
        </table:table-row>
        <table:table-row table:style-name="ro1">
          <table:table-cell office:value-type="float" office:value="1.3484" calcext:value-type="float">
            <text:p>1.3484</text:p>
          </table:table-cell>
          <table:table-cell office:value-type="float" office:value="4838.57760006" calcext:value-type="float">
            <text:p>4838.5776000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838.46234718" calcext:value-type="float">
            <text:p>4838.46234718</text:p>
          </table:table-cell>
        </table:table-row>
        <table:table-row table:style-name="ro1">
          <table:table-cell office:value-type="float" office:value="1.3518" calcext:value-type="float">
            <text:p>1.3518</text:p>
          </table:table-cell>
          <table:table-cell office:value-type="float" office:value="4838.36907888" calcext:value-type="float">
            <text:p>4838.36907888</text:p>
          </table:table-cell>
        </table:table-row>
        <table:table-row table:style-name="ro1">
          <table:table-cell office:value-type="float" office:value="1.3536" calcext:value-type="float">
            <text:p>1.3536</text:p>
          </table:table-cell>
          <table:table-cell office:value-type="float" office:value="4838.31249841" calcext:value-type="float">
            <text:p>4838.31249841</text:p>
          </table:table-cell>
        </table:table-row>
        <table:table-row table:style-name="ro1">
          <table:table-cell office:value-type="float" office:value="1.3554" calcext:value-type="float">
            <text:p>1.3554</text:p>
          </table:table-cell>
          <table:table-cell office:value-type="float" office:value="4838.2916665" calcext:value-type="float">
            <text:p>4838.2916665</text:p>
          </table:table-cell>
        </table:table-row>
        <table:table-row table:style-name="ro1">
          <table:table-cell office:value-type="float" office:value="1.3572" calcext:value-type="float">
            <text:p>1.3572</text:p>
          </table:table-cell>
          <table:table-cell office:value-type="float" office:value="4838.30566084" calcext:value-type="float">
            <text:p>4838.30566084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4838.35365843" calcext:value-type="float">
            <text:p>4838.35365843</text:p>
          </table:table-cell>
        </table:table-row>
        <table:table-row table:style-name="ro1">
          <table:table-cell office:value-type="float" office:value="1.3608" calcext:value-type="float">
            <text:p>1.3608</text:p>
          </table:table-cell>
          <table:table-cell office:value-type="float" office:value="4838.43499375" calcext:value-type="float">
            <text:p>4838.43499375</text:p>
          </table:table-cell>
        </table:table-row>
        <table:table-row table:style-name="ro1">
          <table:table-cell office:value-type="float" office:value="1.3626" calcext:value-type="float">
            <text:p>1.3626</text:p>
          </table:table-cell>
          <table:table-cell office:value-type="float" office:value="4838.54925649" calcext:value-type="float">
            <text:p>4838.54925649</text:p>
          </table:table-cell>
        </table:table-row>
        <table:table-row table:style-name="ro1">
          <table:table-cell office:value-type="float" office:value="1.3644" calcext:value-type="float">
            <text:p>1.3644</text:p>
          </table:table-cell>
          <table:table-cell office:value-type="float" office:value="4838.69636995" calcext:value-type="float">
            <text:p>4838.69636995</text:p>
          </table:table-cell>
        </table:table-row>
        <table:table-row table:style-name="ro1">
          <table:table-cell office:value-type="float" office:value="1.3662" calcext:value-type="float">
            <text:p>1.3662</text:p>
          </table:table-cell>
          <table:table-cell office:value-type="float" office:value="4838.87744429" calcext:value-type="float">
            <text:p>4838.87744429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4839.09214812" calcext:value-type="float">
            <text:p>4839.09214812</text:p>
          </table:table-cell>
        </table:table-row>
        <table:table-row table:style-name="ro1">
          <table:table-cell office:value-type="float" office:value="1.3698" calcext:value-type="float">
            <text:p>1.3698</text:p>
          </table:table-cell>
          <table:table-cell office:value-type="float" office:value="4839.3392405" calcext:value-type="float">
            <text:p>4839.3392405</text:p>
          </table:table-cell>
        </table:table-row>
        <table:table-row table:style-name="ro1">
          <table:table-cell office:value-type="float" office:value="1.3716" calcext:value-type="float">
            <text:p>1.3716</text:p>
          </table:table-cell>
          <table:table-cell office:value-type="float" office:value="4839.61738798" calcext:value-type="float">
            <text:p>4839.61738798</text:p>
          </table:table-cell>
        </table:table-row>
        <table:table-row table:style-name="ro1">
          <table:table-cell office:value-type="float" office:value="1.3734" calcext:value-type="float">
            <text:p>1.3734</text:p>
          </table:table-cell>
          <table:table-cell office:value-type="float" office:value="4839.92521615" calcext:value-type="float">
            <text:p>4839.92521615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4840.22380417" calcext:value-type="float">
            <text:p>4840.22380417</text:p>
          </table:table-cell>
        </table:table-row>
        <table:table-row table:style-name="ro1">
          <table:table-cell office:value-type="float" office:value="1.3768" calcext:value-type="float">
            <text:p>1.3768</text:p>
          </table:table-cell>
          <table:table-cell office:value-type="float" office:value="4840.58281618" calcext:value-type="float">
            <text:p>4840.58281618</text:p>
          </table:table-cell>
        </table:table-row>
        <table:table-row table:style-name="ro1">
          <table:table-cell office:value-type="float" office:value="1.3786" calcext:value-type="float">
            <text:p>1.3786</text:p>
          </table:table-cell>
          <table:table-cell office:value-type="float" office:value="4840.96806563" calcext:value-type="float">
            <text:p>4840.96806563</text:p>
          </table:table-cell>
        </table:table-row>
        <table:table-row table:style-name="ro1">
          <table:table-cell office:value-type="float" office:value="1.3804" calcext:value-type="float">
            <text:p>1.3804</text:p>
          </table:table-cell>
          <table:table-cell office:value-type="float" office:value="4841.37912425" calcext:value-type="float">
            <text:p>4841.37912425</text:p>
          </table:table-cell>
        </table:table-row>
        <table:table-row table:style-name="ro1">
          <table:table-cell office:value-type="float" office:value="1.3822" calcext:value-type="float">
            <text:p>1.3822</text:p>
          </table:table-cell>
          <table:table-cell office:value-type="float" office:value="4841.81664975" calcext:value-type="float">
            <text:p>4841.81664975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4842.28041901" calcext:value-type="float">
            <text:p>4842.28041901</text:p>
          </table:table-cell>
        </table:table-row>
        <table:table-row table:style-name="ro1">
          <table:table-cell office:value-type="float" office:value="1.3858" calcext:value-type="float">
            <text:p>1.3858</text:p>
          </table:table-cell>
          <table:table-cell office:value-type="float" office:value="4842.76893833" calcext:value-type="float">
            <text:p>4842.76893833</text:p>
          </table:table-cell>
        </table:table-row>
        <table:table-row table:style-name="ro1">
          <table:table-cell office:value-type="float" office:value="1.3876" calcext:value-type="float">
            <text:p>1.3876</text:p>
          </table:table-cell>
          <table:table-cell office:value-type="float" office:value="4843.28063062" calcext:value-type="float">
            <text:p>4843.28063062</text:p>
          </table:table-cell>
        </table:table-row>
        <table:table-row table:style-name="ro1">
          <table:table-cell office:value-type="float" office:value="1.3894" calcext:value-type="float">
            <text:p>1.3894</text:p>
          </table:table-cell>
          <table:table-cell office:value-type="float" office:value="4843.81388949" calcext:value-type="float">
            <text:p>4843.81388949</text:p>
          </table:table-cell>
        </table:table-row>
        <table:table-row table:style-name="ro1">
          <table:table-cell office:value-type="float" office:value="1.3912" calcext:value-type="float">
            <text:p>1.3912</text:p>
          </table:table-cell>
          <table:table-cell office:value-type="float" office:value="4844.36714851" calcext:value-type="float">
            <text:p>4844.36714851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4844.93896613" calcext:value-type="float">
            <text:p>4844.93896613</text:p>
          </table:table-cell>
        </table:table-row>
        <table:table-row table:style-name="ro1">
          <table:table-cell office:value-type="float" office:value="1.3948" calcext:value-type="float">
            <text:p>1.3948</text:p>
          </table:table-cell>
          <table:table-cell office:value-type="float" office:value="4845.52808226" calcext:value-type="float">
            <text:p>4845.52808226</text:p>
          </table:table-cell>
        </table:table-row>
        <table:table-row table:style-name="ro1">
          <table:table-cell office:value-type="float" office:value="1.3966" calcext:value-type="float">
            <text:p>1.3966</text:p>
          </table:table-cell>
          <table:table-cell office:value-type="float" office:value="4846.1335169" calcext:value-type="float">
            <text:p>4846.1335169</text:p>
          </table:table-cell>
        </table:table-row>
        <table:table-row table:style-name="ro1">
          <table:table-cell office:value-type="float" office:value="1.3984" calcext:value-type="float">
            <text:p>1.3984</text:p>
          </table:table-cell>
          <table:table-cell office:value-type="float" office:value="4846.75464926" calcext:value-type="float">
            <text:p>4846.7546492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47.32057231" calcext:value-type="float">
            <text:p>4847.32057231</text:p>
          </table:table-cell>
        </table:table-row>
        <table:table-row table:style-name="ro1">
          <table:table-cell office:value-type="float" office:value="1.4018" calcext:value-type="float">
            <text:p>1.4018</text:p>
          </table:table-cell>
          <table:table-cell office:value-type="float" office:value="4847.97319627" calcext:value-type="float">
            <text:p>4847.97319627</text:p>
          </table:table-cell>
        </table:table-row>
        <table:table-row table:style-name="ro1">
          <table:table-cell office:value-type="float" office:value="1.4036" calcext:value-type="float">
            <text:p>1.4036</text:p>
          </table:table-cell>
          <table:table-cell office:value-type="float" office:value="4848.63955873" calcext:value-type="float">
            <text:p>4848.63955873</text:p>
          </table:table-cell>
        </table:table-row>
        <table:table-row table:style-name="ro1">
          <table:table-cell office:value-type="float" office:value="1.4054" calcext:value-type="float">
            <text:p>1.4054</text:p>
          </table:table-cell>
          <table:table-cell office:value-type="float" office:value="4849.31795735" calcext:value-type="float">
            <text:p>4849.31795735</text:p>
          </table:table-cell>
        </table:table-row>
        <table:table-row table:style-name="ro1">
          <table:table-cell office:value-type="float" office:value="1.4072" calcext:value-type="float">
            <text:p>1.4072</text:p>
          </table:table-cell>
          <table:table-cell office:value-type="float" office:value="4850.00673619" calcext:value-type="float">
            <text:p>4850.00673619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4850.70437078" calcext:value-type="float">
            <text:p>4850.70437078</text:p>
          </table:table-cell>
        </table:table-row>
        <table:table-row table:style-name="ro1">
          <table:table-cell office:value-type="float" office:value="1.4108" calcext:value-type="float">
            <text:p>1.4108</text:p>
          </table:table-cell>
          <table:table-cell office:value-type="float" office:value="4851.40952685" calcext:value-type="float">
            <text:p>4851.40952685</text:p>
          </table:table-cell>
        </table:table-row>
        <table:table-row table:style-name="ro1">
          <table:table-cell office:value-type="float" office:value="1.4126" calcext:value-type="float">
            <text:p>1.4126</text:p>
          </table:table-cell>
          <table:table-cell office:value-type="float" office:value="4852.1211563" calcext:value-type="float">
            <text:p>4852.1211563</text:p>
          </table:table-cell>
        </table:table-row>
        <table:table-row table:style-name="ro1">
          <table:table-cell office:value-type="float" office:value="1.4144" calcext:value-type="float">
            <text:p>1.4144</text:p>
          </table:table-cell>
          <table:table-cell office:value-type="float" office:value="4852.83857752" calcext:value-type="float">
            <text:p>4852.83857752</text:p>
          </table:table-cell>
        </table:table-row>
        <table:table-row table:style-name="ro1">
          <table:table-cell office:value-type="float" office:value="1.4162" calcext:value-type="float">
            <text:p>1.4162</text:p>
          </table:table-cell>
          <table:table-cell office:value-type="float" office:value="4853.56212746" calcext:value-type="float">
            <text:p>4853.56212746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4854.29163316" calcext:value-type="float">
            <text:p>4854.29163316</text:p>
          </table:table-cell>
        </table:table-row>
        <table:table-row table:style-name="ro1">
          <table:table-cell office:value-type="float" office:value="1.4198" calcext:value-type="float">
            <text:p>1.4198</text:p>
          </table:table-cell>
          <table:table-cell office:value-type="float" office:value="4855.02548044" calcext:value-type="float">
            <text:p>4855.02548044</text:p>
          </table:table-cell>
        </table:table-row>
        <table:table-row table:style-name="ro1">
          <table:table-cell office:value-type="float" office:value="1.4216" calcext:value-type="float">
            <text:p>1.4216</text:p>
          </table:table-cell>
          <table:table-cell office:value-type="float" office:value="4855.76198923" calcext:value-type="float">
            <text:p>4855.76198923</text:p>
          </table:table-cell>
        </table:table-row>
        <table:table-row table:style-name="ro1">
          <table:table-cell office:value-type="float" office:value="1.4234" calcext:value-type="float">
            <text:p>1.4234</text:p>
          </table:table-cell>
          <table:table-cell office:value-type="float" office:value="4856.49947256" calcext:value-type="float">
            <text:p>4856.49947256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4857.15584996" calcext:value-type="float">
            <text:p>4857.15584996</text:p>
          </table:table-cell>
        </table:table-row>
        <table:table-row table:style-name="ro1">
          <table:table-cell office:value-type="float" office:value="1.4268" calcext:value-type="float">
            <text:p>1.4268</text:p>
          </table:table-cell>
          <table:table-cell office:value-type="float" office:value="4857.88953138" calcext:value-type="float">
            <text:p>4857.88953138</text:p>
          </table:table-cell>
        </table:table-row>
        <table:table-row table:style-name="ro1">
          <table:table-cell office:value-type="float" office:value="1.4286" calcext:value-type="float">
            <text:p>1.4286</text:p>
          </table:table-cell>
          <table:table-cell office:value-type="float" office:value="4858.61990132" calcext:value-type="float">
            <text:p>4858.61990132</text:p>
          </table:table-cell>
        </table:table-row>
        <table:table-row table:style-name="ro1">
          <table:table-cell office:value-type="float" office:value="1.4304" calcext:value-type="float">
            <text:p>1.4304</text:p>
          </table:table-cell>
          <table:table-cell office:value-type="float" office:value="4859.3463003" calcext:value-type="float">
            <text:p>4859.3463003</text:p>
          </table:table-cell>
        </table:table-row>
        <table:table-row table:style-name="ro1">
          <table:table-cell office:value-type="float" office:value="1.4322" calcext:value-type="float">
            <text:p>1.4322</text:p>
          </table:table-cell>
          <table:table-cell office:value-type="float" office:value="4860.06894076" calcext:value-type="float">
            <text:p>4860.06894076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4860.78813062" calcext:value-type="float">
            <text:p>4860.78813062</text:p>
          </table:table-cell>
        </table:table-row>
        <table:table-row table:style-name="ro1">
          <table:table-cell office:value-type="float" office:value="1.4358" calcext:value-type="float">
            <text:p>1.4358</text:p>
          </table:table-cell>
          <table:table-cell office:value-type="float" office:value="4861.5023558" calcext:value-type="float">
            <text:p>4861.5023558</text:p>
          </table:table-cell>
        </table:table-row>
        <table:table-row table:style-name="ro1">
          <table:table-cell office:value-type="float" office:value="1.4376" calcext:value-type="float">
            <text:p>1.4376</text:p>
          </table:table-cell>
          <table:table-cell office:value-type="float" office:value="4862.21003968" calcext:value-type="float">
            <text:p>4862.21003968</text:p>
          </table:table-cell>
        </table:table-row>
        <table:table-row table:style-name="ro1">
          <table:table-cell office:value-type="float" office:value="1.4394" calcext:value-type="float">
            <text:p>1.4394</text:p>
          </table:table-cell>
          <table:table-cell office:value-type="float" office:value="4862.90960392" calcext:value-type="float">
            <text:p>4862.90960392</text:p>
          </table:table-cell>
        </table:table-row>
        <table:table-row table:style-name="ro1">
          <table:table-cell office:value-type="float" office:value="1.4412" calcext:value-type="float">
            <text:p>1.4412</text:p>
          </table:table-cell>
          <table:table-cell office:value-type="float" office:value="4863.59952643" calcext:value-type="float">
            <text:p>4863.59952643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4864.27842828" calcext:value-type="float">
            <text:p>4864.27842828</text:p>
          </table:table-cell>
        </table:table-row>
        <table:table-row table:style-name="ro1">
          <table:table-cell office:value-type="float" office:value="1.4448" calcext:value-type="float">
            <text:p>1.4448</text:p>
          </table:table-cell>
          <table:table-cell office:value-type="float" office:value="4864.94513258" calcext:value-type="float">
            <text:p>4864.94513258</text:p>
          </table:table-cell>
        </table:table-row>
        <table:table-row table:style-name="ro1">
          <table:table-cell office:value-type="float" office:value="1.4466" calcext:value-type="float">
            <text:p>1.4466</text:p>
          </table:table-cell>
          <table:table-cell office:value-type="float" office:value="4865.59875893" calcext:value-type="float">
            <text:p>4865.59875893</text:p>
          </table:table-cell>
        </table:table-row>
        <table:table-row table:style-name="ro1">
          <table:table-cell office:value-type="float" office:value="1.4484" calcext:value-type="float">
            <text:p>1.4484</text:p>
          </table:table-cell>
          <table:table-cell office:value-type="float" office:value="4866.23880539" calcext:value-type="float">
            <text:p>4866.2388053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866.79649681" calcext:value-type="float">
            <text:p>4866.79649681</text:p>
          </table:table-cell>
        </table:table-row>
        <table:table-row table:style-name="ro1">
          <table:table-cell office:value-type="float" office:value="1.4518" calcext:value-type="float">
            <text:p>1.4518</text:p>
          </table:table-cell>
          <table:table-cell office:value-type="float" office:value="4867.41344273" calcext:value-type="float">
            <text:p>4867.41344273</text:p>
          </table:table-cell>
        </table:table-row>
        <table:table-row table:style-name="ro1">
          <table:table-cell office:value-type="float" office:value="1.4536" calcext:value-type="float">
            <text:p>1.4536</text:p>
          </table:table-cell>
          <table:table-cell office:value-type="float" office:value="4868.01589252" calcext:value-type="float">
            <text:p>4868.01589252</text:p>
          </table:table-cell>
        </table:table-row>
        <table:table-row table:style-name="ro1">
          <table:table-cell office:value-type="float" office:value="1.4554" calcext:value-type="float">
            <text:p>1.4554</text:p>
          </table:table-cell>
          <table:table-cell office:value-type="float" office:value="4868.60245574" calcext:value-type="float">
            <text:p>4868.60245574</text:p>
          </table:table-cell>
        </table:table-row>
        <table:table-row table:style-name="ro1">
          <table:table-cell office:value-type="float" office:value="1.4572" calcext:value-type="float">
            <text:p>1.4572</text:p>
          </table:table-cell>
          <table:table-cell office:value-type="float" office:value="4869.17180459" calcext:value-type="float">
            <text:p>4869.17180459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4869.72275323" calcext:value-type="float">
            <text:p>4869.72275323</text:p>
          </table:table-cell>
        </table:table-row>
        <table:table-row table:style-name="ro1">
          <table:table-cell office:value-type="float" office:value="1.4608" calcext:value-type="float">
            <text:p>1.4608</text:p>
          </table:table-cell>
          <table:table-cell office:value-type="float" office:value="4870.25431134" calcext:value-type="float">
            <text:p>4870.25431134</text:p>
          </table:table-cell>
        </table:table-row>
        <table:table-row table:style-name="ro1">
          <table:table-cell office:value-type="float" office:value="1.4626" calcext:value-type="float">
            <text:p>1.4626</text:p>
          </table:table-cell>
          <table:table-cell office:value-type="float" office:value="4870.76576449" calcext:value-type="float">
            <text:p>4870.76576449</text:p>
          </table:table-cell>
        </table:table-row>
        <table:table-row table:style-name="ro1">
          <table:table-cell office:value-type="float" office:value="1.4644" calcext:value-type="float">
            <text:p>1.4644</text:p>
          </table:table-cell>
          <table:table-cell office:value-type="float" office:value="4871.25675407" calcext:value-type="float">
            <text:p>4871.25675407</text:p>
          </table:table-cell>
        </table:table-row>
        <table:table-row table:style-name="ro1">
          <table:table-cell office:value-type="float" office:value="1.4662" calcext:value-type="float">
            <text:p>1.4662</text:p>
          </table:table-cell>
          <table:table-cell office:value-type="float" office:value="4871.72769048" calcext:value-type="float">
            <text:p>4871.72769048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4872.17952372" calcext:value-type="float">
            <text:p>4872.17952372</text:p>
          </table:table-cell>
        </table:table-row>
        <table:table-row table:style-name="ro1">
          <table:table-cell office:value-type="float" office:value="1.4698" calcext:value-type="float">
            <text:p>1.4698</text:p>
          </table:table-cell>
          <table:table-cell office:value-type="float" office:value="4872.61133806" calcext:value-type="float">
            <text:p>4872.61133806</text:p>
          </table:table-cell>
        </table:table-row>
        <table:table-row table:style-name="ro1">
          <table:table-cell office:value-type="float" office:value="1.4716" calcext:value-type="float">
            <text:p>1.4716</text:p>
          </table:table-cell>
          <table:table-cell office:value-type="float" office:value="4873.02236308" calcext:value-type="float">
            <text:p>4873.02236308</text:p>
          </table:table-cell>
        </table:table-row>
        <table:table-row table:style-name="ro1">
          <table:table-cell office:value-type="float" office:value="1.4734" calcext:value-type="float">
            <text:p>1.4734</text:p>
          </table:table-cell>
          <table:table-cell office:value-type="float" office:value="4873.41196674" calcext:value-type="float">
            <text:p>4873.41196674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4873.74127603" calcext:value-type="float">
            <text:p>4873.74127603</text:p>
          </table:table-cell>
        </table:table-row>
        <table:table-row table:style-name="ro1">
          <table:table-cell office:value-type="float" office:value="1.4768" calcext:value-type="float">
            <text:p>1.4768</text:p>
          </table:table-cell>
          <table:table-cell office:value-type="float" office:value="4874.08669809" calcext:value-type="float">
            <text:p>4874.08669809</text:p>
          </table:table-cell>
        </table:table-row>
        <table:table-row table:style-name="ro1">
          <table:table-cell office:value-type="float" office:value="1.4786" calcext:value-type="float">
            <text:p>1.4786</text:p>
          </table:table-cell>
          <table:table-cell office:value-type="float" office:value="4874.40641876" calcext:value-type="float">
            <text:p>4874.40641876</text:p>
          </table:table-cell>
        </table:table-row>
        <table:table-row table:style-name="ro1">
          <table:table-cell office:value-type="float" office:value="1.4804" calcext:value-type="float">
            <text:p>1.4804</text:p>
          </table:table-cell>
          <table:table-cell office:value-type="float" office:value="4874.6969899" calcext:value-type="float">
            <text:p>4874.6969899</text:p>
          </table:table-cell>
        </table:table-row>
        <table:table-row table:style-name="ro1">
          <table:table-cell office:value-type="float" office:value="1.4822" calcext:value-type="float">
            <text:p>1.4822</text:p>
          </table:table-cell>
          <table:table-cell office:value-type="float" office:value="4874.95417058" calcext:value-type="float">
            <text:p>4874.95417058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4875.17497772" calcext:value-type="float">
            <text:p>4875.17497772</text:p>
          </table:table-cell>
        </table:table-row>
        <table:table-row table:style-name="ro1">
          <table:table-cell office:value-type="float" office:value="1.4858" calcext:value-type="float">
            <text:p>1.4858</text:p>
          </table:table-cell>
          <table:table-cell office:value-type="float" office:value="4875.35778062" calcext:value-type="float">
            <text:p>4875.35778062</text:p>
          </table:table-cell>
        </table:table-row>
        <table:table-row table:style-name="ro1">
          <table:table-cell office:value-type="float" office:value="1.4876" calcext:value-type="float">
            <text:p>1.4876</text:p>
          </table:table-cell>
          <table:table-cell office:value-type="float" office:value="4875.50914965" calcext:value-type="float">
            <text:p>4875.50914965</text:p>
          </table:table-cell>
        </table:table-row>
        <table:table-row table:style-name="ro1">
          <table:table-cell office:value-type="float" office:value="1.4894" calcext:value-type="float">
            <text:p>1.4894</text:p>
          </table:table-cell>
          <table:table-cell office:value-type="float" office:value="4875.65058307" calcext:value-type="float">
            <text:p>4875.65058307</text:p>
          </table:table-cell>
        </table:table-row>
        <table:table-row table:style-name="ro1">
          <table:table-cell office:value-type="float" office:value="1.4912" calcext:value-type="float">
            <text:p>1.4912</text:p>
          </table:table-cell>
          <table:table-cell office:value-type="float" office:value="4875.82025363" calcext:value-type="float">
            <text:p>4875.82025363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4876.05919479" calcext:value-type="float">
            <text:p>4876.05919479</text:p>
          </table:table-cell>
        </table:table-row>
        <table:table-row table:style-name="ro1">
          <table:table-cell office:value-type="float" office:value="1.4948" calcext:value-type="float">
            <text:p>1.4948</text:p>
          </table:table-cell>
          <table:table-cell office:value-type="float" office:value="4876.24014798" calcext:value-type="float">
            <text:p>4876.24014798</text:p>
          </table:table-cell>
        </table:table-row>
        <table:table-row table:style-name="ro1">
          <table:table-cell office:value-type="float" office:value="1.4966" calcext:value-type="float">
            <text:p>1.4966</text:p>
          </table:table-cell>
          <table:table-cell office:value-type="float" office:value="4876.25072074" calcext:value-type="float">
            <text:p>4876.25072074</text:p>
          </table:table-cell>
        </table:table-row>
        <table:table-row table:style-name="ro1">
          <table:table-cell office:value-type="float" office:value="1.4984" calcext:value-type="float">
            <text:p>1.4984</text:p>
          </table:table-cell>
          <table:table-cell office:value-type="float" office:value="4876.24874714" calcext:value-type="float">
            <text:p>4876.2487471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76.2462232" calcext:value-type="float">
            <text:p>4876.2462232</text:p>
          </table:table-cell>
        </table:table-row>
        <table:table-row table:style-name="ro1">
          <table:table-cell office:value-type="float" office:value="1.5018" calcext:value-type="float">
            <text:p>1.5018</text:p>
          </table:table-cell>
          <table:table-cell office:value-type="float" office:value="4876.24296654" calcext:value-type="float">
            <text:p>4876.24296654</text:p>
          </table:table-cell>
        </table:table-row>
        <table:table-row table:style-name="ro1">
          <table:table-cell office:value-type="float" office:value="1.5036" calcext:value-type="float">
            <text:p>1.5036</text:p>
          </table:table-cell>
          <table:table-cell office:value-type="float" office:value="4876.22298221" calcext:value-type="float">
            <text:p>4876.22298221</text:p>
          </table:table-cell>
        </table:table-row>
        <table:table-row table:style-name="ro1">
          <table:table-cell office:value-type="float" office:value="1.5054" calcext:value-type="float">
            <text:p>1.5054</text:p>
          </table:table-cell>
          <table:table-cell office:value-type="float" office:value="4876.1757524" calcext:value-type="float">
            <text:p>4876.1757524</text:p>
          </table:table-cell>
        </table:table-row>
        <table:table-row table:style-name="ro1">
          <table:table-cell office:value-type="float" office:value="1.5072" calcext:value-type="float">
            <text:p>1.5072</text:p>
          </table:table-cell>
          <table:table-cell office:value-type="float" office:value="4876.09298107" calcext:value-type="float">
            <text:p>4876.09298107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4875.9708193" calcext:value-type="float">
            <text:p>4875.9708193</text:p>
          </table:table-cell>
        </table:table-row>
        <table:table-row table:style-name="ro1">
          <table:table-cell office:value-type="float" office:value="1.5108" calcext:value-type="float">
            <text:p>1.5108</text:p>
          </table:table-cell>
          <table:table-cell office:value-type="float" office:value="4875.81062165" calcext:value-type="float">
            <text:p>4875.81062165</text:p>
          </table:table-cell>
        </table:table-row>
        <table:table-row table:style-name="ro1">
          <table:table-cell office:value-type="float" office:value="1.5126" calcext:value-type="float">
            <text:p>1.5126</text:p>
          </table:table-cell>
          <table:table-cell office:value-type="float" office:value="4875.61780821" calcext:value-type="float">
            <text:p>4875.61780821</text:p>
          </table:table-cell>
        </table:table-row>
        <table:table-row table:style-name="ro1">
          <table:table-cell office:value-type="float" office:value="1.5144" calcext:value-type="float">
            <text:p>1.5144</text:p>
          </table:table-cell>
          <table:table-cell office:value-type="float" office:value="4875.39942835" calcext:value-type="float">
            <text:p>4875.39942835</text:p>
          </table:table-cell>
        </table:table-row>
        <table:table-row table:style-name="ro1">
          <table:table-cell office:value-type="float" office:value="1.5162" calcext:value-type="float">
            <text:p>1.5162</text:p>
          </table:table-cell>
          <table:table-cell office:value-type="float" office:value="4875.16181136" calcext:value-type="float">
            <text:p>4875.16181136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4874.90945933" calcext:value-type="float">
            <text:p>4874.90945933</text:p>
          </table:table-cell>
        </table:table-row>
        <table:table-row table:style-name="ro1">
          <table:table-cell office:value-type="float" office:value="1.5198" calcext:value-type="float">
            <text:p>1.5198</text:p>
          </table:table-cell>
          <table:table-cell office:value-type="float" office:value="4874.64170865" calcext:value-type="float">
            <text:p>4874.64170865</text:p>
          </table:table-cell>
        </table:table-row>
        <table:table-row table:style-name="ro1">
          <table:table-cell office:value-type="float" office:value="1.5216" calcext:value-type="float">
            <text:p>1.5216</text:p>
          </table:table-cell>
          <table:table-cell office:value-type="float" office:value="4874.35546073" calcext:value-type="float">
            <text:p>4874.35546073</text:p>
          </table:table-cell>
        </table:table-row>
        <table:table-row table:style-name="ro1">
          <table:table-cell office:value-type="float" office:value="1.5234" calcext:value-type="float">
            <text:p>1.5234</text:p>
          </table:table-cell>
          <table:table-cell office:value-type="float" office:value="4874.04683894" calcext:value-type="float">
            <text:p>4874.04683894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4873.75274011" calcext:value-type="float">
            <text:p>4873.75274011</text:p>
          </table:table-cell>
        </table:table-row>
        <table:table-row table:style-name="ro1">
          <table:table-cell office:value-type="float" office:value="1.5268" calcext:value-type="float">
            <text:p>1.5268</text:p>
          </table:table-cell>
          <table:table-cell office:value-type="float" office:value="4873.39281582" calcext:value-type="float">
            <text:p>4873.39281582</text:p>
          </table:table-cell>
        </table:table-row>
        <table:table-row table:style-name="ro1">
          <table:table-cell office:value-type="float" office:value="1.5286" calcext:value-type="float">
            <text:p>1.5286</text:p>
          </table:table-cell>
          <table:table-cell office:value-type="float" office:value="4873.00505942" calcext:value-type="float">
            <text:p>4873.00505942</text:p>
          </table:table-cell>
        </table:table-row>
        <table:table-row table:style-name="ro1">
          <table:table-cell office:value-type="float" office:value="1.5304" calcext:value-type="float">
            <text:p>1.5304</text:p>
          </table:table-cell>
          <table:table-cell office:value-type="float" office:value="4872.59097927" calcext:value-type="float">
            <text:p>4872.59097927</text:p>
          </table:table-cell>
        </table:table-row>
        <table:table-row table:style-name="ro1">
          <table:table-cell office:value-type="float" office:value="1.5322" calcext:value-type="float">
            <text:p>1.5322</text:p>
          </table:table-cell>
          <table:table-cell office:value-type="float" office:value="4872.15315474" calcext:value-type="float">
            <text:p>4872.15315474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4871.69555104" calcext:value-type="float">
            <text:p>4871.69555104</text:p>
          </table:table-cell>
        </table:table-row>
        <table:table-row table:style-name="ro1">
          <table:table-cell office:value-type="float" office:value="1.5358" calcext:value-type="float">
            <text:p>1.5358</text:p>
          </table:table-cell>
          <table:table-cell office:value-type="float" office:value="4871.21952099" calcext:value-type="float">
            <text:p>4871.21952099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4870.72542735" calcext:value-type="float">
            <text:p>4870.72542735</text:p>
          </table:table-cell>
        </table:table-row>
        <table:table-row table:style-name="ro1">
          <table:table-cell office:value-type="float" office:value="1.5394" calcext:value-type="float">
            <text:p>1.5394</text:p>
          </table:table-cell>
          <table:table-cell office:value-type="float" office:value="4870.21312807" calcext:value-type="float">
            <text:p>4870.21312807</text:p>
          </table:table-cell>
        </table:table-row>
        <table:table-row table:style-name="ro1">
          <table:table-cell office:value-type="float" office:value="1.5412" calcext:value-type="float">
            <text:p>1.5412</text:p>
          </table:table-cell>
          <table:table-cell office:value-type="float" office:value="4869.68227608" calcext:value-type="float">
            <text:p>4869.68227608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4869.13262416" calcext:value-type="float">
            <text:p>4869.13262416</text:p>
          </table:table-cell>
        </table:table-row>
        <table:table-row table:style-name="ro1">
          <table:table-cell office:value-type="float" office:value="1.5448" calcext:value-type="float">
            <text:p>1.5448</text:p>
          </table:table-cell>
          <table:table-cell office:value-type="float" office:value="4868.56425358" calcext:value-type="float">
            <text:p>4868.56425358</text:p>
          </table:table-cell>
        </table:table-row>
        <table:table-row table:style-name="ro1">
          <table:table-cell office:value-type="float" office:value="1.5466" calcext:value-type="float">
            <text:p>1.5466</text:p>
          </table:table-cell>
          <table:table-cell office:value-type="float" office:value="4867.97768664" calcext:value-type="float">
            <text:p>4867.97768664</text:p>
          </table:table-cell>
        </table:table-row>
        <table:table-row table:style-name="ro1">
          <table:table-cell office:value-type="float" office:value="1.5484" calcext:value-type="float">
            <text:p>1.5484</text:p>
          </table:table-cell>
          <table:table-cell office:value-type="float" office:value="4867.37394754" calcext:value-type="float">
            <text:p>4867.3739475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866.82332861" calcext:value-type="float">
            <text:p>4866.82332861</text:p>
          </table:table-cell>
        </table:table-row>
        <table:table-row table:style-name="ro1">
          <table:table-cell office:value-type="float" office:value="1.5518" calcext:value-type="float">
            <text:p>1.5518</text:p>
          </table:table-cell>
          <table:table-cell office:value-type="float" office:value="4866.19420269" calcext:value-type="float">
            <text:p>4866.19420269</text:p>
          </table:table-cell>
        </table:table-row>
        <table:table-row table:style-name="ro1">
          <table:table-cell office:value-type="float" office:value="1.5536" calcext:value-type="float">
            <text:p>1.5536</text:p>
          </table:table-cell>
          <table:table-cell office:value-type="float" office:value="4865.55255935" calcext:value-type="float">
            <text:p>4865.55255935</text:p>
          </table:table-cell>
        </table:table-row>
        <table:table-row table:style-name="ro1">
          <table:table-cell office:value-type="float" office:value="1.5554" calcext:value-type="float">
            <text:p>1.5554</text:p>
          </table:table-cell>
          <table:table-cell office:value-type="float" office:value="4864.89866424" calcext:value-type="float">
            <text:p>4864.89866424</text:p>
          </table:table-cell>
        </table:table-row>
        <table:table-row table:style-name="ro1">
          <table:table-cell office:value-type="float" office:value="1.5572" calcext:value-type="float">
            <text:p>1.5572</text:p>
          </table:table-cell>
          <table:table-cell office:value-type="float" office:value="4864.2327812" calcext:value-type="float">
            <text:p>4864.2327812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4863.55526327" calcext:value-type="float">
            <text:p>4863.55526327</text:p>
          </table:table-cell>
        </table:table-row>
        <table:table-row table:style-name="ro1">
          <table:table-cell office:value-type="float" office:value="1.5608" calcext:value-type="float">
            <text:p>1.5608</text:p>
          </table:table-cell>
          <table:table-cell office:value-type="float" office:value="4862.86664528" calcext:value-type="float">
            <text:p>4862.86664528</text:p>
          </table:table-cell>
        </table:table-row>
        <table:table-row table:style-name="ro1">
          <table:table-cell office:value-type="float" office:value="1.5626" calcext:value-type="float">
            <text:p>1.5626</text:p>
          </table:table-cell>
          <table:table-cell office:value-type="float" office:value="4862.1677204" calcext:value-type="float">
            <text:p>4862.1677204</text:p>
          </table:table-cell>
        </table:table-row>
        <table:table-row table:style-name="ro1">
          <table:table-cell office:value-type="float" office:value="1.5644" calcext:value-type="float">
            <text:p>1.5644</text:p>
          </table:table-cell>
          <table:table-cell office:value-type="float" office:value="4861.45963944" calcext:value-type="float">
            <text:p>4861.45963944</text:p>
          </table:table-cell>
        </table:table-row>
        <table:table-row table:style-name="ro1">
          <table:table-cell office:value-type="float" office:value="1.5662" calcext:value-type="float">
            <text:p>1.5662</text:p>
          </table:table-cell>
          <table:table-cell office:value-type="float" office:value="4860.74398665" calcext:value-type="float">
            <text:p>4860.74398665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4860.02374862" calcext:value-type="float">
            <text:p>4860.02374862</text:p>
          </table:table-cell>
        </table:table-row>
        <table:table-row table:style-name="ro1">
          <table:table-cell office:value-type="float" office:value="1.5698" calcext:value-type="float">
            <text:p>1.5698</text:p>
          </table:table-cell>
          <table:table-cell office:value-type="float" office:value="4859.29997874" calcext:value-type="float">
            <text:p>4859.29997874</text:p>
          </table:table-cell>
        </table:table-row>
        <table:table-row table:style-name="ro1">
          <table:table-cell office:value-type="float" office:value="1.5716" calcext:value-type="float">
            <text:p>1.5716</text:p>
          </table:table-cell>
          <table:table-cell office:value-type="float" office:value="4858.57313853" calcext:value-type="float">
            <text:p>4858.57313853</text:p>
          </table:table-cell>
        </table:table-row>
        <table:table-row table:style-name="ro1">
          <table:table-cell office:value-type="float" office:value="1.5734" calcext:value-type="float">
            <text:p>1.5734</text:p>
          </table:table-cell>
          <table:table-cell office:value-type="float" office:value="4857.84364483" calcext:value-type="float">
            <text:p>4857.84364483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4857.19522701" calcext:value-type="float">
            <text:p>4857.19522701</text:p>
          </table:table-cell>
        </table:table-row>
        <table:table-row table:style-name="ro1">
          <table:table-cell office:value-type="float" office:value="1.5768" calcext:value-type="float">
            <text:p>1.5768</text:p>
          </table:table-cell>
          <table:table-cell office:value-type="float" office:value="4856.4607879" calcext:value-type="float">
            <text:p>4856.4607879</text:p>
          </table:table-cell>
        </table:table-row>
        <table:table-row table:style-name="ro1">
          <table:table-cell office:value-type="float" office:value="1.5786" calcext:value-type="float">
            <text:p>1.5786</text:p>
          </table:table-cell>
          <table:table-cell office:value-type="float" office:value="4855.72507269" calcext:value-type="float">
            <text:p>4855.72507269</text:p>
          </table:table-cell>
        </table:table-row>
        <table:table-row table:style-name="ro1">
          <table:table-cell office:value-type="float" office:value="1.5804" calcext:value-type="float">
            <text:p>1.5804</text:p>
          </table:table-cell>
          <table:table-cell office:value-type="float" office:value="4854.98932225" calcext:value-type="float">
            <text:p>4854.98932225</text:p>
          </table:table-cell>
        </table:table-row>
        <table:table-row table:style-name="ro1">
          <table:table-cell office:value-type="float" office:value="1.5822" calcext:value-type="float">
            <text:p>1.5822</text:p>
          </table:table-cell>
          <table:table-cell office:value-type="float" office:value="4854.25519005" calcext:value-type="float">
            <text:p>4854.25519005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4853.52564013" calcext:value-type="float">
            <text:p>4853.52564013</text:p>
          </table:table-cell>
        </table:table-row>
        <table:table-row table:style-name="ro1">
          <table:table-cell office:value-type="float" office:value="1.5858" calcext:value-type="float">
            <text:p>1.5858</text:p>
          </table:table-cell>
          <table:table-cell office:value-type="float" office:value="4852.80213718" calcext:value-type="float">
            <text:p>4852.80213718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4852.08522785" calcext:value-type="float">
            <text:p>4852.08522785</text:p>
          </table:table-cell>
        </table:table-row>
        <table:table-row table:style-name="ro1">
          <table:table-cell office:value-type="float" office:value="1.5894" calcext:value-type="float">
            <text:p>1.5894</text:p>
          </table:table-cell>
          <table:table-cell office:value-type="float" office:value="4851.3754009" calcext:value-type="float">
            <text:p>4851.3754009</text:p>
          </table:table-cell>
        </table:table-row>
        <table:table-row table:style-name="ro1">
          <table:table-cell office:value-type="float" office:value="1.5912" calcext:value-type="float">
            <text:p>1.5912</text:p>
          </table:table-cell>
          <table:table-cell office:value-type="float" office:value="4850.67314804" calcext:value-type="float">
            <text:p>4850.67314804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4849.97903842" calcext:value-type="float">
            <text:p>4849.97903842</text:p>
          </table:table-cell>
        </table:table-row>
        <table:table-row table:style-name="ro1">
          <table:table-cell office:value-type="float" office:value="1.5948" calcext:value-type="float">
            <text:p>1.5948</text:p>
          </table:table-cell>
          <table:table-cell office:value-type="float" office:value="4849.29379579" calcext:value-type="float">
            <text:p>4849.29379579</text:p>
          </table:table-cell>
        </table:table-row>
        <table:table-row table:style-name="ro1">
          <table:table-cell office:value-type="float" office:value="1.5966" calcext:value-type="float">
            <text:p>1.5966</text:p>
          </table:table-cell>
          <table:table-cell office:value-type="float" office:value="4848.61835861" calcext:value-type="float">
            <text:p>4848.61835861</text:p>
          </table:table-cell>
        </table:table-row>
        <table:table-row table:style-name="ro1">
          <table:table-cell office:value-type="float" office:value="1.5984" calcext:value-type="float">
            <text:p>1.5984</text:p>
          </table:table-cell>
          <table:table-cell office:value-type="float" office:value="4847.95398567" calcext:value-type="float">
            <text:p>4847.953985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47.37308029" calcext:value-type="float">
            <text:p>4847.37308029</text:p>
          </table:table-cell>
        </table:table-row>
        <table:table-row table:style-name="ro1">
          <table:table-cell office:value-type="float" office:value="1.6018" calcext:value-type="float">
            <text:p>1.6018</text:p>
          </table:table-cell>
          <table:table-cell office:value-type="float" office:value="4846.73682376" calcext:value-type="float">
            <text:p>4846.73682376</text:p>
          </table:table-cell>
        </table:table-row>
        <table:table-row table:style-name="ro1">
          <table:table-cell office:value-type="float" office:value="1.6036" calcext:value-type="float">
            <text:p>1.6036</text:p>
          </table:table-cell>
          <table:table-cell office:value-type="float" office:value="4846.1170999" calcext:value-type="float">
            <text:p>4846.1170999</text:p>
          </table:table-cell>
        </table:table-row>
        <table:table-row table:style-name="ro1">
          <table:table-cell office:value-type="float" office:value="1.6054" calcext:value-type="float">
            <text:p>1.6054</text:p>
          </table:table-cell>
          <table:table-cell office:value-type="float" office:value="4845.51437698" calcext:value-type="float">
            <text:p>4845.51437698</text:p>
          </table:table-cell>
        </table:table-row>
        <table:table-row table:style-name="ro1">
          <table:table-cell office:value-type="float" office:value="1.6072" calcext:value-type="float">
            <text:p>1.6072</text:p>
          </table:table-cell>
          <table:table-cell office:value-type="float" office:value="4844.92910805" calcext:value-type="float">
            <text:p>4844.92910805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4844.36180393" calcext:value-type="float">
            <text:p>4844.36180393</text:p>
          </table:table-cell>
        </table:table-row>
        <table:table-row table:style-name="ro1">
          <table:table-cell office:value-type="float" office:value="1.6108" calcext:value-type="float">
            <text:p>1.6108</text:p>
          </table:table-cell>
          <table:table-cell office:value-type="float" office:value="4843.81311267" calcext:value-type="float">
            <text:p>4843.81311267</text:p>
          </table:table-cell>
        </table:table-row>
        <table:table-row table:style-name="ro1">
          <table:table-cell office:value-type="float" office:value="1.6126" calcext:value-type="float">
            <text:p>1.6126</text:p>
          </table:table-cell>
          <table:table-cell office:value-type="float" office:value="4843.28387817" calcext:value-type="float">
            <text:p>4843.28387817</text:p>
          </table:table-cell>
        </table:table-row>
        <table:table-row table:style-name="ro1">
          <table:table-cell office:value-type="float" office:value="1.6144" calcext:value-type="float">
            <text:p>1.6144</text:p>
          </table:table-cell>
          <table:table-cell office:value-type="float" office:value="4842.77524534" calcext:value-type="float">
            <text:p>4842.77524534</text:p>
          </table:table-cell>
        </table:table-row>
        <table:table-row table:style-name="ro1">
          <table:table-cell office:value-type="float" office:value="1.6162" calcext:value-type="float">
            <text:p>1.6162</text:p>
          </table:table-cell>
          <table:table-cell office:value-type="float" office:value="4842.28873963" calcext:value-type="float">
            <text:p>4842.28873963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4841.82708833" calcext:value-type="float">
            <text:p>4841.82708833</text:p>
          </table:table-cell>
        </table:table-row>
        <table:table-row table:style-name="ro1">
          <table:table-cell office:value-type="float" office:value="1.6198" calcext:value-type="float">
            <text:p>1.6198</text:p>
          </table:table-cell>
          <table:table-cell office:value-type="float" office:value="4841.39182973" calcext:value-type="float">
            <text:p>4841.39182973</text:p>
          </table:table-cell>
        </table:table-row>
        <table:table-row table:style-name="ro1">
          <table:table-cell office:value-type="float" office:value="1.6216" calcext:value-type="float">
            <text:p>1.6216</text:p>
          </table:table-cell>
          <table:table-cell office:value-type="float" office:value="4840.98336282" calcext:value-type="float">
            <text:p>4840.98336282</text:p>
          </table:table-cell>
        </table:table-row>
        <table:table-row table:style-name="ro1">
          <table:table-cell office:value-type="float" office:value="1.6234" calcext:value-type="float">
            <text:p>1.6234</text:p>
          </table:table-cell>
          <table:table-cell office:value-type="float" office:value="4840.60199329" calcext:value-type="float">
            <text:p>4840.60199329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4840.28801218" calcext:value-type="float">
            <text:p>4840.28801218</text:p>
          </table:table-cell>
        </table:table-row>
        <table:table-row table:style-name="ro1">
          <table:table-cell office:value-type="float" office:value="1.6268" calcext:value-type="float">
            <text:p>1.6268</text:p>
          </table:table-cell>
          <table:table-cell office:value-type="float" office:value="4839.9574631" calcext:value-type="float">
            <text:p>4839.9574631</text:p>
          </table:table-cell>
        </table:table-row>
        <table:table-row table:style-name="ro1">
          <table:table-cell office:value-type="float" office:value="1.6286" calcext:value-type="float">
            <text:p>1.6286</text:p>
          </table:table-cell>
          <table:table-cell office:value-type="float" office:value="4839.65471232" calcext:value-type="float">
            <text:p>4839.65471232</text:p>
          </table:table-cell>
        </table:table-row>
        <table:table-row table:style-name="ro1">
          <table:table-cell office:value-type="float" office:value="1.6304" calcext:value-type="float">
            <text:p>1.6304</text:p>
          </table:table-cell>
          <table:table-cell office:value-type="float" office:value="4839.38066401" calcext:value-type="float">
            <text:p>4839.38066401</text:p>
          </table:table-cell>
        </table:table-row>
        <table:table-row table:style-name="ro1">
          <table:table-cell office:value-type="float" office:value="1.6322" calcext:value-type="float">
            <text:p>1.6322</text:p>
          </table:table-cell>
          <table:table-cell office:value-type="float" office:value="4839.13658117" calcext:value-type="float">
            <text:p>4839.13658117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4838.92479608" calcext:value-type="float">
            <text:p>4838.92479608</text:p>
          </table:table-cell>
        </table:table-row>
        <table:table-row table:style-name="ro1">
          <table:table-cell office:value-type="float" office:value="1.6358" calcext:value-type="float">
            <text:p>1.6358</text:p>
          </table:table-cell>
          <table:table-cell office:value-type="float" office:value="4838.74692907" calcext:value-type="float">
            <text:p>4838.74692907</text:p>
          </table:table-cell>
        </table:table-row>
        <table:table-row table:style-name="ro1">
          <table:table-cell office:value-type="float" office:value="1.6376" calcext:value-type="float">
            <text:p>1.6376</text:p>
          </table:table-cell>
          <table:table-cell office:value-type="float" office:value="4838.60310585" calcext:value-type="float">
            <text:p>4838.60310585</text:p>
          </table:table-cell>
        </table:table-row>
        <table:table-row table:style-name="ro1">
          <table:table-cell office:value-type="float" office:value="1.6394" calcext:value-type="float">
            <text:p>1.6394</text:p>
          </table:table-cell>
          <table:table-cell office:value-type="float" office:value="4838.49333826" calcext:value-type="float">
            <text:p>4838.49333826</text:p>
          </table:table-cell>
        </table:table-row>
        <table:table-row table:style-name="ro1">
          <table:table-cell office:value-type="float" office:value="1.6412" calcext:value-type="float">
            <text:p>1.6412</text:p>
          </table:table-cell>
          <table:table-cell office:value-type="float" office:value="4838.4175828" calcext:value-type="float">
            <text:p>4838.4175828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4838.37581075" calcext:value-type="float">
            <text:p>4838.37581075</text:p>
          </table:table-cell>
        </table:table-row>
        <table:table-row table:style-name="ro1">
          <table:table-cell office:value-type="float" office:value="1.6448" calcext:value-type="float">
            <text:p>1.6448</text:p>
          </table:table-cell>
          <table:table-cell office:value-type="float" office:value="4838.36809288" calcext:value-type="float">
            <text:p>4838.36809288</text:p>
          </table:table-cell>
        </table:table-row>
        <table:table-row table:style-name="ro1">
          <table:table-cell office:value-type="float" office:value="1.6466" calcext:value-type="float">
            <text:p>1.6466</text:p>
          </table:table-cell>
          <table:table-cell office:value-type="float" office:value="4838.39465044" calcext:value-type="float">
            <text:p>4838.39465044</text:p>
          </table:table-cell>
        </table:table-row>
        <table:table-row table:style-name="ro1">
          <table:table-cell office:value-type="float" office:value="1.6484" calcext:value-type="float">
            <text:p>1.6484</text:p>
          </table:table-cell>
          <table:table-cell office:value-type="float" office:value="4838.45596319" calcext:value-type="float">
            <text:p>4838.4559631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838.53918311" calcext:value-type="float">
            <text:p>4838.53918311</text:p>
          </table:table-cell>
        </table:table-row>
        <table:table-row table:style-name="ro1">
          <table:table-cell office:value-type="float" office:value="1.6518" calcext:value-type="float">
            <text:p>1.6518</text:p>
          </table:table-cell>
          <table:table-cell office:value-type="float" office:value="4838.67080895" calcext:value-type="float">
            <text:p>4838.67080895</text:p>
          </table:table-cell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4838.84055715" calcext:value-type="float">
            <text:p>4838.84055715</text:p>
          </table:table-cell>
        </table:table-row>
        <table:table-row table:style-name="ro1">
          <table:table-cell office:value-type="float" office:value="1.6554" calcext:value-type="float">
            <text:p>1.6554</text:p>
          </table:table-cell>
          <table:table-cell office:value-type="float" office:value="4839.04799721" calcext:value-type="float">
            <text:p>4839.04799721</text:p>
          </table:table-cell>
        </table:table-row>
        <table:table-row table:style-name="ro1">
          <table:table-cell office:value-type="float" office:value="1.6572" calcext:value-type="float">
            <text:p>1.6572</text:p>
          </table:table-cell>
          <table:table-cell office:value-type="float" office:value="4839.29261839" calcext:value-type="float">
            <text:p>4839.29261839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4839.57389875" calcext:value-type="float">
            <text:p>4839.57389875</text:p>
          </table:table-cell>
        </table:table-row>
        <table:table-row table:style-name="ro1">
          <table:table-cell office:value-type="float" office:value="1.6608" calcext:value-type="float">
            <text:p>1.6608</text:p>
          </table:table-cell>
          <table:table-cell office:value-type="float" office:value="4839.89139075" calcext:value-type="float">
            <text:p>4839.89139075</text:p>
          </table:table-cell>
        </table:table-row>
        <table:table-row table:style-name="ro1">
          <table:table-cell office:value-type="float" office:value="1.6626" calcext:value-type="float">
            <text:p>1.6626</text:p>
          </table:table-cell>
          <table:table-cell office:value-type="float" office:value="4840.24477321" calcext:value-type="float">
            <text:p>4840.24477321</text:p>
          </table:table-cell>
        </table:table-row>
        <table:table-row table:style-name="ro1">
          <table:table-cell office:value-type="float" office:value="1.6644" calcext:value-type="float">
            <text:p>1.6644</text:p>
          </table:table-cell>
          <table:table-cell office:value-type="float" office:value="4840.63395721" calcext:value-type="float">
            <text:p>4840.63395721</text:p>
          </table:table-cell>
        </table:table-row>
        <table:table-row table:style-name="ro1">
          <table:table-cell office:value-type="float" office:value="1.6662" calcext:value-type="float">
            <text:p>1.6662</text:p>
          </table:table-cell>
          <table:table-cell office:value-type="float" office:value="4841.05916733" calcext:value-type="float">
            <text:p>4841.05916733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4841.52155735" calcext:value-type="float">
            <text:p>4841.52155735</text:p>
          </table:table-cell>
        </table:table-row>
        <table:table-row table:style-name="ro1">
          <table:table-cell office:value-type="float" office:value="1.6698" calcext:value-type="float">
            <text:p>1.6698</text:p>
          </table:table-cell>
          <table:table-cell office:value-type="float" office:value="4842.02188548" calcext:value-type="float">
            <text:p>4842.02188548</text:p>
          </table:table-cell>
        </table:table-row>
        <table:table-row table:style-name="ro1">
          <table:table-cell office:value-type="float" office:value="1.6716" calcext:value-type="float">
            <text:p>1.6716</text:p>
          </table:table-cell>
          <table:table-cell office:value-type="float" office:value="4842.55918264" calcext:value-type="float">
            <text:p>4842.55918264</text:p>
          </table:table-cell>
        </table:table-row>
        <table:table-row table:style-name="ro1">
          <table:table-cell office:value-type="float" office:value="1.6734" calcext:value-type="float">
            <text:p>1.6734</text:p>
          </table:table-cell>
          <table:table-cell office:value-type="float" office:value="4843.13231715" calcext:value-type="float">
            <text:p>4843.13231715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4843.67303889" calcext:value-type="float">
            <text:p>4843.67303889</text:p>
          </table:table-cell>
        </table:table-row>
        <table:table-row table:style-name="ro1">
          <table:table-cell office:value-type="float" office:value="1.6768" calcext:value-type="float">
            <text:p>1.6768</text:p>
          </table:table-cell>
          <table:table-cell office:value-type="float" office:value="4844.30938937" calcext:value-type="float">
            <text:p>4844.30938937</text:p>
          </table:table-cell>
        </table:table-row>
        <table:table-row table:style-name="ro1">
          <table:table-cell office:value-type="float" office:value="1.6786" calcext:value-type="float">
            <text:p>1.6786</text:p>
          </table:table-cell>
          <table:table-cell office:value-type="float" office:value="4844.97766488" calcext:value-type="float">
            <text:p>4844.97766488</text:p>
          </table:table-cell>
        </table:table-row>
        <table:table-row table:style-name="ro1">
          <table:table-cell office:value-type="float" office:value="1.6804" calcext:value-type="float">
            <text:p>1.6804</text:p>
          </table:table-cell>
          <table:table-cell office:value-type="float" office:value="4845.67703118" calcext:value-type="float">
            <text:p>4845.67703118</text:p>
          </table:table-cell>
        </table:table-row>
        <table:table-row table:style-name="ro1">
          <table:table-cell office:value-type="float" office:value="1.6822" calcext:value-type="float">
            <text:p>1.6822</text:p>
          </table:table-cell>
          <table:table-cell office:value-type="float" office:value="4846.40693942" calcext:value-type="float">
            <text:p>4846.4069394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4847.16767154" calcext:value-type="float">
            <text:p>4847.16767154</text:p>
          </table:table-cell>
        </table:table-row>
        <table:table-row table:style-name="ro1">
          <table:table-cell office:value-type="float" office:value="1.6858" calcext:value-type="float">
            <text:p>1.6858</text:p>
          </table:table-cell>
          <table:table-cell office:value-type="float" office:value="4847.95938666" calcext:value-type="float">
            <text:p>4847.95938666</text:p>
          </table:table-cell>
        </table:table-row>
        <table:table-row table:style-name="ro1">
          <table:table-cell office:value-type="float" office:value="1.6876" calcext:value-type="float">
            <text:p>1.6876</text:p>
          </table:table-cell>
          <table:table-cell office:value-type="float" office:value="4848.78041077" calcext:value-type="float">
            <text:p>4848.78041077</text:p>
          </table:table-cell>
        </table:table-row>
        <table:table-row table:style-name="ro1">
          <table:table-cell office:value-type="float" office:value="1.6894" calcext:value-type="float">
            <text:p>1.6894</text:p>
          </table:table-cell>
          <table:table-cell office:value-type="float" office:value="4849.6287761" calcext:value-type="float">
            <text:p>4849.6287761</text:p>
          </table:table-cell>
        </table:table-row>
        <table:table-row table:style-name="ro1">
          <table:table-cell office:value-type="float" office:value="1.6912" calcext:value-type="float">
            <text:p>1.6912</text:p>
          </table:table-cell>
          <table:table-cell office:value-type="float" office:value="4850.50238197" calcext:value-type="float">
            <text:p>4850.50238197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4851.39906176" calcext:value-type="float">
            <text:p>4851.39906176</text:p>
          </table:table-cell>
        </table:table-row>
        <table:table-row table:style-name="ro1">
          <table:table-cell office:value-type="float" office:value="1.6948" calcext:value-type="float">
            <text:p>1.6948</text:p>
          </table:table-cell>
          <table:table-cell office:value-type="float" office:value="4852.31666921" calcext:value-type="float">
            <text:p>4852.31666921</text:p>
          </table:table-cell>
        </table:table-row>
        <table:table-row table:style-name="ro1">
          <table:table-cell office:value-type="float" office:value="1.6966" calcext:value-type="float">
            <text:p>1.6966</text:p>
          </table:table-cell>
          <table:table-cell office:value-type="float" office:value="4853.25312943" calcext:value-type="float">
            <text:p>4853.25312943</text:p>
          </table:table-cell>
        </table:table-row>
        <table:table-row table:style-name="ro1">
          <table:table-cell office:value-type="float" office:value="1.6984" calcext:value-type="float">
            <text:p>1.6984</text:p>
          </table:table-cell>
          <table:table-cell office:value-type="float" office:value="4854.20654196" calcext:value-type="float">
            <text:p>4854.2065419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855.06570902" calcext:value-type="float">
            <text:p>4855.06570902</text:p>
          </table:table-cell>
        </table:table-row>
        <table:table-row table:style-name="ro1">
          <table:table-cell office:value-type="float" office:value="1.7018" calcext:value-type="float">
            <text:p>1.7018</text:p>
          </table:table-cell>
          <table:table-cell office:value-type="float" office:value="4856.04875768" calcext:value-type="float">
            <text:p>4856.04875768</text:p>
          </table:table-cell>
        </table:table-row>
        <table:table-row table:style-name="ro1">
          <table:table-cell office:value-type="float" office:value="1.7036" calcext:value-type="float">
            <text:p>1.7036</text:p>
          </table:table-cell>
          <table:table-cell office:value-type="float" office:value="4857.04525545" calcext:value-type="float">
            <text:p>4857.04525545</text:p>
          </table:table-cell>
        </table:table-row>
        <table:table-row table:style-name="ro1">
          <table:table-cell office:value-type="float" office:value="1.7054" calcext:value-type="float">
            <text:p>1.7054</text:p>
          </table:table-cell>
          <table:table-cell office:value-type="float" office:value="4858.0521995" calcext:value-type="float">
            <text:p>4858.0521995</text:p>
          </table:table-cell>
        </table:table-row>
        <table:table-row table:style-name="ro1">
          <table:table-cell office:value-type="float" office:value="1.7072" calcext:value-type="float">
            <text:p>1.7072</text:p>
          </table:table-cell>
          <table:table-cell office:value-type="float" office:value="4859.06642578" calcext:value-type="float">
            <text:p>4859.06642578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4860.08467071" calcext:value-type="float">
            <text:p>4860.08467071</text:p>
          </table:table-cell>
        </table:table-row>
        <table:table-row table:style-name="ro1">
          <table:table-cell office:value-type="float" office:value="1.7108" calcext:value-type="float">
            <text:p>1.7108</text:p>
          </table:table-cell>
          <table:table-cell office:value-type="float" office:value="4861.10364436" calcext:value-type="float">
            <text:p>4861.10364436</text:p>
          </table:table-cell>
        </table:table-row>
        <table:table-row table:style-name="ro1">
          <table:table-cell office:value-type="float" office:value="1.7126" calcext:value-type="float">
            <text:p>1.7126</text:p>
          </table:table-cell>
          <table:table-cell office:value-type="float" office:value="4862.12007142" calcext:value-type="float">
            <text:p>4862.12007142</text:p>
          </table:table-cell>
        </table:table-row>
        <table:table-row table:style-name="ro1">
          <table:table-cell office:value-type="float" office:value="1.7144" calcext:value-type="float">
            <text:p>1.7144</text:p>
          </table:table-cell>
          <table:table-cell office:value-type="float" office:value="4863.13078487" calcext:value-type="float">
            <text:p>4863.13078487</text:p>
          </table:table-cell>
        </table:table-row>
        <table:table-row table:style-name="ro1">
          <table:table-cell office:value-type="float" office:value="1.7162" calcext:value-type="float">
            <text:p>1.7162</text:p>
          </table:table-cell>
          <table:table-cell office:value-type="float" office:value="4864.13283545" calcext:value-type="float">
            <text:p>4864.13283545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4865.12406091" calcext:value-type="float">
            <text:p>4865.12406091</text:p>
          </table:table-cell>
        </table:table-row>
        <table:table-row table:style-name="ro1">
          <table:table-cell office:value-type="float" office:value="1.7198" calcext:value-type="float">
            <text:p>1.7198</text:p>
          </table:table-cell>
          <table:table-cell office:value-type="float" office:value="4866.10248954" calcext:value-type="float">
            <text:p>4866.10248954</text:p>
          </table:table-cell>
        </table:table-row>
        <table:table-row table:style-name="ro1">
          <table:table-cell office:value-type="float" office:value="1.7216" calcext:value-type="float">
            <text:p>1.7216</text:p>
          </table:table-cell>
          <table:table-cell office:value-type="float" office:value="4867.06459745" calcext:value-type="float">
            <text:p>4867.06459745</text:p>
          </table:table-cell>
        </table:table-row>
        <table:table-row table:style-name="ro1">
          <table:table-cell office:value-type="float" office:value="1.7234" calcext:value-type="float">
            <text:p>1.7234</text:p>
          </table:table-cell>
          <table:table-cell office:value-type="float" office:value="4868.00672383" calcext:value-type="float">
            <text:p>4868.00672383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4868.82660546" calcext:value-type="float">
            <text:p>4868.82660546</text:p>
          </table:table-cell>
        </table:table-row>
        <table:table-row table:style-name="ro1">
          <table:table-cell office:value-type="float" office:value="1.7268" calcext:value-type="float">
            <text:p>1.7268</text:p>
          </table:table-cell>
          <table:table-cell office:value-type="float" office:value="4869.71883776" calcext:value-type="float">
            <text:p>4869.71883776</text:p>
          </table:table-cell>
        </table:table-row>
        <table:table-row table:style-name="ro1">
          <table:table-cell office:value-type="float" office:value="1.7286" calcext:value-type="float">
            <text:p>1.7286</text:p>
          </table:table-cell>
          <table:table-cell office:value-type="float" office:value="4870.5765099" calcext:value-type="float">
            <text:p>4870.5765099</text:p>
          </table:table-cell>
        </table:table-row>
        <table:table-row table:style-name="ro1">
          <table:table-cell office:value-type="float" office:value="1.7304" calcext:value-type="float">
            <text:p>1.7304</text:p>
          </table:table-cell>
          <table:table-cell office:value-type="float" office:value="4871.39079233" calcext:value-type="float">
            <text:p>4871.39079233</text:p>
          </table:table-cell>
        </table:table-row>
        <table:table-row table:style-name="ro1">
          <table:table-cell office:value-type="float" office:value="1.7322" calcext:value-type="float">
            <text:p>1.7322</text:p>
          </table:table-cell>
          <table:table-cell office:value-type="float" office:value="4872.14989551" calcext:value-type="float">
            <text:p>4872.14989551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4872.84053655" calcext:value-type="float">
            <text:p>4872.84053655</text:p>
          </table:table-cell>
        </table:table-row>
        <table:table-row table:style-name="ro1">
          <table:table-cell office:value-type="float" office:value="1.7358" calcext:value-type="float">
            <text:p>1.7358</text:p>
          </table:table-cell>
          <table:table-cell office:value-type="float" office:value="4873.45104477" calcext:value-type="float">
            <text:p>4873.45104477</text:p>
          </table:table-cell>
        </table:table-row>
        <table:table-row table:style-name="ro1">
          <table:table-cell office:value-type="float" office:value="1.7376" calcext:value-type="float">
            <text:p>1.7376</text:p>
          </table:table-cell>
          <table:table-cell office:value-type="float" office:value="4873.97667117" calcext:value-type="float">
            <text:p>4873.97667117</text:p>
          </table:table-cell>
        </table:table-row>
        <table:table-row table:style-name="ro1">
          <table:table-cell office:value-type="float" office:value="1.7394" calcext:value-type="float">
            <text:p>1.7394</text:p>
          </table:table-cell>
          <table:table-cell office:value-type="float" office:value="4874.42722948" calcext:value-type="float">
            <text:p>4874.42722948</text:p>
          </table:table-cell>
        </table:table-row>
        <table:table-row table:style-name="ro1">
          <table:table-cell office:value-type="float" office:value="1.7412" calcext:value-type="float">
            <text:p>1.7412</text:p>
          </table:table-cell>
          <table:table-cell office:value-type="float" office:value="4874.84423845" calcext:value-type="float">
            <text:p>4874.84423845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4875.29843296" calcext:value-type="float">
            <text:p>4875.29843296</text:p>
          </table:table-cell>
        </table:table-row>
        <table:table-row table:style-name="ro1">
          <table:table-cell office:value-type="float" office:value="1.7448" calcext:value-type="float">
            <text:p>1.7448</text:p>
          </table:table-cell>
          <table:table-cell office:value-type="float" office:value="4875.85490065" calcext:value-type="float">
            <text:p>4875.85490065</text:p>
          </table:table-cell>
        </table:table-row>
        <table:table-row table:style-name="ro1">
          <table:table-cell office:value-type="float" office:value="1.7466" calcext:value-type="float">
            <text:p>1.7466</text:p>
          </table:table-cell>
          <table:table-cell office:value-type="float" office:value="4876.2778602" calcext:value-type="float">
            <text:p>4876.2778602</text:p>
          </table:table-cell>
        </table:table-row>
        <table:table-row table:style-name="ro1">
          <table:table-cell office:value-type="float" office:value="1.7484" calcext:value-type="float">
            <text:p>1.7484</text:p>
          </table:table-cell>
          <table:table-cell office:value-type="float" office:value="4876.3101382" calcext:value-type="float">
            <text:p>4876.310138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876.30713673" calcext:value-type="float">
            <text:p>4876.30713673</text:p>
          </table:table-cell>
        </table:table-row>
        <table:table-row table:style-name="ro1">
          <table:table-cell office:value-type="float" office:value="1.7518" calcext:value-type="float">
            <text:p>1.7518</text:p>
          </table:table-cell>
          <table:table-cell office:value-type="float" office:value="4876.30637892" calcext:value-type="float">
            <text:p>4876.30637892</text:p>
          </table:table-cell>
        </table:table-row>
        <table:table-row table:style-name="ro1">
          <table:table-cell office:value-type="float" office:value="1.7536" calcext:value-type="float">
            <text:p>1.7536</text:p>
          </table:table-cell>
          <table:table-cell office:value-type="float" office:value="4876.30725799" calcext:value-type="float">
            <text:p>4876.30725799</text:p>
          </table:table-cell>
        </table:table-row>
        <table:table-row table:style-name="ro1">
          <table:table-cell office:value-type="float" office:value="1.7554" calcext:value-type="float">
            <text:p>1.7554</text:p>
          </table:table-cell>
          <table:table-cell office:value-type="float" office:value="4876.30916786" calcext:value-type="float">
            <text:p>4876.30916786</text:p>
          </table:table-cell>
        </table:table-row>
        <table:table-row table:style-name="ro1">
          <table:table-cell office:value-type="float" office:value="1.7572" calcext:value-type="float">
            <text:p>1.7572</text:p>
          </table:table-cell>
          <table:table-cell office:value-type="float" office:value="4876.31145582" calcext:value-type="float">
            <text:p>4876.31145582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4876.3134912" calcext:value-type="float">
            <text:p>4876.3134912</text:p>
          </table:table-cell>
        </table:table-row>
        <table:table-row table:style-name="ro1">
          <table:table-cell office:value-type="float" office:value="1.7608" calcext:value-type="float">
            <text:p>1.7608</text:p>
          </table:table-cell>
          <table:table-cell office:value-type="float" office:value="4876.31474924" calcext:value-type="float">
            <text:p>4876.31474924</text:p>
          </table:table-cell>
        </table:table-row>
        <table:table-row table:style-name="ro1">
          <table:table-cell office:value-type="float" office:value="1.7626" calcext:value-type="float">
            <text:p>1.7626</text:p>
          </table:table-cell>
          <table:table-cell office:value-type="float" office:value="4876.31488161" calcext:value-type="float">
            <text:p>4876.31488161</text:p>
          </table:table-cell>
        </table:table-row>
        <table:table-row table:style-name="ro1">
          <table:table-cell office:value-type="float" office:value="1.7644" calcext:value-type="float">
            <text:p>1.7644</text:p>
          </table:table-cell>
          <table:table-cell office:value-type="float" office:value="4876.31380485" calcext:value-type="float">
            <text:p>4876.31380485</text:p>
          </table:table-cell>
        </table:table-row>
        <table:table-row table:style-name="ro1">
          <table:table-cell office:value-type="float" office:value="1.7662" calcext:value-type="float">
            <text:p>1.7662</text:p>
          </table:table-cell>
          <table:table-cell office:value-type="float" office:value="4876.31179575" calcext:value-type="float">
            <text:p>4876.31179575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4876.30984493" calcext:value-type="float">
            <text:p>4876.30984493</text:p>
          </table:table-cell>
        </table:table-row>
        <table:table-row table:style-name="ro1">
          <table:table-cell office:value-type="float" office:value="1.7698" calcext:value-type="float">
            <text:p>1.7698</text:p>
          </table:table-cell>
          <table:table-cell office:value-type="float" office:value="4876.30956042" calcext:value-type="float">
            <text:p>4876.30956042</text:p>
          </table:table-cell>
        </table:table-row>
        <table:table-row table:style-name="ro1">
          <table:table-cell office:value-type="float" office:value="1.7716" calcext:value-type="float">
            <text:p>1.7716</text:p>
          </table:table-cell>
          <table:table-cell office:value-type="float" office:value="4876.31084146" calcext:value-type="float">
            <text:p>4876.31084146</text:p>
          </table:table-cell>
        </table:table-row>
        <table:table-row table:style-name="ro1">
          <table:table-cell office:value-type="float" office:value="1.7734" calcext:value-type="float">
            <text:p>1.7734</text:p>
          </table:table-cell>
          <table:table-cell office:value-type="float" office:value="4876.31309092" calcext:value-type="float">
            <text:p>4876.31309092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4876.31777281" calcext:value-type="float">
            <text:p>4876.31777281</text:p>
          </table:table-cell>
        </table:table-row>
        <table:table-row table:style-name="ro1">
          <table:table-cell office:value-type="float" office:value="1.7768" calcext:value-type="float">
            <text:p>1.7768</text:p>
          </table:table-cell>
          <table:table-cell office:value-type="float" office:value="4876.3191925" calcext:value-type="float">
            <text:p>4876.3191925</text:p>
          </table:table-cell>
        </table:table-row>
        <table:table-row table:style-name="ro1">
          <table:table-cell office:value-type="float" office:value="1.7786" calcext:value-type="float">
            <text:p>1.7786</text:p>
          </table:table-cell>
          <table:table-cell office:value-type="float" office:value="4876.31944087" calcext:value-type="float">
            <text:p>4876.31944087</text:p>
          </table:table-cell>
        </table:table-row>
        <table:table-row table:style-name="ro1">
          <table:table-cell office:value-type="float" office:value="1.7804" calcext:value-type="float">
            <text:p>1.7804</text:p>
          </table:table-cell>
          <table:table-cell office:value-type="float" office:value="4876.3184197" calcext:value-type="float">
            <text:p>4876.3184197</text:p>
          </table:table-cell>
        </table:table-row>
        <table:table-row table:style-name="ro1">
          <table:table-cell office:value-type="float" office:value="1.7822" calcext:value-type="float">
            <text:p>1.7822</text:p>
          </table:table-cell>
          <table:table-cell office:value-type="float" office:value="4876.31638266" calcext:value-type="float">
            <text:p>4876.31638266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4876.31419182" calcext:value-type="float">
            <text:p>4876.31419182</text:p>
          </table:table-cell>
        </table:table-row>
        <table:table-row table:style-name="ro1">
          <table:table-cell office:value-type="float" office:value="1.7858" calcext:value-type="float">
            <text:p>1.7858</text:p>
          </table:table-cell>
          <table:table-cell office:value-type="float" office:value="4876.31362863" calcext:value-type="float">
            <text:p>4876.31362863</text:p>
          </table:table-cell>
        </table:table-row>
        <table:table-row table:style-name="ro1">
          <table:table-cell office:value-type="float" office:value="1.7876" calcext:value-type="float">
            <text:p>1.7876</text:p>
          </table:table-cell>
          <table:table-cell office:value-type="float" office:value="4876.31471111" calcext:value-type="float">
            <text:p>4876.31471111</text:p>
          </table:table-cell>
        </table:table-row>
        <table:table-row table:style-name="ro1">
          <table:table-cell office:value-type="float" office:value="1.7894" calcext:value-type="float">
            <text:p>1.7894</text:p>
          </table:table-cell>
          <table:table-cell office:value-type="float" office:value="4876.31683827" calcext:value-type="float">
            <text:p>4876.31683827</text:p>
          </table:table-cell>
        </table:table-row>
        <table:table-row table:style-name="ro1">
          <table:table-cell office:value-type="float" office:value="1.7912" calcext:value-type="float">
            <text:p>1.7912</text:p>
          </table:table-cell>
          <table:table-cell office:value-type="float" office:value="4876.31935752" calcext:value-type="float">
            <text:p>4876.31935752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4876.32163167" calcext:value-type="float">
            <text:p>4876.32163167</text:p>
          </table:table-cell>
        </table:table-row>
        <table:table-row table:style-name="ro1">
          <table:table-cell office:value-type="float" office:value="1.7948" calcext:value-type="float">
            <text:p>1.7948</text:p>
          </table:table-cell>
          <table:table-cell office:value-type="float" office:value="4876.32312063" calcext:value-type="float">
            <text:p>4876.32312063</text:p>
          </table:table-cell>
        </table:table-row>
        <table:table-row table:style-name="ro1">
          <table:table-cell office:value-type="float" office:value="1.7966" calcext:value-type="float">
            <text:p>1.7966</text:p>
          </table:table-cell>
          <table:table-cell office:value-type="float" office:value="4876.32345695" calcext:value-type="float">
            <text:p>4876.32345695</text:p>
          </table:table-cell>
        </table:table-row>
        <table:table-row table:style-name="ro1">
          <table:table-cell office:value-type="float" office:value="1.7984" calcext:value-type="float">
            <text:p>1.7984</text:p>
          </table:table-cell>
          <table:table-cell office:value-type="float" office:value="4876.32252758" calcext:value-type="float">
            <text:p>4876.322527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76.31952866" calcext:value-type="float">
            <text:p>4876.31952866</text:p>
          </table:table-cell>
        </table:table-row>
        <table:table-row table:style-name="ro1">
          <table:table-cell office:value-type="float" office:value="1.8018" calcext:value-type="float">
            <text:p>1.8018</text:p>
          </table:table-cell>
          <table:table-cell office:value-type="float" office:value="4876.31836144" calcext:value-type="float">
            <text:p>4876.31836144</text:p>
          </table:table-cell>
        </table:table-row>
        <table:table-row table:style-name="ro1">
          <table:table-cell office:value-type="float" office:value="1.8036" calcext:value-type="float">
            <text:p>1.8036</text:p>
          </table:table-cell>
          <table:table-cell office:value-type="float" office:value="4876.31896013" calcext:value-type="float">
            <text:p>4876.31896013</text:p>
          </table:table-cell>
        </table:table-row>
        <table:table-row table:style-name="ro1">
          <table:table-cell office:value-type="float" office:value="1.8054" calcext:value-type="float">
            <text:p>1.8054</text:p>
          </table:table-cell>
          <table:table-cell office:value-type="float" office:value="4876.32072708" calcext:value-type="float">
            <text:p>4876.32072708</text:p>
          </table:table-cell>
        </table:table-row>
        <table:table-row table:style-name="ro1">
          <table:table-cell office:value-type="float" office:value="1.8072" calcext:value-type="float">
            <text:p>1.8072</text:p>
          </table:table-cell>
          <table:table-cell office:value-type="float" office:value="4876.3230061" calcext:value-type="float">
            <text:p>4876.3230061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4876.32514937" calcext:value-type="float">
            <text:p>4876.32514937</text:p>
          </table:table-cell>
        </table:table-row>
        <table:table-row table:style-name="ro1">
          <table:table-cell office:value-type="float" office:value="1.8108" calcext:value-type="float">
            <text:p>1.8108</text:p>
          </table:table-cell>
          <table:table-cell office:value-type="float" office:value="4876.32659866" calcext:value-type="float">
            <text:p>4876.32659866</text:p>
          </table:table-cell>
        </table:table-row>
        <table:table-row table:style-name="ro1">
          <table:table-cell office:value-type="float" office:value="1.8126" calcext:value-type="float">
            <text:p>1.8126</text:p>
          </table:table-cell>
          <table:table-cell office:value-type="float" office:value="4876.32696186" calcext:value-type="float">
            <text:p>4876.32696186</text:p>
          </table:table-cell>
        </table:table-row>
        <table:table-row table:style-name="ro1">
          <table:table-cell office:value-type="float" office:value="1.8144" calcext:value-type="float">
            <text:p>1.8144</text:p>
          </table:table-cell>
          <table:table-cell office:value-type="float" office:value="4876.32609657" calcext:value-type="float">
            <text:p>4876.32609657</text:p>
          </table:table-cell>
        </table:table-row>
        <table:table-row table:style-name="ro1">
          <table:table-cell office:value-type="float" office:value="1.8162" calcext:value-type="float">
            <text:p>1.8162</text:p>
          </table:table-cell>
          <table:table-cell office:value-type="float" office:value="4876.32420672" calcext:value-type="float">
            <text:p>4876.32420672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4876.32203143" calcext:value-type="float">
            <text:p>4876.32203143</text:p>
          </table:table-cell>
        </table:table-row>
        <table:table-row table:style-name="ro1">
          <table:table-cell office:value-type="float" office:value="1.8198" calcext:value-type="float">
            <text:p>1.8198</text:p>
          </table:table-cell>
          <table:table-cell office:value-type="float" office:value="4876.32139811" calcext:value-type="float">
            <text:p>4876.32139811</text:p>
          </table:table-cell>
        </table:table-row>
        <table:table-row table:style-name="ro1">
          <table:table-cell office:value-type="float" office:value="1.8216" calcext:value-type="float">
            <text:p>1.8216</text:p>
          </table:table-cell>
          <table:table-cell office:value-type="float" office:value="4876.32244698" calcext:value-type="float">
            <text:p>4876.32244698</text:p>
          </table:table-cell>
        </table:table-row>
        <table:table-row table:style-name="ro1">
          <table:table-cell office:value-type="float" office:value="1.8234" calcext:value-type="float">
            <text:p>1.8234</text:p>
          </table:table-cell>
          <table:table-cell office:value-type="float" office:value="4876.32459107" calcext:value-type="float">
            <text:p>4876.32459107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4876.32937225" calcext:value-type="float">
            <text:p>4876.32937225</text:p>
          </table:table-cell>
        </table:table-row>
        <table:table-row table:style-name="ro1">
          <table:table-cell office:value-type="float" office:value="1.8268" calcext:value-type="float">
            <text:p>1.8268</text:p>
          </table:table-cell>
          <table:table-cell office:value-type="float" office:value="4876.33099401" calcext:value-type="float">
            <text:p>4876.33099401</text:p>
          </table:table-cell>
        </table:table-row>
        <table:table-row table:style-name="ro1">
          <table:table-cell office:value-type="float" office:value="1.8286" calcext:value-type="float">
            <text:p>1.8286</text:p>
          </table:table-cell>
          <table:table-cell office:value-type="float" office:value="4876.33148284" calcext:value-type="float">
            <text:p>4876.33148284</text:p>
          </table:table-cell>
        </table:table-row>
        <table:table-row table:style-name="ro1">
          <table:table-cell office:value-type="float" office:value="1.8304" calcext:value-type="float">
            <text:p>1.8304</text:p>
          </table:table-cell>
          <table:table-cell office:value-type="float" office:value="4876.33068604" calcext:value-type="float">
            <text:p>4876.33068604</text:p>
          </table:table-cell>
        </table:table-row>
        <table:table-row table:style-name="ro1">
          <table:table-cell office:value-type="float" office:value="1.8322" calcext:value-type="float">
            <text:p>1.8322</text:p>
          </table:table-cell>
          <table:table-cell office:value-type="float" office:value="4876.32878774" calcext:value-type="float">
            <text:p>4876.32878774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4876.32640145" calcext:value-type="float">
            <text:p>4876.32640145</text:p>
          </table:table-cell>
        </table:table-row>
        <table:table-row table:style-name="ro1">
          <table:table-cell office:value-type="float" office:value="1.8358" calcext:value-type="float">
            <text:p>1.8358</text:p>
          </table:table-cell>
          <table:table-cell office:value-type="float" office:value="4876.32549673" calcext:value-type="float">
            <text:p>4876.32549673</text:p>
          </table:table-cell>
        </table:table-row>
        <table:table-row table:style-name="ro1">
          <table:table-cell office:value-type="float" office:value="1.8376" calcext:value-type="float">
            <text:p>1.8376</text:p>
          </table:table-cell>
          <table:table-cell office:value-type="float" office:value="4876.32635269" calcext:value-type="float">
            <text:p>4876.32635269</text:p>
          </table:table-cell>
        </table:table-row>
        <table:table-row table:style-name="ro1">
          <table:table-cell office:value-type="float" office:value="1.8394" calcext:value-type="float">
            <text:p>1.8394</text:p>
          </table:table-cell>
          <table:table-cell office:value-type="float" office:value="4876.32837833" calcext:value-type="float">
            <text:p>4876.32837833</text:p>
          </table:table-cell>
        </table:table-row>
        <table:table-row table:style-name="ro1">
          <table:table-cell office:value-type="float" office:value="1.8412" calcext:value-type="float">
            <text:p>1.8412</text:p>
          </table:table-cell>
          <table:table-cell office:value-type="float" office:value="4876.33091929" calcext:value-type="float">
            <text:p>4876.33091929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4876.33332346" calcext:value-type="float">
            <text:p>4876.33332346</text:p>
          </table:table-cell>
        </table:table-row>
        <table:table-row table:style-name="ro1">
          <table:table-cell office:value-type="float" office:value="1.8448" calcext:value-type="float">
            <text:p>1.8448</text:p>
          </table:table-cell>
          <table:table-cell office:value-type="float" office:value="4876.33502003" calcext:value-type="float">
            <text:p>4876.33502003</text:p>
          </table:table-cell>
        </table:table-row>
        <table:table-row table:style-name="ro1">
          <table:table-cell office:value-type="float" office:value="1.8466" calcext:value-type="float">
            <text:p>1.8466</text:p>
          </table:table-cell>
          <table:table-cell office:value-type="float" office:value="4876.33560085" calcext:value-type="float">
            <text:p>4876.33560085</text:p>
          </table:table-cell>
        </table:table-row>
        <table:table-row table:style-name="ro1">
          <table:table-cell office:value-type="float" office:value="1.8484" calcext:value-type="float">
            <text:p>1.8484</text:p>
          </table:table-cell>
          <table:table-cell office:value-type="float" office:value="4876.33489639" calcext:value-type="float">
            <text:p>4876.3348963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4876.33202495" calcext:value-type="float">
            <text:p>4876.33202495</text:p>
          </table:table-cell>
        </table:table-row>
        <table:table-row table:style-name="ro1">
          <table:table-cell office:value-type="float" office:value="1.8518" calcext:value-type="float">
            <text:p>1.8518</text:p>
          </table:table-cell>
          <table:table-cell office:value-type="float" office:value="4876.3304539" calcext:value-type="float">
            <text:p>4876.3304539</text:p>
          </table:table-cell>
        </table:table-row>
        <table:table-row table:style-name="ro1">
          <table:table-cell office:value-type="float" office:value="1.8536" calcext:value-type="float">
            <text:p>1.8536</text:p>
          </table:table-cell>
          <table:table-cell office:value-type="float" office:value="4876.33076218" calcext:value-type="float">
            <text:p>4876.33076218</text:p>
          </table:table-cell>
        </table:table-row>
        <table:table-row table:style-name="ro1">
          <table:table-cell office:value-type="float" office:value="1.8554" calcext:value-type="float">
            <text:p>1.8554</text:p>
          </table:table-cell>
          <table:table-cell office:value-type="float" office:value="4876.33237361" calcext:value-type="float">
            <text:p>4876.33237361</text:p>
          </table:table-cell>
        </table:table-row>
        <table:table-row table:style-name="ro1">
          <table:table-cell office:value-type="float" office:value="1.8572" calcext:value-type="float">
            <text:p>1.8572</text:p>
          </table:table-cell>
          <table:table-cell office:value-type="float" office:value="4876.3346304" calcext:value-type="float">
            <text:p>4876.3346304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4876.33686975" calcext:value-type="float">
            <text:p>4876.33686975</text:p>
          </table:table-cell>
        </table:table-row>
        <table:table-row table:style-name="ro1">
          <table:table-cell office:value-type="float" office:value="1.8608" calcext:value-type="float">
            <text:p>1.8608</text:p>
          </table:table-cell>
          <table:table-cell office:value-type="float" office:value="4876.3385027" calcext:value-type="float">
            <text:p>4876.3385027</text:p>
          </table:table-cell>
        </table:table-row>
        <table:table-row table:style-name="ro1">
          <table:table-cell office:value-type="float" office:value="1.8626" calcext:value-type="float">
            <text:p>1.8626</text:p>
          </table:table-cell>
          <table:table-cell office:value-type="float" office:value="4876.33909676" calcext:value-type="float">
            <text:p>4876.33909676</text:p>
          </table:table-cell>
        </table:table-row>
        <table:table-row table:style-name="ro1">
          <table:table-cell office:value-type="float" office:value="1.8644" calcext:value-type="float">
            <text:p>1.8644</text:p>
          </table:table-cell>
          <table:table-cell office:value-type="float" office:value="4876.33845166" calcext:value-type="float">
            <text:p>4876.33845166</text:p>
          </table:table-cell>
        </table:table-row>
        <table:table-row table:style-name="ro1">
          <table:table-cell office:value-type="float" office:value="1.8662" calcext:value-type="float">
            <text:p>1.8662</text:p>
          </table:table-cell>
          <table:table-cell office:value-type="float" office:value="4876.33670246" calcext:value-type="float">
            <text:p>4876.33670246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4876.33440722" calcext:value-type="float">
            <text:p>4876.33440722</text:p>
          </table:table-cell>
        </table:table-row>
        <table:table-row table:style-name="ro1">
          <table:table-cell office:value-type="float" office:value="1.8698" calcext:value-type="float">
            <text:p>1.8698</text:p>
          </table:table-cell>
          <table:table-cell office:value-type="float" office:value="4876.33339126" calcext:value-type="float">
            <text:p>4876.33339126</text:p>
          </table:table-cell>
        </table:table-row>
        <table:table-row table:style-name="ro1">
          <table:table-cell office:value-type="float" office:value="1.8716" calcext:value-type="float">
            <text:p>1.8716</text:p>
          </table:table-cell>
          <table:table-cell office:value-type="float" office:value="4876.33417536" calcext:value-type="float">
            <text:p>4876.33417536</text:p>
          </table:table-cell>
        </table:table-row>
        <table:table-row table:style-name="ro1">
          <table:table-cell office:value-type="float" office:value="1.8734" calcext:value-type="float">
            <text:p>1.8734</text:p>
          </table:table-cell>
          <table:table-cell office:value-type="float" office:value="4876.33618393" calcext:value-type="float">
            <text:p>4876.33618393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4876.34102212" calcext:value-type="float">
            <text:p>4876.34102212</text:p>
          </table:table-cell>
        </table:table-row>
        <table:table-row table:style-name="ro1">
          <table:table-cell office:value-type="float" office:value="1.8768" calcext:value-type="float">
            <text:p>1.8768</text:p>
          </table:table-cell>
          <table:table-cell office:value-type="float" office:value="4876.34283223" calcext:value-type="float">
            <text:p>4876.34283223</text:p>
          </table:table-cell>
        </table:table-row>
        <table:table-row table:style-name="ro1">
          <table:table-cell office:value-type="float" office:value="1.8786" calcext:value-type="float">
            <text:p>1.8786</text:p>
          </table:table-cell>
          <table:table-cell office:value-type="float" office:value="4876.34355895" calcext:value-type="float">
            <text:p>4876.34355895</text:p>
          </table:table-cell>
        </table:table-row>
        <table:table-row table:style-name="ro1">
          <table:table-cell office:value-type="float" office:value="1.8804" calcext:value-type="float">
            <text:p>1.8804</text:p>
          </table:table-cell>
          <table:table-cell office:value-type="float" office:value="4876.34299367" calcext:value-type="float">
            <text:p>4876.34299367</text:p>
          </table:table-cell>
        </table:table-row>
        <table:table-row table:style-name="ro1">
          <table:table-cell office:value-type="float" office:value="1.8822" calcext:value-type="float">
            <text:p>1.8822</text:p>
          </table:table-cell>
          <table:table-cell office:value-type="float" office:value="4876.34125472" calcext:value-type="float">
            <text:p>4876.34125472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4876.33887657" calcext:value-type="float">
            <text:p>4876.33887657</text:p>
          </table:table-cell>
        </table:table-row>
        <table:table-row table:style-name="ro1">
          <table:table-cell office:value-type="float" office:value="1.8858" calcext:value-type="float">
            <text:p>1.8858</text:p>
          </table:table-cell>
          <table:table-cell office:value-type="float" office:value="4876.33759684" calcext:value-type="float">
            <text:p>4876.33759684</text:p>
          </table:table-cell>
        </table:table-row>
        <table:table-row table:style-name="ro1">
          <table:table-cell office:value-type="float" office:value="1.8876" calcext:value-type="float">
            <text:p>1.8876</text:p>
          </table:table-cell>
          <table:table-cell office:value-type="float" office:value="4876.33815472" calcext:value-type="float">
            <text:p>4876.33815472</text:p>
          </table:table-cell>
        </table:table-row>
        <table:table-row table:style-name="ro1">
          <table:table-cell office:value-type="float" office:value="1.8894" calcext:value-type="float">
            <text:p>1.8894</text:p>
          </table:table-cell>
          <table:table-cell office:value-type="float" office:value="4876.34001616" calcext:value-type="float">
            <text:p>4876.34001616</text:p>
          </table:table-cell>
        </table:table-row>
        <table:table-row table:style-name="ro1">
          <table:table-cell office:value-type="float" office:value="1.8912" calcext:value-type="float">
            <text:p>1.8912</text:p>
          </table:table-cell>
          <table:table-cell office:value-type="float" office:value="4876.34252692" calcext:value-type="float">
            <text:p>4876.34252692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4876.34502172" calcext:value-type="float">
            <text:p>4876.34502172</text:p>
          </table:table-cell>
        </table:table-row>
        <table:table-row table:style-name="ro1">
          <table:table-cell office:value-type="float" office:value="1.8948" calcext:value-type="float">
            <text:p>1.8948</text:p>
          </table:table-cell>
          <table:table-cell office:value-type="float" office:value="4876.34690082" calcext:value-type="float">
            <text:p>4876.34690082</text:p>
          </table:table-cell>
        </table:table-row>
        <table:table-row table:style-name="ro1">
          <table:table-cell office:value-type="float" office:value="1.8966" calcext:value-type="float">
            <text:p>1.8966</text:p>
          </table:table-cell>
          <table:table-cell office:value-type="float" office:value="4876.34771787" calcext:value-type="float">
            <text:p>4876.34771787</text:p>
          </table:table-cell>
        </table:table-row>
        <table:table-row table:style-name="ro1">
          <table:table-cell office:value-type="float" office:value="1.8984" calcext:value-type="float">
            <text:p>1.8984</text:p>
          </table:table-cell>
          <table:table-cell office:value-type="float" office:value="4876.34724549" calcext:value-type="float">
            <text:p>4876.347245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876.34455777" calcext:value-type="float">
            <text:p>4876.34455777</text:p>
          </table:table-cell>
        </table:table-row>
        <table:table-row table:style-name="ro1">
          <table:table-cell office:value-type="float" office:value="1.9018" calcext:value-type="float">
            <text:p>1.9018</text:p>
          </table:table-cell>
          <table:table-cell office:value-type="float" office:value="4876.34272528" calcext:value-type="float">
            <text:p>4876.34272528</text:p>
          </table:table-cell>
        </table:table-row>
        <table:table-row table:style-name="ro1">
          <table:table-cell office:value-type="float" office:value="1.9036" calcext:value-type="float">
            <text:p>1.9036</text:p>
          </table:table-cell>
          <table:table-cell office:value-type="float" office:value="4876.3426961" calcext:value-type="float">
            <text:p>4876.3426961</text:p>
          </table:table-cell>
        </table:table-row>
        <table:table-row table:style-name="ro1">
          <table:table-cell office:value-type="float" office:value="1.9054" calcext:value-type="float">
            <text:p>1.9054</text:p>
          </table:table-cell>
          <table:table-cell office:value-type="float" office:value="4876.34410477" calcext:value-type="float">
            <text:p>4876.34410477</text:p>
          </table:table-cell>
        </table:table-row>
        <table:table-row table:style-name="ro1">
          <table:table-cell office:value-type="float" office:value="1.9072" calcext:value-type="float">
            <text:p>1.9072</text:p>
          </table:table-cell>
          <table:table-cell office:value-type="float" office:value="4876.34629545" calcext:value-type="float">
            <text:p>4876.34629545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4876.34859399" calcext:value-type="float">
            <text:p>4876.34859399</text:p>
          </table:table-cell>
        </table:table-row>
        <table:table-row table:style-name="ro1">
          <table:table-cell office:value-type="float" office:value="1.9108" calcext:value-type="float">
            <text:p>1.9108</text:p>
          </table:table-cell>
          <table:table-cell office:value-type="float" office:value="4876.35038407" calcext:value-type="float">
            <text:p>4876.35038407</text:p>
          </table:table-cell>
        </table:table-row>
        <table:table-row table:style-name="ro1">
          <table:table-cell office:value-type="float" office:value="1.9126" calcext:value-type="float">
            <text:p>1.9126</text:p>
          </table:table-cell>
          <table:table-cell office:value-type="float" office:value="4876.35119625" calcext:value-type="float">
            <text:p>4876.35119625</text:p>
          </table:table-cell>
        </table:table-row>
        <table:table-row table:style-name="ro1">
          <table:table-cell office:value-type="float" office:value="1.9144" calcext:value-type="float">
            <text:p>1.9144</text:p>
          </table:table-cell>
          <table:table-cell office:value-type="float" office:value="4876.35077359" calcext:value-type="float">
            <text:p>4876.35077359</text:p>
          </table:table-cell>
        </table:table-row>
        <table:table-row table:style-name="ro1">
          <table:table-cell office:value-type="float" office:value="1.9162" calcext:value-type="float">
            <text:p>1.9162</text:p>
          </table:table-cell>
          <table:table-cell office:value-type="float" office:value="4876.34918542" calcext:value-type="float">
            <text:p>4876.34918542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4876.34691008" calcext:value-type="float">
            <text:p>4876.34691008</text:p>
          </table:table-cell>
        </table:table-row>
        <table:table-row table:style-name="ro1">
          <table:table-cell office:value-type="float" office:value="1.9198" calcext:value-type="float">
            <text:p>1.9198</text:p>
          </table:table-cell>
          <table:table-cell office:value-type="float" office:value="4876.3455894" calcext:value-type="float">
            <text:p>4876.3455894</text:p>
          </table:table-cell>
        </table:table-row>
        <table:table-row table:style-name="ro1">
          <table:table-cell office:value-type="float" office:value="1.9216" calcext:value-type="float">
            <text:p>1.9216</text:p>
          </table:table-cell>
          <table:table-cell office:value-type="float" office:value="4876.34604242" calcext:value-type="float">
            <text:p>4876.34604242</text:p>
          </table:table-cell>
        </table:table-row>
        <table:table-row table:style-name="ro1">
          <table:table-cell office:value-type="float" office:value="1.9234" calcext:value-type="float">
            <text:p>1.9234</text:p>
          </table:table-cell>
          <table:table-cell office:value-type="float" office:value="4876.34785304" calcext:value-type="float">
            <text:p>4876.34785304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4876.35265886" calcext:value-type="float">
            <text:p>4876.35265886</text:p>
          </table:table-cell>
        </table:table-row>
        <table:table-row table:style-name="ro1">
          <table:table-cell office:value-type="float" office:value="1.9268" calcext:value-type="float">
            <text:p>1.9268</text:p>
          </table:table-cell>
          <table:table-cell office:value-type="float" office:value="4876.35462351" calcext:value-type="float">
            <text:p>4876.35462351</text:p>
          </table:table-cell>
        </table:table-row>
        <table:table-row table:style-name="ro1">
          <table:table-cell office:value-type="float" office:value="1.9286" calcext:value-type="float">
            <text:p>1.9286</text:p>
          </table:table-cell>
          <table:table-cell office:value-type="float" office:value="4876.35557058" calcext:value-type="float">
            <text:p>4876.35557058</text:p>
          </table:table-cell>
        </table:table-row>
        <table:table-row table:style-name="ro1">
          <table:table-cell office:value-type="float" office:value="1.9304" calcext:value-type="float">
            <text:p>1.9304</text:p>
          </table:table-cell>
          <table:table-cell office:value-type="float" office:value="4876.3552365" calcext:value-type="float">
            <text:p>4876.3552365</text:p>
          </table:table-cell>
        </table:table-row>
        <table:table-row table:style-name="ro1">
          <table:table-cell office:value-type="float" office:value="1.9322" calcext:value-type="float">
            <text:p>1.9322</text:p>
          </table:table-cell>
          <table:table-cell office:value-type="float" office:value="4876.3536748" calcext:value-type="float">
            <text:p>4876.3536748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4876.35134226" calcext:value-type="float">
            <text:p>4876.35134226</text:p>
          </table:table-cell>
        </table:table-row>
        <table:table-row table:style-name="ro1">
          <table:table-cell office:value-type="float" office:value="1.9358" calcext:value-type="float">
            <text:p>1.9358</text:p>
          </table:table-cell>
          <table:table-cell office:value-type="float" office:value="4876.34980677" calcext:value-type="float">
            <text:p>4876.34980677</text:p>
          </table:table-cell>
        </table:table-row>
        <table:table-row table:style-name="ro1">
          <table:table-cell office:value-type="float" office:value="1.9376" calcext:value-type="float">
            <text:p>1.9376</text:p>
          </table:table-cell>
          <table:table-cell office:value-type="float" office:value="4876.35003232" calcext:value-type="float">
            <text:p>4876.35003232</text:p>
          </table:table-cell>
        </table:table-row>
        <table:table-row table:style-name="ro1">
          <table:table-cell office:value-type="float" office:value="1.9394" calcext:value-type="float">
            <text:p>1.9394</text:p>
          </table:table-cell>
          <table:table-cell office:value-type="float" office:value="4876.35169087" calcext:value-type="float">
            <text:p>4876.35169087</text:p>
          </table:table-cell>
        </table:table-row>
        <table:table-row table:style-name="ro1">
          <table:table-cell office:value-type="float" office:value="1.9412" calcext:value-type="float">
            <text:p>1.9412</text:p>
          </table:table-cell>
          <table:table-cell office:value-type="float" office:value="4876.35413226" calcext:value-type="float">
            <text:p>4876.35413226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4876.35668227" calcext:value-type="float">
            <text:p>4876.35668227</text:p>
          </table:table-cell>
        </table:table-row>
        <table:table-row table:style-name="ro1">
          <table:table-cell office:value-type="float" office:value="1.9448" calcext:value-type="float">
            <text:p>1.9448</text:p>
          </table:table-cell>
          <table:table-cell office:value-type="float" office:value="4876.35871654" calcext:value-type="float">
            <text:p>4876.35871654</text:p>
          </table:table-cell>
        </table:table-row>
        <table:table-row table:style-name="ro1">
          <table:table-cell office:value-type="float" office:value="1.9466" calcext:value-type="float">
            <text:p>1.9466</text:p>
          </table:table-cell>
          <table:table-cell office:value-type="float" office:value="4876.35975371" calcext:value-type="float">
            <text:p>4876.35975371</text:p>
          </table:table-cell>
        </table:table-row>
        <table:table-row table:style-name="ro1">
          <table:table-cell office:value-type="float" office:value="1.9484" calcext:value-type="float">
            <text:p>1.9484</text:p>
          </table:table-cell>
          <table:table-cell office:value-type="float" office:value="4876.35951334" calcext:value-type="float">
            <text:p>4876.3595133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4876.35705256" calcext:value-type="float">
            <text:p>4876.35705256</text:p>
          </table:table-cell>
        </table:table-row>
        <table:table-row table:style-name="ro1">
          <table:table-cell office:value-type="float" office:value="1.9518" calcext:value-type="float">
            <text:p>1.9518</text:p>
          </table:table-cell>
          <table:table-cell office:value-type="float" office:value="4876.35498866" calcext:value-type="float">
            <text:p>4876.35498866</text:p>
          </table:table-cell>
        </table:table-row>
        <table:table-row table:style-name="ro1">
          <table:table-cell office:value-type="float" office:value="1.9536" calcext:value-type="float">
            <text:p>1.9536</text:p>
          </table:table-cell>
          <table:table-cell office:value-type="float" office:value="4876.35463303" calcext:value-type="float">
            <text:p>4876.35463303</text:p>
          </table:table-cell>
        </table:table-row>
        <table:table-row table:style-name="ro1">
          <table:table-cell office:value-type="float" office:value="1.9554" calcext:value-type="float">
            <text:p>1.9554</text:p>
          </table:table-cell>
          <table:table-cell office:value-type="float" office:value="4876.35583859" calcext:value-type="float">
            <text:p>4876.35583859</text:p>
          </table:table-cell>
        </table:table-row>
        <table:table-row table:style-name="ro1">
          <table:table-cell office:value-type="float" office:value="1.9572" calcext:value-type="float">
            <text:p>1.9572</text:p>
          </table:table-cell>
          <table:table-cell office:value-type="float" office:value="4876.35795494" calcext:value-type="float">
            <text:p>4876.35795494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4876.36030053" calcext:value-type="float">
            <text:p>4876.36030053</text:p>
          </table:table-cell>
        </table:table-row>
        <table:table-row table:style-name="ro1">
          <table:table-cell office:value-type="float" office:value="1.9608" calcext:value-type="float">
            <text:p>1.9608</text:p>
          </table:table-cell>
          <table:table-cell office:value-type="float" office:value="4876.36223666" calcext:value-type="float">
            <text:p>4876.36223666</text:p>
          </table:table-cell>
        </table:table-row>
        <table:table-row table:style-name="ro1">
          <table:table-cell office:value-type="float" office:value="1.9626" calcext:value-type="float">
            <text:p>1.9626</text:p>
          </table:table-cell>
          <table:table-cell office:value-type="float" office:value="4876.36325988" calcext:value-type="float">
            <text:p>4876.36325988</text:p>
          </table:table-cell>
        </table:table-row>
        <table:table-row table:style-name="ro1">
          <table:table-cell office:value-type="float" office:value="1.9644" calcext:value-type="float">
            <text:p>1.9644</text:p>
          </table:table-cell>
          <table:table-cell office:value-type="float" office:value="4876.36306304" calcext:value-type="float">
            <text:p>4876.36306304</text:p>
          </table:table-cell>
        </table:table-row>
        <table:table-row table:style-name="ro1">
          <table:table-cell office:value-type="float" office:value="1.9662" calcext:value-type="float">
            <text:p>1.9662</text:p>
          </table:table-cell>
          <table:table-cell office:value-type="float" office:value="4876.36165077" calcext:value-type="float">
            <text:p>4876.36165077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4876.35942691" calcext:value-type="float">
            <text:p>4876.35942691</text:p>
          </table:table-cell>
        </table:table-row>
        <table:table-row table:style-name="ro1">
          <table:table-cell office:value-type="float" office:value="1.9698" calcext:value-type="float">
            <text:p>1.9698</text:p>
          </table:table-cell>
          <table:table-cell office:value-type="float" office:value="4876.35785289" calcext:value-type="float">
            <text:p>4876.35785289</text:p>
          </table:table-cell>
        </table:table-row>
        <table:table-row table:style-name="ro1">
          <table:table-cell office:value-type="float" office:value="1.9716" calcext:value-type="float">
            <text:p>1.9716</text:p>
          </table:table-cell>
          <table:table-cell office:value-type="float" office:value="4876.35796653" calcext:value-type="float">
            <text:p>4876.35796653</text:p>
          </table:table-cell>
        </table:table-row>
        <table:table-row table:style-name="ro1">
          <table:table-cell office:value-type="float" office:value="1.9734" calcext:value-type="float">
            <text:p>1.9734</text:p>
          </table:table-cell>
          <table:table-cell office:value-type="float" office:value="4876.35956554" calcext:value-type="float">
            <text:p>4876.35956554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4876.36430741" calcext:value-type="float">
            <text:p>4876.36430741</text:p>
          </table:table-cell>
        </table:table-row>
        <table:table-row table:style-name="ro1">
          <table:table-cell office:value-type="float" office:value="1.9768" calcext:value-type="float">
            <text:p>1.9768</text:p>
          </table:table-cell>
          <table:table-cell office:value-type="float" office:value="4876.36641277" calcext:value-type="float">
            <text:p>4876.36641277</text:p>
          </table:table-cell>
        </table:table-row>
        <table:table-row table:style-name="ro1">
          <table:table-cell office:value-type="float" office:value="1.9786" calcext:value-type="float">
            <text:p>1.9786</text:p>
          </table:table-cell>
          <table:table-cell office:value-type="float" office:value="4876.36757068" calcext:value-type="float">
            <text:p>4876.36757068</text:p>
          </table:table-cell>
        </table:table-row>
        <table:table-row table:style-name="ro1">
          <table:table-cell office:value-type="float" office:value="1.9804" calcext:value-type="float">
            <text:p>1.9804</text:p>
          </table:table-cell>
          <table:table-cell office:value-type="float" office:value="4876.3674686" calcext:value-type="float">
            <text:p>4876.3674686</text:p>
          </table:table-cell>
        </table:table-row>
        <table:table-row table:style-name="ro1">
          <table:table-cell office:value-type="float" office:value="1.9822" calcext:value-type="float">
            <text:p>1.9822</text:p>
          </table:table-cell>
          <table:table-cell office:value-type="float" office:value="4876.36609609" calcext:value-type="float">
            <text:p>4876.36609609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4876.36383672" calcext:value-type="float">
            <text:p>4876.36383672</text:p>
          </table:table-cell>
        </table:table-row>
        <table:table-row table:style-name="ro1">
          <table:table-cell office:value-type="float" office:value="1.9858" calcext:value-type="float">
            <text:p>1.9858</text:p>
          </table:table-cell>
          <table:table-cell office:value-type="float" office:value="4876.36206596" calcext:value-type="float">
            <text:p>4876.36206596</text:p>
          </table:table-cell>
        </table:table-row>
        <table:table-row table:style-name="ro1">
          <table:table-cell office:value-type="float" office:value="1.9876" calcext:value-type="float">
            <text:p>1.9876</text:p>
          </table:table-cell>
          <table:table-cell office:value-type="float" office:value="4876.36196093" calcext:value-type="float">
            <text:p>4876.36196093</text:p>
          </table:table-cell>
        </table:table-row>
        <table:table-row table:style-name="ro1">
          <table:table-cell office:value-type="float" office:value="1.9894" calcext:value-type="float">
            <text:p>1.9894</text:p>
          </table:table-cell>
          <table:table-cell office:value-type="float" office:value="4876.36341172" calcext:value-type="float">
            <text:p>4876.36341172</text:p>
          </table:table-cell>
        </table:table-row>
        <table:table-row table:style-name="ro1">
          <table:table-cell office:value-type="float" office:value="1.9912" calcext:value-type="float">
            <text:p>1.9912</text:p>
          </table:table-cell>
          <table:table-cell office:value-type="float" office:value="4876.36577433" calcext:value-type="float">
            <text:p>4876.36577433</text:p>
          </table:table-cell>
        </table:table-row>
        <table:table-row table:style-name="ro1">
          <table:table-cell office:value-type="float" office:value="1.993" calcext:value-type="float">
            <text:p>1.993</text:p>
          </table:table-cell>
          <table:table-cell office:value-type="float" office:value="4876.3683681" calcext:value-type="float">
            <text:p>4876.3683681</text:p>
          </table:table-cell>
        </table:table-row>
        <table:table-row table:style-name="ro1">
          <table:table-cell office:value-type="float" office:value="1.9948" calcext:value-type="float">
            <text:p>1.9948</text:p>
          </table:table-cell>
          <table:table-cell office:value-type="float" office:value="4876.37054851" calcext:value-type="float">
            <text:p>4876.37054851</text:p>
          </table:table-cell>
        </table:table-row>
        <table:table-row table:style-name="ro1">
          <table:table-cell office:value-type="float" office:value="1.9966" calcext:value-type="float">
            <text:p>1.9966</text:p>
          </table:table-cell>
          <table:table-cell office:value-type="float" office:value="4876.37179872" calcext:value-type="float">
            <text:p>4876.37179872</text:p>
          </table:table-cell>
        </table:table-row>
        <table:table-row table:style-name="ro1">
          <table:table-cell office:value-type="float" office:value="1.9984" calcext:value-type="float">
            <text:p>1.9984</text:p>
          </table:table-cell>
          <table:table-cell office:value-type="float" office:value="4876.37179216" calcext:value-type="float">
            <text:p>4876.371792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6.36958644" calcext:value-type="float">
            <text:p>4876.36958644</text:p>
          </table:table-cell>
        </table:table-row>
        <table:table-row table:style-name="ro1">
          <table:table-cell office:value-type="float" office:value="2.0018" calcext:value-type="float">
            <text:p>2.0018</text:p>
          </table:table-cell>
          <table:table-cell office:value-type="float" office:value="4876.36730728" calcext:value-type="float">
            <text:p>4876.36730728</text:p>
          </table:table-cell>
        </table:table-row>
        <table:table-row table:style-name="ro1">
          <table:table-cell office:value-type="float" office:value="2.0036" calcext:value-type="float">
            <text:p>2.0036</text:p>
          </table:table-cell>
          <table:table-cell office:value-type="float" office:value="4876.36662469" calcext:value-type="float">
            <text:p>4876.36662469</text:p>
          </table:table-cell>
        </table:table-row>
        <table:table-row table:style-name="ro1">
          <table:table-cell office:value-type="float" office:value="2.0054" calcext:value-type="float">
            <text:p>2.0054</text:p>
          </table:table-cell>
          <table:table-cell office:value-type="float" office:value="4876.3676215" calcext:value-type="float">
            <text:p>4876.3676215</text:p>
          </table:table-cell>
        </table:table-row>
        <table:table-row table:style-name="ro1">
          <table:table-cell office:value-type="float" office:value="2.0072" calcext:value-type="float">
            <text:p>2.0072</text:p>
          </table:table-cell>
          <table:table-cell office:value-type="float" office:value="4876.36965434" calcext:value-type="float">
            <text:p>4876.36965434</text:p>
          </table:table-cell>
        </table:table-row>
        <table:table-row table:style-name="ro1">
          <table:table-cell office:value-type="float" office:value="2.009" calcext:value-type="float">
            <text:p>2.009</text:p>
          </table:table-cell>
          <table:table-cell office:value-type="float" office:value="4876.37203641" calcext:value-type="float">
            <text:p>4876.37203641</text:p>
          </table:table-cell>
        </table:table-row>
        <table:table-row table:style-name="ro1">
          <table:table-cell office:value-type="float" office:value="2.0108" calcext:value-type="float">
            <text:p>2.0108</text:p>
          </table:table-cell>
          <table:table-cell office:value-type="float" office:value="4876.37411018" calcext:value-type="float">
            <text:p>4876.37411018</text:p>
          </table:table-cell>
        </table:table-row>
        <table:table-row table:style-name="ro1">
          <table:table-cell office:value-type="float" office:value="2.0126" calcext:value-type="float">
            <text:p>2.0126</text:p>
          </table:table-cell>
          <table:table-cell office:value-type="float" office:value="4876.37533869" calcext:value-type="float">
            <text:p>4876.37533869</text:p>
          </table:table-cell>
        </table:table-row>
        <table:table-row table:style-name="ro1">
          <table:table-cell office:value-type="float" office:value="2.0144" calcext:value-type="float">
            <text:p>2.0144</text:p>
          </table:table-cell>
          <table:table-cell office:value-type="float" office:value="4876.3753696" calcext:value-type="float">
            <text:p>4876.3753696</text:p>
          </table:table-cell>
        </table:table-row>
        <table:table-row table:style-name="ro1">
          <table:table-cell office:value-type="float" office:value="2.0162" calcext:value-type="float">
            <text:p>2.0162</text:p>
          </table:table-cell>
          <table:table-cell office:value-type="float" office:value="4876.37414572" calcext:value-type="float">
            <text:p>4876.37414572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4876.37199902" calcext:value-type="float">
            <text:p>4876.37199902</text:p>
          </table:table-cell>
        </table:table-row>
        <table:table-row table:style-name="ro1">
          <table:table-cell office:value-type="float" office:value="2.0198" calcext:value-type="float">
            <text:p>2.0198</text:p>
          </table:table-cell>
          <table:table-cell office:value-type="float" office:value="4876.37018806" calcext:value-type="float">
            <text:p>4876.37018806</text:p>
          </table:table-cell>
        </table:table-row>
        <table:table-row table:style-name="ro1">
          <table:table-cell office:value-type="float" office:value="2.0216" calcext:value-type="float">
            <text:p>2.0216</text:p>
          </table:table-cell>
          <table:table-cell office:value-type="float" office:value="4876.36996051" calcext:value-type="float">
            <text:p>4876.36996051</text:p>
          </table:table-cell>
        </table:table-row>
        <table:table-row table:style-name="ro1">
          <table:table-cell office:value-type="float" office:value="2.0234" calcext:value-type="float">
            <text:p>2.0234</text:p>
          </table:table-cell>
          <table:table-cell office:value-type="float" office:value="4876.37134133" calcext:value-type="float">
            <text:p>4876.37134133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4876.37599947" calcext:value-type="float">
            <text:p>4876.37599947</text:p>
          </table:table-cell>
        </table:table-row>
        <table:table-row table:style-name="ro1">
          <table:table-cell office:value-type="float" office:value="2.0268" calcext:value-type="float">
            <text:p>2.0268</text:p>
          </table:table-cell>
          <table:table-cell office:value-type="float" office:value="4876.37823587" calcext:value-type="float">
            <text:p>4876.37823587</text:p>
          </table:table-cell>
        </table:table-row>
        <table:table-row table:style-name="ro1">
          <table:table-cell office:value-type="float" office:value="2.0286" calcext:value-type="float">
            <text:p>2.0286</text:p>
          </table:table-cell>
          <table:table-cell office:value-type="float" office:value="4876.37959825" calcext:value-type="float">
            <text:p>4876.37959825</text:p>
          </table:table-cell>
        </table:table-row>
        <table:table-row table:style-name="ro1">
          <table:table-cell office:value-type="float" office:value="2.0304" calcext:value-type="float">
            <text:p>2.0304</text:p>
          </table:table-cell>
          <table:table-cell office:value-type="float" office:value="4876.37972853" calcext:value-type="float">
            <text:p>4876.37972853</text:p>
          </table:table-cell>
        </table:table-row>
        <table:table-row table:style-name="ro1">
          <table:table-cell office:value-type="float" office:value="2.0322" calcext:value-type="float">
            <text:p>2.0322</text:p>
          </table:table-cell>
          <table:table-cell office:value-type="float" office:value="4876.37855618" calcext:value-type="float">
            <text:p>4876.37855618</text:p>
          </table:table-cell>
        </table:table-row>
        <table:table-row table:style-name="ro1">
          <table:table-cell office:value-type="float" office:value="2.034" calcext:value-type="float">
            <text:p>2.034</text:p>
          </table:table-cell>
          <table:table-cell office:value-type="float" office:value="4876.37639299" calcext:value-type="float">
            <text:p>4876.37639299</text:p>
          </table:table-cell>
        </table:table-row>
        <table:table-row table:style-name="ro1">
          <table:table-cell office:value-type="float" office:value="2.0358" calcext:value-type="float">
            <text:p>2.0358</text:p>
          </table:table-cell>
          <table:table-cell office:value-type="float" office:value="4876.37440182" calcext:value-type="float">
            <text:p>4876.37440182</text:p>
          </table:table-cell>
        </table:table-row>
        <table:table-row table:style-name="ro1">
          <table:table-cell office:value-type="float" office:value="2.0376" calcext:value-type="float">
            <text:p>2.0376</text:p>
          </table:table-cell>
          <table:table-cell office:value-type="float" office:value="4876.37396465" calcext:value-type="float">
            <text:p>4876.37396465</text:p>
          </table:table-cell>
        </table:table-row>
        <table:table-row table:style-name="ro1">
          <table:table-cell office:value-type="float" office:value="2.0394" calcext:value-type="float">
            <text:p>2.0394</text:p>
          </table:table-cell>
          <table:table-cell office:value-type="float" office:value="4876.37520188" calcext:value-type="float">
            <text:p>4876.37520188</text:p>
          </table:table-cell>
        </table:table-row>
        <table:table-row table:style-name="ro1">
          <table:table-cell office:value-type="float" office:value="2.0412" calcext:value-type="float">
            <text:p>2.0412</text:p>
          </table:table-cell>
          <table:table-cell office:value-type="float" office:value="4876.37747696" calcext:value-type="float">
            <text:p>4876.37747696</text:p>
          </table:table-cell>
        </table:table-row>
        <table:table-row table:style-name="ro1">
          <table:table-cell office:value-type="float" office:value="2.043" calcext:value-type="float">
            <text:p>2.043</text:p>
          </table:table-cell>
          <table:table-cell office:value-type="float" office:value="4876.38010468" calcext:value-type="float">
            <text:p>4876.38010468</text:p>
          </table:table-cell>
        </table:table-row>
        <table:table-row table:style-name="ro1">
          <table:table-cell office:value-type="float" office:value="2.0448" calcext:value-type="float">
            <text:p>2.0448</text:p>
          </table:table-cell>
          <table:table-cell office:value-type="float" office:value="4876.38242259" calcext:value-type="float">
            <text:p>4876.38242259</text:p>
          </table:table-cell>
        </table:table-row>
        <table:table-row table:style-name="ro1">
          <table:table-cell office:value-type="float" office:value="2.0466" calcext:value-type="float">
            <text:p>2.0466</text:p>
          </table:table-cell>
          <table:table-cell office:value-type="float" office:value="4876.38388027" calcext:value-type="float">
            <text:p>4876.38388027</text:p>
          </table:table-cell>
        </table:table-row>
        <table:table-row table:style-name="ro1">
          <table:table-cell office:value-type="float" office:value="2.0484" calcext:value-type="float">
            <text:p>2.0484</text:p>
          </table:table-cell>
          <table:table-cell office:value-type="float" office:value="4876.38410898" calcext:value-type="float">
            <text:p>4876.3841089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76.38218544" calcext:value-type="float">
            <text:p>4876.38218544</text:p>
          </table:table-cell>
        </table:table-row>
        <table:table-row table:style-name="ro1">
          <table:table-cell office:value-type="float" office:value="2.0518" calcext:value-type="float">
            <text:p>2.0518</text:p>
          </table:table-cell>
          <table:table-cell office:value-type="float" office:value="4876.37970341" calcext:value-type="float">
            <text:p>4876.37970341</text:p>
          </table:table-cell>
        </table:table-row>
        <table:table-row table:style-name="ro1">
          <table:table-cell office:value-type="float" office:value="2.0536" calcext:value-type="float">
            <text:p>2.0536</text:p>
          </table:table-cell>
          <table:table-cell office:value-type="float" office:value="4876.37869111" calcext:value-type="float">
            <text:p>4876.37869111</text:p>
          </table:table-cell>
        </table:table-row>
        <table:table-row table:style-name="ro1">
          <table:table-cell office:value-type="float" office:value="2.0554" calcext:value-type="float">
            <text:p>2.0554</text:p>
          </table:table-cell>
          <table:table-cell office:value-type="float" office:value="4876.37947271" calcext:value-type="float">
            <text:p>4876.37947271</text:p>
          </table:table-cell>
        </table:table-row>
        <table:table-row table:style-name="ro1">
          <table:table-cell office:value-type="float" office:value="2.0572" calcext:value-type="float">
            <text:p>2.0572</text:p>
          </table:table-cell>
          <table:table-cell office:value-type="float" office:value="4876.38141312" calcext:value-type="float">
            <text:p>4876.38141312</text:p>
          </table:table-cell>
        </table:table-row>
        <table:table-row table:style-name="ro1">
          <table:table-cell office:value-type="float" office:value="2.059" calcext:value-type="float">
            <text:p>2.059</text:p>
          </table:table-cell>
          <table:table-cell office:value-type="float" office:value="4876.38382197" calcext:value-type="float">
            <text:p>4876.38382197</text:p>
          </table:table-cell>
        </table:table-row>
        <table:table-row table:style-name="ro1">
          <table:table-cell office:value-type="float" office:value="2.0608" calcext:value-type="float">
            <text:p>2.0608</text:p>
          </table:table-cell>
          <table:table-cell office:value-type="float" office:value="4876.38602505" calcext:value-type="float">
            <text:p>4876.38602505</text:p>
          </table:table-cell>
        </table:table-row>
        <table:table-row table:style-name="ro1">
          <table:table-cell office:value-type="float" office:value="2.0626" calcext:value-type="float">
            <text:p>2.0626</text:p>
          </table:table-cell>
          <table:table-cell office:value-type="float" office:value="4876.3874532" calcext:value-type="float">
            <text:p>4876.3874532</text:p>
          </table:table-cell>
        </table:table-row>
        <table:table-row table:style-name="ro1">
          <table:table-cell office:value-type="float" office:value="2.0644" calcext:value-type="float">
            <text:p>2.0644</text:p>
          </table:table-cell>
          <table:table-cell office:value-type="float" office:value="4876.38771339" calcext:value-type="float">
            <text:p>4876.38771339</text:p>
          </table:table-cell>
        </table:table-row>
        <table:table-row table:style-name="ro1">
          <table:table-cell office:value-type="float" office:value="2.0662" calcext:value-type="float">
            <text:p>2.0662</text:p>
          </table:table-cell>
          <table:table-cell office:value-type="float" office:value="4876.38668964" calcext:value-type="float">
            <text:p>4876.38668964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4876.38464247" calcext:value-type="float">
            <text:p>4876.38464247</text:p>
          </table:table-cell>
        </table:table-row>
        <table:table-row table:style-name="ro1">
          <table:table-cell office:value-type="float" office:value="2.0698" calcext:value-type="float">
            <text:p>2.0698</text:p>
          </table:table-cell>
          <table:table-cell office:value-type="float" office:value="4876.38260728" calcext:value-type="float">
            <text:p>4876.38260728</text:p>
          </table:table-cell>
        </table:table-row>
        <table:table-row table:style-name="ro1">
          <table:table-cell office:value-type="float" office:value="2.0716" calcext:value-type="float">
            <text:p>2.0716</text:p>
          </table:table-cell>
          <table:table-cell office:value-type="float" office:value="4876.38203454" calcext:value-type="float">
            <text:p>4876.38203454</text:p>
          </table:table-cell>
        </table:table-row>
        <table:table-row table:style-name="ro1">
          <table:table-cell office:value-type="float" office:value="2.0734" calcext:value-type="float">
            <text:p>2.0734</text:p>
          </table:table-cell>
          <table:table-cell office:value-type="float" office:value="4876.38318941" calcext:value-type="float">
            <text:p>4876.3831894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4876.38774379" calcext:value-type="float">
            <text:p>4876.38774379</text:p>
          </table:table-cell>
        </table:table-row>
        <table:table-row table:style-name="ro1">
          <table:table-cell office:value-type="float" office:value="2.0768" calcext:value-type="float">
            <text:p>2.0768</text:p>
          </table:table-cell>
          <table:table-cell office:value-type="float" office:value="4876.39010139" calcext:value-type="float">
            <text:p>4876.39010139</text:p>
          </table:table-cell>
        </table:table-row>
        <table:table-row table:style-name="ro1">
          <table:table-cell office:value-type="float" office:value="2.0786" calcext:value-type="float">
            <text:p>2.0786</text:p>
          </table:table-cell>
          <table:table-cell office:value-type="float" office:value="4876.39166174" calcext:value-type="float">
            <text:p>4876.39166174</text:p>
          </table:table-cell>
        </table:table-row>
        <table:table-row table:style-name="ro1">
          <table:table-cell office:value-type="float" office:value="2.0804" calcext:value-type="float">
            <text:p>2.0804</text:p>
          </table:table-cell>
          <table:table-cell office:value-type="float" office:value="4876.39202426" calcext:value-type="float">
            <text:p>4876.39202426</text:p>
          </table:table-cell>
        </table:table-row>
        <table:table-row table:style-name="ro1">
          <table:table-cell office:value-type="float" office:value="2.0822" calcext:value-type="float">
            <text:p>2.0822</text:p>
          </table:table-cell>
          <table:table-cell office:value-type="float" office:value="4876.39106153" calcext:value-type="float">
            <text:p>4876.39106153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4876.38901497" calcext:value-type="float">
            <text:p>4876.38901497</text:p>
          </table:table-cell>
        </table:table-row>
        <table:table-row table:style-name="ro1">
          <table:table-cell office:value-type="float" office:value="2.0858" calcext:value-type="float">
            <text:p>2.0858</text:p>
          </table:table-cell>
          <table:table-cell office:value-type="float" office:value="4876.38681572" calcext:value-type="float">
            <text:p>4876.38681572</text:p>
          </table:table-cell>
        </table:table-row>
        <table:table-row table:style-name="ro1">
          <table:table-cell office:value-type="float" office:value="2.0876" calcext:value-type="float">
            <text:p>2.0876</text:p>
          </table:table-cell>
          <table:table-cell office:value-type="float" office:value="4876.38604475" calcext:value-type="float">
            <text:p>4876.38604475</text:p>
          </table:table-cell>
        </table:table-row>
        <table:table-row table:style-name="ro1">
          <table:table-cell office:value-type="float" office:value="2.0894" calcext:value-type="float">
            <text:p>2.0894</text:p>
          </table:table-cell>
          <table:table-cell office:value-type="float" office:value="4876.38706293" calcext:value-type="float">
            <text:p>4876.38706293</text:p>
          </table:table-cell>
        </table:table-row>
        <table:table-row table:style-name="ro1">
          <table:table-cell office:value-type="float" office:value="2.0912" calcext:value-type="float">
            <text:p>2.0912</text:p>
          </table:table-cell>
          <table:table-cell office:value-type="float" office:value="4876.38924238" calcext:value-type="float">
            <text:p>4876.38924238</text:p>
          </table:table-cell>
        </table:table-row>
        <table:table-row table:style-name="ro1">
          <table:table-cell office:value-type="float" office:value="2.093" calcext:value-type="float">
            <text:p>2.093</text:p>
          </table:table-cell>
          <table:table-cell office:value-type="float" office:value="4876.39189494" calcext:value-type="float">
            <text:p>4876.39189494</text:p>
          </table:table-cell>
        </table:table-row>
        <table:table-row table:style-name="ro1">
          <table:table-cell office:value-type="float" office:value="2.0948" calcext:value-type="float">
            <text:p>2.0948</text:p>
          </table:table-cell>
          <table:table-cell office:value-type="float" office:value="4876.39434232" calcext:value-type="float">
            <text:p>4876.39434232</text:p>
          </table:table-cell>
        </table:table-row>
        <table:table-row table:style-name="ro1">
          <table:table-cell office:value-type="float" office:value="2.0966" calcext:value-type="float">
            <text:p>2.0966</text:p>
          </table:table-cell>
          <table:table-cell office:value-type="float" office:value="4876.39600291" calcext:value-type="float">
            <text:p>4876.39600291</text:p>
          </table:table-cell>
        </table:table-row>
        <table:table-row table:style-name="ro1">
          <table:table-cell office:value-type="float" office:value="2.0984" calcext:value-type="float">
            <text:p>2.0984</text:p>
          </table:table-cell>
          <table:table-cell office:value-type="float" office:value="4876.39646817" calcext:value-type="float">
            <text:p>4876.3964681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876.39484975" calcext:value-type="float">
            <text:p>4876.39484975</text:p>
          </table:table-cell>
        </table:table-row>
        <table:table-row table:style-name="ro1">
          <table:table-cell office:value-type="float" office:value="2.1018" calcext:value-type="float">
            <text:p>2.1018</text:p>
          </table:table-cell>
          <table:table-cell office:value-type="float" office:value="4876.39217601" calcext:value-type="float">
            <text:p>4876.39217601</text:p>
          </table:table-cell>
        </table:table-row>
        <table:table-row table:style-name="ro1">
          <table:table-cell office:value-type="float" office:value="2.1036" calcext:value-type="float">
            <text:p>2.1036</text:p>
          </table:table-cell>
          <table:table-cell office:value-type="float" office:value="4876.39089105" calcext:value-type="float">
            <text:p>4876.39089105</text:p>
          </table:table-cell>
        </table:table-row>
        <table:table-row table:style-name="ro1">
          <table:table-cell office:value-type="float" office:value="2.1054" calcext:value-type="float">
            <text:p>2.1054</text:p>
          </table:table-cell>
          <table:table-cell office:value-type="float" office:value="4876.39143044" calcext:value-type="float">
            <text:p>4876.39143044</text:p>
          </table:table-cell>
        </table:table-row>
        <table:table-row table:style-name="ro1">
          <table:table-cell office:value-type="float" office:value="2.1072" calcext:value-type="float">
            <text:p>2.1072</text:p>
          </table:table-cell>
          <table:table-cell office:value-type="float" office:value="4876.39325297" calcext:value-type="float">
            <text:p>4876.39325297</text:p>
          </table:table-cell>
        </table:table-row>
        <table:table-row table:style-name="ro1">
          <table:table-cell office:value-type="float" office:value="2.109" calcext:value-type="float">
            <text:p>2.109</text:p>
          </table:table-cell>
          <table:table-cell office:value-type="float" office:value="4876.39566616" calcext:value-type="float">
            <text:p>4876.39566616</text:p>
          </table:table-cell>
        </table:table-row>
        <table:table-row table:style-name="ro1">
          <table:table-cell office:value-type="float" office:value="2.1108" calcext:value-type="float">
            <text:p>2.1108</text:p>
          </table:table-cell>
          <table:table-cell office:value-type="float" office:value="4876.39798086" calcext:value-type="float">
            <text:p>4876.39798086</text:p>
          </table:table-cell>
        </table:table-row>
        <table:table-row table:style-name="ro1">
          <table:table-cell office:value-type="float" office:value="2.1126" calcext:value-type="float">
            <text:p>2.1126</text:p>
          </table:table-cell>
          <table:table-cell office:value-type="float" office:value="4876.39959764" calcext:value-type="float">
            <text:p>4876.39959764</text:p>
          </table:table-cell>
        </table:table-row>
        <table:table-row table:style-name="ro1">
          <table:table-cell office:value-type="float" office:value="2.1144" calcext:value-type="float">
            <text:p>2.1144</text:p>
          </table:table-cell>
          <table:table-cell office:value-type="float" office:value="4876.40008459" calcext:value-type="float">
            <text:p>4876.40008459</text:p>
          </table:table-cell>
        </table:table-row>
        <table:table-row table:style-name="ro1">
          <table:table-cell office:value-type="float" office:value="2.1162" calcext:value-type="float">
            <text:p>2.1162</text:p>
          </table:table-cell>
          <table:table-cell office:value-type="float" office:value="4876.39926925" calcext:value-type="float">
            <text:p>4876.39926925</text:p>
          </table:table-cell>
        </table:table-row>
        <table:table-row table:style-name="ro1">
          <table:table-cell office:value-type="float" office:value="2.118" calcext:value-type="float">
            <text:p>2.118</text:p>
          </table:table-cell>
          <table:table-cell office:value-type="float" office:value="4876.39734352" calcext:value-type="float">
            <text:p>4876.39734352</text:p>
          </table:table-cell>
        </table:table-row>
        <table:table-row table:style-name="ro1">
          <table:table-cell office:value-type="float" office:value="2.1198" calcext:value-type="float">
            <text:p>2.1198</text:p>
          </table:table-cell>
          <table:table-cell office:value-type="float" office:value="4876.39509735" calcext:value-type="float">
            <text:p>4876.39509735</text:p>
          </table:table-cell>
        </table:table-row>
        <table:table-row table:style-name="ro1">
          <table:table-cell office:value-type="float" office:value="2.1216" calcext:value-type="float">
            <text:p>2.1216</text:p>
          </table:table-cell>
          <table:table-cell office:value-type="float" office:value="4876.39421331" calcext:value-type="float">
            <text:p>4876.39421331</text:p>
          </table:table-cell>
        </table:table-row>
        <table:table-row table:style-name="ro1">
          <table:table-cell office:value-type="float" office:value="2.1234" calcext:value-type="float">
            <text:p>2.1234</text:p>
          </table:table-cell>
          <table:table-cell office:value-type="float" office:value="4876.39512628" calcext:value-type="float">
            <text:p>4876.39512628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4876.39954503" calcext:value-type="float">
            <text:p>4876.39954503</text:p>
          </table:table-cell>
        </table:table-row>
        <table:table-row table:style-name="ro1">
          <table:table-cell office:value-type="float" office:value="2.1268" calcext:value-type="float">
            <text:p>2.1268</text:p>
          </table:table-cell>
          <table:table-cell office:value-type="float" office:value="4876.40200916" calcext:value-type="float">
            <text:p>4876.40200916</text:p>
          </table:table-cell>
        </table:table-row>
        <table:table-row table:style-name="ro1">
          <table:table-cell office:value-type="float" office:value="2.1286" calcext:value-type="float">
            <text:p>2.1286</text:p>
          </table:table-cell>
          <table:table-cell office:value-type="float" office:value="4876.40375611" calcext:value-type="float">
            <text:p>4876.40375611</text:p>
          </table:table-cell>
        </table:table-row>
        <table:table-row table:style-name="ro1">
          <table:table-cell office:value-type="float" office:value="2.1304" calcext:value-type="float">
            <text:p>2.1304</text:p>
          </table:table-cell>
          <table:table-cell office:value-type="float" office:value="4876.40434772" calcext:value-type="float">
            <text:p>4876.40434772</text:p>
          </table:table-cell>
        </table:table-row>
        <table:table-row table:style-name="ro1">
          <table:table-cell office:value-type="float" office:value="2.1322" calcext:value-type="float">
            <text:p>2.1322</text:p>
          </table:table-cell>
          <table:table-cell office:value-type="float" office:value="4876.40360102" calcext:value-type="float">
            <text:p>4876.40360102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4876.40169043" calcext:value-type="float">
            <text:p>4876.40169043</text:p>
          </table:table-cell>
        </table:table-row>
        <table:table-row table:style-name="ro1">
          <table:table-cell office:value-type="float" office:value="2.1358" calcext:value-type="float">
            <text:p>2.1358</text:p>
          </table:table-cell>
          <table:table-cell office:value-type="float" office:value="4876.3992938" calcext:value-type="float">
            <text:p>4876.3992938</text:p>
          </table:table-cell>
        </table:table-row>
        <table:table-row table:style-name="ro1">
          <table:table-cell office:value-type="float" office:value="2.1376" calcext:value-type="float">
            <text:p>2.1376</text:p>
          </table:table-cell>
          <table:table-cell office:value-type="float" office:value="4876.39827081" calcext:value-type="float">
            <text:p>4876.39827081</text:p>
          </table:table-cell>
        </table:table-row>
        <table:table-row table:style-name="ro1">
          <table:table-cell office:value-type="float" office:value="2.1394" calcext:value-type="float">
            <text:p>2.1394</text:p>
          </table:table-cell>
          <table:table-cell office:value-type="float" office:value="4876.39903349" calcext:value-type="float">
            <text:p>4876.39903349</text:p>
          </table:table-cell>
        </table:table-row>
        <table:table-row table:style-name="ro1">
          <table:table-cell office:value-type="float" office:value="2.1412" calcext:value-type="float">
            <text:p>2.1412</text:p>
          </table:table-cell>
          <table:table-cell office:value-type="float" office:value="4876.40108274" calcext:value-type="float">
            <text:p>4876.40108274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4876.40372933" calcext:value-type="float">
            <text:p>4876.40372933</text:p>
          </table:table-cell>
        </table:table-row>
        <table:table-row table:style-name="ro1">
          <table:table-cell office:value-type="float" office:value="2.1448" calcext:value-type="float">
            <text:p>2.1448</text:p>
          </table:table-cell>
          <table:table-cell office:value-type="float" office:value="4876.40628119" calcext:value-type="float">
            <text:p>4876.40628119</text:p>
          </table:table-cell>
        </table:table-row>
        <table:table-row table:style-name="ro1">
          <table:table-cell office:value-type="float" office:value="2.1466" calcext:value-type="float">
            <text:p>2.1466</text:p>
          </table:table-cell>
          <table:table-cell office:value-type="float" office:value="4876.40812773" calcext:value-type="float">
            <text:p>4876.40812773</text:p>
          </table:table-cell>
        </table:table-row>
        <table:table-row table:style-name="ro1">
          <table:table-cell office:value-type="float" office:value="2.1484" calcext:value-type="float">
            <text:p>2.1484</text:p>
          </table:table-cell>
          <table:table-cell office:value-type="float" office:value="4876.40882253" calcext:value-type="float">
            <text:p>4876.40882253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76.40752801" calcext:value-type="float">
            <text:p>4876.40752801</text:p>
          </table:table-cell>
        </table:table-row>
        <table:table-row table:style-name="ro1">
          <table:table-cell office:value-type="float" office:value="2.1518" calcext:value-type="float">
            <text:p>2.1518</text:p>
          </table:table-cell>
          <table:table-cell office:value-type="float" office:value="4876.40483261" calcext:value-type="float">
            <text:p>4876.40483261</text:p>
          </table:table-cell>
        </table:table-row>
        <table:table-row table:style-name="ro1">
          <table:table-cell office:value-type="float" office:value="2.1536" calcext:value-type="float">
            <text:p>2.1536</text:p>
          </table:table-cell>
          <table:table-cell office:value-type="float" office:value="4876.40330436" calcext:value-type="float">
            <text:p>4876.40330436</text:p>
          </table:table-cell>
        </table:table-row>
        <table:table-row table:style-name="ro1">
          <table:table-cell office:value-type="float" office:value="2.1554" calcext:value-type="float">
            <text:p>2.1554</text:p>
          </table:table-cell>
          <table:table-cell office:value-type="float" office:value="4876.40353186" calcext:value-type="float">
            <text:p>4876.40353186</text:p>
          </table:table-cell>
        </table:table-row>
        <table:table-row table:style-name="ro1">
          <table:table-cell office:value-type="float" office:value="2.1572" calcext:value-type="float">
            <text:p>2.1572</text:p>
          </table:table-cell>
          <table:table-cell office:value-type="float" office:value="4876.40517471" calcext:value-type="float">
            <text:p>4876.40517471</text:p>
          </table:table-cell>
        </table:table-row>
        <table:table-row table:style-name="ro1">
          <table:table-cell office:value-type="float" office:value="2.159" calcext:value-type="float">
            <text:p>2.159</text:p>
          </table:table-cell>
          <table:table-cell office:value-type="float" office:value="4876.40754028" calcext:value-type="float">
            <text:p>4876.40754028</text:p>
          </table:table-cell>
        </table:table-row>
        <table:table-row table:style-name="ro1">
          <table:table-cell office:value-type="float" office:value="2.1608" calcext:value-type="float">
            <text:p>2.1608</text:p>
          </table:table-cell>
          <table:table-cell office:value-type="float" office:value="4876.40992633" calcext:value-type="float">
            <text:p>4876.40992633</text:p>
          </table:table-cell>
        </table:table-row>
        <table:table-row table:style-name="ro1">
          <table:table-cell office:value-type="float" office:value="2.1626" calcext:value-type="float">
            <text:p>2.1626</text:p>
          </table:table-cell>
          <table:table-cell office:value-type="float" office:value="4876.411705" calcext:value-type="float">
            <text:p>4876.411705</text:p>
          </table:table-cell>
        </table:table-row>
        <table:table-row table:style-name="ro1">
          <table:table-cell office:value-type="float" office:value="2.1644" calcext:value-type="float">
            <text:p>2.1644</text:p>
          </table:table-cell>
          <table:table-cell office:value-type="float" office:value="4876.41240666" calcext:value-type="float">
            <text:p>4876.41240666</text:p>
          </table:table-cell>
        </table:table-row>
        <table:table-row table:style-name="ro1">
          <table:table-cell office:value-type="float" office:value="2.1662" calcext:value-type="float">
            <text:p>2.1662</text:p>
          </table:table-cell>
          <table:table-cell office:value-type="float" office:value="4876.41180386" calcext:value-type="float">
            <text:p>4876.41180386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4876.41002148" calcext:value-type="float">
            <text:p>4876.41002148</text:p>
          </table:table-cell>
        </table:table-row>
        <table:table-row table:style-name="ro1">
          <table:table-cell office:value-type="float" office:value="2.1698" calcext:value-type="float">
            <text:p>2.1698</text:p>
          </table:table-cell>
          <table:table-cell office:value-type="float" office:value="4876.40763033" calcext:value-type="float">
            <text:p>4876.40763033</text:p>
          </table:table-cell>
        </table:table-row>
        <table:table-row table:style-name="ro1">
          <table:table-cell office:value-type="float" office:value="2.1716" calcext:value-type="float">
            <text:p>2.1716</text:p>
          </table:table-cell>
          <table:table-cell office:value-type="float" office:value="4876.40653096" calcext:value-type="float">
            <text:p>4876.40653096</text:p>
          </table:table-cell>
        </table:table-row>
        <table:table-row table:style-name="ro1">
          <table:table-cell office:value-type="float" office:value="2.1734" calcext:value-type="float">
            <text:p>2.1734</text:p>
          </table:table-cell>
          <table:table-cell office:value-type="float" office:value="4876.40715659" calcext:value-type="float">
            <text:p>4876.40715659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876.41136212" calcext:value-type="float">
            <text:p>4876.41136212</text:p>
          </table:table-cell>
        </table:table-row>
        <table:table-row table:style-name="ro1">
          <table:table-cell office:value-type="float" office:value="2.1768" calcext:value-type="float">
            <text:p>2.1768</text:p>
          </table:table-cell>
          <table:table-cell office:value-type="float" office:value="4876.41389836" calcext:value-type="float">
            <text:p>4876.41389836</text:p>
          </table:table-cell>
        </table:table-row>
        <table:table-row table:style-name="ro1">
          <table:table-cell office:value-type="float" office:value="2.1786" calcext:value-type="float">
            <text:p>2.1786</text:p>
          </table:table-cell>
          <table:table-cell office:value-type="float" office:value="4876.41580724" calcext:value-type="float">
            <text:p>4876.41580724</text:p>
          </table:table-cell>
        </table:table-row>
        <table:table-row table:style-name="ro1">
          <table:table-cell office:value-type="float" office:value="2.1804" calcext:value-type="float">
            <text:p>2.1804</text:p>
          </table:table-cell>
          <table:table-cell office:value-type="float" office:value="4876.41661523" calcext:value-type="float">
            <text:p>4876.41661523</text:p>
          </table:table-cell>
        </table:table-row>
        <table:table-row table:style-name="ro1">
          <table:table-cell office:value-type="float" office:value="2.1822" calcext:value-type="float">
            <text:p>2.1822</text:p>
          </table:table-cell>
          <table:table-cell office:value-type="float" office:value="4876.41608639" calcext:value-type="float">
            <text:p>4876.41608639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4876.41433017" calcext:value-type="float">
            <text:p>4876.41433017</text:p>
          </table:table-cell>
        </table:table-row>
        <table:table-row table:style-name="ro1">
          <table:table-cell office:value-type="float" office:value="2.1858" calcext:value-type="float">
            <text:p>2.1858</text:p>
          </table:table-cell>
          <table:table-cell office:value-type="float" office:value="4876.411896" calcext:value-type="float">
            <text:p>4876.411896</text:p>
          </table:table-cell>
        </table:table-row>
        <table:table-row table:style-name="ro1">
          <table:table-cell office:value-type="float" office:value="2.1876" calcext:value-type="float">
            <text:p>2.1876</text:p>
          </table:table-cell>
          <table:table-cell office:value-type="float" office:value="4876.41063717" calcext:value-type="float">
            <text:p>4876.41063717</text:p>
          </table:table-cell>
        </table:table-row>
        <table:table-row table:style-name="ro1">
          <table:table-cell office:value-type="float" office:value="2.1894" calcext:value-type="float">
            <text:p>2.1894</text:p>
          </table:table-cell>
          <table:table-cell office:value-type="float" office:value="4876.41109146" calcext:value-type="float">
            <text:p>4876.41109146</text:p>
          </table:table-cell>
        </table:table-row>
        <table:table-row table:style-name="ro1">
          <table:table-cell office:value-type="float" office:value="2.1912" calcext:value-type="float">
            <text:p>2.1912</text:p>
          </table:table-cell>
          <table:table-cell office:value-type="float" office:value="4876.41295992" calcext:value-type="float">
            <text:p>4876.41295992</text:p>
          </table:table-cell>
        </table:table-row>
        <table:table-row table:style-name="ro1">
          <table:table-cell office:value-type="float" office:value="2.193" calcext:value-type="float">
            <text:p>2.193</text:p>
          </table:table-cell>
          <table:table-cell office:value-type="float" office:value="4876.41555523" calcext:value-type="float">
            <text:p>4876.41555523</text:p>
          </table:table-cell>
        </table:table-row>
        <table:table-row table:style-name="ro1">
          <table:table-cell office:value-type="float" office:value="2.1948" calcext:value-type="float">
            <text:p>2.1948</text:p>
          </table:table-cell>
          <table:table-cell office:value-type="float" office:value="4876.41817446" calcext:value-type="float">
            <text:p>4876.41817446</text:p>
          </table:table-cell>
        </table:table-row>
        <table:table-row table:style-name="ro1">
          <table:table-cell office:value-type="float" office:value="2.1966" calcext:value-type="float">
            <text:p>2.1966</text:p>
          </table:table-cell>
          <table:table-cell office:value-type="float" office:value="4876.42018093" calcext:value-type="float">
            <text:p>4876.42018093</text:p>
          </table:table-cell>
        </table:table-row>
        <table:table-row table:style-name="ro1">
          <table:table-cell office:value-type="float" office:value="2.1984" calcext:value-type="float">
            <text:p>2.1984</text:p>
          </table:table-cell>
          <table:table-cell office:value-type="float" office:value="4876.42109247" calcext:value-type="float">
            <text:p>4876.4210924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876.42014017" calcext:value-type="float">
            <text:p>4876.42014017</text:p>
          </table:table-cell>
        </table:table-row>
        <table:table-row table:style-name="ro1">
          <table:table-cell office:value-type="float" office:value="2.2018" calcext:value-type="float">
            <text:p>2.2018</text:p>
          </table:table-cell>
          <table:table-cell office:value-type="float" office:value="4876.41749806" calcext:value-type="float">
            <text:p>4876.41749806</text:p>
          </table:table-cell>
        </table:table-row>
        <table:table-row table:style-name="ro1">
          <table:table-cell office:value-type="float" office:value="2.2036" calcext:value-type="float">
            <text:p>2.2036</text:p>
          </table:table-cell>
          <table:table-cell office:value-type="float" office:value="4876.41573857" calcext:value-type="float">
            <text:p>4876.41573857</text:p>
          </table:table-cell>
        </table:table-row>
        <table:table-row table:style-name="ro1">
          <table:table-cell office:value-type="float" office:value="2.2054" calcext:value-type="float">
            <text:p>2.2054</text:p>
          </table:table-cell>
          <table:table-cell office:value-type="float" office:value="4876.41564918" calcext:value-type="float">
            <text:p>4876.41564918</text:p>
          </table:table-cell>
        </table:table-row>
        <table:table-row table:style-name="ro1">
          <table:table-cell office:value-type="float" office:value="2.2072" calcext:value-type="float">
            <text:p>2.2072</text:p>
          </table:table-cell>
          <table:table-cell office:value-type="float" office:value="4876.41709945" calcext:value-type="float">
            <text:p>4876.41709945</text:p>
          </table:table-cell>
        </table:table-row>
        <table:table-row table:style-name="ro1">
          <table:table-cell office:value-type="float" office:value="2.209" calcext:value-type="float">
            <text:p>2.209</text:p>
          </table:table-cell>
          <table:table-cell office:value-type="float" office:value="4876.41940017" calcext:value-type="float">
            <text:p>4876.41940017</text:p>
          </table:table-cell>
        </table:table-row>
        <table:table-row table:style-name="ro1">
          <table:table-cell office:value-type="float" office:value="2.2108" calcext:value-type="float">
            <text:p>2.2108</text:p>
          </table:table-cell>
          <table:table-cell office:value-type="float" office:value="4876.42183983" calcext:value-type="float">
            <text:p>4876.42183983</text:p>
          </table:table-cell>
        </table:table-row>
        <table:table-row table:style-name="ro1">
          <table:table-cell office:value-type="float" office:value="2.2126" calcext:value-type="float">
            <text:p>2.2126</text:p>
          </table:table-cell>
          <table:table-cell office:value-type="float" office:value="4876.42376605" calcext:value-type="float">
            <text:p>4876.42376605</text:p>
          </table:table-cell>
        </table:table-row>
        <table:table-row table:style-name="ro1">
          <table:table-cell office:value-type="float" office:value="2.2144" calcext:value-type="float">
            <text:p>2.2144</text:p>
          </table:table-cell>
          <table:table-cell office:value-type="float" office:value="4876.42467501" calcext:value-type="float">
            <text:p>4876.42467501</text:p>
          </table:table-cell>
        </table:table-row>
        <table:table-row table:style-name="ro1">
          <table:table-cell office:value-type="float" office:value="2.2162" calcext:value-type="float">
            <text:p>2.2162</text:p>
          </table:table-cell>
          <table:table-cell office:value-type="float" office:value="4876.42428781" calcext:value-type="float">
            <text:p>4876.42428781</text:p>
          </table:table-cell>
        </table:table-row>
        <table:table-row table:style-name="ro1">
          <table:table-cell office:value-type="float" office:value="2.218" calcext:value-type="float">
            <text:p>2.218</text:p>
          </table:table-cell>
          <table:table-cell office:value-type="float" office:value="4876.42266544" calcext:value-type="float">
            <text:p>4876.42266544</text:p>
          </table:table-cell>
        </table:table-row>
        <table:table-row table:style-name="ro1">
          <table:table-cell office:value-type="float" office:value="2.2198" calcext:value-type="float">
            <text:p>2.2198</text:p>
          </table:table-cell>
          <table:table-cell office:value-type="float" office:value="4876.42030265" calcext:value-type="float">
            <text:p>4876.42030265</text:p>
          </table:table-cell>
        </table:table-row>
        <table:table-row table:style-name="ro1">
          <table:table-cell office:value-type="float" office:value="2.2216" calcext:value-type="float">
            <text:p>2.2216</text:p>
          </table:table-cell>
          <table:table-cell office:value-type="float" office:value="4876.41895768" calcext:value-type="float">
            <text:p>4876.41895768</text:p>
          </table:table-cell>
        </table:table-row>
        <table:table-row table:style-name="ro1">
          <table:table-cell office:value-type="float" office:value="2.2234" calcext:value-type="float">
            <text:p>2.2234</text:p>
          </table:table-cell>
          <table:table-cell office:value-type="float" office:value="4876.41925475" calcext:value-type="float">
            <text:p>4876.41925475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4876.42317938" calcext:value-type="float">
            <text:p>4876.42317938</text:p>
          </table:table-cell>
        </table:table-row>
        <table:table-row table:style-name="ro1">
          <table:table-cell office:value-type="float" office:value="2.2268" calcext:value-type="float">
            <text:p>2.2268</text:p>
          </table:table-cell>
          <table:table-cell office:value-type="float" office:value="4876.42575807" calcext:value-type="float">
            <text:p>4876.42575807</text:p>
          </table:table-cell>
        </table:table-row>
        <table:table-row table:style-name="ro1">
          <table:table-cell office:value-type="float" office:value="2.2286" calcext:value-type="float">
            <text:p>2.2286</text:p>
          </table:table-cell>
          <table:table-cell office:value-type="float" office:value="4876.4278075" calcext:value-type="float">
            <text:p>4876.4278075</text:p>
          </table:table-cell>
        </table:table-row>
        <table:table-row table:style-name="ro1">
          <table:table-cell office:value-type="float" office:value="2.2304" calcext:value-type="float">
            <text:p>2.2304</text:p>
          </table:table-cell>
          <table:table-cell office:value-type="float" office:value="4876.42882089" calcext:value-type="float">
            <text:p>4876.42882089</text:p>
          </table:table-cell>
        </table:table-row>
        <table:table-row table:style-name="ro1">
          <table:table-cell office:value-type="float" office:value="2.2322" calcext:value-type="float">
            <text:p>2.2322</text:p>
          </table:table-cell>
          <table:table-cell office:value-type="float" office:value="4876.42851161" calcext:value-type="float">
            <text:p>4876.42851161</text:p>
          </table:table-cell>
        </table:table-row>
        <table:table-row table:style-name="ro1">
          <table:table-cell office:value-type="float" office:value="2.234" calcext:value-type="float">
            <text:p>2.234</text:p>
          </table:table-cell>
          <table:table-cell office:value-type="float" office:value="4876.42692604" calcext:value-type="float">
            <text:p>4876.42692604</text:p>
          </table:table-cell>
        </table:table-row>
        <table:table-row table:style-name="ro1">
          <table:table-cell office:value-type="float" office:value="2.2358" calcext:value-type="float">
            <text:p>2.2358</text:p>
          </table:table-cell>
          <table:table-cell office:value-type="float" office:value="4876.42453856" calcext:value-type="float">
            <text:p>4876.42453856</text:p>
          </table:table-cell>
        </table:table-row>
        <table:table-row table:style-name="ro1">
          <table:table-cell office:value-type="float" office:value="2.2376" calcext:value-type="float">
            <text:p>2.2376</text:p>
          </table:table-cell>
          <table:table-cell office:value-type="float" office:value="4876.42304881" calcext:value-type="float">
            <text:p>4876.42304881</text:p>
          </table:table-cell>
        </table:table-row>
        <table:table-row table:style-name="ro1">
          <table:table-cell office:value-type="float" office:value="2.2394" calcext:value-type="float">
            <text:p>2.2394</text:p>
          </table:table-cell>
          <table:table-cell office:value-type="float" office:value="4876.42318043" calcext:value-type="float">
            <text:p>4876.42318043</text:p>
          </table:table-cell>
        </table:table-row>
        <table:table-row table:style-name="ro1">
          <table:table-cell office:value-type="float" office:value="2.2412" calcext:value-type="float">
            <text:p>2.2412</text:p>
          </table:table-cell>
          <table:table-cell office:value-type="float" office:value="4876.42484207" calcext:value-type="float">
            <text:p>4876.42484207</text:p>
          </table:table-cell>
        </table:table-row>
        <table:table-row table:style-name="ro1">
          <table:table-cell office:value-type="float" office:value="2.243" calcext:value-type="float">
            <text:p>2.243</text:p>
          </table:table-cell>
          <table:table-cell office:value-type="float" office:value="4876.42728824" calcext:value-type="float">
            <text:p>4876.42728824</text:p>
          </table:table-cell>
        </table:table-row>
        <table:table-row table:style-name="ro1">
          <table:table-cell office:value-type="float" office:value="2.2448" calcext:value-type="float">
            <text:p>2.2448</text:p>
          </table:table-cell>
          <table:table-cell office:value-type="float" office:value="4876.42922912" calcext:value-type="float">
            <text:p>4876.42922912</text:p>
          </table:table-cell>
        </table:table-row>
        <table:table-row table:style-name="ro1">
          <table:table-cell office:value-type="float" office:value="2.2466" calcext:value-type="float">
            <text:p>2.2466</text:p>
          </table:table-cell>
          <table:table-cell office:value-type="float" office:value="4876.42785148" calcext:value-type="float">
            <text:p>4876.42785148</text:p>
          </table:table-cell>
        </table:table-row>
        <table:table-row table:style-name="ro1">
          <table:table-cell office:value-type="float" office:value="2.2484" calcext:value-type="float">
            <text:p>2.2484</text:p>
          </table:table-cell>
          <table:table-cell office:value-type="float" office:value="4876.41822159" calcext:value-type="float">
            <text:p>4876.41822159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876.39524752" calcext:value-type="float">
            <text:p>4876.39524752</text:p>
          </table:table-cell>
        </table:table-row>
        <table:table-row table:style-name="ro1">
          <table:table-cell office:value-type="float" office:value="2.2518" calcext:value-type="float">
            <text:p>2.2518</text:p>
          </table:table-cell>
          <table:table-cell office:value-type="float" office:value="4876.34104649" calcext:value-type="float">
            <text:p>4876.34104649</text:p>
          </table:table-cell>
        </table:table-row>
        <table:table-row table:style-name="ro1">
          <table:table-cell office:value-type="float" office:value="2.2536" calcext:value-type="float">
            <text:p>2.2536</text:p>
          </table:table-cell>
          <table:table-cell office:value-type="float" office:value="4876.2418804" calcext:value-type="float">
            <text:p>4876.2418804</text:p>
          </table:table-cell>
        </table:table-row>
        <table:table-row table:style-name="ro1">
          <table:table-cell office:value-type="float" office:value="2.2554" calcext:value-type="float">
            <text:p>2.2554</text:p>
          </table:table-cell>
          <table:table-cell office:value-type="float" office:value="4876.0772425" calcext:value-type="float">
            <text:p>4876.0772425</text:p>
          </table:table-cell>
        </table:table-row>
        <table:table-row table:style-name="ro1">
          <table:table-cell office:value-type="float" office:value="2.2572" calcext:value-type="float">
            <text:p>2.2572</text:p>
          </table:table-cell>
          <table:table-cell office:value-type="float" office:value="4875.82585953" calcext:value-type="float">
            <text:p>4875.82585953</text:p>
          </table:table-cell>
        </table:table-row>
        <table:table-row table:style-name="ro1">
          <table:table-cell office:value-type="float" office:value="2.259" calcext:value-type="float">
            <text:p>2.259</text:p>
          </table:table-cell>
          <table:table-cell office:value-type="float" office:value="4875.47043798" calcext:value-type="float">
            <text:p>4875.47043798</text:p>
          </table:table-cell>
        </table:table-row>
        <table:table-row table:style-name="ro1">
          <table:table-cell office:value-type="float" office:value="2.2608" calcext:value-type="float">
            <text:p>2.2608</text:p>
          </table:table-cell>
          <table:table-cell office:value-type="float" office:value="4875.00263876" calcext:value-type="float">
            <text:p>4875.00263876</text:p>
          </table:table-cell>
        </table:table-row>
        <table:table-row table:style-name="ro1">
          <table:table-cell office:value-type="float" office:value="2.2626" calcext:value-type="float">
            <text:p>2.2626</text:p>
          </table:table-cell>
          <table:table-cell office:value-type="float" office:value="4874.42536494" calcext:value-type="float">
            <text:p>4874.42536494</text:p>
          </table:table-cell>
        </table:table-row>
        <table:table-row table:style-name="ro1">
          <table:table-cell office:value-type="float" office:value="2.2644" calcext:value-type="float">
            <text:p>2.2644</text:p>
          </table:table-cell>
          <table:table-cell office:value-type="float" office:value="4873.75207603" calcext:value-type="float">
            <text:p>4873.75207603</text:p>
          </table:table-cell>
        </table:table-row>
        <table:table-row table:style-name="ro1">
          <table:table-cell office:value-type="float" office:value="2.2662" calcext:value-type="float">
            <text:p>2.2662</text:p>
          </table:table-cell>
          <table:table-cell office:value-type="float" office:value="4873.00328075" calcext:value-type="float">
            <text:p>4873.00328075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4872.2015522" calcext:value-type="float">
            <text:p>4872.2015522</text:p>
          </table:table-cell>
        </table:table-row>
        <table:table-row table:style-name="ro1">
          <table:table-cell office:value-type="float" office:value="2.2698" calcext:value-type="float">
            <text:p>2.2698</text:p>
          </table:table-cell>
          <table:table-cell office:value-type="float" office:value="4871.36673638" calcext:value-type="float">
            <text:p>4871.36673638</text:p>
          </table:table-cell>
        </table:table-row>
        <table:table-row table:style-name="ro1">
          <table:table-cell office:value-type="float" office:value="2.2716" calcext:value-type="float">
            <text:p>2.2716</text:p>
          </table:table-cell>
          <table:table-cell office:value-type="float" office:value="4870.51349238" calcext:value-type="float">
            <text:p>4870.51349238</text:p>
          </table:table-cell>
        </table:table-row>
        <table:table-row table:style-name="ro1">
          <table:table-cell office:value-type="float" office:value="2.2734" calcext:value-type="float">
            <text:p>2.2734</text:p>
          </table:table-cell>
          <table:table-cell office:value-type="float" office:value="4869.64845265" calcext:value-type="float">
            <text:p>4869.64845265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868.87187092" calcext:value-type="float">
            <text:p>4868.87187092</text:p>
          </table:table-cell>
        </table:table-row>
        <table:table-row table:style-name="ro1">
          <table:table-cell office:value-type="float" office:value="2.2768" calcext:value-type="float">
            <text:p>2.2768</text:p>
          </table:table-cell>
          <table:table-cell office:value-type="float" office:value="4867.98081477" calcext:value-type="float">
            <text:p>4867.98081477</text:p>
          </table:table-cell>
        </table:table-row>
        <table:table-row table:style-name="ro1">
          <table:table-cell office:value-type="float" office:value="2.2786" calcext:value-type="float">
            <text:p>2.2786</text:p>
          </table:table-cell>
          <table:table-cell office:value-type="float" office:value="4867.06805598" calcext:value-type="float">
            <text:p>4867.06805598</text:p>
          </table:table-cell>
        </table:table-row>
        <table:table-row table:style-name="ro1">
          <table:table-cell office:value-type="float" office:value="2.2804" calcext:value-type="float">
            <text:p>2.2804</text:p>
          </table:table-cell>
          <table:table-cell office:value-type="float" office:value="4866.1297986" calcext:value-type="float">
            <text:p>4866.1297986</text:p>
          </table:table-cell>
        </table:table-row>
        <table:table-row table:style-name="ro1">
          <table:table-cell office:value-type="float" office:value="2.2822" calcext:value-type="float">
            <text:p>2.2822</text:p>
          </table:table-cell>
          <table:table-cell office:value-type="float" office:value="4865.16509671" calcext:value-type="float">
            <text:p>4865.16509671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4864.17627384" calcext:value-type="float">
            <text:p>4864.17627384</text:p>
          </table:table-cell>
        </table:table-row>
        <table:table-row table:style-name="ro1">
          <table:table-cell office:value-type="float" office:value="2.2858" calcext:value-type="float">
            <text:p>2.2858</text:p>
          </table:table-cell>
          <table:table-cell office:value-type="float" office:value="4863.16844266" calcext:value-type="float">
            <text:p>4863.16844266</text:p>
          </table:table-cell>
        </table:table-row>
        <table:table-row table:style-name="ro1">
          <table:table-cell office:value-type="float" office:value="2.2876" calcext:value-type="float">
            <text:p>2.2876</text:p>
          </table:table-cell>
          <table:table-cell office:value-type="float" office:value="4862.14914107" calcext:value-type="float">
            <text:p>4862.14914107</text:p>
          </table:table-cell>
        </table:table-row>
        <table:table-row table:style-name="ro1">
          <table:table-cell office:value-type="float" office:value="2.2894" calcext:value-type="float">
            <text:p>2.2894</text:p>
          </table:table-cell>
          <table:table-cell office:value-type="float" office:value="4861.12544105" calcext:value-type="float">
            <text:p>4861.12544105</text:p>
          </table:table-cell>
        </table:table-row>
        <table:table-row table:style-name="ro1">
          <table:table-cell office:value-type="float" office:value="2.2912" calcext:value-type="float">
            <text:p>2.2912</text:p>
          </table:table-cell>
          <table:table-cell office:value-type="float" office:value="4860.10293394" calcext:value-type="float">
            <text:p>4860.10293394</text:p>
          </table:table-cell>
        </table:table-row>
        <table:table-row table:style-name="ro1">
          <table:table-cell office:value-type="float" office:value="2.293" calcext:value-type="float">
            <text:p>2.293</text:p>
          </table:table-cell>
          <table:table-cell office:value-type="float" office:value="4859.08523028" calcext:value-type="float">
            <text:p>4859.08523028</text:p>
          </table:table-cell>
        </table:table-row>
        <table:table-row table:style-name="ro1">
          <table:table-cell office:value-type="float" office:value="2.2948" calcext:value-type="float">
            <text:p>2.2948</text:p>
          </table:table-cell>
          <table:table-cell office:value-type="float" office:value="4858.07472407" calcext:value-type="float">
            <text:p>4858.07472407</text:p>
          </table:table-cell>
        </table:table-row>
        <table:table-row table:style-name="ro1">
          <table:table-cell office:value-type="float" office:value="2.2966" calcext:value-type="float">
            <text:p>2.2966</text:p>
          </table:table-cell>
          <table:table-cell office:value-type="float" office:value="4857.07295604" calcext:value-type="float">
            <text:p>4857.07295604</text:p>
          </table:table-cell>
        </table:table-row>
        <table:table-row table:style-name="ro1">
          <table:table-cell office:value-type="float" office:value="2.2984" calcext:value-type="float">
            <text:p>2.2984</text:p>
          </table:table-cell>
          <table:table-cell office:value-type="float" office:value="4856.08111422" calcext:value-type="float">
            <text:p>4856.0811142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855.20849965" calcext:value-type="float">
            <text:p>4855.20849965</text:p>
          </table:table-cell>
        </table:table-row>
        <table:table-row table:style-name="ro1">
          <table:table-cell office:value-type="float" office:value="2.3018" calcext:value-type="float">
            <text:p>2.3018</text:p>
          </table:table-cell>
          <table:table-cell office:value-type="float" office:value="4854.23791993" calcext:value-type="float">
            <text:p>4854.23791993</text:p>
          </table:table-cell>
        </table:table-row>
        <table:table-row table:style-name="ro1">
          <table:table-cell office:value-type="float" office:value="2.3036" calcext:value-type="float">
            <text:p>2.3036</text:p>
          </table:table-cell>
          <table:table-cell office:value-type="float" office:value="4853.28351496" calcext:value-type="float">
            <text:p>4853.28351496</text:p>
          </table:table-cell>
        </table:table-row>
        <table:table-row table:style-name="ro1">
          <table:table-cell office:value-type="float" office:value="2.3054" calcext:value-type="float">
            <text:p>2.3054</text:p>
          </table:table-cell>
          <table:table-cell office:value-type="float" office:value="4852.34843808" calcext:value-type="float">
            <text:p>4852.34843808</text:p>
          </table:table-cell>
        </table:table-row>
        <table:table-row table:style-name="ro1">
          <table:table-cell office:value-type="float" office:value="2.3072" calcext:value-type="float">
            <text:p>2.3072</text:p>
          </table:table-cell>
          <table:table-cell office:value-type="float" office:value="4851.43505362" calcext:value-type="float">
            <text:p>4851.43505362</text:p>
          </table:table-cell>
        </table:table-row>
        <table:table-row table:style-name="ro1">
          <table:table-cell office:value-type="float" office:value="2.309" calcext:value-type="float">
            <text:p>2.309</text:p>
          </table:table-cell>
          <table:table-cell office:value-type="float" office:value="4850.5446543" calcext:value-type="float">
            <text:p>4850.5446543</text:p>
          </table:table-cell>
        </table:table-row>
        <table:table-row table:style-name="ro1">
          <table:table-cell office:value-type="float" office:value="2.3108" calcext:value-type="float">
            <text:p>2.3108</text:p>
          </table:table-cell>
          <table:table-cell office:value-type="float" office:value="4849.67833869" calcext:value-type="float">
            <text:p>4849.67833869</text:p>
          </table:table-cell>
        </table:table-row>
        <table:table-row table:style-name="ro1">
          <table:table-cell office:value-type="float" office:value="2.3126" calcext:value-type="float">
            <text:p>2.3126</text:p>
          </table:table-cell>
          <table:table-cell office:value-type="float" office:value="4848.8370553" calcext:value-type="float">
            <text:p>4848.8370553</text:p>
          </table:table-cell>
        </table:table-row>
        <table:table-row table:style-name="ro1">
          <table:table-cell office:value-type="float" office:value="2.3144" calcext:value-type="float">
            <text:p>2.3144</text:p>
          </table:table-cell>
          <table:table-cell office:value-type="float" office:value="4848.02170409" calcext:value-type="float">
            <text:p>4848.02170409</text:p>
          </table:table-cell>
        </table:table-row>
        <table:table-row table:style-name="ro1">
          <table:table-cell office:value-type="float" office:value="2.3162" calcext:value-type="float">
            <text:p>2.3162</text:p>
          </table:table-cell>
          <table:table-cell office:value-type="float" office:value="4847.23322996" calcext:value-type="float">
            <text:p>4847.23322996</text:p>
          </table:table-cell>
        </table:table-row>
        <table:table-row table:style-name="ro1">
          <table:table-cell office:value-type="float" office:value="2.318" calcext:value-type="float">
            <text:p>2.318</text:p>
          </table:table-cell>
          <table:table-cell office:value-type="float" office:value="4846.47277115" calcext:value-type="float">
            <text:p>4846.47277115</text:p>
          </table:table-cell>
        </table:table-row>
        <table:table-row table:style-name="ro1">
          <table:table-cell office:value-type="float" office:value="2.3198" calcext:value-type="float">
            <text:p>2.3198</text:p>
          </table:table-cell>
          <table:table-cell office:value-type="float" office:value="4845.74177969" calcext:value-type="float">
            <text:p>4845.74177969</text:p>
          </table:table-cell>
        </table:table-row>
        <table:table-row table:style-name="ro1">
          <table:table-cell office:value-type="float" office:value="2.3216" calcext:value-type="float">
            <text:p>2.3216</text:p>
          </table:table-cell>
          <table:table-cell office:value-type="float" office:value="4845.04267987" calcext:value-type="float">
            <text:p>4845.04267987</text:p>
          </table:table-cell>
        </table:table-row>
        <table:table-row table:style-name="ro1">
          <table:table-cell office:value-type="float" office:value="2.3234" calcext:value-type="float">
            <text:p>2.3234</text:p>
          </table:table-cell>
          <table:table-cell office:value-type="float" office:value="4844.37738517" calcext:value-type="float">
            <text:p>4844.37738517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843.81752921" calcext:value-type="float">
            <text:p>4843.81752921</text:p>
          </table:table-cell>
        </table:table-row>
        <table:table-row table:style-name="ro1">
          <table:table-cell office:value-type="float" office:value="2.3268" calcext:value-type="float">
            <text:p>2.3268</text:p>
          </table:table-cell>
          <table:table-cell office:value-type="float" office:value="4843.21864977" calcext:value-type="float">
            <text:p>4843.21864977</text:p>
          </table:table-cell>
        </table:table-row>
        <table:table-row table:style-name="ro1">
          <table:table-cell office:value-type="float" office:value="2.3286" calcext:value-type="float">
            <text:p>2.3286</text:p>
          </table:table-cell>
          <table:table-cell office:value-type="float" office:value="4842.65404635" calcext:value-type="float">
            <text:p>4842.65404635</text:p>
          </table:table-cell>
        </table:table-row>
        <table:table-row table:style-name="ro1">
          <table:table-cell office:value-type="float" office:value="2.3304" calcext:value-type="float">
            <text:p>2.3304</text:p>
          </table:table-cell>
          <table:table-cell office:value-type="float" office:value="4842.12374846" calcext:value-type="float">
            <text:p>4842.12374846</text:p>
          </table:table-cell>
        </table:table-row>
        <table:table-row table:style-name="ro1">
          <table:table-cell office:value-type="float" office:value="2.3322" calcext:value-type="float">
            <text:p>2.3322</text:p>
          </table:table-cell>
          <table:table-cell office:value-type="float" office:value="4841.62788891" calcext:value-type="float">
            <text:p>4841.62788891</text:p>
          </table:table-cell>
        </table:table-row>
        <table:table-row table:style-name="ro1">
          <table:table-cell office:value-type="float" office:value="2.334" calcext:value-type="float">
            <text:p>2.334</text:p>
          </table:table-cell>
          <table:table-cell office:value-type="float" office:value="4841.16682472" calcext:value-type="float">
            <text:p>4841.16682472</text:p>
          </table:table-cell>
        </table:table-row>
        <table:table-row table:style-name="ro1">
          <table:table-cell office:value-type="float" office:value="2.3358" calcext:value-type="float">
            <text:p>2.3358</text:p>
          </table:table-cell>
          <table:table-cell office:value-type="float" office:value="4840.74123737" calcext:value-type="float">
            <text:p>4840.74123737</text:p>
          </table:table-cell>
        </table:table-row>
        <table:table-row table:style-name="ro1">
          <table:table-cell office:value-type="float" office:value="2.3376" calcext:value-type="float">
            <text:p>2.3376</text:p>
          </table:table-cell>
          <table:table-cell office:value-type="float" office:value="4840.35273191" calcext:value-type="float">
            <text:p>4840.35273191</text:p>
          </table:table-cell>
        </table:table-row>
        <table:table-row table:style-name="ro1">
          <table:table-cell office:value-type="float" office:value="2.3394" calcext:value-type="float">
            <text:p>2.3394</text:p>
          </table:table-cell>
          <table:table-cell office:value-type="float" office:value="4840.00257844" calcext:value-type="float">
            <text:p>4840.00257844</text:p>
          </table:table-cell>
        </table:table-row>
        <table:table-row table:style-name="ro1">
          <table:table-cell office:value-type="float" office:value="2.3412" calcext:value-type="float">
            <text:p>2.3412</text:p>
          </table:table-cell>
          <table:table-cell office:value-type="float" office:value="4839.69128292" calcext:value-type="float">
            <text:p>4839.69128292</text:p>
          </table:table-cell>
        </table:table-row>
        <table:table-row table:style-name="ro1">
          <table:table-cell office:value-type="float" office:value="2.343" calcext:value-type="float">
            <text:p>2.343</text:p>
          </table:table-cell>
          <table:table-cell office:value-type="float" office:value="4839.41823619" calcext:value-type="float">
            <text:p>4839.41823619</text:p>
          </table:table-cell>
        </table:table-row>
        <table:table-row table:style-name="ro1">
          <table:table-cell office:value-type="float" office:value="2.3448" calcext:value-type="float">
            <text:p>2.3448</text:p>
          </table:table-cell>
          <table:table-cell office:value-type="float" office:value="4839.18271059" calcext:value-type="float">
            <text:p>4839.18271059</text:p>
          </table:table-cell>
        </table:table-row>
        <table:table-row table:style-name="ro1">
          <table:table-cell office:value-type="float" office:value="2.3466" calcext:value-type="float">
            <text:p>2.3466</text:p>
          </table:table-cell>
          <table:table-cell office:value-type="float" office:value="4838.98393767" calcext:value-type="float">
            <text:p>4838.98393767</text:p>
          </table:table-cell>
        </table:table-row>
        <table:table-row table:style-name="ro1">
          <table:table-cell office:value-type="float" office:value="2.3484" calcext:value-type="float">
            <text:p>2.3484</text:p>
          </table:table-cell>
          <table:table-cell office:value-type="float" office:value="4838.82120499" calcext:value-type="float">
            <text:p>4838.82120499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838.70618314" calcext:value-type="float">
            <text:p>4838.70618314</text:p>
          </table:table-cell>
        </table:table-row>
        <table:table-row table:style-name="ro1">
          <table:table-cell office:value-type="float" office:value="2.3518" calcext:value-type="float">
            <text:p>2.3518</text:p>
          </table:table-cell>
          <table:table-cell office:value-type="float" office:value="4838.60877976" calcext:value-type="float">
            <text:p>4838.60877976</text:p>
          </table:table-cell>
        </table:table-row>
        <table:table-row table:style-name="ro1">
          <table:table-cell office:value-type="float" office:value="2.3536" calcext:value-type="float">
            <text:p>2.3536</text:p>
          </table:table-cell>
          <table:table-cell office:value-type="float" office:value="4838.54758354" calcext:value-type="float">
            <text:p>4838.54758354</text:p>
          </table:table-cell>
        </table:table-row>
        <table:table-row table:style-name="ro1">
          <table:table-cell office:value-type="float" office:value="2.3554" calcext:value-type="float">
            <text:p>2.3554</text:p>
          </table:table-cell>
          <table:table-cell office:value-type="float" office:value="4838.52361527" calcext:value-type="float">
            <text:p>4838.52361527</text:p>
          </table:table-cell>
        </table:table-row>
        <table:table-row table:style-name="ro1">
          <table:table-cell office:value-type="float" office:value="2.3572" calcext:value-type="float">
            <text:p>2.3572</text:p>
          </table:table-cell>
          <table:table-cell office:value-type="float" office:value="4838.53689797" calcext:value-type="float">
            <text:p>4838.53689797</text:p>
          </table:table-cell>
        </table:table-row>
        <table:table-row table:style-name="ro1">
          <table:table-cell office:value-type="float" office:value="2.359" calcext:value-type="float">
            <text:p>2.359</text:p>
          </table:table-cell>
          <table:table-cell office:value-type="float" office:value="4838.58638764" calcext:value-type="float">
            <text:p>4838.58638764</text:p>
          </table:table-cell>
        </table:table-row>
        <table:table-row table:style-name="ro1">
          <table:table-cell office:value-type="float" office:value="2.3608" calcext:value-type="float">
            <text:p>2.3608</text:p>
          </table:table-cell>
          <table:table-cell office:value-type="float" office:value="4838.67085241" calcext:value-type="float">
            <text:p>4838.67085241</text:p>
          </table:table-cell>
        </table:table-row>
        <table:table-row table:style-name="ro1">
          <table:table-cell office:value-type="float" office:value="2.3626" calcext:value-type="float">
            <text:p>2.3626</text:p>
          </table:table-cell>
          <table:table-cell office:value-type="float" office:value="4838.78903228" calcext:value-type="float">
            <text:p>4838.78903228</text:p>
          </table:table-cell>
        </table:table-row>
        <table:table-row table:style-name="ro1">
          <table:table-cell office:value-type="float" office:value="2.3644" calcext:value-type="float">
            <text:p>2.3644</text:p>
          </table:table-cell>
          <table:table-cell office:value-type="float" office:value="4838.93973551" calcext:value-type="float">
            <text:p>4838.93973551</text:p>
          </table:table-cell>
        </table:table-row>
        <table:table-row table:style-name="ro1">
          <table:table-cell office:value-type="float" office:value="2.3662" calcext:value-type="float">
            <text:p>2.3662</text:p>
          </table:table-cell>
          <table:table-cell office:value-type="float" office:value="4839.12191407" calcext:value-type="float">
            <text:p>4839.12191407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4839.33477555" calcext:value-type="float">
            <text:p>4839.33477555</text:p>
          </table:table-cell>
        </table:table-row>
        <table:table-row table:style-name="ro1">
          <table:table-cell office:value-type="float" office:value="2.3698" calcext:value-type="float">
            <text:p>2.3698</text:p>
          </table:table-cell>
          <table:table-cell office:value-type="float" office:value="4839.57788802" calcext:value-type="float">
            <text:p>4839.57788802</text:p>
          </table:table-cell>
        </table:table-row>
        <table:table-row table:style-name="ro1">
          <table:table-cell office:value-type="float" office:value="2.3716" calcext:value-type="float">
            <text:p>2.3716</text:p>
          </table:table-cell>
          <table:table-cell office:value-type="float" office:value="4839.85170241" calcext:value-type="float">
            <text:p>4839.85170241</text:p>
          </table:table-cell>
        </table:table-row>
        <table:table-row table:style-name="ro1">
          <table:table-cell office:value-type="float" office:value="2.3734" calcext:value-type="float">
            <text:p>2.3734</text:p>
          </table:table-cell>
          <table:table-cell office:value-type="float" office:value="4840.15662668" calcext:value-type="float">
            <text:p>4840.15662668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840.45554621" calcext:value-type="float">
            <text:p>4840.45554621</text:p>
          </table:table-cell>
        </table:table-row>
        <table:table-row table:style-name="ro1">
          <table:table-cell office:value-type="float" office:value="2.3768" calcext:value-type="float">
            <text:p>2.3768</text:p>
          </table:table-cell>
          <table:table-cell office:value-type="float" office:value="4840.81772574" calcext:value-type="float">
            <text:p>4840.81772574</text:p>
          </table:table-cell>
        </table:table-row>
        <table:table-row table:style-name="ro1">
          <table:table-cell office:value-type="float" office:value="2.3786" calcext:value-type="float">
            <text:p>2.3786</text:p>
          </table:table-cell>
          <table:table-cell office:value-type="float" office:value="4841.20700776" calcext:value-type="float">
            <text:p>4841.20700776</text:p>
          </table:table-cell>
        </table:table-row>
        <table:table-row table:style-name="ro1">
          <table:table-cell office:value-type="float" office:value="2.3804" calcext:value-type="float">
            <text:p>2.3804</text:p>
          </table:table-cell>
          <table:table-cell office:value-type="float" office:value="4841.62189347" calcext:value-type="float">
            <text:p>4841.62189347</text:p>
          </table:table-cell>
        </table:table-row>
        <table:table-row table:style-name="ro1">
          <table:table-cell office:value-type="float" office:value="2.3822" calcext:value-type="float">
            <text:p>2.3822</text:p>
          </table:table-cell>
          <table:table-cell office:value-type="float" office:value="4842.06103958" calcext:value-type="float">
            <text:p>4842.06103958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4842.523369" calcext:value-type="float">
            <text:p>4842.523369</text:p>
          </table:table-cell>
        </table:table-row>
        <table:table-row table:style-name="ro1">
          <table:table-cell office:value-type="float" office:value="2.3858" calcext:value-type="float">
            <text:p>2.3858</text:p>
          </table:table-cell>
          <table:table-cell office:value-type="float" office:value="4843.00817506" calcext:value-type="float">
            <text:p>4843.00817506</text:p>
          </table:table-cell>
        </table:table-row>
        <table:table-row table:style-name="ro1">
          <table:table-cell office:value-type="float" office:value="2.3876" calcext:value-type="float">
            <text:p>2.3876</text:p>
          </table:table-cell>
          <table:table-cell office:value-type="float" office:value="4843.51558555" calcext:value-type="float">
            <text:p>4843.51558555</text:p>
          </table:table-cell>
        </table:table-row>
        <table:table-row table:style-name="ro1">
          <table:table-cell office:value-type="float" office:value="2.3894" calcext:value-type="float">
            <text:p>2.3894</text:p>
          </table:table-cell>
          <table:table-cell office:value-type="float" office:value="4844.04591666" calcext:value-type="float">
            <text:p>4844.04591666</text:p>
          </table:table-cell>
        </table:table-row>
        <table:table-row table:style-name="ro1">
          <table:table-cell office:value-type="float" office:value="2.3912" calcext:value-type="float">
            <text:p>2.3912</text:p>
          </table:table-cell>
          <table:table-cell office:value-type="float" office:value="4844.59854659" calcext:value-type="float">
            <text:p>4844.59854659</text:p>
          </table:table-cell>
        </table:table-row>
        <table:table-row table:style-name="ro1">
          <table:table-cell office:value-type="float" office:value="2.393" calcext:value-type="float">
            <text:p>2.393</text:p>
          </table:table-cell>
          <table:table-cell office:value-type="float" office:value="4845.17190013" calcext:value-type="float">
            <text:p>4845.17190013</text:p>
          </table:table-cell>
        </table:table-row>
        <table:table-row table:style-name="ro1">
          <table:table-cell office:value-type="float" office:value="2.3948" calcext:value-type="float">
            <text:p>2.3948</text:p>
          </table:table-cell>
          <table:table-cell office:value-type="float" office:value="4845.76419739" calcext:value-type="float">
            <text:p>4845.76419739</text:p>
          </table:table-cell>
        </table:table-row>
        <table:table-row table:style-name="ro1">
          <table:table-cell office:value-type="float" office:value="2.3966" calcext:value-type="float">
            <text:p>2.3966</text:p>
          </table:table-cell>
          <table:table-cell office:value-type="float" office:value="4846.37365739" calcext:value-type="float">
            <text:p>4846.37365739</text:p>
          </table:table-cell>
        </table:table-row>
        <table:table-row table:style-name="ro1">
          <table:table-cell office:value-type="float" office:value="2.3984" calcext:value-type="float">
            <text:p>2.3984</text:p>
          </table:table-cell>
          <table:table-cell office:value-type="float" office:value="4846.9985919" calcext:value-type="float">
            <text:p>4846.998591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847.56586774" calcext:value-type="float">
            <text:p>4847.56586774</text:p>
          </table:table-cell>
        </table:table-row>
        <table:table-row table:style-name="ro1">
          <table:table-cell office:value-type="float" office:value="2.4018" calcext:value-type="float">
            <text:p>2.4018</text:p>
          </table:table-cell>
          <table:table-cell office:value-type="float" office:value="4848.21469481" calcext:value-type="float">
            <text:p>4848.21469481</text:p>
          </table:table-cell>
        </table:table-row>
        <table:table-row table:style-name="ro1">
          <table:table-cell office:value-type="float" office:value="2.4036" calcext:value-type="float">
            <text:p>2.4036</text:p>
          </table:table-cell>
          <table:table-cell office:value-type="float" office:value="4848.87632963" calcext:value-type="float">
            <text:p>4848.87632963</text:p>
          </table:table-cell>
        </table:table-row>
        <table:table-row table:style-name="ro1">
          <table:table-cell office:value-type="float" office:value="2.4054" calcext:value-type="float">
            <text:p>2.4054</text:p>
          </table:table-cell>
          <table:table-cell office:value-type="float" office:value="4849.55134256" calcext:value-type="float">
            <text:p>4849.55134256</text:p>
          </table:table-cell>
        </table:table-row>
        <table:table-row table:style-name="ro1">
          <table:table-cell office:value-type="float" office:value="2.4072" calcext:value-type="float">
            <text:p>2.4072</text:p>
          </table:table-cell>
          <table:table-cell office:value-type="float" office:value="4850.23898508" calcext:value-type="float">
            <text:p>4850.23898508</text:p>
          </table:table-cell>
        </table:table-row>
        <table:table-row table:style-name="ro1">
          <table:table-cell office:value-type="float" office:value="2.409" calcext:value-type="float">
            <text:p>2.409</text:p>
          </table:table-cell>
          <table:table-cell office:value-type="float" office:value="4850.93774932" calcext:value-type="float">
            <text:p>4850.93774932</text:p>
          </table:table-cell>
        </table:table-row>
        <table:table-row table:style-name="ro1">
          <table:table-cell office:value-type="float" office:value="2.4108" calcext:value-type="float">
            <text:p>2.4108</text:p>
          </table:table-cell>
          <table:table-cell office:value-type="float" office:value="4851.64579265" calcext:value-type="float">
            <text:p>4851.64579265</text:p>
          </table:table-cell>
        </table:table-row>
        <table:table-row table:style-name="ro1">
          <table:table-cell office:value-type="float" office:value="2.4126" calcext:value-type="float">
            <text:p>2.4126</text:p>
          </table:table-cell>
          <table:table-cell office:value-type="float" office:value="4852.36127778" calcext:value-type="float">
            <text:p>4852.36127778</text:p>
          </table:table-cell>
        </table:table-row>
        <table:table-row table:style-name="ro1">
          <table:table-cell office:value-type="float" office:value="2.4144" calcext:value-type="float">
            <text:p>2.4144</text:p>
          </table:table-cell>
          <table:table-cell office:value-type="float" office:value="4853.08246598" calcext:value-type="float">
            <text:p>4853.08246598</text:p>
          </table:table-cell>
        </table:table-row>
        <table:table-row table:style-name="ro1">
          <table:table-cell office:value-type="float" office:value="2.4162" calcext:value-type="float">
            <text:p>2.4162</text:p>
          </table:table-cell>
          <table:table-cell office:value-type="float" office:value="4853.80779772" calcext:value-type="float">
            <text:p>4853.80779772</text:p>
          </table:table-cell>
        </table:table-row>
        <table:table-row table:style-name="ro1">
          <table:table-cell office:value-type="float" office:value="2.418" calcext:value-type="float">
            <text:p>2.418</text:p>
          </table:table-cell>
          <table:table-cell office:value-type="float" office:value="4854.53599604" calcext:value-type="float">
            <text:p>4854.53599604</text:p>
          </table:table-cell>
        </table:table-row>
        <table:table-row table:style-name="ro1">
          <table:table-cell office:value-type="float" office:value="2.4198" calcext:value-type="float">
            <text:p>2.4198</text:p>
          </table:table-cell>
          <table:table-cell office:value-type="float" office:value="4855.26617587" calcext:value-type="float">
            <text:p>4855.26617587</text:p>
          </table:table-cell>
        </table:table-row>
        <table:table-row table:style-name="ro1">
          <table:table-cell office:value-type="float" office:value="2.4216" calcext:value-type="float">
            <text:p>2.4216</text:p>
          </table:table-cell>
          <table:table-cell office:value-type="float" office:value="4855.99821894" calcext:value-type="float">
            <text:p>4855.99821894</text:p>
          </table:table-cell>
        </table:table-row>
        <table:table-row table:style-name="ro1">
          <table:table-cell office:value-type="float" office:value="2.4234" calcext:value-type="float">
            <text:p>2.4234</text:p>
          </table:table-cell>
          <table:table-cell office:value-type="float" office:value="4856.73253111" calcext:value-type="float">
            <text:p>4856.73253111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857.38847984" calcext:value-type="float">
            <text:p>4857.38847984</text:p>
          </table:table-cell>
        </table:table-row>
        <table:table-row table:style-name="ro1">
          <table:table-cell office:value-type="float" office:value="2.4268" calcext:value-type="float">
            <text:p>2.4268</text:p>
          </table:table-cell>
          <table:table-cell office:value-type="float" office:value="4858.12506071" calcext:value-type="float">
            <text:p>4858.12506071</text:p>
          </table:table-cell>
        </table:table-row>
        <table:table-row table:style-name="ro1">
          <table:table-cell office:value-type="float" office:value="2.4286" calcext:value-type="float">
            <text:p>2.4286</text:p>
          </table:table-cell>
          <table:table-cell office:value-type="float" office:value="4858.85936668" calcext:value-type="float">
            <text:p>4858.85936668</text:p>
          </table:table-cell>
        </table:table-row>
        <table:table-row table:style-name="ro1">
          <table:table-cell office:value-type="float" office:value="2.4304" calcext:value-type="float">
            <text:p>2.4304</text:p>
          </table:table-cell>
          <table:table-cell office:value-type="float" office:value="4859.58972351" calcext:value-type="float">
            <text:p>4859.58972351</text:p>
          </table:table-cell>
        </table:table-row>
        <table:table-row table:style-name="ro1">
          <table:table-cell office:value-type="float" office:value="2.4322" calcext:value-type="float">
            <text:p>2.4322</text:p>
          </table:table-cell>
          <table:table-cell office:value-type="float" office:value="4860.31464157" calcext:value-type="float">
            <text:p>4860.31464157</text:p>
          </table:table-cell>
        </table:table-row>
        <table:table-row table:style-name="ro1">
          <table:table-cell office:value-type="float" office:value="2.434" calcext:value-type="float">
            <text:p>2.434</text:p>
          </table:table-cell>
          <table:table-cell office:value-type="float" office:value="4861.0329182" calcext:value-type="float">
            <text:p>4861.0329182</text:p>
          </table:table-cell>
        </table:table-row>
        <table:table-row table:style-name="ro1">
          <table:table-cell office:value-type="float" office:value="2.4358" calcext:value-type="float">
            <text:p>2.4358</text:p>
          </table:table-cell>
          <table:table-cell office:value-type="float" office:value="4861.74374625" calcext:value-type="float">
            <text:p>4861.74374625</text:p>
          </table:table-cell>
        </table:table-row>
        <table:table-row table:style-name="ro1">
          <table:table-cell office:value-type="float" office:value="2.4376" calcext:value-type="float">
            <text:p>2.4376</text:p>
          </table:table-cell>
          <table:table-cell office:value-type="float" office:value="4862.4470241" calcext:value-type="float">
            <text:p>4862.4470241</text:p>
          </table:table-cell>
        </table:table-row>
        <table:table-row table:style-name="ro1">
          <table:table-cell office:value-type="float" office:value="2.4394" calcext:value-type="float">
            <text:p>2.4394</text:p>
          </table:table-cell>
          <table:table-cell office:value-type="float" office:value="4863.14340576" calcext:value-type="float">
            <text:p>4863.14340576</text:p>
          </table:table-cell>
        </table:table-row>
        <table:table-row table:style-name="ro1">
          <table:table-cell office:value-type="float" office:value="2.4412" calcext:value-type="float">
            <text:p>2.4412</text:p>
          </table:table-cell>
          <table:table-cell office:value-type="float" office:value="4863.83226752" calcext:value-type="float">
            <text:p>4863.83226752</text:p>
          </table:table-cell>
        </table:table-row>
        <table:table-row table:style-name="ro1">
          <table:table-cell office:value-type="float" office:value="2.443" calcext:value-type="float">
            <text:p>2.443</text:p>
          </table:table-cell>
          <table:table-cell office:value-type="float" office:value="4864.51233231" calcext:value-type="float">
            <text:p>4864.51233231</text:p>
          </table:table-cell>
        </table:table-row>
        <table:table-row table:style-name="ro1">
          <table:table-cell office:value-type="float" office:value="2.4448" calcext:value-type="float">
            <text:p>2.4448</text:p>
          </table:table-cell>
          <table:table-cell office:value-type="float" office:value="4865.18195807" calcext:value-type="float">
            <text:p>4865.18195807</text:p>
          </table:table-cell>
        </table:table-row>
        <table:table-row table:style-name="ro1">
          <table:table-cell office:value-type="float" office:value="2.4466" calcext:value-type="float">
            <text:p>2.4466</text:p>
          </table:table-cell>
          <table:table-cell office:value-type="float" office:value="4865.83952234" calcext:value-type="float">
            <text:p>4865.83952234</text:p>
          </table:table-cell>
        </table:table-row>
        <table:table-row table:style-name="ro1">
          <table:table-cell office:value-type="float" office:value="2.4484" calcext:value-type="float">
            <text:p>2.4484</text:p>
          </table:table-cell>
          <table:table-cell office:value-type="float" office:value="4866.48351347" calcext:value-type="float">
            <text:p>4866.4835134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67.04367549" calcext:value-type="float">
            <text:p>4867.04367549</text:p>
          </table:table-cell>
        </table:table-row>
        <table:table-row table:style-name="ro1">
          <table:table-cell office:value-type="float" office:value="2.4518" calcext:value-type="float">
            <text:p>2.4518</text:p>
          </table:table-cell>
          <table:table-cell office:value-type="float" office:value="4867.65718757" calcext:value-type="float">
            <text:p>4867.65718757</text:p>
          </table:table-cell>
        </table:table-row>
        <table:table-row table:style-name="ro1">
          <table:table-cell office:value-type="float" office:value="2.4536" calcext:value-type="float">
            <text:p>2.4536</text:p>
          </table:table-cell>
          <table:table-cell office:value-type="float" office:value="4868.25482759" calcext:value-type="float">
            <text:p>4868.25482759</text:p>
          </table:table-cell>
        </table:table-row>
        <table:table-row table:style-name="ro1">
          <table:table-cell office:value-type="float" office:value="2.4554" calcext:value-type="float">
            <text:p>2.4554</text:p>
          </table:table-cell>
          <table:table-cell office:value-type="float" office:value="4868.83779129" calcext:value-type="float">
            <text:p>4868.83779129</text:p>
          </table:table-cell>
        </table:table-row>
        <table:table-row table:style-name="ro1">
          <table:table-cell office:value-type="float" office:value="2.4572" calcext:value-type="float">
            <text:p>2.4572</text:p>
          </table:table-cell>
          <table:table-cell office:value-type="float" office:value="4869.40557411" calcext:value-type="float">
            <text:p>4869.40557411</text:p>
          </table:table-cell>
        </table:table-row>
        <table:table-row table:style-name="ro1">
          <table:table-cell office:value-type="float" office:value="2.459" calcext:value-type="float">
            <text:p>2.459</text:p>
          </table:table-cell>
          <table:table-cell office:value-type="float" office:value="4869.95721633" calcext:value-type="float">
            <text:p>4869.95721633</text:p>
          </table:table-cell>
        </table:table-row>
        <table:table-row table:style-name="ro1">
          <table:table-cell office:value-type="float" office:value="2.4608" calcext:value-type="float">
            <text:p>2.4608</text:p>
          </table:table-cell>
          <table:table-cell office:value-type="float" office:value="4870.49125405" calcext:value-type="float">
            <text:p>4870.49125405</text:p>
          </table:table-cell>
        </table:table-row>
        <table:table-row table:style-name="ro1">
          <table:table-cell office:value-type="float" office:value="2.4626" calcext:value-type="float">
            <text:p>2.4626</text:p>
          </table:table-cell>
          <table:table-cell office:value-type="float" office:value="4871.00627052" calcext:value-type="float">
            <text:p>4871.00627052</text:p>
          </table:table-cell>
        </table:table-row>
        <table:table-row table:style-name="ro1">
          <table:table-cell office:value-type="float" office:value="2.4644" calcext:value-type="float">
            <text:p>2.4644</text:p>
          </table:table-cell>
          <table:table-cell office:value-type="float" office:value="4871.50102528" calcext:value-type="float">
            <text:p>4871.50102528</text:p>
          </table:table-cell>
        </table:table-row>
        <table:table-row table:style-name="ro1">
          <table:table-cell office:value-type="float" office:value="2.4662" calcext:value-type="float">
            <text:p>2.4662</text:p>
          </table:table-cell>
          <table:table-cell office:value-type="float" office:value="4871.9745757" calcext:value-type="float">
            <text:p>4871.9745757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4872.42637662" calcext:value-type="float">
            <text:p>4872.42637662</text:p>
          </table:table-cell>
        </table:table-row>
        <table:table-row table:style-name="ro1">
          <table:table-cell office:value-type="float" office:value="2.4698" calcext:value-type="float">
            <text:p>2.4698</text:p>
          </table:table-cell>
          <table:table-cell office:value-type="float" office:value="4872.85631764" calcext:value-type="float">
            <text:p>4872.85631764</text:p>
          </table:table-cell>
        </table:table-row>
        <table:table-row table:style-name="ro1">
          <table:table-cell office:value-type="float" office:value="2.4716" calcext:value-type="float">
            <text:p>2.4716</text:p>
          </table:table-cell>
          <table:table-cell office:value-type="float" office:value="4873.26473609" calcext:value-type="float">
            <text:p>4873.26473609</text:p>
          </table:table-cell>
        </table:table-row>
        <table:table-row table:style-name="ro1">
          <table:table-cell office:value-type="float" office:value="2.4734" calcext:value-type="float">
            <text:p>2.4734</text:p>
          </table:table-cell>
          <table:table-cell office:value-type="float" office:value="4873.65258664" calcext:value-type="float">
            <text:p>4873.65258664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4873.98067257" calcext:value-type="float">
            <text:p>4873.98067257</text:p>
          </table:table-cell>
        </table:table-row>
        <table:table-row table:style-name="ro1">
          <table:table-cell office:value-type="float" office:value="2.4768" calcext:value-type="float">
            <text:p>2.4768</text:p>
          </table:table-cell>
          <table:table-cell office:value-type="float" office:value="4874.32510207" calcext:value-type="float">
            <text:p>4874.32510207</text:p>
          </table:table-cell>
        </table:table-row>
        <table:table-row table:style-name="ro1">
          <table:table-cell office:value-type="float" office:value="2.4786" calcext:value-type="float">
            <text:p>2.4786</text:p>
          </table:table-cell>
          <table:table-cell office:value-type="float" office:value="4874.63941819" calcext:value-type="float">
            <text:p>4874.63941819</text:p>
          </table:table-cell>
        </table:table-row>
        <table:table-row table:style-name="ro1">
          <table:table-cell office:value-type="float" office:value="2.4804" calcext:value-type="float">
            <text:p>2.4804</text:p>
          </table:table-cell>
          <table:table-cell office:value-type="float" office:value="4874.91838045" calcext:value-type="float">
            <text:p>4874.91838045</text:p>
          </table:table-cell>
        </table:table-row>
        <table:table-row table:style-name="ro1">
          <table:table-cell office:value-type="float" office:value="2.4822" calcext:value-type="float">
            <text:p>2.4822</text:p>
          </table:table-cell>
          <table:table-cell office:value-type="float" office:value="4875.15772293" calcext:value-type="float">
            <text:p>4875.15772293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4875.35643788" calcext:value-type="float">
            <text:p>4875.35643788</text:p>
          </table:table-cell>
        </table:table-row>
        <table:table-row table:style-name="ro1">
          <table:table-cell office:value-type="float" office:value="2.4858" calcext:value-type="float">
            <text:p>2.4858</text:p>
          </table:table-cell>
          <table:table-cell office:value-type="float" office:value="4875.52116594" calcext:value-type="float">
            <text:p>4875.52116594</text:p>
          </table:table-cell>
        </table:table-row>
        <table:table-row table:style-name="ro1">
          <table:table-cell office:value-type="float" office:value="2.4876" calcext:value-type="float">
            <text:p>2.4876</text:p>
          </table:table-cell>
          <table:table-cell office:value-type="float" office:value="4875.67030377" calcext:value-type="float">
            <text:p>4875.67030377</text:p>
          </table:table-cell>
        </table:table-row>
        <table:table-row table:style-name="ro1">
          <table:table-cell office:value-type="float" office:value="2.4894" calcext:value-type="float">
            <text:p>2.4894</text:p>
          </table:table-cell>
          <table:table-cell office:value-type="float" office:value="4875.84304471" calcext:value-type="float">
            <text:p>4875.84304471</text:p>
          </table:table-cell>
        </table:table-row>
        <table:table-row table:style-name="ro1">
          <table:table-cell office:value-type="float" office:value="2.4912" calcext:value-type="float">
            <text:p>2.4912</text:p>
          </table:table-cell>
          <table:table-cell office:value-type="float" office:value="4876.089083" calcext:value-type="float">
            <text:p>4876.089083</text:p>
          </table:table-cell>
        </table:table-row>
        <table:table-row table:style-name="ro1">
          <table:table-cell office:value-type="float" office:value="2.493" calcext:value-type="float">
            <text:p>2.493</text:p>
          </table:table-cell>
          <table:table-cell office:value-type="float" office:value="4876.39486649" calcext:value-type="float">
            <text:p>4876.39486649</text:p>
          </table:table-cell>
        </table:table-row>
        <table:table-row table:style-name="ro1">
          <table:table-cell office:value-type="float" office:value="2.4948" calcext:value-type="float">
            <text:p>2.4948</text:p>
          </table:table-cell>
          <table:table-cell office:value-type="float" office:value="4876.48901785" calcext:value-type="float">
            <text:p>4876.48901785</text:p>
          </table:table-cell>
        </table:table-row>
        <table:table-row table:style-name="ro1">
          <table:table-cell office:value-type="float" office:value="2.4966" calcext:value-type="float">
            <text:p>2.4966</text:p>
          </table:table-cell>
          <table:table-cell office:value-type="float" office:value="4876.49246907" calcext:value-type="float">
            <text:p>4876.49246907</text:p>
          </table:table-cell>
        </table:table-row>
        <table:table-row table:style-name="ro1">
          <table:table-cell office:value-type="float" office:value="2.4984" calcext:value-type="float">
            <text:p>2.4984</text:p>
          </table:table-cell>
          <table:table-cell office:value-type="float" office:value="4876.49446121" calcext:value-type="float">
            <text:p>4876.49446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0T10:31:00.004368369</dc:date>
    <meta:document-statistic meta:table-count="1" meta:cell-count="280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use-zero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area" chart:style-name="ch1">
        <chart:title svg:x="6.587cm" svg:y="0.316cm" chart:style-name="ch2">
          <text:p>Sanity Check</text:p>
        </chart:title>
        <chart:subtitle svg:x="4.152cm" svg:y="1.301cm" chart:style-name="ch3">
          <text:p>With matched impedance and wave speeds</text:p>
        </chart:subtitle>
        <chart:legend chart:legend-position="end" svg:x="13.724cm" svg:y="3.955cm" style:legend-expansion="high" chart:style-name="ch4"/>
        <chart:plot-area chart:style-name="ch5" table:cell-range-address="Sheet1.A1:Sheet1.B1401" svg:x="1.33cm" svg:y="2.19cm" svg:width="12.075cm" svg:height="5.655cm">
          <chartooo:coordinate-region svg:x="2.322cm" svg:y="2.389cm" svg:width="11.083cm" svg:height="4.402cm"/>
          <chart:axis chart:dimension="x" chart:name="primary-x" chart:style-name="ch6">
            <chart:title svg:x="6.966cm" svg:y="8.025cm" chart:style-name="ch7">
              <text:p>Time</text:p>
            </chart:title>
          </chart:axis>
          <chart:axis chart:dimension="y" chart:name="primary-y" chart:style-name="ch6">
            <chart:title svg:x="0.451cm" svg:y="5.59cm" chart:style-name="ch8">
              <text:p>Energy</text:p>
            </chart:title>
            <chart:grid chart:style-name="ch9" chart:class="major"/>
          </chart:axis>
          <chart:series chart:style-name="ch10" chart:values-cell-range-address="Sheet1.A1:Sheet1.A1401" chart:class="chart:area">
            <chart:data-point chart:repeated="1401"/>
          </chart:series>
          <chart:series chart:style-name="ch11" chart:values-cell-range-address="Sheet1.B1:Sheet1.B1401" chart:class="chart:area">
            <chart:data-point chart:repeated="14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401</svg:desc>
                </draw:g>
              </table:table-cell>
              <table:table-cell office:value-type="float" office:value="4875.91944222">
                <text:p>4875.91944222</text:p>
                <draw:g>
                  <svg:desc>Sheet1.B1:Sheet1.B1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875.91944222">
                <text:p>4875.91944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8">
                <text:p>0.0018</text:p>
              </table:table-cell>
              <table:table-cell office:value-type="float" office:value="4875.91998492">
                <text:p>4875.91998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6">
                <text:p>0.0036</text:p>
              </table:table-cell>
              <table:table-cell office:value-type="float" office:value="4875.9208626">
                <text:p>4875.92086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4">
                <text:p>0.0054</text:p>
              </table:table-cell>
              <table:table-cell office:value-type="float" office:value="4875.92173217">
                <text:p>4875.9217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2">
                <text:p>0.0072</text:p>
              </table:table-cell>
              <table:table-cell office:value-type="float" office:value="4875.92237226">
                <text:p>4875.92237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">
                <text:p>0.009</text:p>
              </table:table-cell>
              <table:table-cell office:value-type="float" office:value="4875.92266522">
                <text:p>4875.9226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08">
                <text:p>0.0108</text:p>
              </table:table-cell>
              <table:table-cell office:value-type="float" office:value="4875.9226326">
                <text:p>4875.922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6">
                <text:p>0.0126</text:p>
              </table:table-cell>
              <table:table-cell office:value-type="float" office:value="4875.92243643">
                <text:p>4875.92243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44">
                <text:p>0.0144</text:p>
              </table:table-cell>
              <table:table-cell office:value-type="float" office:value="4875.92251272">
                <text:p>4875.92251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62">
                <text:p>0.0162</text:p>
              </table:table-cell>
              <table:table-cell office:value-type="float" office:value="4875.92286965">
                <text:p>4875.92286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8">
                <text:p>0.018</text:p>
              </table:table-cell>
              <table:table-cell office:value-type="float" office:value="4875.92351219">
                <text:p>4875.923512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8">
                <text:p>0.0198</text:p>
              </table:table-cell>
              <table:table-cell office:value-type="float" office:value="4875.92440693">
                <text:p>4875.92440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16">
                <text:p>0.0216</text:p>
              </table:table-cell>
              <table:table-cell office:value-type="float" office:value="4875.92543503">
                <text:p>4875.92543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4">
                <text:p>0.0234</text:p>
              </table:table-cell>
              <table:table-cell office:value-type="float" office:value="4875.92648808">
                <text:p>4875.92648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4875.92811558">
                <text:p>4875.92811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68">
                <text:p>0.0268</text:p>
              </table:table-cell>
              <table:table-cell office:value-type="float" office:value="4875.92831923">
                <text:p>4875.92831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6">
                <text:p>0.0286</text:p>
              </table:table-cell>
              <table:table-cell office:value-type="float" office:value="4875.92824898">
                <text:p>4875.92824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4">
                <text:p>0.0304</text:p>
              </table:table-cell>
              <table:table-cell office:value-type="float" office:value="4875.92805847">
                <text:p>4875.92805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22">
                <text:p>0.0322</text:p>
              </table:table-cell>
              <table:table-cell office:value-type="float" office:value="4875.92815363">
                <text:p>4875.928153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4">
                <text:p>0.034</text:p>
              </table:table-cell>
              <table:table-cell office:value-type="float" office:value="4875.92846034">
                <text:p>4875.92846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8">
                <text:p>0.0358</text:p>
              </table:table-cell>
              <table:table-cell office:value-type="float" office:value="4875.92891632">
                <text:p>4875.92891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6">
                <text:p>0.0376</text:p>
              </table:table-cell>
              <table:table-cell office:value-type="float" office:value="4875.92953167">
                <text:p>4875.929531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4">
                <text:p>0.0394</text:p>
              </table:table-cell>
              <table:table-cell office:value-type="float" office:value="4875.93029369">
                <text:p>4875.93029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2">
                <text:p>0.0412</text:p>
              </table:table-cell>
              <table:table-cell office:value-type="float" office:value="4875.93110727">
                <text:p>4875.93110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3">
                <text:p>0.043</text:p>
              </table:table-cell>
              <table:table-cell office:value-type="float" office:value="4875.93180046">
                <text:p>4875.93180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8">
                <text:p>0.0448</text:p>
              </table:table-cell>
              <table:table-cell office:value-type="float" office:value="4875.93222299">
                <text:p>4875.93222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66">
                <text:p>0.0466</text:p>
              </table:table-cell>
              <table:table-cell office:value-type="float" office:value="4875.93238002">
                <text:p>4875.93238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84">
                <text:p>0.0484</text:p>
              </table:table-cell>
              <table:table-cell office:value-type="float" office:value="4875.93233231">
                <text:p>4875.932332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">
                <text:p>0.05</text:p>
              </table:table-cell>
              <table:table-cell office:value-type="float" office:value="4875.93275326">
                <text:p>4875.93275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18">
                <text:p>0.0518</text:p>
              </table:table-cell>
              <table:table-cell office:value-type="float" office:value="4875.93316406">
                <text:p>4875.933164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36">
                <text:p>0.0536</text:p>
              </table:table-cell>
              <table:table-cell office:value-type="float" office:value="4875.93361281">
                <text:p>4875.93361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54">
                <text:p>0.0554</text:p>
              </table:table-cell>
              <table:table-cell office:value-type="float" office:value="4875.93409672">
                <text:p>4875.93409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72">
                <text:p>0.0572</text:p>
              </table:table-cell>
              <table:table-cell office:value-type="float" office:value="4875.93472353">
                <text:p>4875.93472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9">
                <text:p>0.059</text:p>
              </table:table-cell>
              <table:table-cell office:value-type="float" office:value="4875.93540335">
                <text:p>4875.935403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08">
                <text:p>0.0608</text:p>
              </table:table-cell>
              <table:table-cell office:value-type="float" office:value="4875.93590613">
                <text:p>4875.93590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26">
                <text:p>0.0626</text:p>
              </table:table-cell>
              <table:table-cell office:value-type="float" office:value="4875.93617779">
                <text:p>4875.93617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4">
                <text:p>0.0644</text:p>
              </table:table-cell>
              <table:table-cell office:value-type="float" office:value="4875.93623495">
                <text:p>4875.93623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62">
                <text:p>0.0662</text:p>
              </table:table-cell>
              <table:table-cell office:value-type="float" office:value="4875.93626964">
                <text:p>4875.93626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8">
                <text:p>0.068</text:p>
              </table:table-cell>
              <table:table-cell office:value-type="float" office:value="4875.93658105">
                <text:p>4875.93658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98">
                <text:p>0.0698</text:p>
              </table:table-cell>
              <table:table-cell office:value-type="float" office:value="4875.93703423">
                <text:p>4875.93703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16">
                <text:p>0.0716</text:p>
              </table:table-cell>
              <table:table-cell office:value-type="float" office:value="4875.93751467">
                <text:p>4875.93751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34">
                <text:p>0.0734</text:p>
              </table:table-cell>
              <table:table-cell office:value-type="float" office:value="4875.9379639">
                <text:p>4875.93796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5">
                <text:p>0.075</text:p>
              </table:table-cell>
              <table:table-cell office:value-type="float" office:value="4875.93898152">
                <text:p>4875.938981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68">
                <text:p>0.0768</text:p>
              </table:table-cell>
              <table:table-cell office:value-type="float" office:value="4875.93948646">
                <text:p>4875.93948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86">
                <text:p>0.0786</text:p>
              </table:table-cell>
              <table:table-cell office:value-type="float" office:value="4875.93978373">
                <text:p>4875.939783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04">
                <text:p>0.0804</text:p>
              </table:table-cell>
              <table:table-cell office:value-type="float" office:value="4875.93987104">
                <text:p>4875.93987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22">
                <text:p>0.0822</text:p>
              </table:table-cell>
              <table:table-cell office:value-type="float" office:value="4875.93980318">
                <text:p>4875.93980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4">
                <text:p>0.084</text:p>
              </table:table-cell>
              <table:table-cell office:value-type="float" office:value="4875.94001901">
                <text:p>4875.94001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58">
                <text:p>0.0858</text:p>
              </table:table-cell>
              <table:table-cell office:value-type="float" office:value="4875.94045075">
                <text:p>4875.940450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76">
                <text:p>0.0876</text:p>
              </table:table-cell>
              <table:table-cell office:value-type="float" office:value="4875.94095397">
                <text:p>4875.94095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94">
                <text:p>0.0894</text:p>
              </table:table-cell>
              <table:table-cell office:value-type="float" office:value="4875.94143162">
                <text:p>4875.941431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12">
                <text:p>0.0912</text:p>
              </table:table-cell>
              <table:table-cell office:value-type="float" office:value="4875.94184365">
                <text:p>4875.941843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3">
                <text:p>0.093</text:p>
              </table:table-cell>
              <table:table-cell office:value-type="float" office:value="4875.94230814">
                <text:p>4875.94230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48">
                <text:p>0.0948</text:p>
              </table:table-cell>
              <table:table-cell office:value-type="float" office:value="4875.94282672">
                <text:p>4875.94282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66">
                <text:p>0.0966</text:p>
              </table:table-cell>
              <table:table-cell office:value-type="float" office:value="4875.94319379">
                <text:p>4875.94319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84">
                <text:p>0.0984</text:p>
              </table:table-cell>
              <table:table-cell office:value-type="float" office:value="4875.94335975">
                <text:p>4875.943359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">
                <text:p>0.1</text:p>
              </table:table-cell>
              <table:table-cell office:value-type="float" office:value="4875.94361041">
                <text:p>4875.94361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18">
                <text:p>0.1018</text:p>
              </table:table-cell>
              <table:table-cell office:value-type="float" office:value="4875.9439993">
                <text:p>4875.9439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36">
                <text:p>0.1036</text:p>
              </table:table-cell>
              <table:table-cell office:value-type="float" office:value="4875.94451567">
                <text:p>4875.94451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4">
                <text:p>0.1054</text:p>
              </table:table-cell>
              <table:table-cell office:value-type="float" office:value="4875.94502865">
                <text:p>4875.945028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2">
                <text:p>0.1072</text:p>
              </table:table-cell>
              <table:table-cell office:value-type="float" office:value="4875.94545344">
                <text:p>4875.94545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9">
                <text:p>0.109</text:p>
              </table:table-cell>
              <table:table-cell office:value-type="float" office:value="4875.94577439">
                <text:p>4875.945774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08">
                <text:p>0.1108</text:p>
              </table:table-cell>
              <table:table-cell office:value-type="float" office:value="4875.94618048">
                <text:p>4875.94618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26">
                <text:p>0.1126</text:p>
              </table:table-cell>
              <table:table-cell office:value-type="float" office:value="4875.94653551">
                <text:p>4875.946535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44">
                <text:p>0.1144</text:p>
              </table:table-cell>
              <table:table-cell office:value-type="float" office:value="4875.94670919">
                <text:p>4875.94670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62">
                <text:p>0.1162</text:p>
              </table:table-cell>
              <table:table-cell office:value-type="float" office:value="4875.94673234">
                <text:p>4875.94673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8">
                <text:p>0.118</text:p>
              </table:table-cell>
              <table:table-cell office:value-type="float" office:value="4875.9468257">
                <text:p>4875.9468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98">
                <text:p>0.1198</text:p>
              </table:table-cell>
              <table:table-cell office:value-type="float" office:value="4875.94727926">
                <text:p>4875.947279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6">
                <text:p>0.1216</text:p>
              </table:table-cell>
              <table:table-cell office:value-type="float" office:value="4875.94791042">
                <text:p>4875.9479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34">
                <text:p>0.1234</text:p>
              </table:table-cell>
              <table:table-cell office:value-type="float" office:value="4875.94855993">
                <text:p>4875.94855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5">
                <text:p>0.125</text:p>
              </table:table-cell>
              <table:table-cell office:value-type="float" office:value="4875.94960497">
                <text:p>4875.94960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68">
                <text:p>0.1268</text:p>
              </table:table-cell>
              <table:table-cell office:value-type="float" office:value="4875.94987862">
                <text:p>4875.94987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286">
                <text:p>0.1286</text:p>
              </table:table-cell>
              <table:table-cell office:value-type="float" office:value="4875.95013532">
                <text:p>4875.95013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04">
                <text:p>0.1304</text:p>
              </table:table-cell>
              <table:table-cell office:value-type="float" office:value="4875.95025616">
                <text:p>4875.95025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22">
                <text:p>0.1322</text:p>
              </table:table-cell>
              <table:table-cell office:value-type="float" office:value="4875.95022149">
                <text:p>4875.95022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4">
                <text:p>0.134</text:p>
              </table:table-cell>
              <table:table-cell office:value-type="float" office:value="4875.95012018">
                <text:p>4875.95012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58">
                <text:p>0.1358</text:p>
              </table:table-cell>
              <table:table-cell office:value-type="float" office:value="4875.9504758">
                <text:p>4875.95047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76">
                <text:p>0.1376</text:p>
              </table:table-cell>
              <table:table-cell office:value-type="float" office:value="4875.95110216">
                <text:p>4875.95110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94">
                <text:p>0.1394</text:p>
              </table:table-cell>
              <table:table-cell office:value-type="float" office:value="4875.95181276">
                <text:p>4875.951812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12">
                <text:p>0.1412</text:p>
              </table:table-cell>
              <table:table-cell office:value-type="float" office:value="4875.95244822">
                <text:p>4875.952448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3">
                <text:p>0.143</text:p>
              </table:table-cell>
              <table:table-cell office:value-type="float" office:value="4875.95290444">
                <text:p>4875.95290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48">
                <text:p>0.1448</text:p>
              </table:table-cell>
              <table:table-cell office:value-type="float" office:value="4875.95316491">
                <text:p>4875.953164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66">
                <text:p>0.1466</text:p>
              </table:table-cell>
              <table:table-cell office:value-type="float" office:value="4875.95345265">
                <text:p>4875.95345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84">
                <text:p>0.1484</text:p>
              </table:table-cell>
              <table:table-cell office:value-type="float" office:value="4875.95363643">
                <text:p>4875.95363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">
                <text:p>0.15</text:p>
              </table:table-cell>
              <table:table-cell office:value-type="float" office:value="4875.95386128">
                <text:p>4875.95386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518">
                <text:p>0.1518</text:p>
              </table:table-cell>
              <table:table-cell office:value-type="float" office:value="4875.95399205">
                <text:p>4875.95399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36">
                <text:p>0.1536</text:p>
              </table:table-cell>
              <table:table-cell office:value-type="float" office:value="4875.95449419">
                <text:p>4875.95449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54">
                <text:p>0.1554</text:p>
              </table:table-cell>
              <table:table-cell office:value-type="float" office:value="4875.95516296">
                <text:p>4875.95516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">
                <text:p>0.1572</text:p>
              </table:table-cell>
              <table:table-cell office:value-type="float" office:value="4875.95581109">
                <text:p>4875.955811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9">
                <text:p>0.159</text:p>
              </table:table-cell>
              <table:table-cell office:value-type="float" office:value="4875.95629777">
                <text:p>4875.95629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08">
                <text:p>0.1608</text:p>
              </table:table-cell>
              <table:table-cell office:value-type="float" office:value="4875.95656213">
                <text:p>4875.95656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26">
                <text:p>0.1626</text:p>
              </table:table-cell>
              <table:table-cell office:value-type="float" office:value="4875.95674196">
                <text:p>4875.956741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44">
                <text:p>0.1644</text:p>
              </table:table-cell>
              <table:table-cell office:value-type="float" office:value="4875.95688442">
                <text:p>4875.95688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62">
                <text:p>0.1662</text:p>
              </table:table-cell>
              <table:table-cell office:value-type="float" office:value="4875.95689492">
                <text:p>4875.956894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8">
                <text:p>0.168</text:p>
              </table:table-cell>
              <table:table-cell office:value-type="float" office:value="4875.95680681">
                <text:p>4875.956806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98">
                <text:p>0.1698</text:p>
              </table:table-cell>
              <table:table-cell office:value-type="float" office:value="4875.95700999">
                <text:p>4875.957009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16">
                <text:p>0.1716</text:p>
              </table:table-cell>
              <table:table-cell office:value-type="float" office:value="4875.957634">
                <text:p>4875.9576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34">
                <text:p>0.1734</text:p>
              </table:table-cell>
              <table:table-cell office:value-type="float" office:value="4875.95846015">
                <text:p>4875.95846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5">
                <text:p>0.175</text:p>
              </table:table-cell>
              <table:table-cell office:value-type="float" office:value="4875.95996821">
                <text:p>4875.95996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68">
                <text:p>0.1768</text:p>
              </table:table-cell>
              <table:table-cell office:value-type="float" office:value="4875.96033426">
                <text:p>4875.960334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86">
                <text:p>0.1786</text:p>
              </table:table-cell>
              <table:table-cell office:value-type="float" office:value="4875.96042286">
                <text:p>4875.96042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04">
                <text:p>0.1804</text:p>
              </table:table-cell>
              <table:table-cell office:value-type="float" office:value="4875.96047812">
                <text:p>4875.960478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22">
                <text:p>0.1822</text:p>
              </table:table-cell>
              <table:table-cell office:value-type="float" office:value="4875.9604292">
                <text:p>4875.9604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4">
                <text:p>0.184</text:p>
              </table:table-cell>
              <table:table-cell office:value-type="float" office:value="4875.96026911">
                <text:p>4875.960269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58">
                <text:p>0.1858</text:p>
              </table:table-cell>
              <table:table-cell office:value-type="float" office:value="4875.96028454">
                <text:p>4875.96028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76">
                <text:p>0.1876</text:p>
              </table:table-cell>
              <table:table-cell office:value-type="float" office:value="4875.96082331">
                <text:p>4875.96082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94">
                <text:p>0.1894</text:p>
              </table:table-cell>
              <table:table-cell office:value-type="float" office:value="4875.96165161">
                <text:p>4875.9616516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12">
                <text:p>0.1912</text:p>
              </table:table-cell>
              <table:table-cell office:value-type="float" office:value="4875.96253716">
                <text:p>4875.962537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3">
                <text:p>0.193</text:p>
              </table:table-cell>
              <table:table-cell office:value-type="float" office:value="4875.96327881">
                <text:p>4875.963278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48">
                <text:p>0.1948</text:p>
              </table:table-cell>
              <table:table-cell office:value-type="float" office:value="4875.96374129">
                <text:p>4875.963741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66">
                <text:p>0.1966</text:p>
              </table:table-cell>
              <table:table-cell office:value-type="float" office:value="4875.96389268">
                <text:p>4875.96389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84">
                <text:p>0.1984</text:p>
              </table:table-cell>
              <table:table-cell office:value-type="float" office:value="4875.96393945">
                <text:p>4875.963939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4875.96407328">
                <text:p>4875.964073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18">
                <text:p>0.2018</text:p>
              </table:table-cell>
              <table:table-cell office:value-type="float" office:value="4875.96382249">
                <text:p>4875.963822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36">
                <text:p>0.2036</text:p>
              </table:table-cell>
              <table:table-cell office:value-type="float" office:value="4875.96416569">
                <text:p>4875.964165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54">
                <text:p>0.2054</text:p>
              </table:table-cell>
              <table:table-cell office:value-type="float" office:value="4875.96489544">
                <text:p>4875.96489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72">
                <text:p>0.2072</text:p>
              </table:table-cell>
              <table:table-cell office:value-type="float" office:value="4875.96576337">
                <text:p>4875.965763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9">
                <text:p>0.209</text:p>
              </table:table-cell>
              <table:table-cell office:value-type="float" office:value="4875.96654348">
                <text:p>4875.96654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08">
                <text:p>0.2108</text:p>
              </table:table-cell>
              <table:table-cell office:value-type="float" office:value="4875.96706724">
                <text:p>4875.967067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26">
                <text:p>0.2126</text:p>
              </table:table-cell>
              <table:table-cell office:value-type="float" office:value="4875.96726186">
                <text:p>4875.96726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44">
                <text:p>0.2144</text:p>
              </table:table-cell>
              <table:table-cell office:value-type="float" office:value="4875.96724269">
                <text:p>4875.967242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62">
                <text:p>0.2162</text:p>
              </table:table-cell>
              <table:table-cell office:value-type="float" office:value="4875.96717619">
                <text:p>4875.96717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8">
                <text:p>0.218</text:p>
              </table:table-cell>
              <table:table-cell office:value-type="float" office:value="4875.96701833">
                <text:p>4875.967018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198">
                <text:p>0.2198</text:p>
              </table:table-cell>
              <table:table-cell office:value-type="float" office:value="4875.96684092">
                <text:p>4875.966840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16">
                <text:p>0.2216</text:p>
              </table:table-cell>
              <table:table-cell office:value-type="float" office:value="4875.96725415">
                <text:p>4875.967254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34">
                <text:p>0.2234</text:p>
              </table:table-cell>
              <table:table-cell office:value-type="float" office:value="4875.9680997">
                <text:p>4875.9680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">
                <text:p>0.225</text:p>
              </table:table-cell>
              <table:table-cell office:value-type="float" office:value="4875.97000704">
                <text:p>4875.97000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68">
                <text:p>0.2268</text:p>
              </table:table-cell>
              <table:table-cell office:value-type="float" office:value="4875.97067812">
                <text:p>4875.97067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86">
                <text:p>0.2286</text:p>
              </table:table-cell>
              <table:table-cell office:value-type="float" office:value="4875.97097439">
                <text:p>4875.97097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04">
                <text:p>0.2304</text:p>
              </table:table-cell>
              <table:table-cell office:value-type="float" office:value="4875.97089967">
                <text:p>4875.970899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22">
                <text:p>0.2322</text:p>
              </table:table-cell>
              <table:table-cell office:value-type="float" office:value="4875.97074817">
                <text:p>4875.970748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4">
                <text:p>0.234</text:p>
              </table:table-cell>
              <table:table-cell office:value-type="float" office:value="4875.97052146">
                <text:p>4875.970521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358">
                <text:p>0.2358</text:p>
              </table:table-cell>
              <table:table-cell office:value-type="float" office:value="4875.9702707">
                <text:p>4875.97027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76">
                <text:p>0.2376</text:p>
              </table:table-cell>
              <table:table-cell office:value-type="float" office:value="4875.97051498">
                <text:p>4875.97051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94">
                <text:p>0.2394</text:p>
              </table:table-cell>
              <table:table-cell office:value-type="float" office:value="4875.97128688">
                <text:p>4875.97128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12">
                <text:p>0.2412</text:p>
              </table:table-cell>
              <table:table-cell office:value-type="float" office:value="4875.97231243">
                <text:p>4875.972312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3">
                <text:p>0.243</text:p>
              </table:table-cell>
              <table:table-cell office:value-type="float" office:value="4875.97332502">
                <text:p>4875.973325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48">
                <text:p>0.2448</text:p>
              </table:table-cell>
              <table:table-cell office:value-type="float" office:value="4875.9740973">
                <text:p>4875.9740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66">
                <text:p>0.2466</text:p>
              </table:table-cell>
              <table:table-cell office:value-type="float" office:value="4875.97443809">
                <text:p>4875.97443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84">
                <text:p>0.2484</text:p>
              </table:table-cell>
              <table:table-cell office:value-type="float" office:value="4875.97370917">
                <text:p>4875.973709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5">
                <text:p>0.25</text:p>
              </table:table-cell>
              <table:table-cell office:value-type="float" office:value="4875.96717232">
                <text:p>4875.96717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18">
                <text:p>0.2518</text:p>
              </table:table-cell>
              <table:table-cell office:value-type="float" office:value="4875.92362685">
                <text:p>4875.923626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536">
                <text:p>0.2536</text:p>
              </table:table-cell>
              <table:table-cell office:value-type="float" office:value="4875.80294238">
                <text:p>4875.802942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554">
                <text:p>0.2554</text:p>
              </table:table-cell>
              <table:table-cell office:value-type="float" office:value="4875.57484279">
                <text:p>4875.57484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572">
                <text:p>0.2572</text:p>
              </table:table-cell>
              <table:table-cell office:value-type="float" office:value="4875.23499968">
                <text:p>4875.23499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59">
                <text:p>0.259</text:p>
              </table:table-cell>
              <table:table-cell office:value-type="float" office:value="4874.80163132">
                <text:p>4874.80163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608">
                <text:p>0.2608</text:p>
              </table:table-cell>
              <table:table-cell office:value-type="float" office:value="4874.29779026">
                <text:p>4874.297790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26">
                <text:p>0.2626</text:p>
              </table:table-cell>
              <table:table-cell office:value-type="float" office:value="4873.73725948">
                <text:p>4873.737259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44">
                <text:p>0.2644</text:p>
              </table:table-cell>
              <table:table-cell office:value-type="float" office:value="4873.1230934">
                <text:p>4873.12309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62">
                <text:p>0.2662</text:p>
              </table:table-cell>
              <table:table-cell office:value-type="float" office:value="4872.45406963">
                <text:p>4872.454069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68">
                <text:p>0.268</text:p>
              </table:table-cell>
              <table:table-cell office:value-type="float" office:value="4871.73066131">
                <text:p>4871.730661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698">
                <text:p>0.2698</text:p>
              </table:table-cell>
              <table:table-cell office:value-type="float" office:value="4870.95665981">
                <text:p>4870.956659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16">
                <text:p>0.2716</text:p>
              </table:table-cell>
              <table:table-cell office:value-type="float" office:value="4870.13838524">
                <text:p>4870.138385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734">
                <text:p>0.2734</text:p>
              </table:table-cell>
              <table:table-cell office:value-type="float" office:value="4869.28236831">
                <text:p>4869.28236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5">
                <text:p>0.275</text:p>
              </table:table-cell>
              <table:table-cell office:value-type="float" office:value="4868.49496042">
                <text:p>4868.494960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768">
                <text:p>0.2768</text:p>
              </table:table-cell>
              <table:table-cell office:value-type="float" office:value="4867.58023701">
                <text:p>4867.580237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786">
                <text:p>0.2786</text:p>
              </table:table-cell>
              <table:table-cell office:value-type="float" office:value="4866.63974791">
                <text:p>4866.63974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04">
                <text:p>0.2804</text:p>
              </table:table-cell>
              <table:table-cell office:value-type="float" office:value="4865.67715421">
                <text:p>4865.677154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22">
                <text:p>0.2822</text:p>
              </table:table-cell>
              <table:table-cell office:value-type="float" office:value="4864.6962275">
                <text:p>4864.69622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4">
                <text:p>0.284</text:p>
              </table:table-cell>
              <table:table-cell office:value-type="float" office:value="4863.70103409">
                <text:p>4863.701034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58">
                <text:p>0.2858</text:p>
              </table:table-cell>
              <table:table-cell office:value-type="float" office:value="4862.69514531">
                <text:p>4862.695145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76">
                <text:p>0.2876</text:p>
              </table:table-cell>
              <table:table-cell office:value-type="float" office:value="4861.68215275">
                <text:p>4861.682152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94">
                <text:p>0.2894</text:p>
              </table:table-cell>
              <table:table-cell office:value-type="float" office:value="4860.66581326">
                <text:p>4860.665813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912">
                <text:p>0.2912</text:p>
              </table:table-cell>
              <table:table-cell office:value-type="float" office:value="4859.64891998">
                <text:p>4859.64891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93">
                <text:p>0.293</text:p>
              </table:table-cell>
              <table:table-cell office:value-type="float" office:value="4858.6340833">
                <text:p>4858.6340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948">
                <text:p>0.2948</text:p>
              </table:table-cell>
              <table:table-cell office:value-type="float" office:value="4857.62379677">
                <text:p>4857.623796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966">
                <text:p>0.2966</text:p>
              </table:table-cell>
              <table:table-cell office:value-type="float" office:value="4856.62047774">
                <text:p>4856.620477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984">
                <text:p>0.2984</text:p>
              </table:table-cell>
              <table:table-cell office:value-type="float" office:value="4855.62651169">
                <text:p>4855.626511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4854.75268248">
                <text:p>4854.752682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018">
                <text:p>0.3018</text:p>
              </table:table-cell>
              <table:table-cell office:value-type="float" office:value="4853.78292415">
                <text:p>4853.782924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036">
                <text:p>0.3036</text:p>
              </table:table-cell>
              <table:table-cell office:value-type="float" office:value="4852.82959051">
                <text:p>4852.829590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54">
                <text:p>0.3054</text:p>
              </table:table-cell>
              <table:table-cell office:value-type="float" office:value="4851.89534489">
                <text:p>4851.895344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72">
                <text:p>0.3072</text:p>
              </table:table-cell>
              <table:table-cell office:value-type="float" office:value="4850.98193734">
                <text:p>4850.981937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9">
                <text:p>0.309</text:p>
              </table:table-cell>
              <table:table-cell office:value-type="float" office:value="4850.09083834">
                <text:p>4850.090838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108">
                <text:p>0.3108</text:p>
              </table:table-cell>
              <table:table-cell office:value-type="float" office:value="4849.22340909">
                <text:p>4849.223409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126">
                <text:p>0.3126</text:p>
              </table:table-cell>
              <table:table-cell office:value-type="float" office:value="4848.38095036">
                <text:p>4848.380950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44">
                <text:p>0.3144</text:p>
              </table:table-cell>
              <table:table-cell office:value-type="float" office:value="4847.56474821">
                <text:p>4847.56474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162">
                <text:p>0.3162</text:p>
              </table:table-cell>
              <table:table-cell office:value-type="float" office:value="4846.77611346">
                <text:p>4846.776113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8">
                <text:p>0.318</text:p>
              </table:table-cell>
              <table:table-cell office:value-type="float" office:value="4846.01651443">
                <text:p>4846.016514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198">
                <text:p>0.3198</text:p>
              </table:table-cell>
              <table:table-cell office:value-type="float" office:value="4845.28731771">
                <text:p>4845.287317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16">
                <text:p>0.3216</text:p>
              </table:table-cell>
              <table:table-cell office:value-type="float" office:value="4844.58966579">
                <text:p>4844.589665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34">
                <text:p>0.3234</text:p>
              </table:table-cell>
              <table:table-cell office:value-type="float" office:value="4843.92511214">
                <text:p>4843.925112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5">
                <text:p>0.325</text:p>
              </table:table-cell>
              <table:table-cell office:value-type="float" office:value="4843.36396289">
                <text:p>4843.36396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68">
                <text:p>0.3268</text:p>
              </table:table-cell>
              <table:table-cell office:value-type="float" office:value="4842.7636884">
                <text:p>4842.76368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86">
                <text:p>0.3286</text:p>
              </table:table-cell>
              <table:table-cell office:value-type="float" office:value="4842.19773554">
                <text:p>4842.197735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304">
                <text:p>0.3304</text:p>
              </table:table-cell>
              <table:table-cell office:value-type="float" office:value="4841.6665122">
                <text:p>4841.6665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322">
                <text:p>0.3322</text:p>
              </table:table-cell>
              <table:table-cell office:value-type="float" office:value="4841.17046571">
                <text:p>4841.17046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34">
                <text:p>0.334</text:p>
              </table:table-cell>
              <table:table-cell office:value-type="float" office:value="4840.71015802">
                <text:p>4840.710158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358">
                <text:p>0.3358</text:p>
              </table:table-cell>
              <table:table-cell office:value-type="float" office:value="4840.28632502">
                <text:p>4840.286325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76">
                <text:p>0.3376</text:p>
              </table:table-cell>
              <table:table-cell office:value-type="float" office:value="4839.89932913">
                <text:p>4839.899329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94">
                <text:p>0.3394</text:p>
              </table:table-cell>
              <table:table-cell office:value-type="float" office:value="4839.54991435">
                <text:p>4839.549914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412">
                <text:p>0.3412</text:p>
              </table:table-cell>
              <table:table-cell office:value-type="float" office:value="4839.23825381">
                <text:p>4839.238253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43">
                <text:p>0.343</text:p>
              </table:table-cell>
              <table:table-cell office:value-type="float" office:value="4838.96410869">
                <text:p>4838.964108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48">
                <text:p>0.3448</text:p>
              </table:table-cell>
              <table:table-cell office:value-type="float" office:value="4838.72714325">
                <text:p>4838.72714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466">
                <text:p>0.3466</text:p>
              </table:table-cell>
              <table:table-cell office:value-type="float" office:value="4838.52699328">
                <text:p>4838.52699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484">
                <text:p>0.3484</text:p>
              </table:table-cell>
              <table:table-cell office:value-type="float" office:value="4838.36331238">
                <text:p>4838.363312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">
                <text:p>0.35</text:p>
              </table:table-cell>
              <table:table-cell office:value-type="float" office:value="4838.24818201">
                <text:p>4838.248182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518">
                <text:p>0.3518</text:p>
              </table:table-cell>
              <table:table-cell office:value-type="float" office:value="4838.15243599">
                <text:p>4838.152435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36">
                <text:p>0.3536</text:p>
              </table:table-cell>
              <table:table-cell office:value-type="float" office:value="4838.09296064">
                <text:p>4838.092960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554">
                <text:p>0.3554</text:p>
              </table:table-cell>
              <table:table-cell office:value-type="float" office:value="4838.06982254">
                <text:p>4838.069822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72">
                <text:p>0.3572</text:p>
              </table:table-cell>
              <table:table-cell office:value-type="float" office:value="4838.08291314">
                <text:p>4838.08291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59">
                <text:p>0.359</text:p>
              </table:table-cell>
              <table:table-cell office:value-type="float" office:value="4838.13146079">
                <text:p>4838.131460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08">
                <text:p>0.3608</text:p>
              </table:table-cell>
              <table:table-cell office:value-type="float" office:value="4838.21462894">
                <text:p>4838.214628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26">
                <text:p>0.3626</text:p>
              </table:table-cell>
              <table:table-cell office:value-type="float" office:value="4838.33155237">
                <text:p>4838.331552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644">
                <text:p>0.3644</text:p>
              </table:table-cell>
              <table:table-cell office:value-type="float" office:value="4838.48139449">
                <text:p>4838.481394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662">
                <text:p>0.3662</text:p>
              </table:table-cell>
              <table:table-cell office:value-type="float" office:value="4838.66339582">
                <text:p>4838.66339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68">
                <text:p>0.368</text:p>
              </table:table-cell>
              <table:table-cell office:value-type="float" office:value="4838.87689407">
                <text:p>4838.87689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698">
                <text:p>0.3698</text:p>
              </table:table-cell>
              <table:table-cell office:value-type="float" office:value="4839.12155989">
                <text:p>4839.12155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16">
                <text:p>0.3716</text:p>
              </table:table-cell>
              <table:table-cell office:value-type="float" office:value="4839.39683576">
                <text:p>4839.396835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34">
                <text:p>0.3734</text:p>
              </table:table-cell>
              <table:table-cell office:value-type="float" office:value="4839.70231727">
                <text:p>4839.702317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5">
                <text:p>0.375</text:p>
              </table:table-cell>
              <table:table-cell office:value-type="float" office:value="4839.99997581">
                <text:p>4839.999975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68">
                <text:p>0.3768</text:p>
              </table:table-cell>
              <table:table-cell office:value-type="float" office:value="4840.36082676">
                <text:p>4840.360826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786">
                <text:p>0.3786</text:p>
              </table:table-cell>
              <table:table-cell office:value-type="float" office:value="4840.74884789">
                <text:p>4840.748847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04">
                <text:p>0.3804</text:p>
              </table:table-cell>
              <table:table-cell office:value-type="float" office:value="4841.16287933">
                <text:p>4841.162879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22">
                <text:p>0.3822</text:p>
              </table:table-cell>
              <table:table-cell office:value-type="float" office:value="4841.60184725">
                <text:p>4841.601847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4">
                <text:p>0.384</text:p>
              </table:table-cell>
              <table:table-cell office:value-type="float" office:value="4842.0647871">
                <text:p>4842.0647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58">
                <text:p>0.3858</text:p>
              </table:table-cell>
              <table:table-cell office:value-type="float" office:value="4842.55103664">
                <text:p>4842.55103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76">
                <text:p>0.3876</text:p>
              </table:table-cell>
              <table:table-cell office:value-type="float" office:value="4843.05992681">
                <text:p>4843.059926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94">
                <text:p>0.3894</text:p>
              </table:table-cell>
              <table:table-cell office:value-type="float" office:value="4843.59073021">
                <text:p>4843.59073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912">
                <text:p>0.3912</text:p>
              </table:table-cell>
              <table:table-cell office:value-type="float" office:value="4844.14295516">
                <text:p>4844.142955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93">
                <text:p>0.393</text:p>
              </table:table-cell>
              <table:table-cell office:value-type="float" office:value="4844.71522954">
                <text:p>4844.715229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948">
                <text:p>0.3948</text:p>
              </table:table-cell>
              <table:table-cell office:value-type="float" office:value="4845.30616293">
                <text:p>4845.30616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66">
                <text:p>0.3966</text:p>
              </table:table-cell>
              <table:table-cell office:value-type="float" office:value="4845.91435117">
                <text:p>4845.91435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984">
                <text:p>0.3984</text:p>
              </table:table-cell>
              <table:table-cell office:value-type="float" office:value="4846.53843295">
                <text:p>4846.538432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">
                <text:p>0.4</text:p>
              </table:table-cell>
              <table:table-cell office:value-type="float" office:value="4847.10563292">
                <text:p>4847.105632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018">
                <text:p>0.4018</text:p>
              </table:table-cell>
              <table:table-cell office:value-type="float" office:value="4847.75579624">
                <text:p>4847.755796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036">
                <text:p>0.4036</text:p>
              </table:table-cell>
              <table:table-cell office:value-type="float" office:value="4848.41912603">
                <text:p>4848.41912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054">
                <text:p>0.4054</text:p>
              </table:table-cell>
              <table:table-cell office:value-type="float" office:value="4849.0946618">
                <text:p>4849.09466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72">
                <text:p>0.4072</text:p>
              </table:table-cell>
              <table:table-cell office:value-type="float" office:value="4849.78204773">
                <text:p>4849.782047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09">
                <text:p>0.409</text:p>
              </table:table-cell>
              <table:table-cell office:value-type="float" office:value="4850.47987447">
                <text:p>4850.479874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108">
                <text:p>0.4108</text:p>
              </table:table-cell>
              <table:table-cell office:value-type="float" office:value="4851.18667683">
                <text:p>4851.186676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26">
                <text:p>0.4126</text:p>
              </table:table-cell>
              <table:table-cell office:value-type="float" office:value="4851.90099816">
                <text:p>4851.90099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44">
                <text:p>0.4144</text:p>
              </table:table-cell>
              <table:table-cell office:value-type="float" office:value="4852.6214202">
                <text:p>4852.62142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162">
                <text:p>0.4162</text:p>
              </table:table-cell>
              <table:table-cell office:value-type="float" office:value="4853.34662599">
                <text:p>4853.34662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18">
                <text:p>0.418</text:p>
              </table:table-cell>
              <table:table-cell office:value-type="float" office:value="4854.07543758">
                <text:p>4854.075437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198">
                <text:p>0.4198</text:p>
              </table:table-cell>
              <table:table-cell office:value-type="float" office:value="4854.80687571">
                <text:p>4854.806875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216">
                <text:p>0.4216</text:p>
              </table:table-cell>
              <table:table-cell office:value-type="float" office:value="4855.54037531">
                <text:p>4855.540375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234">
                <text:p>0.4234</text:p>
              </table:table-cell>
              <table:table-cell office:value-type="float" office:value="4856.27498839">
                <text:p>4856.274988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25">
                <text:p>0.425</text:p>
              </table:table-cell>
              <table:table-cell office:value-type="float" office:value="4856.92961632">
                <text:p>4856.92961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268">
                <text:p>0.4268</text:p>
              </table:table-cell>
              <table:table-cell office:value-type="float" office:value="4857.66490565">
                <text:p>4857.664905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86">
                <text:p>0.4286</text:p>
              </table:table-cell>
              <table:table-cell office:value-type="float" office:value="4858.39803303">
                <text:p>4858.398033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304">
                <text:p>0.4304</text:p>
              </table:table-cell>
              <table:table-cell office:value-type="float" office:value="4859.12763195">
                <text:p>4859.127631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322">
                <text:p>0.4322</text:p>
              </table:table-cell>
              <table:table-cell office:value-type="float" office:value="4859.8524401">
                <text:p>4859.85244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4">
                <text:p>0.434</text:p>
              </table:table-cell>
              <table:table-cell office:value-type="float" office:value="4860.5713393">
                <text:p>4860.57133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58">
                <text:p>0.4358</text:p>
              </table:table-cell>
              <table:table-cell office:value-type="float" office:value="4861.28340043">
                <text:p>4861.283400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76">
                <text:p>0.4376</text:p>
              </table:table-cell>
              <table:table-cell office:value-type="float" office:value="4861.98814459">
                <text:p>4861.988144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94">
                <text:p>0.4394</text:p>
              </table:table-cell>
              <table:table-cell office:value-type="float" office:value="4862.68481976">
                <text:p>4862.684819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412">
                <text:p>0.4412</text:p>
              </table:table-cell>
              <table:table-cell office:value-type="float" office:value="4863.37314224">
                <text:p>4863.373142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43">
                <text:p>0.443</text:p>
              </table:table-cell>
              <table:table-cell office:value-type="float" office:value="4864.05208399">
                <text:p>4864.052083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48">
                <text:p>0.4448</text:p>
              </table:table-cell>
              <table:table-cell office:value-type="float" office:value="4864.72036053">
                <text:p>4864.720360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66">
                <text:p>0.4466</text:p>
              </table:table-cell>
              <table:table-cell office:value-type="float" office:value="4865.37671674">
                <text:p>4865.3767167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484">
                <text:p>0.4484</text:p>
              </table:table-cell>
              <table:table-cell office:value-type="float" office:value="4866.01994566">
                <text:p>4866.019945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5">
                <text:p>0.45</text:p>
              </table:table-cell>
              <table:table-cell office:value-type="float" office:value="4866.58015853">
                <text:p>4866.580158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518">
                <text:p>0.4518</text:p>
              </table:table-cell>
              <table:table-cell office:value-type="float" office:value="4867.19493803">
                <text:p>4867.194938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6">
                <text:p>0.4536</text:p>
              </table:table-cell>
              <table:table-cell office:value-type="float" office:value="4867.79422711">
                <text:p>4867.79422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554">
                <text:p>0.4554</text:p>
              </table:table-cell>
              <table:table-cell office:value-type="float" office:value="4868.37762517">
                <text:p>4868.377625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72">
                <text:p>0.4572</text:p>
              </table:table-cell>
              <table:table-cell office:value-type="float" office:value="4868.94494771">
                <text:p>4868.944947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59">
                <text:p>0.459</text:p>
              </table:table-cell>
              <table:table-cell office:value-type="float" office:value="4869.49558883">
                <text:p>4869.495588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608">
                <text:p>0.4608</text:p>
              </table:table-cell>
              <table:table-cell office:value-type="float" office:value="4870.02846695">
                <text:p>4870.028466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626">
                <text:p>0.4626</text:p>
              </table:table-cell>
              <table:table-cell office:value-type="float" office:value="4870.54252031">
                <text:p>4870.542520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644">
                <text:p>0.4644</text:p>
              </table:table-cell>
              <table:table-cell office:value-type="float" office:value="4871.0367444">
                <text:p>4871.03674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662">
                <text:p>0.4662</text:p>
              </table:table-cell>
              <table:table-cell office:value-type="float" office:value="4871.51022596">
                <text:p>4871.510225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68">
                <text:p>0.468</text:p>
              </table:table-cell>
              <table:table-cell office:value-type="float" office:value="4871.96222226">
                <text:p>4871.962222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698">
                <text:p>0.4698</text:p>
              </table:table-cell>
              <table:table-cell office:value-type="float" office:value="4872.39218891">
                <text:p>4872.392188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716">
                <text:p>0.4716</text:p>
              </table:table-cell>
              <table:table-cell office:value-type="float" office:value="4872.79995744">
                <text:p>4872.799957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734">
                <text:p>0.4734</text:p>
              </table:table-cell>
              <table:table-cell office:value-type="float" office:value="4873.1853144">
                <text:p>4873.18531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75">
                <text:p>0.475</text:p>
              </table:table-cell>
              <table:table-cell office:value-type="float" office:value="4873.50961803">
                <text:p>4873.509618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768">
                <text:p>0.4768</text:p>
              </table:table-cell>
              <table:table-cell office:value-type="float" office:value="4873.8527121">
                <text:p>4873.8527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786">
                <text:p>0.4786</text:p>
              </table:table-cell>
              <table:table-cell office:value-type="float" office:value="4874.17236097">
                <text:p>4874.172360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04">
                <text:p>0.4804</text:p>
              </table:table-cell>
              <table:table-cell office:value-type="float" office:value="4874.46889616">
                <text:p>4874.468896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822">
                <text:p>0.4822</text:p>
              </table:table-cell>
              <table:table-cell office:value-type="float" office:value="4874.74238298">
                <text:p>4874.742382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84">
                <text:p>0.484</text:p>
              </table:table-cell>
              <table:table-cell office:value-type="float" office:value="4874.99060962">
                <text:p>4874.990609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858">
                <text:p>0.4858</text:p>
              </table:table-cell>
              <table:table-cell office:value-type="float" office:value="4875.20761263">
                <text:p>4875.207612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876">
                <text:p>0.4876</text:p>
              </table:table-cell>
              <table:table-cell office:value-type="float" office:value="4875.38673449">
                <text:p>4875.386734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894">
                <text:p>0.4894</text:p>
              </table:table-cell>
              <table:table-cell office:value-type="float" office:value="4875.52577568">
                <text:p>4875.52577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912">
                <text:p>0.4912</text:p>
              </table:table-cell>
              <table:table-cell office:value-type="float" office:value="4875.63893855">
                <text:p>4875.63893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93">
                <text:p>0.493</text:p>
              </table:table-cell>
              <table:table-cell office:value-type="float" office:value="4875.76091288">
                <text:p>4875.760912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48">
                <text:p>0.4948</text:p>
              </table:table-cell>
              <table:table-cell office:value-type="float" office:value="4875.92630956">
                <text:p>4875.926309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66">
                <text:p>0.4966</text:p>
              </table:table-cell>
              <table:table-cell office:value-type="float" office:value="4876.02261946">
                <text:p>4876.022619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984">
                <text:p>0.4984</text:p>
              </table:table-cell>
              <table:table-cell office:value-type="float" office:value="4876.02677678">
                <text:p>4876.026776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  <table:table-cell office:value-type="float" office:value="4876.02811518">
                <text:p>4876.028115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018">
                <text:p>0.5018</text:p>
              </table:table-cell>
              <table:table-cell office:value-type="float" office:value="4876.02428262">
                <text:p>4876.024282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036">
                <text:p>0.5036</text:p>
              </table:table-cell>
              <table:table-cell office:value-type="float" office:value="4875.9975331">
                <text:p>4875.9975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054">
                <text:p>0.5054</text:p>
              </table:table-cell>
              <table:table-cell office:value-type="float" office:value="4875.93277795">
                <text:p>4875.932777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072">
                <text:p>0.5072</text:p>
              </table:table-cell>
              <table:table-cell office:value-type="float" office:value="4875.83012243">
                <text:p>4875.830122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09">
                <text:p>0.509</text:p>
              </table:table-cell>
              <table:table-cell office:value-type="float" office:value="4875.69664274">
                <text:p>4875.69664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108">
                <text:p>0.5108</text:p>
              </table:table-cell>
              <table:table-cell office:value-type="float" office:value="4875.54040054">
                <text:p>4875.540400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26">
                <text:p>0.5126</text:p>
              </table:table-cell>
              <table:table-cell office:value-type="float" office:value="4875.36603386">
                <text:p>4875.366033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144">
                <text:p>0.5144</text:p>
              </table:table-cell>
              <table:table-cell office:value-type="float" office:value="4875.17319253">
                <text:p>4875.173192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62">
                <text:p>0.5162</text:p>
              </table:table-cell>
              <table:table-cell office:value-type="float" office:value="4874.95829736">
                <text:p>4874.958297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18">
                <text:p>0.518</text:p>
              </table:table-cell>
              <table:table-cell office:value-type="float" office:value="4874.71741392">
                <text:p>4874.717413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198">
                <text:p>0.5198</text:p>
              </table:table-cell>
              <table:table-cell office:value-type="float" office:value="4874.44835003">
                <text:p>4874.44835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216">
                <text:p>0.5216</text:p>
              </table:table-cell>
              <table:table-cell office:value-type="float" office:value="4874.15125828">
                <text:p>4874.151258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234">
                <text:p>0.5234</text:p>
              </table:table-cell>
              <table:table-cell office:value-type="float" office:value="4873.82819254">
                <text:p>4873.82819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25">
                <text:p>0.525</text:p>
              </table:table-cell>
              <table:table-cell office:value-type="float" office:value="4873.52131966">
                <text:p>4873.521319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268">
                <text:p>0.5268</text:p>
              </table:table-cell>
              <table:table-cell office:value-type="float" office:value="4873.1557678">
                <text:p>4873.15576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86">
                <text:p>0.5286</text:p>
              </table:table-cell>
              <table:table-cell office:value-type="float" office:value="4872.76834119">
                <text:p>4872.768341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304">
                <text:p>0.5304</text:p>
              </table:table-cell>
              <table:table-cell office:value-type="float" office:value="4872.35895389">
                <text:p>4872.35895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322">
                <text:p>0.5322</text:p>
              </table:table-cell>
              <table:table-cell office:value-type="float" office:value="4871.92746046">
                <text:p>4871.92746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34">
                <text:p>0.534</text:p>
              </table:table-cell>
              <table:table-cell office:value-type="float" office:value="4871.47391987">
                <text:p>4871.473919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58">
                <text:p>0.5358</text:p>
              </table:table-cell>
              <table:table-cell office:value-type="float" office:value="4870.99872561">
                <text:p>4870.998725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376">
                <text:p>0.5376</text:p>
              </table:table-cell>
              <table:table-cell office:value-type="float" office:value="4870.50262808">
                <text:p>4870.502628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394">
                <text:p>0.5394</text:p>
              </table:table-cell>
              <table:table-cell office:value-type="float" office:value="4869.98687799">
                <text:p>4869.986877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12">
                <text:p>0.5412</text:p>
              </table:table-cell>
              <table:table-cell office:value-type="float" office:value="4869.45255351">
                <text:p>4869.452553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3">
                <text:p>0.543</text:p>
              </table:table-cell>
              <table:table-cell office:value-type="float" office:value="4868.90120754">
                <text:p>4868.901207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448">
                <text:p>0.5448</text:p>
              </table:table-cell>
              <table:table-cell office:value-type="float" office:value="4868.33319333">
                <text:p>4868.33319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466">
                <text:p>0.5466</text:p>
              </table:table-cell>
              <table:table-cell office:value-type="float" office:value="4867.74884089">
                <text:p>4867.748840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84">
                <text:p>0.5484</text:p>
              </table:table-cell>
              <table:table-cell office:value-type="float" office:value="4867.14850807">
                <text:p>4867.148508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">
                <text:p>0.55</text:p>
              </table:table-cell>
              <table:table-cell office:value-type="float" office:value="4866.60271325">
                <text:p>4866.602713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18">
                <text:p>0.5518</text:p>
              </table:table-cell>
              <table:table-cell office:value-type="float" office:value="4865.97263614">
                <text:p>4865.972636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536">
                <text:p>0.5536</text:p>
              </table:table-cell>
              <table:table-cell office:value-type="float" office:value="4865.3282486">
                <text:p>4865.328248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4">
                <text:p>0.5554</text:p>
              </table:table-cell>
              <table:table-cell office:value-type="float" office:value="4864.67085961">
                <text:p>4864.670859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72">
                <text:p>0.5572</text:p>
              </table:table-cell>
              <table:table-cell office:value-type="float" office:value="4864.00187272">
                <text:p>4864.001872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59">
                <text:p>0.559</text:p>
              </table:table-cell>
              <table:table-cell office:value-type="float" office:value="4863.32298219">
                <text:p>4863.322982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608">
                <text:p>0.5608</text:p>
              </table:table-cell>
              <table:table-cell office:value-type="float" office:value="4862.63493561">
                <text:p>4862.634935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626">
                <text:p>0.5626</text:p>
              </table:table-cell>
              <table:table-cell office:value-type="float" office:value="4861.93826837">
                <text:p>4861.938268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644">
                <text:p>0.5644</text:p>
              </table:table-cell>
              <table:table-cell office:value-type="float" office:value="4861.23352606">
                <text:p>4861.233526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662">
                <text:p>0.5662</text:p>
              </table:table-cell>
              <table:table-cell office:value-type="float" office:value="4860.52131502">
                <text:p>4860.521315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68">
                <text:p>0.568</text:p>
              </table:table-cell>
              <table:table-cell office:value-type="float" office:value="4859.80235177">
                <text:p>4859.802351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698">
                <text:p>0.5698</text:p>
              </table:table-cell>
              <table:table-cell office:value-type="float" office:value="4859.07749219">
                <text:p>4859.07749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716">
                <text:p>0.5716</text:p>
              </table:table-cell>
              <table:table-cell office:value-type="float" office:value="4858.34779742">
                <text:p>4858.347797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734">
                <text:p>0.5734</text:p>
              </table:table-cell>
              <table:table-cell office:value-type="float" office:value="4857.61471143">
                <text:p>4857.614711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75">
                <text:p>0.575</text:p>
              </table:table-cell>
              <table:table-cell office:value-type="float" office:value="4856.9615518">
                <text:p>4856.96155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768">
                <text:p>0.5768</text:p>
              </table:table-cell>
              <table:table-cell office:value-type="float" office:value="4856.22751112">
                <text:p>4856.22751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786">
                <text:p>0.5786</text:p>
              </table:table-cell>
              <table:table-cell office:value-type="float" office:value="4855.49397225">
                <text:p>4855.493972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804">
                <text:p>0.5804</text:p>
              </table:table-cell>
              <table:table-cell office:value-type="float" office:value="4854.76159903">
                <text:p>4854.761599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822">
                <text:p>0.5822</text:p>
              </table:table-cell>
              <table:table-cell office:value-type="float" office:value="4854.03109478">
                <text:p>4854.031094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84">
                <text:p>0.584</text:p>
              </table:table-cell>
              <table:table-cell office:value-type="float" office:value="4853.30326751">
                <text:p>4853.3032675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858">
                <text:p>0.5858</text:p>
              </table:table-cell>
              <table:table-cell office:value-type="float" office:value="4852.57904437">
                <text:p>4852.579044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876">
                <text:p>0.5876</text:p>
              </table:table-cell>
              <table:table-cell office:value-type="float" office:value="4851.85953958">
                <text:p>4851.859539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94">
                <text:p>0.5894</text:p>
              </table:table-cell>
              <table:table-cell office:value-type="float" office:value="4851.14618518">
                <text:p>4851.146185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12">
                <text:p>0.5912</text:p>
              </table:table-cell>
              <table:table-cell office:value-type="float" office:value="4850.4407417">
                <text:p>4850.44074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3">
                <text:p>0.593</text:p>
              </table:table-cell>
              <table:table-cell office:value-type="float" office:value="4849.74502613">
                <text:p>4849.745026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948">
                <text:p>0.5948</text:p>
              </table:table-cell>
              <table:table-cell office:value-type="float" office:value="4849.06018753">
                <text:p>4849.060187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966">
                <text:p>0.5966</text:p>
              </table:table-cell>
              <table:table-cell office:value-type="float" office:value="4848.38693756">
                <text:p>4848.386937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84">
                <text:p>0.5984</text:p>
              </table:table-cell>
              <table:table-cell office:value-type="float" office:value="4847.72596538">
                <text:p>4847.725965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">
                <text:p>0.6</text:p>
              </table:table-cell>
              <table:table-cell office:value-type="float" office:value="4847.15045512">
                <text:p>4847.150455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018">
                <text:p>0.6018</text:p>
              </table:table-cell>
              <table:table-cell office:value-type="float" office:value="4846.51383224">
                <text:p>4846.513832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036">
                <text:p>0.6036</text:p>
              </table:table-cell>
              <table:table-cell office:value-type="float" office:value="4845.89173499">
                <text:p>4845.891734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054">
                <text:p>0.6054</text:p>
              </table:table-cell>
              <table:table-cell office:value-type="float" office:value="4845.28547976">
                <text:p>4845.285479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072">
                <text:p>0.6072</text:p>
              </table:table-cell>
              <table:table-cell office:value-type="float" office:value="4844.69686826">
                <text:p>4844.696868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09">
                <text:p>0.609</text:p>
              </table:table-cell>
              <table:table-cell office:value-type="float" office:value="4844.12764191">
                <text:p>4844.127641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108">
                <text:p>0.6108</text:p>
              </table:table-cell>
              <table:table-cell office:value-type="float" office:value="4843.57908996">
                <text:p>4843.5790899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126">
                <text:p>0.6126</text:p>
              </table:table-cell>
              <table:table-cell office:value-type="float" office:value="4843.05185021">
                <text:p>4843.051850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144">
                <text:p>0.6144</text:p>
              </table:table-cell>
              <table:table-cell office:value-type="float" office:value="4842.54651862">
                <text:p>4842.546518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162">
                <text:p>0.6162</text:p>
              </table:table-cell>
              <table:table-cell office:value-type="float" office:value="4842.06369296">
                <text:p>4842.06369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18">
                <text:p>0.618</text:p>
              </table:table-cell>
              <table:table-cell office:value-type="float" office:value="4841.60402775">
                <text:p>4841.604027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6198">
                <text:p>0.6198</text:p>
              </table:table-cell>
              <table:table-cell office:value-type="float" office:value="4841.16828476">
                <text:p>4841.168284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216">
                <text:p>0.6216</text:p>
              </table:table-cell>
              <table:table-cell office:value-type="float" office:value="4840.75735445">
                <text:p>4840.757354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234">
                <text:p>0.6234</text:p>
              </table:table-cell>
              <table:table-cell office:value-type="float" office:value="4840.37236485">
                <text:p>4840.372364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625">
                <text:p>0.625</text:p>
              </table:table-cell>
              <table:table-cell office:value-type="float" office:value="4840.05298604">
                <text:p>4840.052986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6268">
                <text:p>0.6268</text:p>
              </table:table-cell>
              <table:table-cell office:value-type="float" office:value="4839.72225972">
                <text:p>4839.722259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6286">
                <text:p>0.6286</text:p>
              </table:table-cell>
              <table:table-cell office:value-type="float" office:value="4839.42130399">
                <text:p>4839.421303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6304">
                <text:p>0.6304</text:p>
              </table:table-cell>
              <table:table-cell office:value-type="float" office:value="4839.15050109">
                <text:p>4839.150501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6322">
                <text:p>0.6322</text:p>
              </table:table-cell>
              <table:table-cell office:value-type="float" office:value="4838.91021263">
                <text:p>4838.910212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34">
                <text:p>0.634</text:p>
              </table:table-cell>
              <table:table-cell office:value-type="float" office:value="4838.70082968">
                <text:p>4838.700829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6358">
                <text:p>0.6358</text:p>
              </table:table-cell>
              <table:table-cell office:value-type="float" office:value="4838.52283754">
                <text:p>4838.5228375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6376">
                <text:p>0.6376</text:p>
              </table:table-cell>
              <table:table-cell office:value-type="float" office:value="4838.37682354">
                <text:p>4838.376823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6394">
                <text:p>0.6394</text:p>
              </table:table-cell>
              <table:table-cell office:value-type="float" office:value="4838.26358956">
                <text:p>4838.2635895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6412">
                <text:p>0.6412</text:p>
              </table:table-cell>
              <table:table-cell office:value-type="float" office:value="4838.1843521">
                <text:p>4838.18435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643">
                <text:p>0.643</text:p>
              </table:table-cell>
              <table:table-cell office:value-type="float" office:value="4838.14034946">
                <text:p>4838.140349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448">
                <text:p>0.6448</text:p>
              </table:table-cell>
              <table:table-cell office:value-type="float" office:value="4838.13252905">
                <text:p>4838.132529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6466">
                <text:p>0.6466</text:p>
              </table:table-cell>
              <table:table-cell office:value-type="float" office:value="4838.16094749">
                <text:p>4838.1609474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6484">
                <text:p>0.6484</text:p>
              </table:table-cell>
              <table:table-cell office:value-type="float" office:value="4838.22557401">
                <text:p>4838.225574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5">
                <text:p>0.65</text:p>
              </table:table-cell>
              <table:table-cell office:value-type="float" office:value="4838.31472963">
                <text:p>4838.314729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518">
                <text:p>0.6518</text:p>
              </table:table-cell>
              <table:table-cell office:value-type="float" office:value="4838.44673243">
                <text:p>4838.446732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6536">
                <text:p>0.6536</text:p>
              </table:table-cell>
              <table:table-cell office:value-type="float" office:value="4838.61465259">
                <text:p>4838.614652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6554">
                <text:p>0.6554</text:p>
              </table:table-cell>
              <table:table-cell office:value-type="float" office:value="4838.81881191">
                <text:p>4838.818811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6572">
                <text:p>0.6572</text:p>
              </table:table-cell>
              <table:table-cell office:value-type="float" office:value="4839.05987673">
                <text:p>4839.059876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659">
                <text:p>0.659</text:p>
              </table:table-cell>
              <table:table-cell office:value-type="float" office:value="4839.33864682">
                <text:p>4839.338646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608">
                <text:p>0.6608</text:p>
              </table:table-cell>
              <table:table-cell office:value-type="float" office:value="4839.65578775">
                <text:p>4839.655787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626">
                <text:p>0.6626</text:p>
              </table:table-cell>
              <table:table-cell office:value-type="float" office:value="4840.01083636">
                <text:p>4840.010836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644">
                <text:p>0.6644</text:p>
              </table:table-cell>
              <table:table-cell office:value-type="float" office:value="4840.40321703">
                <text:p>4840.403217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662">
                <text:p>0.6662</text:p>
              </table:table-cell>
              <table:table-cell office:value-type="float" office:value="4840.83228329">
                <text:p>4840.832283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68">
                <text:p>0.668</text:p>
              </table:table-cell>
              <table:table-cell office:value-type="float" office:value="4841.29736616">
                <text:p>4841.297366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698">
                <text:p>0.6698</text:p>
              </table:table-cell>
              <table:table-cell office:value-type="float" office:value="4841.79783327">
                <text:p>4841.797833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716">
                <text:p>0.6716</text:p>
              </table:table-cell>
              <table:table-cell office:value-type="float" office:value="4842.33312353">
                <text:p>4842.333123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734">
                <text:p>0.6734</text:p>
              </table:table-cell>
              <table:table-cell office:value-type="float" office:value="4842.9028253">
                <text:p>4842.90282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75">
                <text:p>0.675</text:p>
              </table:table-cell>
              <table:table-cell office:value-type="float" office:value="4843.4375283">
                <text:p>4843.43752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768">
                <text:p>0.6768</text:p>
              </table:table-cell>
              <table:table-cell office:value-type="float" office:value="4844.07309137">
                <text:p>4844.073091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786">
                <text:p>0.6786</text:p>
              </table:table-cell>
              <table:table-cell office:value-type="float" office:value="4844.74273053">
                <text:p>4844.742730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804">
                <text:p>0.6804</text:p>
              </table:table-cell>
              <table:table-cell office:value-type="float" office:value="4845.44514838">
                <text:p>4845.445148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822">
                <text:p>0.6822</text:p>
              </table:table-cell>
              <table:table-cell office:value-type="float" office:value="4846.17894782">
                <text:p>4846.178947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84">
                <text:p>0.684</text:p>
              </table:table-cell>
              <table:table-cell office:value-type="float" office:value="4846.94267986">
                <text:p>4846.942679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858">
                <text:p>0.6858</text:p>
              </table:table-cell>
              <table:table-cell office:value-type="float" office:value="4847.734899">
                <text:p>4847.7348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876">
                <text:p>0.6876</text:p>
              </table:table-cell>
              <table:table-cell office:value-type="float" office:value="4848.55421157">
                <text:p>4848.554211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894">
                <text:p>0.6894</text:p>
              </table:table-cell>
              <table:table-cell office:value-type="float" office:value="4849.39933894">
                <text:p>4849.399338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912">
                <text:p>0.6912</text:p>
              </table:table-cell>
              <table:table-cell office:value-type="float" office:value="4850.26923051">
                <text:p>4850.269230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93">
                <text:p>0.693</text:p>
              </table:table-cell>
              <table:table-cell office:value-type="float" office:value="4851.16306486">
                <text:p>4851.163064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948">
                <text:p>0.6948</text:p>
              </table:table-cell>
              <table:table-cell office:value-type="float" office:value="4852.08005017">
                <text:p>4852.080050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966">
                <text:p>0.6966</text:p>
              </table:table-cell>
              <table:table-cell office:value-type="float" office:value="4853.01800983">
                <text:p>4853.018009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984">
                <text:p>0.6984</text:p>
              </table:table-cell>
              <table:table-cell office:value-type="float" office:value="4853.97459652">
                <text:p>4853.974596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7">
                <text:p>0.7</text:p>
              </table:table-cell>
              <table:table-cell office:value-type="float" office:value="4854.84011604">
                <text:p>4854.840116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7018">
                <text:p>0.7018</text:p>
              </table:table-cell>
              <table:table-cell office:value-type="float" office:value="4855.82429602">
                <text:p>4855.824296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036">
                <text:p>0.7036</text:p>
              </table:table-cell>
              <table:table-cell office:value-type="float" office:value="4856.81956073">
                <text:p>4856.819560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7054">
                <text:p>0.7054</text:p>
              </table:table-cell>
              <table:table-cell office:value-type="float" office:value="4857.82356519">
                <text:p>4857.823565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7072">
                <text:p>0.7072</text:p>
              </table:table-cell>
              <table:table-cell office:value-type="float" office:value="4858.83408733">
                <text:p>4858.834087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709">
                <text:p>0.709</text:p>
              </table:table-cell>
              <table:table-cell office:value-type="float" office:value="4859.84932412">
                <text:p>4859.849324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7108">
                <text:p>0.7108</text:p>
              </table:table-cell>
              <table:table-cell office:value-type="float" office:value="4860.8673864">
                <text:p>4860.86738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126">
                <text:p>0.7126</text:p>
              </table:table-cell>
              <table:table-cell office:value-type="float" office:value="4861.88508365">
                <text:p>4861.885083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7144">
                <text:p>0.7144</text:p>
              </table:table-cell>
              <table:table-cell office:value-type="float" office:value="4862.89890073">
                <text:p>4862.898900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162">
                <text:p>0.7162</text:p>
              </table:table-cell>
              <table:table-cell office:value-type="float" office:value="4863.90517532">
                <text:p>4863.905175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718">
                <text:p>0.718</text:p>
              </table:table-cell>
              <table:table-cell office:value-type="float" office:value="4864.90013167">
                <text:p>4864.900131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7198">
                <text:p>0.7198</text:p>
              </table:table-cell>
              <table:table-cell office:value-type="float" office:value="4865.87988593">
                <text:p>4865.879885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216">
                <text:p>0.7216</text:p>
              </table:table-cell>
              <table:table-cell office:value-type="float" office:value="4866.84044572">
                <text:p>4866.840445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7234">
                <text:p>0.7234</text:p>
              </table:table-cell>
              <table:table-cell office:value-type="float" office:value="4867.77780346">
                <text:p>4867.777803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725">
                <text:p>0.725</text:p>
              </table:table-cell>
              <table:table-cell office:value-type="float" office:value="4868.58774518">
                <text:p>4868.587745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268">
                <text:p>0.7268</text:p>
              </table:table-cell>
              <table:table-cell office:value-type="float" office:value="4869.472681">
                <text:p>4869.4726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7286">
                <text:p>0.7286</text:p>
              </table:table-cell>
              <table:table-cell office:value-type="float" office:value="4870.32584362">
                <text:p>4870.325843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304">
                <text:p>0.7304</text:p>
              </table:table-cell>
              <table:table-cell office:value-type="float" office:value="4871.14372185">
                <text:p>4871.143721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322">
                <text:p>0.7322</text:p>
              </table:table-cell>
              <table:table-cell office:value-type="float" office:value="4871.92138016">
                <text:p>4871.921380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34">
                <text:p>0.734</text:p>
              </table:table-cell>
              <table:table-cell office:value-type="float" office:value="4872.64978077">
                <text:p>4872.649780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7358">
                <text:p>0.7358</text:p>
              </table:table-cell>
              <table:table-cell office:value-type="float" office:value="4873.3150639">
                <text:p>4873.31506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7376">
                <text:p>0.7376</text:p>
              </table:table-cell>
              <table:table-cell office:value-type="float" office:value="4873.89982774">
                <text:p>4873.89982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394">
                <text:p>0.7394</text:p>
              </table:table-cell>
              <table:table-cell office:value-type="float" office:value="4874.39254963">
                <text:p>4874.39254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412">
                <text:p>0.7412</text:p>
              </table:table-cell>
              <table:table-cell office:value-type="float" office:value="4874.80130768">
                <text:p>4874.8013076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743">
                <text:p>0.743</text:p>
              </table:table-cell>
              <table:table-cell office:value-type="float" office:value="4875.16023954">
                <text:p>4875.1602395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448">
                <text:p>0.7448</text:p>
              </table:table-cell>
              <table:table-cell office:value-type="float" office:value="4875.5435199">
                <text:p>4875.54351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7466">
                <text:p>0.7466</text:p>
              </table:table-cell>
              <table:table-cell office:value-type="float" office:value="4875.9489501">
                <text:p>4875.9489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484">
                <text:p>0.7484</text:p>
              </table:table-cell>
              <table:table-cell office:value-type="float" office:value="4876.07648458">
                <text:p>4876.076484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75">
                <text:p>0.75</text:p>
              </table:table-cell>
              <table:table-cell office:value-type="float" office:value="4876.08136905">
                <text:p>4876.081369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7518">
                <text:p>0.7518</text:p>
              </table:table-cell>
              <table:table-cell office:value-type="float" office:value="4876.08240876">
                <text:p>4876.082408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7536">
                <text:p>0.7536</text:p>
              </table:table-cell>
              <table:table-cell office:value-type="float" office:value="4876.08258673">
                <text:p>4876.082586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554">
                <text:p>0.7554</text:p>
              </table:table-cell>
              <table:table-cell office:value-type="float" office:value="4876.08188398">
                <text:p>4876.081883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572">
                <text:p>0.7572</text:p>
              </table:table-cell>
              <table:table-cell office:value-type="float" office:value="4876.08050912">
                <text:p>4876.080509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759">
                <text:p>0.759</text:p>
              </table:table-cell>
              <table:table-cell office:value-type="float" office:value="4876.07915887">
                <text:p>4876.079158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608">
                <text:p>0.7608</text:p>
              </table:table-cell>
              <table:table-cell office:value-type="float" office:value="4876.07885596">
                <text:p>4876.078855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626">
                <text:p>0.7626</text:p>
              </table:table-cell>
              <table:table-cell office:value-type="float" office:value="4876.07972811">
                <text:p>4876.079728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7644">
                <text:p>0.7644</text:p>
              </table:table-cell>
              <table:table-cell office:value-type="float" office:value="4876.08133794">
                <text:p>4876.081337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662">
                <text:p>0.7662</text:p>
              </table:table-cell>
              <table:table-cell office:value-type="float" office:value="4876.08321493">
                <text:p>4876.083214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768">
                <text:p>0.768</text:p>
              </table:table-cell>
              <table:table-cell office:value-type="float" office:value="4876.08490398">
                <text:p>4876.084903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7698">
                <text:p>0.7698</text:p>
              </table:table-cell>
              <table:table-cell office:value-type="float" office:value="4876.08602069">
                <text:p>4876.086020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7716">
                <text:p>0.7716</text:p>
              </table:table-cell>
              <table:table-cell office:value-type="float" office:value="4876.08630906">
                <text:p>4876.086309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734">
                <text:p>0.7734</text:p>
              </table:table-cell>
              <table:table-cell office:value-type="float" office:value="4876.08570686">
                <text:p>4876.0857068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75">
                <text:p>0.775</text:p>
              </table:table-cell>
              <table:table-cell office:value-type="float" office:value="4876.08374667">
                <text:p>4876.083746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7768">
                <text:p>0.7768</text:p>
              </table:table-cell>
              <table:table-cell office:value-type="float" office:value="4876.08297339">
                <text:p>4876.082973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7786">
                <text:p>0.7786</text:p>
              </table:table-cell>
              <table:table-cell office:value-type="float" office:value="4876.08348001">
                <text:p>4876.083480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804">
                <text:p>0.7804</text:p>
              </table:table-cell>
              <table:table-cell office:value-type="float" office:value="4876.08483265">
                <text:p>4876.08483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822">
                <text:p>0.7822</text:p>
              </table:table-cell>
              <table:table-cell office:value-type="float" office:value="4876.08655705">
                <text:p>4876.086557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84">
                <text:p>0.784</text:p>
              </table:table-cell>
              <table:table-cell office:value-type="float" office:value="4876.08818681">
                <text:p>4876.0881868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7858">
                <text:p>0.7858</text:p>
              </table:table-cell>
              <table:table-cell office:value-type="float" office:value="4876.08931873">
                <text:p>4876.089318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7876">
                <text:p>0.7876</text:p>
              </table:table-cell>
              <table:table-cell office:value-type="float" office:value="4876.08967157">
                <text:p>4876.08967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894">
                <text:p>0.7894</text:p>
              </table:table-cell>
              <table:table-cell office:value-type="float" office:value="4876.08914726">
                <text:p>4876.089147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912">
                <text:p>0.7912</text:p>
              </table:table-cell>
              <table:table-cell office:value-type="float" office:value="4876.08789993">
                <text:p>4876.087899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93">
                <text:p>0.793</text:p>
              </table:table-cell>
              <table:table-cell office:value-type="float" office:value="4876.08650165">
                <text:p>4876.086501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948">
                <text:p>0.7948</text:p>
              </table:table-cell>
              <table:table-cell office:value-type="float" office:value="4876.08600723">
                <text:p>4876.086007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966">
                <text:p>0.7966</text:p>
              </table:table-cell>
              <table:table-cell office:value-type="float" office:value="4876.08676509">
                <text:p>4876.086765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984">
                <text:p>0.7984</text:p>
              </table:table-cell>
              <table:table-cell office:value-type="float" office:value="4876.08834918">
                <text:p>4876.088349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8">
                <text:p>0.8</text:p>
              </table:table-cell>
              <table:table-cell office:value-type="float" office:value="4876.09193896">
                <text:p>4876.091938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8018">
                <text:p>0.8018</text:p>
              </table:table-cell>
              <table:table-cell office:value-type="float" office:value="4876.09323246">
                <text:p>4876.093232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8036">
                <text:p>0.8036</text:p>
              </table:table-cell>
              <table:table-cell office:value-type="float" office:value="4876.09371772">
                <text:p>4876.093717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8054">
                <text:p>0.8054</text:p>
              </table:table-cell>
              <table:table-cell office:value-type="float" office:value="4876.0932775">
                <text:p>4876.09327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8072">
                <text:p>0.8072</text:p>
              </table:table-cell>
              <table:table-cell office:value-type="float" office:value="4876.092043">
                <text:p>4876.0920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09">
                <text:p>0.809</text:p>
              </table:table-cell>
              <table:table-cell office:value-type="float" office:value="4876.09049477">
                <text:p>4876.090494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8108">
                <text:p>0.8108</text:p>
              </table:table-cell>
              <table:table-cell office:value-type="float" office:value="4876.08974047">
                <text:p>4876.089740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8126">
                <text:p>0.8126</text:p>
              </table:table-cell>
              <table:table-cell office:value-type="float" office:value="4876.0903168">
                <text:p>4876.09031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8144">
                <text:p>0.8144</text:p>
              </table:table-cell>
              <table:table-cell office:value-type="float" office:value="4876.09179655">
                <text:p>4876.091796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162">
                <text:p>0.8162</text:p>
              </table:table-cell>
              <table:table-cell office:value-type="float" office:value="4876.09370373">
                <text:p>4876.0937037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818">
                <text:p>0.818</text:p>
              </table:table-cell>
              <table:table-cell office:value-type="float" office:value="4876.09556066">
                <text:p>4876.095560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8198">
                <text:p>0.8198</text:p>
              </table:table-cell>
              <table:table-cell office:value-type="float" office:value="4876.09694244">
                <text:p>4876.096942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8216">
                <text:p>0.8216</text:p>
              </table:table-cell>
              <table:table-cell office:value-type="float" office:value="4876.09753735">
                <text:p>4876.097537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8234">
                <text:p>0.8234</text:p>
              </table:table-cell>
              <table:table-cell office:value-type="float" office:value="4876.09720182">
                <text:p>4876.097201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825">
                <text:p>0.825</text:p>
              </table:table-cell>
              <table:table-cell office:value-type="float" office:value="4876.09535489">
                <text:p>4876.095354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268">
                <text:p>0.8268</text:p>
              </table:table-cell>
              <table:table-cell office:value-type="float" office:value="4876.09406516">
                <text:p>4876.094065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286">
                <text:p>0.8286</text:p>
              </table:table-cell>
              <table:table-cell office:value-type="float" office:value="4876.0942169">
                <text:p>4876.09421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304">
                <text:p>0.8304</text:p>
              </table:table-cell>
              <table:table-cell office:value-type="float" office:value="4876.09538733">
                <text:p>4876.095387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322">
                <text:p>0.8322</text:p>
              </table:table-cell>
              <table:table-cell office:value-type="float" office:value="4876.09709781">
                <text:p>4876.097097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834">
                <text:p>0.834</text:p>
              </table:table-cell>
              <table:table-cell office:value-type="float" office:value="4876.09886067">
                <text:p>4876.098860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8">
                <text:p>0.8358</text:p>
              </table:table-cell>
              <table:table-cell office:value-type="float" office:value="4876.1002336">
                <text:p>4876.100233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8376">
                <text:p>0.8376</text:p>
              </table:table-cell>
              <table:table-cell office:value-type="float" office:value="4876.10088034">
                <text:p>4876.100880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8394">
                <text:p>0.8394</text:p>
              </table:table-cell>
              <table:table-cell office:value-type="float" office:value="4876.10062643">
                <text:p>4876.100626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8412">
                <text:p>0.8412</text:p>
              </table:table-cell>
              <table:table-cell office:value-type="float" office:value="4876.09953962">
                <text:p>4876.099539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43">
                <text:p>0.843</text:p>
              </table:table-cell>
              <table:table-cell office:value-type="float" office:value="4876.0979753">
                <text:p>4876.09797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448">
                <text:p>0.8448</text:p>
              </table:table-cell>
              <table:table-cell office:value-type="float" office:value="4876.09700993">
                <text:p>4876.097009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8466">
                <text:p>0.8466</text:p>
              </table:table-cell>
              <table:table-cell office:value-type="float" office:value="4876.09744763">
                <text:p>4876.097447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8484">
                <text:p>0.8484</text:p>
              </table:table-cell>
              <table:table-cell office:value-type="float" office:value="4876.09887499">
                <text:p>4876.09887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5">
                <text:p>0.85</text:p>
              </table:table-cell>
              <table:table-cell office:value-type="float" office:value="4876.10255766">
                <text:p>4876.102557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518">
                <text:p>0.8518</text:p>
              </table:table-cell>
              <table:table-cell office:value-type="float" office:value="4876.10409282">
                <text:p>4876.104092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536">
                <text:p>0.8536</text:p>
              </table:table-cell>
              <table:table-cell office:value-type="float" office:value="4876.10488095">
                <text:p>4876.104880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8554">
                <text:p>0.8554</text:p>
              </table:table-cell>
              <table:table-cell office:value-type="float" office:value="4876.10472957">
                <text:p>4876.104729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8572">
                <text:p>0.8572</text:p>
              </table:table-cell>
              <table:table-cell office:value-type="float" office:value="4876.10368341">
                <text:p>4876.103683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859">
                <text:p>0.859</text:p>
              </table:table-cell>
              <table:table-cell office:value-type="float" office:value="4876.1020718">
                <text:p>4876.10207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8608">
                <text:p>0.8608</text:p>
              </table:table-cell>
              <table:table-cell office:value-type="float" office:value="4876.1008305">
                <text:p>4876.10083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8626">
                <text:p>0.8626</text:p>
              </table:table-cell>
              <table:table-cell office:value-type="float" office:value="4876.10107005">
                <text:p>4876.101070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644">
                <text:p>0.8644</text:p>
              </table:table-cell>
              <table:table-cell office:value-type="float" office:value="4876.10237658">
                <text:p>4876.102376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662">
                <text:p>0.8662</text:p>
              </table:table-cell>
              <table:table-cell office:value-type="float" office:value="4876.10427279">
                <text:p>4876.1042727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868">
                <text:p>0.868</text:p>
              </table:table-cell>
              <table:table-cell office:value-type="float" office:value="4876.10626346">
                <text:p>4876.106263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698">
                <text:p>0.8698</text:p>
              </table:table-cell>
              <table:table-cell office:value-type="float" office:value="4876.10788893">
                <text:p>4876.107888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716">
                <text:p>0.8716</text:p>
              </table:table-cell>
              <table:table-cell office:value-type="float" office:value="4876.1087852">
                <text:p>4876.10878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734">
                <text:p>0.8734</text:p>
              </table:table-cell>
              <table:table-cell office:value-type="float" office:value="4876.10874386">
                <text:p>4876.1087438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75">
                <text:p>0.875</text:p>
              </table:table-cell>
              <table:table-cell office:value-type="float" office:value="4876.10711555">
                <text:p>4876.10711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768">
                <text:p>0.8768</text:p>
              </table:table-cell>
              <table:table-cell office:value-type="float" office:value="4876.10545636">
                <text:p>4876.105456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786">
                <text:p>0.8786</text:p>
              </table:table-cell>
              <table:table-cell office:value-type="float" office:value="4876.10519295">
                <text:p>4876.105192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804">
                <text:p>0.8804</text:p>
              </table:table-cell>
              <table:table-cell office:value-type="float" office:value="4876.10611921">
                <text:p>4876.106119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8822">
                <text:p>0.8822</text:p>
              </table:table-cell>
              <table:table-cell office:value-type="float" office:value="4876.10775703">
                <text:p>4876.107757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84">
                <text:p>0.884</text:p>
              </table:table-cell>
              <table:table-cell office:value-type="float" office:value="4876.10960288">
                <text:p>4876.109602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8858">
                <text:p>0.8858</text:p>
              </table:table-cell>
              <table:table-cell office:value-type="float" office:value="4876.11118134">
                <text:p>4876.111181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876">
                <text:p>0.8876</text:p>
              </table:table-cell>
              <table:table-cell office:value-type="float" office:value="4876.11210536">
                <text:p>4876.11210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894">
                <text:p>0.8894</text:p>
              </table:table-cell>
              <table:table-cell office:value-type="float" office:value="4876.11213656">
                <text:p>4876.112136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8912">
                <text:p>0.8912</text:p>
              </table:table-cell>
              <table:table-cell office:value-type="float" office:value="4876.11125483">
                <text:p>4876.111254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893">
                <text:p>0.893</text:p>
              </table:table-cell>
              <table:table-cell office:value-type="float" office:value="4876.10972476">
                <text:p>4876.1097247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948">
                <text:p>0.8948</text:p>
              </table:table-cell>
              <table:table-cell office:value-type="float" office:value="4876.10833772">
                <text:p>4876.108337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8966">
                <text:p>0.8966</text:p>
              </table:table-cell>
              <table:table-cell office:value-type="float" office:value="4876.1083677">
                <text:p>4876.10836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984">
                <text:p>0.8984</text:p>
              </table:table-cell>
              <table:table-cell office:value-type="float" office:value="4876.10955428">
                <text:p>4876.109554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9">
                <text:p>0.9</text:p>
              </table:table-cell>
              <table:table-cell office:value-type="float" office:value="4876.11320597">
                <text:p>4876.113205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9018">
                <text:p>0.9018</text:p>
              </table:table-cell>
              <table:table-cell office:value-type="float" office:value="4876.11493914">
                <text:p>4876.114939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9036">
                <text:p>0.9036</text:p>
              </table:table-cell>
              <table:table-cell office:value-type="float" office:value="4876.11600635">
                <text:p>4876.116006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9054">
                <text:p>0.9054</text:p>
              </table:table-cell>
              <table:table-cell office:value-type="float" office:value="4876.11615107">
                <text:p>4876.116151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9072">
                <text:p>0.9072</text:p>
              </table:table-cell>
              <table:table-cell office:value-type="float" office:value="4876.11533674">
                <text:p>4876.115336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9">
                <text:p>0.909</text:p>
              </table:table-cell>
              <table:table-cell office:value-type="float" office:value="4876.11379933">
                <text:p>4876.113799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9108">
                <text:p>0.9108</text:p>
              </table:table-cell>
              <table:table-cell office:value-type="float" office:value="4876.11226184">
                <text:p>4876.112261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9126">
                <text:p>0.9126</text:p>
              </table:table-cell>
              <table:table-cell office:value-type="float" office:value="4876.11207065">
                <text:p>4876.1120706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9144">
                <text:p>0.9144</text:p>
              </table:table-cell>
              <table:table-cell office:value-type="float" office:value="4876.11311118">
                <text:p>4876.113111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162">
                <text:p>0.9162</text:p>
              </table:table-cell>
              <table:table-cell office:value-type="float" office:value="4876.11491074">
                <text:p>4876.1149107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918">
                <text:p>0.918</text:p>
              </table:table-cell>
              <table:table-cell office:value-type="float" office:value="4876.11696272">
                <text:p>4876.116962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9198">
                <text:p>0.9198</text:p>
              </table:table-cell>
              <table:table-cell office:value-type="float" office:value="4876.11877891">
                <text:p>4876.118778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216">
                <text:p>0.9216</text:p>
              </table:table-cell>
              <table:table-cell office:value-type="float" office:value="4876.11994915">
                <text:p>4876.119949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234">
                <text:p>0.9234</text:p>
              </table:table-cell>
              <table:table-cell office:value-type="float" office:value="4876.12020459">
                <text:p>4876.120204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25">
                <text:p>0.925</text:p>
              </table:table-cell>
              <table:table-cell office:value-type="float" office:value="4876.11890071">
                <text:p>4876.1189007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268">
                <text:p>0.9268</text:p>
              </table:table-cell>
              <table:table-cell office:value-type="float" office:value="4876.1170217">
                <text:p>4876.11702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286">
                <text:p>0.9286</text:p>
              </table:table-cell>
              <table:table-cell office:value-type="float" office:value="4876.11631882">
                <text:p>4876.116318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304">
                <text:p>0.9304</text:p>
              </table:table-cell>
              <table:table-cell office:value-type="float" office:value="4876.11696301">
                <text:p>4876.116963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322">
                <text:p>0.9322</text:p>
              </table:table-cell>
              <table:table-cell office:value-type="float" office:value="4876.11848325">
                <text:p>4876.118483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34">
                <text:p>0.934</text:p>
              </table:table-cell>
              <table:table-cell office:value-type="float" office:value="4876.1203675">
                <text:p>4876.12036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358">
                <text:p>0.9358</text:p>
              </table:table-cell>
              <table:table-cell office:value-type="float" office:value="4876.12211482">
                <text:p>4876.122114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376">
                <text:p>0.9376</text:p>
              </table:table-cell>
              <table:table-cell office:value-type="float" office:value="4876.12329508">
                <text:p>4876.1232950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394">
                <text:p>0.9394</text:p>
              </table:table-cell>
              <table:table-cell office:value-type="float" office:value="4876.12361241">
                <text:p>4876.1236124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412">
                <text:p>0.9412</text:p>
              </table:table-cell>
              <table:table-cell office:value-type="float" office:value="4876.12297139">
                <text:p>4876.122971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43">
                <text:p>0.943</text:p>
              </table:table-cell>
              <table:table-cell office:value-type="float" office:value="4876.12154094">
                <text:p>4876.121540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448">
                <text:p>0.9448</text:p>
              </table:table-cell>
              <table:table-cell office:value-type="float" office:value="4876.11991017">
                <text:p>4876.119910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466">
                <text:p>0.9466</text:p>
              </table:table-cell>
              <table:table-cell office:value-type="float" office:value="4876.1194877">
                <text:p>4876.11948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484">
                <text:p>0.9484</text:p>
              </table:table-cell>
              <table:table-cell office:value-type="float" office:value="4876.12038121">
                <text:p>4876.120381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5">
                <text:p>0.95</text:p>
              </table:table-cell>
              <table:table-cell office:value-type="float" office:value="4876.12390546">
                <text:p>4876.123905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518">
                <text:p>0.9518</text:p>
              </table:table-cell>
              <table:table-cell office:value-type="float" office:value="4876.12579459">
                <text:p>4876.125794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536">
                <text:p>0.9536</text:p>
              </table:table-cell>
              <table:table-cell office:value-type="float" office:value="4876.12711221">
                <text:p>4876.127112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554">
                <text:p>0.9554</text:p>
              </table:table-cell>
              <table:table-cell office:value-type="float" office:value="4876.12754724">
                <text:p>4876.127547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9572">
                <text:p>0.9572</text:p>
              </table:table-cell>
              <table:table-cell office:value-type="float" office:value="4876.12698927">
                <text:p>4876.126989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959">
                <text:p>0.959</text:p>
              </table:table-cell>
              <table:table-cell office:value-type="float" office:value="4876.125583">
                <text:p>4876.1255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608">
                <text:p>0.9608</text:p>
              </table:table-cell>
              <table:table-cell office:value-type="float" office:value="4876.12382855">
                <text:p>4876.123828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9626">
                <text:p>0.9626</text:p>
              </table:table-cell>
              <table:table-cell office:value-type="float" office:value="4876.12319677">
                <text:p>4876.1231967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9644">
                <text:p>0.9644</text:p>
              </table:table-cell>
              <table:table-cell office:value-type="float" office:value="4876.12394802">
                <text:p>4876.123948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9662">
                <text:p>0.9662</text:p>
              </table:table-cell>
              <table:table-cell office:value-type="float" office:value="4876.12561913">
                <text:p>4876.125619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68">
                <text:p>0.968</text:p>
              </table:table-cell>
              <table:table-cell office:value-type="float" office:value="4876.12769796">
                <text:p>4876.127697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9698">
                <text:p>0.9698</text:p>
              </table:table-cell>
              <table:table-cell office:value-type="float" office:value="4876.12967436">
                <text:p>4876.129674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716">
                <text:p>0.9716</text:p>
              </table:table-cell>
              <table:table-cell office:value-type="float" office:value="4876.13109899">
                <text:p>4876.1310989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9734">
                <text:p>0.9734</text:p>
              </table:table-cell>
              <table:table-cell office:value-type="float" office:value="4876.13164897">
                <text:p>4876.131648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75">
                <text:p>0.975</text:p>
              </table:table-cell>
              <table:table-cell office:value-type="float" office:value="4876.13072501">
                <text:p>4876.130725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768">
                <text:p>0.9768</text:p>
              </table:table-cell>
              <table:table-cell office:value-type="float" office:value="4876.12875318">
                <text:p>4876.1287531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9786">
                <text:p>0.9786</text:p>
              </table:table-cell>
              <table:table-cell office:value-type="float" office:value="4876.12758515">
                <text:p>4876.127585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9804">
                <text:p>0.9804</text:p>
              </table:table-cell>
              <table:table-cell office:value-type="float" office:value="4876.12791379">
                <text:p>4876.127913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822">
                <text:p>0.9822</text:p>
              </table:table-cell>
              <table:table-cell office:value-type="float" office:value="4876.1292789">
                <text:p>4876.12927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984">
                <text:p>0.984</text:p>
              </table:table-cell>
              <table:table-cell office:value-type="float" office:value="4876.13116451">
                <text:p>4876.131164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9858">
                <text:p>0.9858</text:p>
              </table:table-cell>
              <table:table-cell office:value-type="float" office:value="4876.13304961">
                <text:p>4876.133049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9876">
                <text:p>0.9876</text:p>
              </table:table-cell>
              <table:table-cell office:value-type="float" office:value="4876.13446693">
                <text:p>4876.1344669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9894">
                <text:p>0.9894</text:p>
              </table:table-cell>
              <table:table-cell office:value-type="float" office:value="4876.13506839">
                <text:p>4876.1350683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9912">
                <text:p>0.9912</text:p>
              </table:table-cell>
              <table:table-cell office:value-type="float" office:value="4876.13468968">
                <text:p>4876.134689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993">
                <text:p>0.993</text:p>
              </table:table-cell>
              <table:table-cell office:value-type="float" office:value="4876.13341617">
                <text:p>4876.133416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9948">
                <text:p>0.9948</text:p>
              </table:table-cell>
              <table:table-cell office:value-type="float" office:value="4876.1316572">
                <text:p>4876.13165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9966">
                <text:p>0.9966</text:p>
              </table:table-cell>
              <table:table-cell office:value-type="float" office:value="4876.13075919">
                <text:p>4876.130759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9984">
                <text:p>0.9984</text:p>
              </table:table-cell>
              <table:table-cell office:value-type="float" office:value="4876.13132806">
                <text:p>4876.1313280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4876.13465865">
                <text:p>4876.134658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0018">
                <text:p>1.0018</text:p>
              </table:table-cell>
              <table:table-cell office:value-type="float" office:value="4876.13667248">
                <text:p>4876.136672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036">
                <text:p>1.0036</text:p>
              </table:table-cell>
              <table:table-cell office:value-type="float" office:value="4876.13821991">
                <text:p>4876.13821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0054">
                <text:p>1.0054</text:p>
              </table:table-cell>
              <table:table-cell office:value-type="float" office:value="4876.13894021">
                <text:p>4876.138940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0072">
                <text:p>1.0072</text:p>
              </table:table-cell>
              <table:table-cell office:value-type="float" office:value="4876.13865547">
                <text:p>4876.1386554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009">
                <text:p>1.009</text:p>
              </table:table-cell>
              <table:table-cell office:value-type="float" office:value="4876.13742882">
                <text:p>4876.137428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0108">
                <text:p>1.0108</text:p>
              </table:table-cell>
              <table:table-cell office:value-type="float" office:value="4876.13564064">
                <text:p>4876.1356406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0126">
                <text:p>1.0126</text:p>
              </table:table-cell>
              <table:table-cell office:value-type="float" office:value="4876.13452043">
                <text:p>4876.1345204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144">
                <text:p>1.0144</text:p>
              </table:table-cell>
              <table:table-cell office:value-type="float" office:value="4876.13493119">
                <text:p>4876.134931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162">
                <text:p>1.0162</text:p>
              </table:table-cell>
              <table:table-cell office:value-type="float" office:value="4876.13642259">
                <text:p>4876.136422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018">
                <text:p>1.018</text:p>
              </table:table-cell>
              <table:table-cell office:value-type="float" office:value="4876.13848106">
                <text:p>4876.138481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0198">
                <text:p>1.0198</text:p>
              </table:table-cell>
              <table:table-cell office:value-type="float" office:value="4876.14057919">
                <text:p>4876.140579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216">
                <text:p>1.0216</text:p>
              </table:table-cell>
              <table:table-cell office:value-type="float" office:value="4876.14223358">
                <text:p>4876.1422335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234">
                <text:p>1.0234</text:p>
              </table:table-cell>
              <table:table-cell office:value-type="float" office:value="4876.14306969">
                <text:p>4876.143069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25">
                <text:p>1.025</text:p>
              </table:table-cell>
              <table:table-cell office:value-type="float" office:value="4876.1425714">
                <text:p>4876.14257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0268">
                <text:p>1.0268</text:p>
              </table:table-cell>
              <table:table-cell office:value-type="float" office:value="4876.14064654">
                <text:p>4876.1406465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0286">
                <text:p>1.0286</text:p>
              </table:table-cell>
              <table:table-cell office:value-type="float" office:value="4876.13899354">
                <text:p>4876.138993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0304">
                <text:p>1.0304</text:p>
              </table:table-cell>
              <table:table-cell office:value-type="float" office:value="4876.13897711">
                <text:p>4876.138977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0322">
                <text:p>1.0322</text:p>
              </table:table-cell>
              <table:table-cell office:value-type="float" office:value="4876.1401518">
                <text:p>4876.14015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034">
                <text:p>1.034</text:p>
              </table:table-cell>
              <table:table-cell office:value-type="float" office:value="4876.14200245">
                <text:p>4876.142002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0358">
                <text:p>1.0358</text:p>
              </table:table-cell>
              <table:table-cell office:value-type="float" office:value="4876.14399329">
                <text:p>4876.143993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0376">
                <text:p>1.0376</text:p>
              </table:table-cell>
              <table:table-cell office:value-type="float" office:value="4876.1456257">
                <text:p>4876.14562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394">
                <text:p>1.0394</text:p>
              </table:table-cell>
              <table:table-cell office:value-type="float" office:value="4876.14650317">
                <text:p>4876.146503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0412">
                <text:p>1.0412</text:p>
              </table:table-cell>
              <table:table-cell office:value-type="float" office:value="4876.14640026">
                <text:p>4876.146400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043">
                <text:p>1.043</text:p>
              </table:table-cell>
              <table:table-cell office:value-type="float" office:value="4876.14532339">
                <text:p>4876.145323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0448">
                <text:p>1.0448</text:p>
              </table:table-cell>
              <table:table-cell office:value-type="float" office:value="4876.1435895">
                <text:p>4876.14358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0466">
                <text:p>1.0466</text:p>
              </table:table-cell>
              <table:table-cell office:value-type="float" office:value="4876.14218883">
                <text:p>4876.142188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484">
                <text:p>1.0484</text:p>
              </table:table-cell>
              <table:table-cell office:value-type="float" office:value="4876.14239804">
                <text:p>4876.142398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05">
                <text:p>1.05</text:p>
              </table:table-cell>
              <table:table-cell office:value-type="float" office:value="4876.14546315">
                <text:p>4876.145463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518">
                <text:p>1.0518</text:p>
              </table:table-cell>
              <table:table-cell office:value-type="float" office:value="4876.14756696">
                <text:p>4876.147566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0536">
                <text:p>1.0536</text:p>
              </table:table-cell>
              <table:table-cell office:value-type="float" office:value="4876.14931931">
                <text:p>4876.149319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554">
                <text:p>1.0554</text:p>
              </table:table-cell>
              <table:table-cell office:value-type="float" office:value="4876.15031511">
                <text:p>4876.150315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572">
                <text:p>1.0572</text:p>
              </table:table-cell>
              <table:table-cell office:value-type="float" office:value="4876.15031292">
                <text:p>4876.150312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59">
                <text:p>1.059</text:p>
              </table:table-cell>
              <table:table-cell office:value-type="float" office:value="4876.14930048">
                <text:p>4876.149300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608">
                <text:p>1.0608</text:p>
              </table:table-cell>
              <table:table-cell office:value-type="float" office:value="4876.1475688">
                <text:p>4876.14756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626">
                <text:p>1.0626</text:p>
              </table:table-cell>
              <table:table-cell office:value-type="float" office:value="4876.14596063">
                <text:p>4876.1459606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644">
                <text:p>1.0644</text:p>
              </table:table-cell>
              <table:table-cell office:value-type="float" office:value="4876.14601904">
                <text:p>4876.146019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0662">
                <text:p>1.0662</text:p>
              </table:table-cell>
              <table:table-cell office:value-type="float" office:value="4876.14730982">
                <text:p>4876.147309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068">
                <text:p>1.068</text:p>
              </table:table-cell>
              <table:table-cell office:value-type="float" office:value="4876.14932226">
                <text:p>4876.149322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0698">
                <text:p>1.0698</text:p>
              </table:table-cell>
              <table:table-cell office:value-type="float" office:value="4876.15151671">
                <text:p>4876.151516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0716">
                <text:p>1.0716</text:p>
              </table:table-cell>
              <table:table-cell office:value-type="float" office:value="4876.15338136">
                <text:p>4876.153381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0734">
                <text:p>1.0734</text:p>
              </table:table-cell>
              <table:table-cell office:value-type="float" office:value="4876.15449655">
                <text:p>4876.154496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075">
                <text:p>1.075</text:p>
              </table:table-cell>
              <table:table-cell office:value-type="float" office:value="4876.15445242">
                <text:p>4876.154452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0768">
                <text:p>1.0768</text:p>
              </table:table-cell>
              <table:table-cell office:value-type="float" office:value="4876.15263176">
                <text:p>4876.15263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786">
                <text:p>1.0786</text:p>
              </table:table-cell>
              <table:table-cell office:value-type="float" office:value="4876.15063379">
                <text:p>4876.1506337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804">
                <text:p>1.0804</text:p>
              </table:table-cell>
              <table:table-cell office:value-type="float" office:value="4876.15022291">
                <text:p>4876.150222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0822">
                <text:p>1.0822</text:p>
              </table:table-cell>
              <table:table-cell office:value-type="float" office:value="4876.15115672">
                <text:p>4876.151156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084">
                <text:p>1.084</text:p>
              </table:table-cell>
              <table:table-cell office:value-type="float" office:value="4876.15292429">
                <text:p>4876.152924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0858">
                <text:p>1.0858</text:p>
              </table:table-cell>
              <table:table-cell office:value-type="float" office:value="4876.1549791">
                <text:p>4876.15497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0876">
                <text:p>1.0876</text:p>
              </table:table-cell>
              <table:table-cell office:value-type="float" office:value="4876.1567957">
                <text:p>4876.15679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0894">
                <text:p>1.0894</text:p>
              </table:table-cell>
              <table:table-cell office:value-type="float" office:value="4876.15793406">
                <text:p>4876.157934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0912">
                <text:p>1.0912</text:p>
              </table:table-cell>
              <table:table-cell office:value-type="float" office:value="4876.15811128">
                <text:p>4876.158111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093">
                <text:p>1.093</text:p>
              </table:table-cell>
              <table:table-cell office:value-type="float" office:value="4876.15726011">
                <text:p>4876.157260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0948">
                <text:p>1.0948</text:p>
              </table:table-cell>
              <table:table-cell office:value-type="float" office:value="4876.15561042">
                <text:p>4876.1556104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0966">
                <text:p>1.0966</text:p>
              </table:table-cell>
              <table:table-cell office:value-type="float" office:value="4876.1538254">
                <text:p>4876.15382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0984">
                <text:p>1.0984</text:p>
              </table:table-cell>
              <table:table-cell office:value-type="float" office:value="4876.15363596">
                <text:p>4876.1536359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1">
                <text:p>1.1</text:p>
              </table:table-cell>
              <table:table-cell office:value-type="float" office:value="4876.15635552">
                <text:p>4876.1563555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1018">
                <text:p>1.1018</text:p>
              </table:table-cell>
              <table:table-cell office:value-type="float" office:value="4876.15850928">
                <text:p>4876.158509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1036">
                <text:p>1.1036</text:p>
              </table:table-cell>
              <table:table-cell office:value-type="float" office:value="4876.16043525">
                <text:p>4876.160435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1054">
                <text:p>1.1054</text:p>
              </table:table-cell>
              <table:table-cell office:value-type="float" office:value="4876.16168683">
                <text:p>4876.161686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1072">
                <text:p>1.1072</text:p>
              </table:table-cell>
              <table:table-cell office:value-type="float" office:value="4876.16196736">
                <text:p>4876.161967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09">
                <text:p>1.109</text:p>
              </table:table-cell>
              <table:table-cell office:value-type="float" office:value="4876.16119254">
                <text:p>4876.161192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1108">
                <text:p>1.1108</text:p>
              </table:table-cell>
              <table:table-cell office:value-type="float" office:value="4876.15956816">
                <text:p>4876.159568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1126">
                <text:p>1.1126</text:p>
              </table:table-cell>
              <table:table-cell office:value-type="float" office:value="4876.15767809">
                <text:p>4876.157678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1144">
                <text:p>1.1144</text:p>
              </table:table-cell>
              <table:table-cell office:value-type="float" office:value="4876.15731574">
                <text:p>4876.1573157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1162">
                <text:p>1.1162</text:p>
              </table:table-cell>
              <table:table-cell office:value-type="float" office:value="4876.15833772">
                <text:p>4876.1583377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118">
                <text:p>1.118</text:p>
              </table:table-cell>
              <table:table-cell office:value-type="float" office:value="4876.16024003">
                <text:p>4876.160240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1198">
                <text:p>1.1198</text:p>
              </table:table-cell>
              <table:table-cell office:value-type="float" office:value="4876.16247513">
                <text:p>4876.162475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1216">
                <text:p>1.1216</text:p>
              </table:table-cell>
              <table:table-cell office:value-type="float" office:value="4876.1645074">
                <text:p>4876.16450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1234">
                <text:p>1.1234</text:p>
              </table:table-cell>
              <table:table-cell office:value-type="float" office:value="4876.1658768">
                <text:p>4876.16587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125">
                <text:p>1.125</text:p>
              </table:table-cell>
              <table:table-cell office:value-type="float" office:value="4876.16630005">
                <text:p>4876.166300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1268">
                <text:p>1.1268</text:p>
              </table:table-cell>
              <table:table-cell office:value-type="float" office:value="4876.16463054">
                <text:p>4876.164630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286">
                <text:p>1.1286</text:p>
              </table:table-cell>
              <table:table-cell office:value-type="float" office:value="4876.16251493">
                <text:p>4876.162514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1304">
                <text:p>1.1304</text:p>
              </table:table-cell>
              <table:table-cell office:value-type="float" office:value="4876.16165139">
                <text:p>4876.161651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1322">
                <text:p>1.1322</text:p>
              </table:table-cell>
              <table:table-cell office:value-type="float" office:value="4876.16228291">
                <text:p>4876.162282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34">
                <text:p>1.134</text:p>
              </table:table-cell>
              <table:table-cell office:value-type="float" office:value="4876.16390723">
                <text:p>4876.163907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358">
                <text:p>1.1358</text:p>
              </table:table-cell>
              <table:table-cell office:value-type="float" office:value="4876.16597206">
                <text:p>4876.165972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376">
                <text:p>1.1376</text:p>
              </table:table-cell>
              <table:table-cell office:value-type="float" office:value="4876.16793025">
                <text:p>4876.167930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394">
                <text:p>1.1394</text:p>
              </table:table-cell>
              <table:table-cell office:value-type="float" office:value="4876.16930349">
                <text:p>4876.169303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1412">
                <text:p>1.1412</text:p>
              </table:table-cell>
              <table:table-cell office:value-type="float" office:value="4876.16975564">
                <text:p>4876.1697556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143">
                <text:p>1.143</text:p>
              </table:table-cell>
              <table:table-cell office:value-type="float" office:value="4876.16915063">
                <text:p>4876.169150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1448">
                <text:p>1.1448</text:p>
              </table:table-cell>
              <table:table-cell office:value-type="float" office:value="4876.16763523">
                <text:p>4876.167635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1466">
                <text:p>1.1466</text:p>
              </table:table-cell>
              <table:table-cell office:value-type="float" office:value="4876.16571197">
                <text:p>4876.165711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1484">
                <text:p>1.1484</text:p>
              </table:table-cell>
              <table:table-cell office:value-type="float" office:value="4876.16506076">
                <text:p>4876.165060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15">
                <text:p>1.15</text:p>
              </table:table-cell>
              <table:table-cell office:value-type="float" office:value="4876.16731608">
                <text:p>4876.167316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518">
                <text:p>1.1518</text:p>
              </table:table-cell>
              <table:table-cell office:value-type="float" office:value="4876.1694623">
                <text:p>4876.169462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1536">
                <text:p>1.1536</text:p>
              </table:table-cell>
              <table:table-cell office:value-type="float" office:value="4876.17151584">
                <text:p>4876.171515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1554">
                <text:p>1.1554</text:p>
              </table:table-cell>
              <table:table-cell office:value-type="float" office:value="4876.17299373">
                <text:p>4876.172993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1572">
                <text:p>1.1572</text:p>
              </table:table-cell>
              <table:table-cell office:value-type="float" office:value="4876.17354806">
                <text:p>4876.1735480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159">
                <text:p>1.159</text:p>
              </table:table-cell>
              <table:table-cell office:value-type="float" office:value="4876.17302727">
                <text:p>4876.173027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1608">
                <text:p>1.1608</text:p>
              </table:table-cell>
              <table:table-cell office:value-type="float" office:value="4876.17155564">
                <text:p>4876.1715556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1626">
                <text:p>1.1626</text:p>
              </table:table-cell>
              <table:table-cell office:value-type="float" office:value="4876.16960796">
                <text:p>4876.169607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1644">
                <text:p>1.1644</text:p>
              </table:table-cell>
              <table:table-cell office:value-type="float" office:value="4876.16877435">
                <text:p>4876.168774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1662">
                <text:p>1.1662</text:p>
              </table:table-cell>
              <table:table-cell office:value-type="float" office:value="4876.16946943">
                <text:p>4876.169469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168">
                <text:p>1.168</text:p>
              </table:table-cell>
              <table:table-cell office:value-type="float" office:value="4876.17120282">
                <text:p>4876.171202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1698">
                <text:p>1.1698</text:p>
              </table:table-cell>
              <table:table-cell office:value-type="float" office:value="4876.1734242">
                <text:p>4876.17342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1716">
                <text:p>1.1716</text:p>
              </table:table-cell>
              <table:table-cell office:value-type="float" office:value="4876.17557955">
                <text:p>4876.1755795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1734">
                <text:p>1.1734</text:p>
              </table:table-cell>
              <table:table-cell office:value-type="float" office:value="4876.17717392">
                <text:p>4876.177173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175">
                <text:p>1.175</text:p>
              </table:table-cell>
              <table:table-cell office:value-type="float" office:value="4876.17806628">
                <text:p>4876.178066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1768">
                <text:p>1.1768</text:p>
              </table:table-cell>
              <table:table-cell office:value-type="float" office:value="4876.17658663">
                <text:p>4876.176586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1786">
                <text:p>1.1786</text:p>
              </table:table-cell>
              <table:table-cell office:value-type="float" office:value="4876.17448601">
                <text:p>4876.174486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1804">
                <text:p>1.1804</text:p>
              </table:table-cell>
              <table:table-cell office:value-type="float" office:value="4876.17316519">
                <text:p>4876.1731651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822">
                <text:p>1.1822</text:p>
              </table:table-cell>
              <table:table-cell office:value-type="float" office:value="4876.17347302">
                <text:p>4876.173473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184">
                <text:p>1.184</text:p>
              </table:table-cell>
              <table:table-cell office:value-type="float" office:value="4876.17492445">
                <text:p>4876.1749244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1858">
                <text:p>1.1858</text:p>
              </table:table-cell>
              <table:table-cell office:value-type="float" office:value="4876.1769666">
                <text:p>4876.17696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1876">
                <text:p>1.1876</text:p>
              </table:table-cell>
              <table:table-cell office:value-type="float" office:value="4876.17903641">
                <text:p>4876.179036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1894">
                <text:p>1.1894</text:p>
              </table:table-cell>
              <table:table-cell office:value-type="float" office:value="4876.18062335">
                <text:p>4876.180623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1912">
                <text:p>1.1912</text:p>
              </table:table-cell>
              <table:table-cell office:value-type="float" office:value="4876.1813434">
                <text:p>4876.181343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93">
                <text:p>1.193</text:p>
              </table:table-cell>
              <table:table-cell office:value-type="float" office:value="4876.18099761">
                <text:p>4876.180997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1948">
                <text:p>1.1948</text:p>
              </table:table-cell>
              <table:table-cell office:value-type="float" office:value="4876.17965473">
                <text:p>4876.179654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1966">
                <text:p>1.1966</text:p>
              </table:table-cell>
              <table:table-cell office:value-type="float" office:value="4876.1777268">
                <text:p>4876.177726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1984">
                <text:p>1.1984</text:p>
              </table:table-cell>
              <table:table-cell office:value-type="float" office:value="4876.17660185">
                <text:p>4876.1766018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2">
                <text:p>1.2</text:p>
              </table:table-cell>
              <table:table-cell office:value-type="float" office:value="4876.17834104">
                <text:p>4876.178341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2018">
                <text:p>1.2018</text:p>
              </table:table-cell>
              <table:table-cell office:value-type="float" office:value="4876.18044704">
                <text:p>4876.1804470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2036">
                <text:p>1.2036</text:p>
              </table:table-cell>
              <table:table-cell office:value-type="float" office:value="4876.18259847">
                <text:p>4876.182598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2054">
                <text:p>1.2054</text:p>
              </table:table-cell>
              <table:table-cell office:value-type="float" office:value="4876.1842812">
                <text:p>4876.18428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2072">
                <text:p>1.2072</text:p>
              </table:table-cell>
              <table:table-cell office:value-type="float" office:value="4876.18510082">
                <text:p>4876.185100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209">
                <text:p>1.209</text:p>
              </table:table-cell>
              <table:table-cell office:value-type="float" office:value="4876.1848441">
                <text:p>4876.184844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2108">
                <text:p>1.2108</text:p>
              </table:table-cell>
              <table:table-cell office:value-type="float" office:value="4876.18355859">
                <text:p>4876.183558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2126">
                <text:p>1.2126</text:p>
              </table:table-cell>
              <table:table-cell office:value-type="float" office:value="4876.18162992">
                <text:p>4876.181629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2144">
                <text:p>1.2144</text:p>
              </table:table-cell>
              <table:table-cell office:value-type="float" office:value="4876.18033097">
                <text:p>4876.180330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162">
                <text:p>1.2162</text:p>
              </table:table-cell>
              <table:table-cell office:value-type="float" office:value="4876.18069074">
                <text:p>4876.180690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218">
                <text:p>1.218</text:p>
              </table:table-cell>
              <table:table-cell office:value-type="float" office:value="4876.18223793">
                <text:p>4876.182237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198">
                <text:p>1.2198</text:p>
              </table:table-cell>
              <table:table-cell office:value-type="float" office:value="4876.1844236">
                <text:p>4876.18442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2216">
                <text:p>1.2216</text:p>
              </table:table-cell>
              <table:table-cell office:value-type="float" office:value="4876.18667997">
                <text:p>4876.186679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2234">
                <text:p>1.2234</text:p>
              </table:table-cell>
              <table:table-cell office:value-type="float" office:value="4876.1884824">
                <text:p>4876.18848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225">
                <text:p>1.225</text:p>
              </table:table-cell>
              <table:table-cell office:value-type="float" office:value="4876.18983763">
                <text:p>4876.189837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2268">
                <text:p>1.2268</text:p>
              </table:table-cell>
              <table:table-cell office:value-type="float" office:value="4876.18857236">
                <text:p>4876.188572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2286">
                <text:p>1.2286</text:p>
              </table:table-cell>
              <table:table-cell office:value-type="float" office:value="4876.1865355">
                <text:p>4876.18653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2304">
                <text:p>1.2304</text:p>
              </table:table-cell>
              <table:table-cell office:value-type="float" office:value="4876.18476296">
                <text:p>4876.184762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322">
                <text:p>1.2322</text:p>
              </table:table-cell>
              <table:table-cell office:value-type="float" office:value="4876.18474293">
                <text:p>4876.184742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234">
                <text:p>1.234</text:p>
              </table:table-cell>
              <table:table-cell office:value-type="float" office:value="4876.1860077">
                <text:p>4876.18600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2358">
                <text:p>1.2358</text:p>
              </table:table-cell>
              <table:table-cell office:value-type="float" office:value="4876.1880088">
                <text:p>4876.18800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2376">
                <text:p>1.2376</text:p>
              </table:table-cell>
              <table:table-cell office:value-type="float" office:value="4876.19017132">
                <text:p>4876.190171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2394">
                <text:p>1.2394</text:p>
              </table:table-cell>
              <table:table-cell office:value-type="float" office:value="4876.19195715">
                <text:p>4876.191957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2412">
                <text:p>1.2412</text:p>
              </table:table-cell>
              <table:table-cell office:value-type="float" office:value="4876.19293683">
                <text:p>4876.192936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243">
                <text:p>1.243</text:p>
              </table:table-cell>
              <table:table-cell office:value-type="float" office:value="4876.19284925">
                <text:p>4876.192849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2448">
                <text:p>1.2448</text:p>
              </table:table-cell>
              <table:table-cell office:value-type="float" office:value="4876.19160775">
                <text:p>4876.191607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2466">
                <text:p>1.2466</text:p>
              </table:table-cell>
              <table:table-cell office:value-type="float" office:value="4876.18868392">
                <text:p>4876.188683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2484">
                <text:p>1.2484</text:p>
              </table:table-cell>
              <table:table-cell office:value-type="float" office:value="4876.18050396">
                <text:p>4876.180503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25">
                <text:p>1.25</text:p>
              </table:table-cell>
              <table:table-cell office:value-type="float" office:value="4876.16365804">
                <text:p>4876.163658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2518">
                <text:p>1.2518</text:p>
              </table:table-cell>
              <table:table-cell office:value-type="float" office:value="4876.11688825">
                <text:p>4876.11688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2536">
                <text:p>1.2536</text:p>
              </table:table-cell>
              <table:table-cell office:value-type="float" office:value="4876.01803757">
                <text:p>4876.018037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2554">
                <text:p>1.2554</text:p>
              </table:table-cell>
              <table:table-cell office:value-type="float" office:value="4875.84050782">
                <text:p>4875.840507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2572">
                <text:p>1.2572</text:p>
              </table:table-cell>
              <table:table-cell office:value-type="float" office:value="4875.56122557">
                <text:p>4875.561225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259">
                <text:p>1.259</text:p>
              </table:table-cell>
              <table:table-cell office:value-type="float" office:value="4875.16774168">
                <text:p>4875.1677416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2608">
                <text:p>1.2608</text:p>
              </table:table-cell>
              <table:table-cell office:value-type="float" office:value="4874.66221659">
                <text:p>4874.6622165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2626">
                <text:p>1.2626</text:p>
              </table:table-cell>
              <table:table-cell office:value-type="float" office:value="4874.06023994">
                <text:p>4874.060239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2644">
                <text:p>1.2644</text:p>
              </table:table-cell>
              <table:table-cell office:value-type="float" office:value="4873.3852751">
                <text:p>4873.38527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2662">
                <text:p>1.2662</text:p>
              </table:table-cell>
              <table:table-cell office:value-type="float" office:value="4872.66137589">
                <text:p>4872.661375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268">
                <text:p>1.268</text:p>
              </table:table-cell>
              <table:table-cell office:value-type="float" office:value="4871.90437733">
                <text:p>4871.904377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2698">
                <text:p>1.2698</text:p>
              </table:table-cell>
              <table:table-cell office:value-type="float" office:value="4871.12164401">
                <text:p>4871.1216440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2716">
                <text:p>1.2716</text:p>
              </table:table-cell>
              <table:table-cell office:value-type="float" office:value="4870.31332603">
                <text:p>4870.313326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734">
                <text:p>1.2734</text:p>
              </table:table-cell>
              <table:table-cell office:value-type="float" office:value="4869.47572047">
                <text:p>4869.475720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275">
                <text:p>1.275</text:p>
              </table:table-cell>
              <table:table-cell office:value-type="float" office:value="4868.70402242">
                <text:p>4868.704022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2768">
                <text:p>1.2768</text:p>
              </table:table-cell>
              <table:table-cell office:value-type="float" office:value="4867.801095">
                <text:p>4867.8010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2786">
                <text:p>1.2786</text:p>
              </table:table-cell>
              <table:table-cell office:value-type="float" office:value="4866.86522216">
                <text:p>4866.865222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2804">
                <text:p>1.2804</text:p>
              </table:table-cell>
              <table:table-cell office:value-type="float" office:value="4865.90143213">
                <text:p>4865.901432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2822">
                <text:p>1.2822</text:p>
              </table:table-cell>
              <table:table-cell office:value-type="float" office:value="4864.91776167">
                <text:p>4864.917761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284">
                <text:p>1.284</text:p>
              </table:table-cell>
              <table:table-cell office:value-type="float" office:value="4863.91999752">
                <text:p>4863.919997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2858">
                <text:p>1.2858</text:p>
              </table:table-cell>
              <table:table-cell office:value-type="float" office:value="4862.91301212">
                <text:p>4862.913012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876">
                <text:p>1.2876</text:p>
              </table:table-cell>
              <table:table-cell office:value-type="float" office:value="4861.90046482">
                <text:p>4861.900464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2894">
                <text:p>1.2894</text:p>
              </table:table-cell>
              <table:table-cell office:value-type="float" office:value="4860.88499342">
                <text:p>4860.884993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2912">
                <text:p>1.2912</text:p>
              </table:table-cell>
              <table:table-cell office:value-type="float" office:value="4859.86868033">
                <text:p>4859.868680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293">
                <text:p>1.293</text:p>
              </table:table-cell>
              <table:table-cell office:value-type="float" office:value="4858.85354134">
                <text:p>4858.853541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2948">
                <text:p>1.2948</text:p>
              </table:table-cell>
              <table:table-cell office:value-type="float" office:value="4857.8418503">
                <text:p>4857.84185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2966">
                <text:p>1.2966</text:p>
              </table:table-cell>
              <table:table-cell office:value-type="float" office:value="4856.83631723">
                <text:p>4856.836317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2984">
                <text:p>1.2984</text:p>
              </table:table-cell>
              <table:table-cell office:value-type="float" office:value="4855.84011203">
                <text:p>4855.840112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3">
                <text:p>1.3</text:p>
              </table:table-cell>
              <table:table-cell office:value-type="float" office:value="4854.96707995">
                <text:p>4854.967079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3018">
                <text:p>1.3018</text:p>
              </table:table-cell>
              <table:table-cell office:value-type="float" office:value="4853.99961919">
                <text:p>4853.999619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3036">
                <text:p>1.3036</text:p>
              </table:table-cell>
              <table:table-cell office:value-type="float" office:value="4853.04886237">
                <text:p>4853.048862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054">
                <text:p>1.3054</text:p>
              </table:table-cell>
              <table:table-cell office:value-type="float" office:value="4852.11628838">
                <text:p>4852.116288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3072">
                <text:p>1.3072</text:p>
              </table:table-cell>
              <table:table-cell office:value-type="float" office:value="4851.2033054">
                <text:p>4851.203305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309">
                <text:p>1.309</text:p>
              </table:table-cell>
              <table:table-cell office:value-type="float" office:value="4850.31135602">
                <text:p>4850.3113560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3108">
                <text:p>1.3108</text:p>
              </table:table-cell>
              <table:table-cell office:value-type="float" office:value="4849.44199165">
                <text:p>4849.441991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3126">
                <text:p>1.3126</text:p>
              </table:table-cell>
              <table:table-cell office:value-type="float" office:value="4848.59697748">
                <text:p>4848.5969774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3144">
                <text:p>1.3144</text:p>
              </table:table-cell>
              <table:table-cell office:value-type="float" office:value="4847.77836763">
                <text:p>4847.7783676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3162">
                <text:p>1.3162</text:p>
              </table:table-cell>
              <table:table-cell office:value-type="float" office:value="4846.98948482">
                <text:p>4846.9894848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318">
                <text:p>1.318</text:p>
              </table:table-cell>
              <table:table-cell office:value-type="float" office:value="4846.23135878">
                <text:p>4846.2313587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3198">
                <text:p>1.3198</text:p>
              </table:table-cell>
              <table:table-cell office:value-type="float" office:value="4845.50459176">
                <text:p>4845.5045917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3216">
                <text:p>1.3216</text:p>
              </table:table-cell>
              <table:table-cell office:value-type="float" office:value="4844.80963796">
                <text:p>4844.8096379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3234">
                <text:p>1.3234</text:p>
              </table:table-cell>
              <table:table-cell office:value-type="float" office:value="4844.14686514">
                <text:p>4844.146865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325">
                <text:p>1.325</text:p>
              </table:table-cell>
              <table:table-cell office:value-type="float" office:value="4843.58595355">
                <text:p>4843.5859535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3268">
                <text:p>1.3268</text:p>
              </table:table-cell>
              <table:table-cell office:value-type="float" office:value="4842.98368512">
                <text:p>4842.983685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3286">
                <text:p>1.3286</text:p>
              </table:table-cell>
              <table:table-cell office:value-type="float" office:value="4842.41501408">
                <text:p>4842.415014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3304">
                <text:p>1.3304</text:p>
              </table:table-cell>
              <table:table-cell office:value-type="float" office:value="4841.88109399">
                <text:p>4841.881093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3322">
                <text:p>1.3322</text:p>
              </table:table-cell>
              <table:table-cell office:value-type="float" office:value="4841.38429587">
                <text:p>4841.384295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334">
                <text:p>1.334</text:p>
              </table:table-cell>
              <table:table-cell office:value-type="float" office:value="4840.92520158">
                <text:p>4840.925201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3358">
                <text:p>1.3358</text:p>
              </table:table-cell>
              <table:table-cell office:value-type="float" office:value="4840.50362788">
                <text:p>4840.503627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3376">
                <text:p>1.3376</text:p>
              </table:table-cell>
              <table:table-cell office:value-type="float" office:value="4840.11926337">
                <text:p>4840.1192633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3394">
                <text:p>1.3394</text:p>
              </table:table-cell>
              <table:table-cell office:value-type="float" office:value="4839.77172546">
                <text:p>4839.771725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412">
                <text:p>1.3412</text:p>
              </table:table-cell>
              <table:table-cell office:value-type="float" office:value="4839.46063465">
                <text:p>4839.460634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343">
                <text:p>1.343</text:p>
              </table:table-cell>
              <table:table-cell office:value-type="float" office:value="4839.18569796">
                <text:p>4839.185697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3448">
                <text:p>1.3448</text:p>
              </table:table-cell>
              <table:table-cell office:value-type="float" office:value="4838.94676504">
                <text:p>4838.946765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3466">
                <text:p>1.3466</text:p>
              </table:table-cell>
              <table:table-cell office:value-type="float" office:value="4838.74392828">
                <text:p>4838.743928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3484">
                <text:p>1.3484</text:p>
              </table:table-cell>
              <table:table-cell office:value-type="float" office:value="4838.57760006">
                <text:p>4838.577600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35">
                <text:p>1.35</text:p>
              </table:table-cell>
              <table:table-cell office:value-type="float" office:value="4838.46234718">
                <text:p>4838.462347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3518">
                <text:p>1.3518</text:p>
              </table:table-cell>
              <table:table-cell office:value-type="float" office:value="4838.36907888">
                <text:p>4838.369078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3536">
                <text:p>1.3536</text:p>
              </table:table-cell>
              <table:table-cell office:value-type="float" office:value="4838.31249841">
                <text:p>4838.312498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3554">
                <text:p>1.3554</text:p>
              </table:table-cell>
              <table:table-cell office:value-type="float" office:value="4838.2916665">
                <text:p>4838.29166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3572">
                <text:p>1.3572</text:p>
              </table:table-cell>
              <table:table-cell office:value-type="float" office:value="4838.30566084">
                <text:p>4838.3056608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359">
                <text:p>1.359</text:p>
              </table:table-cell>
              <table:table-cell office:value-type="float" office:value="4838.35365843">
                <text:p>4838.353658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3608">
                <text:p>1.3608</text:p>
              </table:table-cell>
              <table:table-cell office:value-type="float" office:value="4838.43499375">
                <text:p>4838.434993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3626">
                <text:p>1.3626</text:p>
              </table:table-cell>
              <table:table-cell office:value-type="float" office:value="4838.54925649">
                <text:p>4838.5492564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644">
                <text:p>1.3644</text:p>
              </table:table-cell>
              <table:table-cell office:value-type="float" office:value="4838.69636995">
                <text:p>4838.696369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3662">
                <text:p>1.3662</text:p>
              </table:table-cell>
              <table:table-cell office:value-type="float" office:value="4838.87744429">
                <text:p>4838.877444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368">
                <text:p>1.368</text:p>
              </table:table-cell>
              <table:table-cell office:value-type="float" office:value="4839.09214812">
                <text:p>4839.092148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3698">
                <text:p>1.3698</text:p>
              </table:table-cell>
              <table:table-cell office:value-type="float" office:value="4839.3392405">
                <text:p>4839.33924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3716">
                <text:p>1.3716</text:p>
              </table:table-cell>
              <table:table-cell office:value-type="float" office:value="4839.61738798">
                <text:p>4839.6173879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3734">
                <text:p>1.3734</text:p>
              </table:table-cell>
              <table:table-cell office:value-type="float" office:value="4839.92521615">
                <text:p>4839.92521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375">
                <text:p>1.375</text:p>
              </table:table-cell>
              <table:table-cell office:value-type="float" office:value="4840.22380417">
                <text:p>4840.223804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3768">
                <text:p>1.3768</text:p>
              </table:table-cell>
              <table:table-cell office:value-type="float" office:value="4840.58281618">
                <text:p>4840.582816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3786">
                <text:p>1.3786</text:p>
              </table:table-cell>
              <table:table-cell office:value-type="float" office:value="4840.96806563">
                <text:p>4840.9680656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3804">
                <text:p>1.3804</text:p>
              </table:table-cell>
              <table:table-cell office:value-type="float" office:value="4841.37912425">
                <text:p>4841.379124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3822">
                <text:p>1.3822</text:p>
              </table:table-cell>
              <table:table-cell office:value-type="float" office:value="4841.81664975">
                <text:p>4841.816649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384">
                <text:p>1.384</text:p>
              </table:table-cell>
              <table:table-cell office:value-type="float" office:value="4842.28041901">
                <text:p>4842.280419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3858">
                <text:p>1.3858</text:p>
              </table:table-cell>
              <table:table-cell office:value-type="float" office:value="4842.76893833">
                <text:p>4842.768938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3876">
                <text:p>1.3876</text:p>
              </table:table-cell>
              <table:table-cell office:value-type="float" office:value="4843.28063062">
                <text:p>4843.280630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3894">
                <text:p>1.3894</text:p>
              </table:table-cell>
              <table:table-cell office:value-type="float" office:value="4843.81388949">
                <text:p>4843.8138894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3912">
                <text:p>1.3912</text:p>
              </table:table-cell>
              <table:table-cell office:value-type="float" office:value="4844.36714851">
                <text:p>4844.367148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393">
                <text:p>1.393</text:p>
              </table:table-cell>
              <table:table-cell office:value-type="float" office:value="4844.93896613">
                <text:p>4844.938966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3948">
                <text:p>1.3948</text:p>
              </table:table-cell>
              <table:table-cell office:value-type="float" office:value="4845.52808226">
                <text:p>4845.528082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3966">
                <text:p>1.3966</text:p>
              </table:table-cell>
              <table:table-cell office:value-type="float" office:value="4846.1335169">
                <text:p>4846.13351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3984">
                <text:p>1.3984</text:p>
              </table:table-cell>
              <table:table-cell office:value-type="float" office:value="4846.75464926">
                <text:p>4846.754649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4">
                <text:p>1.4</text:p>
              </table:table-cell>
              <table:table-cell office:value-type="float" office:value="4847.32057231">
                <text:p>4847.320572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4018">
                <text:p>1.4018</text:p>
              </table:table-cell>
              <table:table-cell office:value-type="float" office:value="4847.97319627">
                <text:p>4847.973196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4036">
                <text:p>1.4036</text:p>
              </table:table-cell>
              <table:table-cell office:value-type="float" office:value="4848.63955873">
                <text:p>4848.639558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4054">
                <text:p>1.4054</text:p>
              </table:table-cell>
              <table:table-cell office:value-type="float" office:value="4849.31795735">
                <text:p>4849.3179573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4072">
                <text:p>1.4072</text:p>
              </table:table-cell>
              <table:table-cell office:value-type="float" office:value="4850.00673619">
                <text:p>4850.0067361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409">
                <text:p>1.409</text:p>
              </table:table-cell>
              <table:table-cell office:value-type="float" office:value="4850.70437078">
                <text:p>4850.704370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4108">
                <text:p>1.4108</text:p>
              </table:table-cell>
              <table:table-cell office:value-type="float" office:value="4851.40952685">
                <text:p>4851.409526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4126">
                <text:p>1.4126</text:p>
              </table:table-cell>
              <table:table-cell office:value-type="float" office:value="4852.1211563">
                <text:p>4852.12115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4144">
                <text:p>1.4144</text:p>
              </table:table-cell>
              <table:table-cell office:value-type="float" office:value="4852.83857752">
                <text:p>4852.8385775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4162">
                <text:p>1.4162</text:p>
              </table:table-cell>
              <table:table-cell office:value-type="float" office:value="4853.56212746">
                <text:p>4853.562127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418">
                <text:p>1.418</text:p>
              </table:table-cell>
              <table:table-cell office:value-type="float" office:value="4854.29163316">
                <text:p>4854.291633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4198">
                <text:p>1.4198</text:p>
              </table:table-cell>
              <table:table-cell office:value-type="float" office:value="4855.02548044">
                <text:p>4855.0254804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4216">
                <text:p>1.4216</text:p>
              </table:table-cell>
              <table:table-cell office:value-type="float" office:value="4855.76198923">
                <text:p>4855.761989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4234">
                <text:p>1.4234</text:p>
              </table:table-cell>
              <table:table-cell office:value-type="float" office:value="4856.49947256">
                <text:p>4856.499472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425">
                <text:p>1.425</text:p>
              </table:table-cell>
              <table:table-cell office:value-type="float" office:value="4857.15584996">
                <text:p>4857.155849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.4268">
                <text:p>1.4268</text:p>
              </table:table-cell>
              <table:table-cell office:value-type="float" office:value="4857.88953138">
                <text:p>4857.889531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.4286">
                <text:p>1.4286</text:p>
              </table:table-cell>
              <table:table-cell office:value-type="float" office:value="4858.61990132">
                <text:p>4858.619901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4304">
                <text:p>1.4304</text:p>
              </table:table-cell>
              <table:table-cell office:value-type="float" office:value="4859.3463003">
                <text:p>4859.3463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4322">
                <text:p>1.4322</text:p>
              </table:table-cell>
              <table:table-cell office:value-type="float" office:value="4860.06894076">
                <text:p>4860.068940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.434">
                <text:p>1.434</text:p>
              </table:table-cell>
              <table:table-cell office:value-type="float" office:value="4860.78813062">
                <text:p>4860.788130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.4358">
                <text:p>1.4358</text:p>
              </table:table-cell>
              <table:table-cell office:value-type="float" office:value="4861.5023558">
                <text:p>4861.502355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4376">
                <text:p>1.4376</text:p>
              </table:table-cell>
              <table:table-cell office:value-type="float" office:value="4862.21003968">
                <text:p>4862.2100396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4394">
                <text:p>1.4394</text:p>
              </table:table-cell>
              <table:table-cell office:value-type="float" office:value="4862.90960392">
                <text:p>4862.909603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4412">
                <text:p>1.4412</text:p>
              </table:table-cell>
              <table:table-cell office:value-type="float" office:value="4863.59952643">
                <text:p>4863.5995264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443">
                <text:p>1.443</text:p>
              </table:table-cell>
              <table:table-cell office:value-type="float" office:value="4864.27842828">
                <text:p>4864.2784282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.4448">
                <text:p>1.4448</text:p>
              </table:table-cell>
              <table:table-cell office:value-type="float" office:value="4864.94513258">
                <text:p>4864.945132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4466">
                <text:p>1.4466</text:p>
              </table:table-cell>
              <table:table-cell office:value-type="float" office:value="4865.59875893">
                <text:p>4865.598758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4484">
                <text:p>1.4484</text:p>
              </table:table-cell>
              <table:table-cell office:value-type="float" office:value="4866.23880539">
                <text:p>4866.238805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.45">
                <text:p>1.45</text:p>
              </table:table-cell>
              <table:table-cell office:value-type="float" office:value="4866.79649681">
                <text:p>4866.796496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4518">
                <text:p>1.4518</text:p>
              </table:table-cell>
              <table:table-cell office:value-type="float" office:value="4867.41344273">
                <text:p>4867.413442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.4536">
                <text:p>1.4536</text:p>
              </table:table-cell>
              <table:table-cell office:value-type="float" office:value="4868.01589252">
                <text:p>4868.0158925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4554">
                <text:p>1.4554</text:p>
              </table:table-cell>
              <table:table-cell office:value-type="float" office:value="4868.60245574">
                <text:p>4868.602455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.4572">
                <text:p>1.4572</text:p>
              </table:table-cell>
              <table:table-cell office:value-type="float" office:value="4869.17180459">
                <text:p>4869.171804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459">
                <text:p>1.459</text:p>
              </table:table-cell>
              <table:table-cell office:value-type="float" office:value="4869.72275323">
                <text:p>4869.722753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4608">
                <text:p>1.4608</text:p>
              </table:table-cell>
              <table:table-cell office:value-type="float" office:value="4870.25431134">
                <text:p>4870.254311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.4626">
                <text:p>1.4626</text:p>
              </table:table-cell>
              <table:table-cell office:value-type="float" office:value="4870.76576449">
                <text:p>4870.765764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4644">
                <text:p>1.4644</text:p>
              </table:table-cell>
              <table:table-cell office:value-type="float" office:value="4871.25675407">
                <text:p>4871.2567540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4662">
                <text:p>1.4662</text:p>
              </table:table-cell>
              <table:table-cell office:value-type="float" office:value="4871.72769048">
                <text:p>4871.727690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.468">
                <text:p>1.468</text:p>
              </table:table-cell>
              <table:table-cell office:value-type="float" office:value="4872.17952372">
                <text:p>4872.179523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.4698">
                <text:p>1.4698</text:p>
              </table:table-cell>
              <table:table-cell office:value-type="float" office:value="4872.61133806">
                <text:p>4872.611338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4716">
                <text:p>1.4716</text:p>
              </table:table-cell>
              <table:table-cell office:value-type="float" office:value="4873.02236308">
                <text:p>4873.0223630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.4734">
                <text:p>1.4734</text:p>
              </table:table-cell>
              <table:table-cell office:value-type="float" office:value="4873.41196674">
                <text:p>4873.4119667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475">
                <text:p>1.475</text:p>
              </table:table-cell>
              <table:table-cell office:value-type="float" office:value="4873.74127603">
                <text:p>4873.741276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.4768">
                <text:p>1.4768</text:p>
              </table:table-cell>
              <table:table-cell office:value-type="float" office:value="4874.08669809">
                <text:p>4874.086698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4786">
                <text:p>1.4786</text:p>
              </table:table-cell>
              <table:table-cell office:value-type="float" office:value="4874.40641876">
                <text:p>4874.4064187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4804">
                <text:p>1.4804</text:p>
              </table:table-cell>
              <table:table-cell office:value-type="float" office:value="4874.6969899">
                <text:p>4874.69698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4822">
                <text:p>1.4822</text:p>
              </table:table-cell>
              <table:table-cell office:value-type="float" office:value="4874.95417058">
                <text:p>4874.954170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484">
                <text:p>1.484</text:p>
              </table:table-cell>
              <table:table-cell office:value-type="float" office:value="4875.17497772">
                <text:p>4875.174977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4858">
                <text:p>1.4858</text:p>
              </table:table-cell>
              <table:table-cell office:value-type="float" office:value="4875.35778062">
                <text:p>4875.357780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4876">
                <text:p>1.4876</text:p>
              </table:table-cell>
              <table:table-cell office:value-type="float" office:value="4875.50914965">
                <text:p>4875.509149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4894">
                <text:p>1.4894</text:p>
              </table:table-cell>
              <table:table-cell office:value-type="float" office:value="4875.65058307">
                <text:p>4875.650583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4912">
                <text:p>1.4912</text:p>
              </table:table-cell>
              <table:table-cell office:value-type="float" office:value="4875.82025363">
                <text:p>4875.8202536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493">
                <text:p>1.493</text:p>
              </table:table-cell>
              <table:table-cell office:value-type="float" office:value="4876.05919479">
                <text:p>4876.059194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4948">
                <text:p>1.4948</text:p>
              </table:table-cell>
              <table:table-cell office:value-type="float" office:value="4876.24014798">
                <text:p>4876.240147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4966">
                <text:p>1.4966</text:p>
              </table:table-cell>
              <table:table-cell office:value-type="float" office:value="4876.25072074">
                <text:p>4876.2507207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4984">
                <text:p>1.4984</text:p>
              </table:table-cell>
              <table:table-cell office:value-type="float" office:value="4876.24874714">
                <text:p>4876.2487471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5">
                <text:p>1.5</text:p>
              </table:table-cell>
              <table:table-cell office:value-type="float" office:value="4876.2462232">
                <text:p>4876.24622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5018">
                <text:p>1.5018</text:p>
              </table:table-cell>
              <table:table-cell office:value-type="float" office:value="4876.24296654">
                <text:p>4876.2429665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5036">
                <text:p>1.5036</text:p>
              </table:table-cell>
              <table:table-cell office:value-type="float" office:value="4876.22298221">
                <text:p>4876.222982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5054">
                <text:p>1.5054</text:p>
              </table:table-cell>
              <table:table-cell office:value-type="float" office:value="4876.1757524">
                <text:p>4876.17575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5072">
                <text:p>1.5072</text:p>
              </table:table-cell>
              <table:table-cell office:value-type="float" office:value="4876.09298107">
                <text:p>4876.092981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509">
                <text:p>1.509</text:p>
              </table:table-cell>
              <table:table-cell office:value-type="float" office:value="4875.9708193">
                <text:p>4875.97081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5108">
                <text:p>1.5108</text:p>
              </table:table-cell>
              <table:table-cell office:value-type="float" office:value="4875.81062165">
                <text:p>4875.810621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5126">
                <text:p>1.5126</text:p>
              </table:table-cell>
              <table:table-cell office:value-type="float" office:value="4875.61780821">
                <text:p>4875.617808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5144">
                <text:p>1.5144</text:p>
              </table:table-cell>
              <table:table-cell office:value-type="float" office:value="4875.39942835">
                <text:p>4875.399428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5162">
                <text:p>1.5162</text:p>
              </table:table-cell>
              <table:table-cell office:value-type="float" office:value="4875.16181136">
                <text:p>4875.161811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518">
                <text:p>1.518</text:p>
              </table:table-cell>
              <table:table-cell office:value-type="float" office:value="4874.90945933">
                <text:p>4874.909459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5198">
                <text:p>1.5198</text:p>
              </table:table-cell>
              <table:table-cell office:value-type="float" office:value="4874.64170865">
                <text:p>4874.6417086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216">
                <text:p>1.5216</text:p>
              </table:table-cell>
              <table:table-cell office:value-type="float" office:value="4874.35546073">
                <text:p>4874.3554607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5234">
                <text:p>1.5234</text:p>
              </table:table-cell>
              <table:table-cell office:value-type="float" office:value="4874.04683894">
                <text:p>4874.046838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525">
                <text:p>1.525</text:p>
              </table:table-cell>
              <table:table-cell office:value-type="float" office:value="4873.75274011">
                <text:p>4873.7527401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268">
                <text:p>1.5268</text:p>
              </table:table-cell>
              <table:table-cell office:value-type="float" office:value="4873.39281582">
                <text:p>4873.392815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286">
                <text:p>1.5286</text:p>
              </table:table-cell>
              <table:table-cell office:value-type="float" office:value="4873.00505942">
                <text:p>4873.005059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304">
                <text:p>1.5304</text:p>
              </table:table-cell>
              <table:table-cell office:value-type="float" office:value="4872.59097927">
                <text:p>4872.5909792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5322">
                <text:p>1.5322</text:p>
              </table:table-cell>
              <table:table-cell office:value-type="float" office:value="4872.15315474">
                <text:p>4872.1531547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534">
                <text:p>1.534</text:p>
              </table:table-cell>
              <table:table-cell office:value-type="float" office:value="4871.69555104">
                <text:p>4871.695551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5358">
                <text:p>1.5358</text:p>
              </table:table-cell>
              <table:table-cell office:value-type="float" office:value="4871.21952099">
                <text:p>4871.2195209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.5376">
                <text:p>1.5376</text:p>
              </table:table-cell>
              <table:table-cell office:value-type="float" office:value="4870.72542735">
                <text:p>4870.7254273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5394">
                <text:p>1.5394</text:p>
              </table:table-cell>
              <table:table-cell office:value-type="float" office:value="4870.21312807">
                <text:p>4870.213128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5412">
                <text:p>1.5412</text:p>
              </table:table-cell>
              <table:table-cell office:value-type="float" office:value="4869.68227608">
                <text:p>4869.682276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543">
                <text:p>1.543</text:p>
              </table:table-cell>
              <table:table-cell office:value-type="float" office:value="4869.13262416">
                <text:p>4869.132624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5448">
                <text:p>1.5448</text:p>
              </table:table-cell>
              <table:table-cell office:value-type="float" office:value="4868.56425358">
                <text:p>4868.564253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.5466">
                <text:p>1.5466</text:p>
              </table:table-cell>
              <table:table-cell office:value-type="float" office:value="4867.97768664">
                <text:p>4867.977686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5484">
                <text:p>1.5484</text:p>
              </table:table-cell>
              <table:table-cell office:value-type="float" office:value="4867.37394754">
                <text:p>4867.373947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55">
                <text:p>1.55</text:p>
              </table:table-cell>
              <table:table-cell office:value-type="float" office:value="4866.82332861">
                <text:p>4866.823328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5518">
                <text:p>1.5518</text:p>
              </table:table-cell>
              <table:table-cell office:value-type="float" office:value="4866.19420269">
                <text:p>4866.194202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.5536">
                <text:p>1.5536</text:p>
              </table:table-cell>
              <table:table-cell office:value-type="float" office:value="4865.55255935">
                <text:p>4865.552559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5554">
                <text:p>1.5554</text:p>
              </table:table-cell>
              <table:table-cell office:value-type="float" office:value="4864.89866424">
                <text:p>4864.898664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.5572">
                <text:p>1.5572</text:p>
              </table:table-cell>
              <table:table-cell office:value-type="float" office:value="4864.2327812">
                <text:p>4864.23278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.559">
                <text:p>1.559</text:p>
              </table:table-cell>
              <table:table-cell office:value-type="float" office:value="4863.55526327">
                <text:p>4863.555263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.5608">
                <text:p>1.5608</text:p>
              </table:table-cell>
              <table:table-cell office:value-type="float" office:value="4862.86664528">
                <text:p>4862.8666452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5626">
                <text:p>1.5626</text:p>
              </table:table-cell>
              <table:table-cell office:value-type="float" office:value="4862.1677204">
                <text:p>4862.16772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5644">
                <text:p>1.5644</text:p>
              </table:table-cell>
              <table:table-cell office:value-type="float" office:value="4861.45963944">
                <text:p>4861.459639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5662">
                <text:p>1.5662</text:p>
              </table:table-cell>
              <table:table-cell office:value-type="float" office:value="4860.74398665">
                <text:p>4860.743986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568">
                <text:p>1.568</text:p>
              </table:table-cell>
              <table:table-cell office:value-type="float" office:value="4860.02374862">
                <text:p>4860.0237486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5698">
                <text:p>1.5698</text:p>
              </table:table-cell>
              <table:table-cell office:value-type="float" office:value="4859.29997874">
                <text:p>4859.2999787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5716">
                <text:p>1.5716</text:p>
              </table:table-cell>
              <table:table-cell office:value-type="float" office:value="4858.57313853">
                <text:p>4858.5731385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.5734">
                <text:p>1.5734</text:p>
              </table:table-cell>
              <table:table-cell office:value-type="float" office:value="4857.84364483">
                <text:p>4857.843644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.575">
                <text:p>1.575</text:p>
              </table:table-cell>
              <table:table-cell office:value-type="float" office:value="4857.19522701">
                <text:p>4857.195227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5768">
                <text:p>1.5768</text:p>
              </table:table-cell>
              <table:table-cell office:value-type="float" office:value="4856.4607879">
                <text:p>4856.46078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5786">
                <text:p>1.5786</text:p>
              </table:table-cell>
              <table:table-cell office:value-type="float" office:value="4855.72507269">
                <text:p>4855.725072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.5804">
                <text:p>1.5804</text:p>
              </table:table-cell>
              <table:table-cell office:value-type="float" office:value="4854.98932225">
                <text:p>4854.989322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5822">
                <text:p>1.5822</text:p>
              </table:table-cell>
              <table:table-cell office:value-type="float" office:value="4854.25519005">
                <text:p>4854.255190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584">
                <text:p>1.584</text:p>
              </table:table-cell>
              <table:table-cell office:value-type="float" office:value="4853.52564013">
                <text:p>4853.525640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.5858">
                <text:p>1.5858</text:p>
              </table:table-cell>
              <table:table-cell office:value-type="float" office:value="4852.80213718">
                <text:p>4852.802137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.5876">
                <text:p>1.5876</text:p>
              </table:table-cell>
              <table:table-cell office:value-type="float" office:value="4852.08522785">
                <text:p>4852.085227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.5894">
                <text:p>1.5894</text:p>
              </table:table-cell>
              <table:table-cell office:value-type="float" office:value="4851.3754009">
                <text:p>4851.37540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5912">
                <text:p>1.5912</text:p>
              </table:table-cell>
              <table:table-cell office:value-type="float" office:value="4850.67314804">
                <text:p>4850.673148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.593">
                <text:p>1.593</text:p>
              </table:table-cell>
              <table:table-cell office:value-type="float" office:value="4849.97903842">
                <text:p>4849.9790384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.5948">
                <text:p>1.5948</text:p>
              </table:table-cell>
              <table:table-cell office:value-type="float" office:value="4849.29379579">
                <text:p>4849.293795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5966">
                <text:p>1.5966</text:p>
              </table:table-cell>
              <table:table-cell office:value-type="float" office:value="4848.61835861">
                <text:p>4848.618358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5984">
                <text:p>1.5984</text:p>
              </table:table-cell>
              <table:table-cell office:value-type="float" office:value="4847.95398567">
                <text:p>4847.953985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.6">
                <text:p>1.6</text:p>
              </table:table-cell>
              <table:table-cell office:value-type="float" office:value="4847.37308029">
                <text:p>4847.373080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6018">
                <text:p>1.6018</text:p>
              </table:table-cell>
              <table:table-cell office:value-type="float" office:value="4846.73682376">
                <text:p>4846.7368237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.6036">
                <text:p>1.6036</text:p>
              </table:table-cell>
              <table:table-cell office:value-type="float" office:value="4846.1170999">
                <text:p>4846.117099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.6054">
                <text:p>1.6054</text:p>
              </table:table-cell>
              <table:table-cell office:value-type="float" office:value="4845.51437698">
                <text:p>4845.514376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.6072">
                <text:p>1.6072</text:p>
              </table:table-cell>
              <table:table-cell office:value-type="float" office:value="4844.92910805">
                <text:p>4844.929108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.609">
                <text:p>1.609</text:p>
              </table:table-cell>
              <table:table-cell office:value-type="float" office:value="4844.36180393">
                <text:p>4844.3618039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.6108">
                <text:p>1.6108</text:p>
              </table:table-cell>
              <table:table-cell office:value-type="float" office:value="4843.81311267">
                <text:p>4843.813112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6126">
                <text:p>1.6126</text:p>
              </table:table-cell>
              <table:table-cell office:value-type="float" office:value="4843.28387817">
                <text:p>4843.283878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6144">
                <text:p>1.6144</text:p>
              </table:table-cell>
              <table:table-cell office:value-type="float" office:value="4842.77524534">
                <text:p>4842.775245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6162">
                <text:p>1.6162</text:p>
              </table:table-cell>
              <table:table-cell office:value-type="float" office:value="4842.28873963">
                <text:p>4842.288739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618">
                <text:p>1.618</text:p>
              </table:table-cell>
              <table:table-cell office:value-type="float" office:value="4841.82708833">
                <text:p>4841.827088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6198">
                <text:p>1.6198</text:p>
              </table:table-cell>
              <table:table-cell office:value-type="float" office:value="4841.39182973">
                <text:p>4841.391829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.6216">
                <text:p>1.6216</text:p>
              </table:table-cell>
              <table:table-cell office:value-type="float" office:value="4840.98336282">
                <text:p>4840.9833628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6234">
                <text:p>1.6234</text:p>
              </table:table-cell>
              <table:table-cell office:value-type="float" office:value="4840.60199329">
                <text:p>4840.6019932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.625">
                <text:p>1.625</text:p>
              </table:table-cell>
              <table:table-cell office:value-type="float" office:value="4840.28801218">
                <text:p>4840.288012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6268">
                <text:p>1.6268</text:p>
              </table:table-cell>
              <table:table-cell office:value-type="float" office:value="4839.9574631">
                <text:p>4839.957463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6286">
                <text:p>1.6286</text:p>
              </table:table-cell>
              <table:table-cell office:value-type="float" office:value="4839.65471232">
                <text:p>4839.654712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.6304">
                <text:p>1.6304</text:p>
              </table:table-cell>
              <table:table-cell office:value-type="float" office:value="4839.38066401">
                <text:p>4839.380664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6322">
                <text:p>1.6322</text:p>
              </table:table-cell>
              <table:table-cell office:value-type="float" office:value="4839.13658117">
                <text:p>4839.136581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634">
                <text:p>1.634</text:p>
              </table:table-cell>
              <table:table-cell office:value-type="float" office:value="4838.92479608">
                <text:p>4838.9247960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6358">
                <text:p>1.6358</text:p>
              </table:table-cell>
              <table:table-cell office:value-type="float" office:value="4838.74692907">
                <text:p>4838.746929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.6376">
                <text:p>1.6376</text:p>
              </table:table-cell>
              <table:table-cell office:value-type="float" office:value="4838.60310585">
                <text:p>4838.6031058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6394">
                <text:p>1.6394</text:p>
              </table:table-cell>
              <table:table-cell office:value-type="float" office:value="4838.49333826">
                <text:p>4838.493338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.6412">
                <text:p>1.6412</text:p>
              </table:table-cell>
              <table:table-cell office:value-type="float" office:value="4838.4175828">
                <text:p>4838.41758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.643">
                <text:p>1.643</text:p>
              </table:table-cell>
              <table:table-cell office:value-type="float" office:value="4838.37581075">
                <text:p>4838.375810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.6448">
                <text:p>1.6448</text:p>
              </table:table-cell>
              <table:table-cell office:value-type="float" office:value="4838.36809288">
                <text:p>4838.368092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6466">
                <text:p>1.6466</text:p>
              </table:table-cell>
              <table:table-cell office:value-type="float" office:value="4838.39465044">
                <text:p>4838.394650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6484">
                <text:p>1.6484</text:p>
              </table:table-cell>
              <table:table-cell office:value-type="float" office:value="4838.45596319">
                <text:p>4838.4559631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.65">
                <text:p>1.65</text:p>
              </table:table-cell>
              <table:table-cell office:value-type="float" office:value="4838.53918311">
                <text:p>4838.539183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6518">
                <text:p>1.6518</text:p>
              </table:table-cell>
              <table:table-cell office:value-type="float" office:value="4838.67080895">
                <text:p>4838.670808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6536">
                <text:p>1.6536</text:p>
              </table:table-cell>
              <table:table-cell office:value-type="float" office:value="4838.84055715">
                <text:p>4838.840557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6554">
                <text:p>1.6554</text:p>
              </table:table-cell>
              <table:table-cell office:value-type="float" office:value="4839.04799721">
                <text:p>4839.047997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6572">
                <text:p>1.6572</text:p>
              </table:table-cell>
              <table:table-cell office:value-type="float" office:value="4839.29261839">
                <text:p>4839.2926183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659">
                <text:p>1.659</text:p>
              </table:table-cell>
              <table:table-cell office:value-type="float" office:value="4839.57389875">
                <text:p>4839.573898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6608">
                <text:p>1.6608</text:p>
              </table:table-cell>
              <table:table-cell office:value-type="float" office:value="4839.89139075">
                <text:p>4839.8913907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.6626">
                <text:p>1.6626</text:p>
              </table:table-cell>
              <table:table-cell office:value-type="float" office:value="4840.24477321">
                <text:p>4840.2447732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.6644">
                <text:p>1.6644</text:p>
              </table:table-cell>
              <table:table-cell office:value-type="float" office:value="4840.63395721">
                <text:p>4840.6339572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.6662">
                <text:p>1.6662</text:p>
              </table:table-cell>
              <table:table-cell office:value-type="float" office:value="4841.05916733">
                <text:p>4841.059167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668">
                <text:p>1.668</text:p>
              </table:table-cell>
              <table:table-cell office:value-type="float" office:value="4841.52155735">
                <text:p>4841.521557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6698">
                <text:p>1.6698</text:p>
              </table:table-cell>
              <table:table-cell office:value-type="float" office:value="4842.02188548">
                <text:p>4842.021885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.6716">
                <text:p>1.6716</text:p>
              </table:table-cell>
              <table:table-cell office:value-type="float" office:value="4842.55918264">
                <text:p>4842.5591826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6734">
                <text:p>1.6734</text:p>
              </table:table-cell>
              <table:table-cell office:value-type="float" office:value="4843.13231715">
                <text:p>4843.132317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675">
                <text:p>1.675</text:p>
              </table:table-cell>
              <table:table-cell office:value-type="float" office:value="4843.67303889">
                <text:p>4843.673038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.6768">
                <text:p>1.6768</text:p>
              </table:table-cell>
              <table:table-cell office:value-type="float" office:value="4844.30938937">
                <text:p>4844.309389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6786">
                <text:p>1.6786</text:p>
              </table:table-cell>
              <table:table-cell office:value-type="float" office:value="4844.97766488">
                <text:p>4844.9776648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.6804">
                <text:p>1.6804</text:p>
              </table:table-cell>
              <table:table-cell office:value-type="float" office:value="4845.67703118">
                <text:p>4845.677031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6822">
                <text:p>1.6822</text:p>
              </table:table-cell>
              <table:table-cell office:value-type="float" office:value="4846.40693942">
                <text:p>4846.406939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.684">
                <text:p>1.684</text:p>
              </table:table-cell>
              <table:table-cell office:value-type="float" office:value="4847.16767154">
                <text:p>4847.167671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.6858">
                <text:p>1.6858</text:p>
              </table:table-cell>
              <table:table-cell office:value-type="float" office:value="4847.95938666">
                <text:p>4847.9593866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6876">
                <text:p>1.6876</text:p>
              </table:table-cell>
              <table:table-cell office:value-type="float" office:value="4848.78041077">
                <text:p>4848.7804107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6894">
                <text:p>1.6894</text:p>
              </table:table-cell>
              <table:table-cell office:value-type="float" office:value="4849.6287761">
                <text:p>4849.62877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6912">
                <text:p>1.6912</text:p>
              </table:table-cell>
              <table:table-cell office:value-type="float" office:value="4850.50238197">
                <text:p>4850.502381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.693">
                <text:p>1.693</text:p>
              </table:table-cell>
              <table:table-cell office:value-type="float" office:value="4851.39906176">
                <text:p>4851.399061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6948">
                <text:p>1.6948</text:p>
              </table:table-cell>
              <table:table-cell office:value-type="float" office:value="4852.31666921">
                <text:p>4852.316669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.6966">
                <text:p>1.6966</text:p>
              </table:table-cell>
              <table:table-cell office:value-type="float" office:value="4853.25312943">
                <text:p>4853.253129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6984">
                <text:p>1.6984</text:p>
              </table:table-cell>
              <table:table-cell office:value-type="float" office:value="4854.20654196">
                <text:p>4854.2065419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7">
                <text:p>1.7</text:p>
              </table:table-cell>
              <table:table-cell office:value-type="float" office:value="4855.06570902">
                <text:p>4855.065709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7018">
                <text:p>1.7018</text:p>
              </table:table-cell>
              <table:table-cell office:value-type="float" office:value="4856.04875768">
                <text:p>4856.0487576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7036">
                <text:p>1.7036</text:p>
              </table:table-cell>
              <table:table-cell office:value-type="float" office:value="4857.04525545">
                <text:p>4857.045255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7054">
                <text:p>1.7054</text:p>
              </table:table-cell>
              <table:table-cell office:value-type="float" office:value="4858.0521995">
                <text:p>4858.0521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.7072">
                <text:p>1.7072</text:p>
              </table:table-cell>
              <table:table-cell office:value-type="float" office:value="4859.06642578">
                <text:p>4859.0664257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709">
                <text:p>1.709</text:p>
              </table:table-cell>
              <table:table-cell office:value-type="float" office:value="4860.08467071">
                <text:p>4860.084670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7108">
                <text:p>1.7108</text:p>
              </table:table-cell>
              <table:table-cell office:value-type="float" office:value="4861.10364436">
                <text:p>4861.103644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7126">
                <text:p>1.7126</text:p>
              </table:table-cell>
              <table:table-cell office:value-type="float" office:value="4862.12007142">
                <text:p>4862.120071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.7144">
                <text:p>1.7144</text:p>
              </table:table-cell>
              <table:table-cell office:value-type="float" office:value="4863.13078487">
                <text:p>4863.130784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.7162">
                <text:p>1.7162</text:p>
              </table:table-cell>
              <table:table-cell office:value-type="float" office:value="4864.13283545">
                <text:p>4864.132835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718">
                <text:p>1.718</text:p>
              </table:table-cell>
              <table:table-cell office:value-type="float" office:value="4865.12406091">
                <text:p>4865.124060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.7198">
                <text:p>1.7198</text:p>
              </table:table-cell>
              <table:table-cell office:value-type="float" office:value="4866.10248954">
                <text:p>4866.1024895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7216">
                <text:p>1.7216</text:p>
              </table:table-cell>
              <table:table-cell office:value-type="float" office:value="4867.06459745">
                <text:p>4867.0645974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7234">
                <text:p>1.7234</text:p>
              </table:table-cell>
              <table:table-cell office:value-type="float" office:value="4868.00672383">
                <text:p>4868.0067238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725">
                <text:p>1.725</text:p>
              </table:table-cell>
              <table:table-cell office:value-type="float" office:value="4868.82660546">
                <text:p>4868.826605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7268">
                <text:p>1.7268</text:p>
              </table:table-cell>
              <table:table-cell office:value-type="float" office:value="4869.71883776">
                <text:p>4869.718837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7286">
                <text:p>1.7286</text:p>
              </table:table-cell>
              <table:table-cell office:value-type="float" office:value="4870.5765099">
                <text:p>4870.57650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.7304">
                <text:p>1.7304</text:p>
              </table:table-cell>
              <table:table-cell office:value-type="float" office:value="4871.39079233">
                <text:p>4871.390792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.7322">
                <text:p>1.7322</text:p>
              </table:table-cell>
              <table:table-cell office:value-type="float" office:value="4872.14989551">
                <text:p>4872.149895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.734">
                <text:p>1.734</text:p>
              </table:table-cell>
              <table:table-cell office:value-type="float" office:value="4872.84053655">
                <text:p>4872.840536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7358">
                <text:p>1.7358</text:p>
              </table:table-cell>
              <table:table-cell office:value-type="float" office:value="4873.45104477">
                <text:p>4873.451044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.7376">
                <text:p>1.7376</text:p>
              </table:table-cell>
              <table:table-cell office:value-type="float" office:value="4873.97667117">
                <text:p>4873.976671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.7394">
                <text:p>1.7394</text:p>
              </table:table-cell>
              <table:table-cell office:value-type="float" office:value="4874.42722948">
                <text:p>4874.4272294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.7412">
                <text:p>1.7412</text:p>
              </table:table-cell>
              <table:table-cell office:value-type="float" office:value="4874.84423845">
                <text:p>4874.844238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.743">
                <text:p>1.743</text:p>
              </table:table-cell>
              <table:table-cell office:value-type="float" office:value="4875.29843296">
                <text:p>4875.298432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.7448">
                <text:p>1.7448</text:p>
              </table:table-cell>
              <table:table-cell office:value-type="float" office:value="4875.85490065">
                <text:p>4875.8549006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.7466">
                <text:p>1.7466</text:p>
              </table:table-cell>
              <table:table-cell office:value-type="float" office:value="4876.2778602">
                <text:p>4876.27786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7484">
                <text:p>1.7484</text:p>
              </table:table-cell>
              <table:table-cell office:value-type="float" office:value="4876.3101382">
                <text:p>4876.31013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75">
                <text:p>1.75</text:p>
              </table:table-cell>
              <table:table-cell office:value-type="float" office:value="4876.30713673">
                <text:p>4876.3071367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7518">
                <text:p>1.7518</text:p>
              </table:table-cell>
              <table:table-cell office:value-type="float" office:value="4876.30637892">
                <text:p>4876.306378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7536">
                <text:p>1.7536</text:p>
              </table:table-cell>
              <table:table-cell office:value-type="float" office:value="4876.30725799">
                <text:p>4876.3072579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7554">
                <text:p>1.7554</text:p>
              </table:table-cell>
              <table:table-cell office:value-type="float" office:value="4876.30916786">
                <text:p>4876.309167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.7572">
                <text:p>1.7572</text:p>
              </table:table-cell>
              <table:table-cell office:value-type="float" office:value="4876.31145582">
                <text:p>4876.3114558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759">
                <text:p>1.759</text:p>
              </table:table-cell>
              <table:table-cell office:value-type="float" office:value="4876.3134912">
                <text:p>4876.31349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7608">
                <text:p>1.7608</text:p>
              </table:table-cell>
              <table:table-cell office:value-type="float" office:value="4876.31474924">
                <text:p>4876.314749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7626">
                <text:p>1.7626</text:p>
              </table:table-cell>
              <table:table-cell office:value-type="float" office:value="4876.31488161">
                <text:p>4876.314881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7644">
                <text:p>1.7644</text:p>
              </table:table-cell>
              <table:table-cell office:value-type="float" office:value="4876.31380485">
                <text:p>4876.313804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.7662">
                <text:p>1.7662</text:p>
              </table:table-cell>
              <table:table-cell office:value-type="float" office:value="4876.31179575">
                <text:p>4876.3117957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768">
                <text:p>1.768</text:p>
              </table:table-cell>
              <table:table-cell office:value-type="float" office:value="4876.30984493">
                <text:p>4876.309844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7698">
                <text:p>1.7698</text:p>
              </table:table-cell>
              <table:table-cell office:value-type="float" office:value="4876.30956042">
                <text:p>4876.309560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7716">
                <text:p>1.7716</text:p>
              </table:table-cell>
              <table:table-cell office:value-type="float" office:value="4876.31084146">
                <text:p>4876.3108414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7734">
                <text:p>1.7734</text:p>
              </table:table-cell>
              <table:table-cell office:value-type="float" office:value="4876.31309092">
                <text:p>4876.3130909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775">
                <text:p>1.775</text:p>
              </table:table-cell>
              <table:table-cell office:value-type="float" office:value="4876.31777281">
                <text:p>4876.3177728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7768">
                <text:p>1.7768</text:p>
              </table:table-cell>
              <table:table-cell office:value-type="float" office:value="4876.3191925">
                <text:p>4876.31919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7786">
                <text:p>1.7786</text:p>
              </table:table-cell>
              <table:table-cell office:value-type="float" office:value="4876.31944087">
                <text:p>4876.3194408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7804">
                <text:p>1.7804</text:p>
              </table:table-cell>
              <table:table-cell office:value-type="float" office:value="4876.3184197">
                <text:p>4876.31841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7822">
                <text:p>1.7822</text:p>
              </table:table-cell>
              <table:table-cell office:value-type="float" office:value="4876.31638266">
                <text:p>4876.3163826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.784">
                <text:p>1.784</text:p>
              </table:table-cell>
              <table:table-cell office:value-type="float" office:value="4876.31419182">
                <text:p>4876.3141918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.7858">
                <text:p>1.7858</text:p>
              </table:table-cell>
              <table:table-cell office:value-type="float" office:value="4876.31362863">
                <text:p>4876.313628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.7876">
                <text:p>1.7876</text:p>
              </table:table-cell>
              <table:table-cell office:value-type="float" office:value="4876.31471111">
                <text:p>4876.314711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.7894">
                <text:p>1.7894</text:p>
              </table:table-cell>
              <table:table-cell office:value-type="float" office:value="4876.31683827">
                <text:p>4876.3168382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.7912">
                <text:p>1.7912</text:p>
              </table:table-cell>
              <table:table-cell office:value-type="float" office:value="4876.31935752">
                <text:p>4876.3193575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.793">
                <text:p>1.793</text:p>
              </table:table-cell>
              <table:table-cell office:value-type="float" office:value="4876.32163167">
                <text:p>4876.3216316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.7948">
                <text:p>1.7948</text:p>
              </table:table-cell>
              <table:table-cell office:value-type="float" office:value="4876.32312063">
                <text:p>4876.323120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.7966">
                <text:p>1.7966</text:p>
              </table:table-cell>
              <table:table-cell office:value-type="float" office:value="4876.32345695">
                <text:p>4876.323456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7984">
                <text:p>1.7984</text:p>
              </table:table-cell>
              <table:table-cell office:value-type="float" office:value="4876.32252758">
                <text:p>4876.3225275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8">
                <text:p>1.8</text:p>
              </table:table-cell>
              <table:table-cell office:value-type="float" office:value="4876.31952866">
                <text:p>4876.3195286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8018">
                <text:p>1.8018</text:p>
              </table:table-cell>
              <table:table-cell office:value-type="float" office:value="4876.31836144">
                <text:p>4876.318361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.8036">
                <text:p>1.8036</text:p>
              </table:table-cell>
              <table:table-cell office:value-type="float" office:value="4876.31896013">
                <text:p>4876.318960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.8054">
                <text:p>1.8054</text:p>
              </table:table-cell>
              <table:table-cell office:value-type="float" office:value="4876.32072708">
                <text:p>4876.3207270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.8072">
                <text:p>1.8072</text:p>
              </table:table-cell>
              <table:table-cell office:value-type="float" office:value="4876.3230061">
                <text:p>4876.32300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.809">
                <text:p>1.809</text:p>
              </table:table-cell>
              <table:table-cell office:value-type="float" office:value="4876.32514937">
                <text:p>4876.3251493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.8108">
                <text:p>1.8108</text:p>
              </table:table-cell>
              <table:table-cell office:value-type="float" office:value="4876.32659866">
                <text:p>4876.3265986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.8126">
                <text:p>1.8126</text:p>
              </table:table-cell>
              <table:table-cell office:value-type="float" office:value="4876.32696186">
                <text:p>4876.3269618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.8144">
                <text:p>1.8144</text:p>
              </table:table-cell>
              <table:table-cell office:value-type="float" office:value="4876.32609657">
                <text:p>4876.3260965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.8162">
                <text:p>1.8162</text:p>
              </table:table-cell>
              <table:table-cell office:value-type="float" office:value="4876.32420672">
                <text:p>4876.3242067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818">
                <text:p>1.818</text:p>
              </table:table-cell>
              <table:table-cell office:value-type="float" office:value="4876.32203143">
                <text:p>4876.3220314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.8198">
                <text:p>1.8198</text:p>
              </table:table-cell>
              <table:table-cell office:value-type="float" office:value="4876.32139811">
                <text:p>4876.3213981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.8216">
                <text:p>1.8216</text:p>
              </table:table-cell>
              <table:table-cell office:value-type="float" office:value="4876.32244698">
                <text:p>4876.3224469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.8234">
                <text:p>1.8234</text:p>
              </table:table-cell>
              <table:table-cell office:value-type="float" office:value="4876.32459107">
                <text:p>4876.3245910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825">
                <text:p>1.825</text:p>
              </table:table-cell>
              <table:table-cell office:value-type="float" office:value="4876.32937225">
                <text:p>4876.329372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.8268">
                <text:p>1.8268</text:p>
              </table:table-cell>
              <table:table-cell office:value-type="float" office:value="4876.33099401">
                <text:p>4876.3309940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.8286">
                <text:p>1.8286</text:p>
              </table:table-cell>
              <table:table-cell office:value-type="float" office:value="4876.33148284">
                <text:p>4876.331482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8304">
                <text:p>1.8304</text:p>
              </table:table-cell>
              <table:table-cell office:value-type="float" office:value="4876.33068604">
                <text:p>4876.330686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8322">
                <text:p>1.8322</text:p>
              </table:table-cell>
              <table:table-cell office:value-type="float" office:value="4876.32878774">
                <text:p>4876.328787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834">
                <text:p>1.834</text:p>
              </table:table-cell>
              <table:table-cell office:value-type="float" office:value="4876.32640145">
                <text:p>4876.3264014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8358">
                <text:p>1.8358</text:p>
              </table:table-cell>
              <table:table-cell office:value-type="float" office:value="4876.32549673">
                <text:p>4876.3254967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8376">
                <text:p>1.8376</text:p>
              </table:table-cell>
              <table:table-cell office:value-type="float" office:value="4876.32635269">
                <text:p>4876.326352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8394">
                <text:p>1.8394</text:p>
              </table:table-cell>
              <table:table-cell office:value-type="float" office:value="4876.32837833">
                <text:p>4876.3283783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8412">
                <text:p>1.8412</text:p>
              </table:table-cell>
              <table:table-cell office:value-type="float" office:value="4876.33091929">
                <text:p>4876.3309192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843">
                <text:p>1.843</text:p>
              </table:table-cell>
              <table:table-cell office:value-type="float" office:value="4876.33332346">
                <text:p>4876.3333234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8448">
                <text:p>1.8448</text:p>
              </table:table-cell>
              <table:table-cell office:value-type="float" office:value="4876.33502003">
                <text:p>4876.335020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8466">
                <text:p>1.8466</text:p>
              </table:table-cell>
              <table:table-cell office:value-type="float" office:value="4876.33560085">
                <text:p>4876.3356008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8484">
                <text:p>1.8484</text:p>
              </table:table-cell>
              <table:table-cell office:value-type="float" office:value="4876.33489639">
                <text:p>4876.3348963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85">
                <text:p>1.85</text:p>
              </table:table-cell>
              <table:table-cell office:value-type="float" office:value="4876.33202495">
                <text:p>4876.332024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8518">
                <text:p>1.8518</text:p>
              </table:table-cell>
              <table:table-cell office:value-type="float" office:value="4876.3304539">
                <text:p>4876.330453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8536">
                <text:p>1.8536</text:p>
              </table:table-cell>
              <table:table-cell office:value-type="float" office:value="4876.33076218">
                <text:p>4876.330762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8554">
                <text:p>1.8554</text:p>
              </table:table-cell>
              <table:table-cell office:value-type="float" office:value="4876.33237361">
                <text:p>4876.3323736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8572">
                <text:p>1.8572</text:p>
              </table:table-cell>
              <table:table-cell office:value-type="float" office:value="4876.3346304">
                <text:p>4876.334630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859">
                <text:p>1.859</text:p>
              </table:table-cell>
              <table:table-cell office:value-type="float" office:value="4876.33686975">
                <text:p>4876.3368697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8608">
                <text:p>1.8608</text:p>
              </table:table-cell>
              <table:table-cell office:value-type="float" office:value="4876.3385027">
                <text:p>4876.338502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8626">
                <text:p>1.8626</text:p>
              </table:table-cell>
              <table:table-cell office:value-type="float" office:value="4876.33909676">
                <text:p>4876.3390967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8644">
                <text:p>1.8644</text:p>
              </table:table-cell>
              <table:table-cell office:value-type="float" office:value="4876.33845166">
                <text:p>4876.338451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8662">
                <text:p>1.8662</text:p>
              </table:table-cell>
              <table:table-cell office:value-type="float" office:value="4876.33670246">
                <text:p>4876.336702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868">
                <text:p>1.868</text:p>
              </table:table-cell>
              <table:table-cell office:value-type="float" office:value="4876.33440722">
                <text:p>4876.334407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8698">
                <text:p>1.8698</text:p>
              </table:table-cell>
              <table:table-cell office:value-type="float" office:value="4876.33339126">
                <text:p>4876.333391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8716">
                <text:p>1.8716</text:p>
              </table:table-cell>
              <table:table-cell office:value-type="float" office:value="4876.33417536">
                <text:p>4876.3341753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.8734">
                <text:p>1.8734</text:p>
              </table:table-cell>
              <table:table-cell office:value-type="float" office:value="4876.33618393">
                <text:p>4876.3361839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.875">
                <text:p>1.875</text:p>
              </table:table-cell>
              <table:table-cell office:value-type="float" office:value="4876.34102212">
                <text:p>4876.341022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.8768">
                <text:p>1.8768</text:p>
              </table:table-cell>
              <table:table-cell office:value-type="float" office:value="4876.34283223">
                <text:p>4876.3428322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.8786">
                <text:p>1.8786</text:p>
              </table:table-cell>
              <table:table-cell office:value-type="float" office:value="4876.34355895">
                <text:p>4876.343558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8804">
                <text:p>1.8804</text:p>
              </table:table-cell>
              <table:table-cell office:value-type="float" office:value="4876.34299367">
                <text:p>4876.342993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.8822">
                <text:p>1.8822</text:p>
              </table:table-cell>
              <table:table-cell office:value-type="float" office:value="4876.34125472">
                <text:p>4876.3412547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884">
                <text:p>1.884</text:p>
              </table:table-cell>
              <table:table-cell office:value-type="float" office:value="4876.33887657">
                <text:p>4876.3388765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.8858">
                <text:p>1.8858</text:p>
              </table:table-cell>
              <table:table-cell office:value-type="float" office:value="4876.33759684">
                <text:p>4876.3375968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8876">
                <text:p>1.8876</text:p>
              </table:table-cell>
              <table:table-cell office:value-type="float" office:value="4876.33815472">
                <text:p>4876.3381547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.8894">
                <text:p>1.8894</text:p>
              </table:table-cell>
              <table:table-cell office:value-type="float" office:value="4876.34001616">
                <text:p>4876.3400161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8912">
                <text:p>1.8912</text:p>
              </table:table-cell>
              <table:table-cell office:value-type="float" office:value="4876.34252692">
                <text:p>4876.342526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.893">
                <text:p>1.893</text:p>
              </table:table-cell>
              <table:table-cell office:value-type="float" office:value="4876.34502172">
                <text:p>4876.345021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.8948">
                <text:p>1.8948</text:p>
              </table:table-cell>
              <table:table-cell office:value-type="float" office:value="4876.34690082">
                <text:p>4876.3469008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.8966">
                <text:p>1.8966</text:p>
              </table:table-cell>
              <table:table-cell office:value-type="float" office:value="4876.34771787">
                <text:p>4876.3477178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.8984">
                <text:p>1.8984</text:p>
              </table:table-cell>
              <table:table-cell office:value-type="float" office:value="4876.34724549">
                <text:p>4876.347245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.9">
                <text:p>1.9</text:p>
              </table:table-cell>
              <table:table-cell office:value-type="float" office:value="4876.34455777">
                <text:p>4876.3445577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9018">
                <text:p>1.9018</text:p>
              </table:table-cell>
              <table:table-cell office:value-type="float" office:value="4876.34272528">
                <text:p>4876.342725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9036">
                <text:p>1.9036</text:p>
              </table:table-cell>
              <table:table-cell office:value-type="float" office:value="4876.3426961">
                <text:p>4876.342696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.9054">
                <text:p>1.9054</text:p>
              </table:table-cell>
              <table:table-cell office:value-type="float" office:value="4876.34410477">
                <text:p>4876.3441047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.9072">
                <text:p>1.9072</text:p>
              </table:table-cell>
              <table:table-cell office:value-type="float" office:value="4876.34629545">
                <text:p>4876.3462954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.909">
                <text:p>1.909</text:p>
              </table:table-cell>
              <table:table-cell office:value-type="float" office:value="4876.34859399">
                <text:p>4876.3485939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.9108">
                <text:p>1.9108</text:p>
              </table:table-cell>
              <table:table-cell office:value-type="float" office:value="4876.35038407">
                <text:p>4876.3503840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9126">
                <text:p>1.9126</text:p>
              </table:table-cell>
              <table:table-cell office:value-type="float" office:value="4876.35119625">
                <text:p>4876.351196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9144">
                <text:p>1.9144</text:p>
              </table:table-cell>
              <table:table-cell office:value-type="float" office:value="4876.35077359">
                <text:p>4876.350773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9162">
                <text:p>1.9162</text:p>
              </table:table-cell>
              <table:table-cell office:value-type="float" office:value="4876.34918542">
                <text:p>4876.3491854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.918">
                <text:p>1.918</text:p>
              </table:table-cell>
              <table:table-cell office:value-type="float" office:value="4876.34691008">
                <text:p>4876.3469100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.9198">
                <text:p>1.9198</text:p>
              </table:table-cell>
              <table:table-cell office:value-type="float" office:value="4876.3455894">
                <text:p>4876.345589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.9216">
                <text:p>1.9216</text:p>
              </table:table-cell>
              <table:table-cell office:value-type="float" office:value="4876.34604242">
                <text:p>4876.3460424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.9234">
                <text:p>1.9234</text:p>
              </table:table-cell>
              <table:table-cell office:value-type="float" office:value="4876.34785304">
                <text:p>4876.3478530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925">
                <text:p>1.925</text:p>
              </table:table-cell>
              <table:table-cell office:value-type="float" office:value="4876.35265886">
                <text:p>4876.3526588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.9268">
                <text:p>1.9268</text:p>
              </table:table-cell>
              <table:table-cell office:value-type="float" office:value="4876.35462351">
                <text:p>4876.3546235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.9286">
                <text:p>1.9286</text:p>
              </table:table-cell>
              <table:table-cell office:value-type="float" office:value="4876.35557058">
                <text:p>4876.355570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.9304">
                <text:p>1.9304</text:p>
              </table:table-cell>
              <table:table-cell office:value-type="float" office:value="4876.3552365">
                <text:p>4876.35523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.9322">
                <text:p>1.9322</text:p>
              </table:table-cell>
              <table:table-cell office:value-type="float" office:value="4876.3536748">
                <text:p>4876.353674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.934">
                <text:p>1.934</text:p>
              </table:table-cell>
              <table:table-cell office:value-type="float" office:value="4876.35134226">
                <text:p>4876.351342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.9358">
                <text:p>1.9358</text:p>
              </table:table-cell>
              <table:table-cell office:value-type="float" office:value="4876.34980677">
                <text:p>4876.3498067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.9376">
                <text:p>1.9376</text:p>
              </table:table-cell>
              <table:table-cell office:value-type="float" office:value="4876.35003232">
                <text:p>4876.3500323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.9394">
                <text:p>1.9394</text:p>
              </table:table-cell>
              <table:table-cell office:value-type="float" office:value="4876.35169087">
                <text:p>4876.351690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.9412">
                <text:p>1.9412</text:p>
              </table:table-cell>
              <table:table-cell office:value-type="float" office:value="4876.35413226">
                <text:p>4876.354132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.943">
                <text:p>1.943</text:p>
              </table:table-cell>
              <table:table-cell office:value-type="float" office:value="4876.35668227">
                <text:p>4876.356682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.9448">
                <text:p>1.9448</text:p>
              </table:table-cell>
              <table:table-cell office:value-type="float" office:value="4876.35871654">
                <text:p>4876.3587165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.9466">
                <text:p>1.9466</text:p>
              </table:table-cell>
              <table:table-cell office:value-type="float" office:value="4876.35975371">
                <text:p>4876.359753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.9484">
                <text:p>1.9484</text:p>
              </table:table-cell>
              <table:table-cell office:value-type="float" office:value="4876.35951334">
                <text:p>4876.3595133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95">
                <text:p>1.95</text:p>
              </table:table-cell>
              <table:table-cell office:value-type="float" office:value="4876.35705256">
                <text:p>4876.3570525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.9518">
                <text:p>1.9518</text:p>
              </table:table-cell>
              <table:table-cell office:value-type="float" office:value="4876.35498866">
                <text:p>4876.354988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.9536">
                <text:p>1.9536</text:p>
              </table:table-cell>
              <table:table-cell office:value-type="float" office:value="4876.35463303">
                <text:p>4876.3546330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.9554">
                <text:p>1.9554</text:p>
              </table:table-cell>
              <table:table-cell office:value-type="float" office:value="4876.35583859">
                <text:p>4876.3558385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.9572">
                <text:p>1.9572</text:p>
              </table:table-cell>
              <table:table-cell office:value-type="float" office:value="4876.35795494">
                <text:p>4876.357954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959">
                <text:p>1.959</text:p>
              </table:table-cell>
              <table:table-cell office:value-type="float" office:value="4876.36030053">
                <text:p>4876.3603005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.9608">
                <text:p>1.9608</text:p>
              </table:table-cell>
              <table:table-cell office:value-type="float" office:value="4876.36223666">
                <text:p>4876.3622366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.9626">
                <text:p>1.9626</text:p>
              </table:table-cell>
              <table:table-cell office:value-type="float" office:value="4876.36325988">
                <text:p>4876.3632598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9644">
                <text:p>1.9644</text:p>
              </table:table-cell>
              <table:table-cell office:value-type="float" office:value="4876.36306304">
                <text:p>4876.363063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9662">
                <text:p>1.9662</text:p>
              </table:table-cell>
              <table:table-cell office:value-type="float" office:value="4876.36165077">
                <text:p>4876.3616507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968">
                <text:p>1.968</text:p>
              </table:table-cell>
              <table:table-cell office:value-type="float" office:value="4876.35942691">
                <text:p>4876.3594269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9698">
                <text:p>1.9698</text:p>
              </table:table-cell>
              <table:table-cell office:value-type="float" office:value="4876.35785289">
                <text:p>4876.357852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9716">
                <text:p>1.9716</text:p>
              </table:table-cell>
              <table:table-cell office:value-type="float" office:value="4876.35796653">
                <text:p>4876.3579665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9734">
                <text:p>1.9734</text:p>
              </table:table-cell>
              <table:table-cell office:value-type="float" office:value="4876.35956554">
                <text:p>4876.3595655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.975">
                <text:p>1.975</text:p>
              </table:table-cell>
              <table:table-cell office:value-type="float" office:value="4876.36430741">
                <text:p>4876.3643074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.9768">
                <text:p>1.9768</text:p>
              </table:table-cell>
              <table:table-cell office:value-type="float" office:value="4876.36641277">
                <text:p>4876.3664127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.9786">
                <text:p>1.9786</text:p>
              </table:table-cell>
              <table:table-cell office:value-type="float" office:value="4876.36757068">
                <text:p>4876.3675706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9804">
                <text:p>1.9804</text:p>
              </table:table-cell>
              <table:table-cell office:value-type="float" office:value="4876.3674686">
                <text:p>4876.367468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.9822">
                <text:p>1.9822</text:p>
              </table:table-cell>
              <table:table-cell office:value-type="float" office:value="4876.36609609">
                <text:p>4876.3660960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.984">
                <text:p>1.984</text:p>
              </table:table-cell>
              <table:table-cell office:value-type="float" office:value="4876.36383672">
                <text:p>4876.363836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.9858">
                <text:p>1.9858</text:p>
              </table:table-cell>
              <table:table-cell office:value-type="float" office:value="4876.36206596">
                <text:p>4876.362065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9876">
                <text:p>1.9876</text:p>
              </table:table-cell>
              <table:table-cell office:value-type="float" office:value="4876.36196093">
                <text:p>4876.3619609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.9894">
                <text:p>1.9894</text:p>
              </table:table-cell>
              <table:table-cell office:value-type="float" office:value="4876.36341172">
                <text:p>4876.3634117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.9912">
                <text:p>1.9912</text:p>
              </table:table-cell>
              <table:table-cell office:value-type="float" office:value="4876.36577433">
                <text:p>4876.365774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.993">
                <text:p>1.993</text:p>
              </table:table-cell>
              <table:table-cell office:value-type="float" office:value="4876.3683681">
                <text:p>4876.36836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.9948">
                <text:p>1.9948</text:p>
              </table:table-cell>
              <table:table-cell office:value-type="float" office:value="4876.37054851">
                <text:p>4876.370548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.9966">
                <text:p>1.9966</text:p>
              </table:table-cell>
              <table:table-cell office:value-type="float" office:value="4876.37179872">
                <text:p>4876.3717987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.9984">
                <text:p>1.9984</text:p>
              </table:table-cell>
              <table:table-cell office:value-type="float" office:value="4876.37179216">
                <text:p>4876.3717921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">
                <text:p>2</text:p>
              </table:table-cell>
              <table:table-cell office:value-type="float" office:value="4876.36958644">
                <text:p>4876.3695864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.0018">
                <text:p>2.0018</text:p>
              </table:table-cell>
              <table:table-cell office:value-type="float" office:value="4876.36730728">
                <text:p>4876.367307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.0036">
                <text:p>2.0036</text:p>
              </table:table-cell>
              <table:table-cell office:value-type="float" office:value="4876.36662469">
                <text:p>4876.366624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0054">
                <text:p>2.0054</text:p>
              </table:table-cell>
              <table:table-cell office:value-type="float" office:value="4876.3676215">
                <text:p>4876.36762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.0072">
                <text:p>2.0072</text:p>
              </table:table-cell>
              <table:table-cell office:value-type="float" office:value="4876.36965434">
                <text:p>4876.369654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.009">
                <text:p>2.009</text:p>
              </table:table-cell>
              <table:table-cell office:value-type="float" office:value="4876.37203641">
                <text:p>4876.3720364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.0108">
                <text:p>2.0108</text:p>
              </table:table-cell>
              <table:table-cell office:value-type="float" office:value="4876.37411018">
                <text:p>4876.374110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0126">
                <text:p>2.0126</text:p>
              </table:table-cell>
              <table:table-cell office:value-type="float" office:value="4876.37533869">
                <text:p>4876.375338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.0144">
                <text:p>2.0144</text:p>
              </table:table-cell>
              <table:table-cell office:value-type="float" office:value="4876.3753696">
                <text:p>4876.37536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.0162">
                <text:p>2.0162</text:p>
              </table:table-cell>
              <table:table-cell office:value-type="float" office:value="4876.37414572">
                <text:p>4876.3741457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.018">
                <text:p>2.018</text:p>
              </table:table-cell>
              <table:table-cell office:value-type="float" office:value="4876.37199902">
                <text:p>4876.3719990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.0198">
                <text:p>2.0198</text:p>
              </table:table-cell>
              <table:table-cell office:value-type="float" office:value="4876.37018806">
                <text:p>4876.370188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.0216">
                <text:p>2.0216</text:p>
              </table:table-cell>
              <table:table-cell office:value-type="float" office:value="4876.36996051">
                <text:p>4876.3699605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.0234">
                <text:p>2.0234</text:p>
              </table:table-cell>
              <table:table-cell office:value-type="float" office:value="4876.37134133">
                <text:p>4876.3713413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.025">
                <text:p>2.025</text:p>
              </table:table-cell>
              <table:table-cell office:value-type="float" office:value="4876.37599947">
                <text:p>4876.3759994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0268">
                <text:p>2.0268</text:p>
              </table:table-cell>
              <table:table-cell office:value-type="float" office:value="4876.37823587">
                <text:p>4876.3782358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.0286">
                <text:p>2.0286</text:p>
              </table:table-cell>
              <table:table-cell office:value-type="float" office:value="4876.37959825">
                <text:p>4876.379598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.0304">
                <text:p>2.0304</text:p>
              </table:table-cell>
              <table:table-cell office:value-type="float" office:value="4876.37972853">
                <text:p>4876.3797285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.0322">
                <text:p>2.0322</text:p>
              </table:table-cell>
              <table:table-cell office:value-type="float" office:value="4876.37855618">
                <text:p>4876.3785561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.034">
                <text:p>2.034</text:p>
              </table:table-cell>
              <table:table-cell office:value-type="float" office:value="4876.37639299">
                <text:p>4876.3763929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.0358">
                <text:p>2.0358</text:p>
              </table:table-cell>
              <table:table-cell office:value-type="float" office:value="4876.37440182">
                <text:p>4876.374401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.0376">
                <text:p>2.0376</text:p>
              </table:table-cell>
              <table:table-cell office:value-type="float" office:value="4876.37396465">
                <text:p>4876.3739646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.0394">
                <text:p>2.0394</text:p>
              </table:table-cell>
              <table:table-cell office:value-type="float" office:value="4876.37520188">
                <text:p>4876.3752018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.0412">
                <text:p>2.0412</text:p>
              </table:table-cell>
              <table:table-cell office:value-type="float" office:value="4876.37747696">
                <text:p>4876.3774769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.043">
                <text:p>2.043</text:p>
              </table:table-cell>
              <table:table-cell office:value-type="float" office:value="4876.38010468">
                <text:p>4876.3801046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.0448">
                <text:p>2.0448</text:p>
              </table:table-cell>
              <table:table-cell office:value-type="float" office:value="4876.38242259">
                <text:p>4876.3824225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.0466">
                <text:p>2.0466</text:p>
              </table:table-cell>
              <table:table-cell office:value-type="float" office:value="4876.38388027">
                <text:p>4876.383880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.0484">
                <text:p>2.0484</text:p>
              </table:table-cell>
              <table:table-cell office:value-type="float" office:value="4876.38410898">
                <text:p>4876.3841089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05">
                <text:p>2.05</text:p>
              </table:table-cell>
              <table:table-cell office:value-type="float" office:value="4876.38218544">
                <text:p>4876.3821854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0518">
                <text:p>2.0518</text:p>
              </table:table-cell>
              <table:table-cell office:value-type="float" office:value="4876.37970341">
                <text:p>4876.3797034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.0536">
                <text:p>2.0536</text:p>
              </table:table-cell>
              <table:table-cell office:value-type="float" office:value="4876.37869111">
                <text:p>4876.3786911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.0554">
                <text:p>2.0554</text:p>
              </table:table-cell>
              <table:table-cell office:value-type="float" office:value="4876.37947271">
                <text:p>4876.379472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.0572">
                <text:p>2.0572</text:p>
              </table:table-cell>
              <table:table-cell office:value-type="float" office:value="4876.38141312">
                <text:p>4876.381413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.059">
                <text:p>2.059</text:p>
              </table:table-cell>
              <table:table-cell office:value-type="float" office:value="4876.38382197">
                <text:p>4876.3838219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.0608">
                <text:p>2.0608</text:p>
              </table:table-cell>
              <table:table-cell office:value-type="float" office:value="4876.38602505">
                <text:p>4876.3860250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.0626">
                <text:p>2.0626</text:p>
              </table:table-cell>
              <table:table-cell office:value-type="float" office:value="4876.3874532">
                <text:p>4876.38745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0644">
                <text:p>2.0644</text:p>
              </table:table-cell>
              <table:table-cell office:value-type="float" office:value="4876.38771339">
                <text:p>4876.3877133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.0662">
                <text:p>2.0662</text:p>
              </table:table-cell>
              <table:table-cell office:value-type="float" office:value="4876.38668964">
                <text:p>4876.3866896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.068">
                <text:p>2.068</text:p>
              </table:table-cell>
              <table:table-cell office:value-type="float" office:value="4876.38464247">
                <text:p>4876.38464247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.0698">
                <text:p>2.0698</text:p>
              </table:table-cell>
              <table:table-cell office:value-type="float" office:value="4876.38260728">
                <text:p>4876.382607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0716">
                <text:p>2.0716</text:p>
              </table:table-cell>
              <table:table-cell office:value-type="float" office:value="4876.38203454">
                <text:p>4876.3820345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0734">
                <text:p>2.0734</text:p>
              </table:table-cell>
              <table:table-cell office:value-type="float" office:value="4876.38318941">
                <text:p>4876.383189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.075">
                <text:p>2.075</text:p>
              </table:table-cell>
              <table:table-cell office:value-type="float" office:value="4876.38774379">
                <text:p>4876.387743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.0768">
                <text:p>2.0768</text:p>
              </table:table-cell>
              <table:table-cell office:value-type="float" office:value="4876.39010139">
                <text:p>4876.3901013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.0786">
                <text:p>2.0786</text:p>
              </table:table-cell>
              <table:table-cell office:value-type="float" office:value="4876.39166174">
                <text:p>4876.3916617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.0804">
                <text:p>2.0804</text:p>
              </table:table-cell>
              <table:table-cell office:value-type="float" office:value="4876.39202426">
                <text:p>4876.3920242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0822">
                <text:p>2.0822</text:p>
              </table:table-cell>
              <table:table-cell office:value-type="float" office:value="4876.39106153">
                <text:p>4876.3910615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.084">
                <text:p>2.084</text:p>
              </table:table-cell>
              <table:table-cell office:value-type="float" office:value="4876.38901497">
                <text:p>4876.3890149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.0858">
                <text:p>2.0858</text:p>
              </table:table-cell>
              <table:table-cell office:value-type="float" office:value="4876.38681572">
                <text:p>4876.3868157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.0876">
                <text:p>2.0876</text:p>
              </table:table-cell>
              <table:table-cell office:value-type="float" office:value="4876.38604475">
                <text:p>4876.386044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.0894">
                <text:p>2.0894</text:p>
              </table:table-cell>
              <table:table-cell office:value-type="float" office:value="4876.38706293">
                <text:p>4876.3870629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.0912">
                <text:p>2.0912</text:p>
              </table:table-cell>
              <table:table-cell office:value-type="float" office:value="4876.38924238">
                <text:p>4876.3892423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093">
                <text:p>2.093</text:p>
              </table:table-cell>
              <table:table-cell office:value-type="float" office:value="4876.39189494">
                <text:p>4876.3918949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.0948">
                <text:p>2.0948</text:p>
              </table:table-cell>
              <table:table-cell office:value-type="float" office:value="4876.39434232">
                <text:p>4876.394342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.0966">
                <text:p>2.0966</text:p>
              </table:table-cell>
              <table:table-cell office:value-type="float" office:value="4876.39600291">
                <text:p>4876.3960029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.0984">
                <text:p>2.0984</text:p>
              </table:table-cell>
              <table:table-cell office:value-type="float" office:value="4876.39646817">
                <text:p>4876.396468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.1">
                <text:p>2.1</text:p>
              </table:table-cell>
              <table:table-cell office:value-type="float" office:value="4876.39484975">
                <text:p>4876.3948497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1018">
                <text:p>2.1018</text:p>
              </table:table-cell>
              <table:table-cell office:value-type="float" office:value="4876.39217601">
                <text:p>4876.3921760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.1036">
                <text:p>2.1036</text:p>
              </table:table-cell>
              <table:table-cell office:value-type="float" office:value="4876.39089105">
                <text:p>4876.3908910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1054">
                <text:p>2.1054</text:p>
              </table:table-cell>
              <table:table-cell office:value-type="float" office:value="4876.39143044">
                <text:p>4876.3914304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1072">
                <text:p>2.1072</text:p>
              </table:table-cell>
              <table:table-cell office:value-type="float" office:value="4876.39325297">
                <text:p>4876.393252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109">
                <text:p>2.109</text:p>
              </table:table-cell>
              <table:table-cell office:value-type="float" office:value="4876.39566616">
                <text:p>4876.3956661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.1108">
                <text:p>2.1108</text:p>
              </table:table-cell>
              <table:table-cell office:value-type="float" office:value="4876.39798086">
                <text:p>4876.3979808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.1126">
                <text:p>2.1126</text:p>
              </table:table-cell>
              <table:table-cell office:value-type="float" office:value="4876.39959764">
                <text:p>4876.3995976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.1144">
                <text:p>2.1144</text:p>
              </table:table-cell>
              <table:table-cell office:value-type="float" office:value="4876.40008459">
                <text:p>4876.400084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1162">
                <text:p>2.1162</text:p>
              </table:table-cell>
              <table:table-cell office:value-type="float" office:value="4876.39926925">
                <text:p>4876.3992692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118">
                <text:p>2.118</text:p>
              </table:table-cell>
              <table:table-cell office:value-type="float" office:value="4876.39734352">
                <text:p>4876.3973435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1198">
                <text:p>2.1198</text:p>
              </table:table-cell>
              <table:table-cell office:value-type="float" office:value="4876.39509735">
                <text:p>4876.3950973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.1216">
                <text:p>2.1216</text:p>
              </table:table-cell>
              <table:table-cell office:value-type="float" office:value="4876.39421331">
                <text:p>4876.3942133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1234">
                <text:p>2.1234</text:p>
              </table:table-cell>
              <table:table-cell office:value-type="float" office:value="4876.39512628">
                <text:p>4876.395126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125">
                <text:p>2.125</text:p>
              </table:table-cell>
              <table:table-cell office:value-type="float" office:value="4876.39954503">
                <text:p>4876.399545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.1268">
                <text:p>2.1268</text:p>
              </table:table-cell>
              <table:table-cell office:value-type="float" office:value="4876.40200916">
                <text:p>4876.4020091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.1286">
                <text:p>2.1286</text:p>
              </table:table-cell>
              <table:table-cell office:value-type="float" office:value="4876.40375611">
                <text:p>4876.403756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.1304">
                <text:p>2.1304</text:p>
              </table:table-cell>
              <table:table-cell office:value-type="float" office:value="4876.40434772">
                <text:p>4876.4043477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.1322">
                <text:p>2.1322</text:p>
              </table:table-cell>
              <table:table-cell office:value-type="float" office:value="4876.40360102">
                <text:p>4876.4036010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.134">
                <text:p>2.134</text:p>
              </table:table-cell>
              <table:table-cell office:value-type="float" office:value="4876.40169043">
                <text:p>4876.4016904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.1358">
                <text:p>2.1358</text:p>
              </table:table-cell>
              <table:table-cell office:value-type="float" office:value="4876.3992938">
                <text:p>4876.399293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.1376">
                <text:p>2.1376</text:p>
              </table:table-cell>
              <table:table-cell office:value-type="float" office:value="4876.39827081">
                <text:p>4876.3982708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1394">
                <text:p>2.1394</text:p>
              </table:table-cell>
              <table:table-cell office:value-type="float" office:value="4876.39903349">
                <text:p>4876.3990334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.1412">
                <text:p>2.1412</text:p>
              </table:table-cell>
              <table:table-cell office:value-type="float" office:value="4876.40108274">
                <text:p>4876.4010827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143">
                <text:p>2.143</text:p>
              </table:table-cell>
              <table:table-cell office:value-type="float" office:value="4876.40372933">
                <text:p>4876.4037293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.1448">
                <text:p>2.1448</text:p>
              </table:table-cell>
              <table:table-cell office:value-type="float" office:value="4876.40628119">
                <text:p>4876.4062811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1466">
                <text:p>2.1466</text:p>
              </table:table-cell>
              <table:table-cell office:value-type="float" office:value="4876.40812773">
                <text:p>4876.4081277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.1484">
                <text:p>2.1484</text:p>
              </table:table-cell>
              <table:table-cell office:value-type="float" office:value="4876.40882253">
                <text:p>4876.4088225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.15">
                <text:p>2.15</text:p>
              </table:table-cell>
              <table:table-cell office:value-type="float" office:value="4876.40752801">
                <text:p>4876.407528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.1518">
                <text:p>2.1518</text:p>
              </table:table-cell>
              <table:table-cell office:value-type="float" office:value="4876.40483261">
                <text:p>4876.4048326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.1536">
                <text:p>2.1536</text:p>
              </table:table-cell>
              <table:table-cell office:value-type="float" office:value="4876.40330436">
                <text:p>4876.4033043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.1554">
                <text:p>2.1554</text:p>
              </table:table-cell>
              <table:table-cell office:value-type="float" office:value="4876.40353186">
                <text:p>4876.4035318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1572">
                <text:p>2.1572</text:p>
              </table:table-cell>
              <table:table-cell office:value-type="float" office:value="4876.40517471">
                <text:p>4876.4051747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.159">
                <text:p>2.159</text:p>
              </table:table-cell>
              <table:table-cell office:value-type="float" office:value="4876.40754028">
                <text:p>4876.4075402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.1608">
                <text:p>2.1608</text:p>
              </table:table-cell>
              <table:table-cell office:value-type="float" office:value="4876.40992633">
                <text:p>4876.4099263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.1626">
                <text:p>2.1626</text:p>
              </table:table-cell>
              <table:table-cell office:value-type="float" office:value="4876.411705">
                <text:p>4876.4117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1644">
                <text:p>2.1644</text:p>
              </table:table-cell>
              <table:table-cell office:value-type="float" office:value="4876.41240666">
                <text:p>4876.4124066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.1662">
                <text:p>2.1662</text:p>
              </table:table-cell>
              <table:table-cell office:value-type="float" office:value="4876.41180386">
                <text:p>4876.4118038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.168">
                <text:p>2.168</text:p>
              </table:table-cell>
              <table:table-cell office:value-type="float" office:value="4876.41002148">
                <text:p>4876.410021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.1698">
                <text:p>2.1698</text:p>
              </table:table-cell>
              <table:table-cell office:value-type="float" office:value="4876.40763033">
                <text:p>4876.4076303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.1716">
                <text:p>2.1716</text:p>
              </table:table-cell>
              <table:table-cell office:value-type="float" office:value="4876.40653096">
                <text:p>4876.406530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.1734">
                <text:p>2.1734</text:p>
              </table:table-cell>
              <table:table-cell office:value-type="float" office:value="4876.40715659">
                <text:p>4876.4071565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.175">
                <text:p>2.175</text:p>
              </table:table-cell>
              <table:table-cell office:value-type="float" office:value="4876.41136212">
                <text:p>4876.4113621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.1768">
                <text:p>2.1768</text:p>
              </table:table-cell>
              <table:table-cell office:value-type="float" office:value="4876.41389836">
                <text:p>4876.4138983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.1786">
                <text:p>2.1786</text:p>
              </table:table-cell>
              <table:table-cell office:value-type="float" office:value="4876.41580724">
                <text:p>4876.4158072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.1804">
                <text:p>2.1804</text:p>
              </table:table-cell>
              <table:table-cell office:value-type="float" office:value="4876.41661523">
                <text:p>4876.4166152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.1822">
                <text:p>2.1822</text:p>
              </table:table-cell>
              <table:table-cell office:value-type="float" office:value="4876.41608639">
                <text:p>4876.4160863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184">
                <text:p>2.184</text:p>
              </table:table-cell>
              <table:table-cell office:value-type="float" office:value="4876.41433017">
                <text:p>4876.414330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.1858">
                <text:p>2.1858</text:p>
              </table:table-cell>
              <table:table-cell office:value-type="float" office:value="4876.411896">
                <text:p>4876.41189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1876">
                <text:p>2.1876</text:p>
              </table:table-cell>
              <table:table-cell office:value-type="float" office:value="4876.41063717">
                <text:p>4876.4106371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.1894">
                <text:p>2.1894</text:p>
              </table:table-cell>
              <table:table-cell office:value-type="float" office:value="4876.41109146">
                <text:p>4876.4110914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1912">
                <text:p>2.1912</text:p>
              </table:table-cell>
              <table:table-cell office:value-type="float" office:value="4876.41295992">
                <text:p>4876.4129599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.193">
                <text:p>2.193</text:p>
              </table:table-cell>
              <table:table-cell office:value-type="float" office:value="4876.41555523">
                <text:p>4876.415555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.1948">
                <text:p>2.1948</text:p>
              </table:table-cell>
              <table:table-cell office:value-type="float" office:value="4876.41817446">
                <text:p>4876.4181744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1966">
                <text:p>2.1966</text:p>
              </table:table-cell>
              <table:table-cell office:value-type="float" office:value="4876.42018093">
                <text:p>4876.4201809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.1984">
                <text:p>2.1984</text:p>
              </table:table-cell>
              <table:table-cell office:value-type="float" office:value="4876.42109247">
                <text:p>4876.4210924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.2">
                <text:p>2.2</text:p>
              </table:table-cell>
              <table:table-cell office:value-type="float" office:value="4876.42014017">
                <text:p>4876.420140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2018">
                <text:p>2.2018</text:p>
              </table:table-cell>
              <table:table-cell office:value-type="float" office:value="4876.41749806">
                <text:p>4876.4174980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.2036">
                <text:p>2.2036</text:p>
              </table:table-cell>
              <table:table-cell office:value-type="float" office:value="4876.41573857">
                <text:p>4876.4157385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.2054">
                <text:p>2.2054</text:p>
              </table:table-cell>
              <table:table-cell office:value-type="float" office:value="4876.41564918">
                <text:p>4876.415649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2072">
                <text:p>2.2072</text:p>
              </table:table-cell>
              <table:table-cell office:value-type="float" office:value="4876.41709945">
                <text:p>4876.4170994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.209">
                <text:p>2.209</text:p>
              </table:table-cell>
              <table:table-cell office:value-type="float" office:value="4876.41940017">
                <text:p>4876.4194001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.2108">
                <text:p>2.2108</text:p>
              </table:table-cell>
              <table:table-cell office:value-type="float" office:value="4876.42183983">
                <text:p>4876.4218398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2126">
                <text:p>2.2126</text:p>
              </table:table-cell>
              <table:table-cell office:value-type="float" office:value="4876.42376605">
                <text:p>4876.4237660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.2144">
                <text:p>2.2144</text:p>
              </table:table-cell>
              <table:table-cell office:value-type="float" office:value="4876.42467501">
                <text:p>4876.424675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2162">
                <text:p>2.2162</text:p>
              </table:table-cell>
              <table:table-cell office:value-type="float" office:value="4876.42428781">
                <text:p>4876.4242878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.218">
                <text:p>2.218</text:p>
              </table:table-cell>
              <table:table-cell office:value-type="float" office:value="4876.42266544">
                <text:p>4876.4226654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.2198">
                <text:p>2.2198</text:p>
              </table:table-cell>
              <table:table-cell office:value-type="float" office:value="4876.42030265">
                <text:p>4876.4203026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2216">
                <text:p>2.2216</text:p>
              </table:table-cell>
              <table:table-cell office:value-type="float" office:value="4876.41895768">
                <text:p>4876.4189576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.2234">
                <text:p>2.2234</text:p>
              </table:table-cell>
              <table:table-cell office:value-type="float" office:value="4876.41925475">
                <text:p>4876.4192547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.225">
                <text:p>2.225</text:p>
              </table:table-cell>
              <table:table-cell office:value-type="float" office:value="4876.42317938">
                <text:p>4876.4231793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2268">
                <text:p>2.2268</text:p>
              </table:table-cell>
              <table:table-cell office:value-type="float" office:value="4876.42575807">
                <text:p>4876.4257580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2286">
                <text:p>2.2286</text:p>
              </table:table-cell>
              <table:table-cell office:value-type="float" office:value="4876.4278075">
                <text:p>4876.427807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.2304">
                <text:p>2.2304</text:p>
              </table:table-cell>
              <table:table-cell office:value-type="float" office:value="4876.42882089">
                <text:p>4876.4288208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.2322">
                <text:p>2.2322</text:p>
              </table:table-cell>
              <table:table-cell office:value-type="float" office:value="4876.42851161">
                <text:p>4876.4285116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.234">
                <text:p>2.234</text:p>
              </table:table-cell>
              <table:table-cell office:value-type="float" office:value="4876.42692604">
                <text:p>4876.4269260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2358">
                <text:p>2.2358</text:p>
              </table:table-cell>
              <table:table-cell office:value-type="float" office:value="4876.42453856">
                <text:p>4876.4245385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.2376">
                <text:p>2.2376</text:p>
              </table:table-cell>
              <table:table-cell office:value-type="float" office:value="4876.42304881">
                <text:p>4876.423048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.2394">
                <text:p>2.2394</text:p>
              </table:table-cell>
              <table:table-cell office:value-type="float" office:value="4876.42318043">
                <text:p>4876.4231804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.2412">
                <text:p>2.2412</text:p>
              </table:table-cell>
              <table:table-cell office:value-type="float" office:value="4876.42484207">
                <text:p>4876.4248420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.243">
                <text:p>2.243</text:p>
              </table:table-cell>
              <table:table-cell office:value-type="float" office:value="4876.42728824">
                <text:p>4876.4272882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.2448">
                <text:p>2.2448</text:p>
              </table:table-cell>
              <table:table-cell office:value-type="float" office:value="4876.42922912">
                <text:p>4876.4292291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2466">
                <text:p>2.2466</text:p>
              </table:table-cell>
              <table:table-cell office:value-type="float" office:value="4876.42785148">
                <text:p>4876.4278514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.2484">
                <text:p>2.2484</text:p>
              </table:table-cell>
              <table:table-cell office:value-type="float" office:value="4876.41822159">
                <text:p>4876.4182215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.25">
                <text:p>2.25</text:p>
              </table:table-cell>
              <table:table-cell office:value-type="float" office:value="4876.39524752">
                <text:p>4876.3952475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2518">
                <text:p>2.2518</text:p>
              </table:table-cell>
              <table:table-cell office:value-type="float" office:value="4876.34104649">
                <text:p>4876.341046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.2536">
                <text:p>2.2536</text:p>
              </table:table-cell>
              <table:table-cell office:value-type="float" office:value="4876.2418804">
                <text:p>4876.241880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.2554">
                <text:p>2.2554</text:p>
              </table:table-cell>
              <table:table-cell office:value-type="float" office:value="4876.0772425">
                <text:p>4876.077242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.2572">
                <text:p>2.2572</text:p>
              </table:table-cell>
              <table:table-cell office:value-type="float" office:value="4875.82585953">
                <text:p>4875.8258595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.259">
                <text:p>2.259</text:p>
              </table:table-cell>
              <table:table-cell office:value-type="float" office:value="4875.47043798">
                <text:p>4875.4704379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2608">
                <text:p>2.2608</text:p>
              </table:table-cell>
              <table:table-cell office:value-type="float" office:value="4875.00263876">
                <text:p>4875.0026387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2626">
                <text:p>2.2626</text:p>
              </table:table-cell>
              <table:table-cell office:value-type="float" office:value="4874.42536494">
                <text:p>4874.42536494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.2644">
                <text:p>2.2644</text:p>
              </table:table-cell>
              <table:table-cell office:value-type="float" office:value="4873.75207603">
                <text:p>4873.7520760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.2662">
                <text:p>2.2662</text:p>
              </table:table-cell>
              <table:table-cell office:value-type="float" office:value="4873.00328075">
                <text:p>4873.003280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.268">
                <text:p>2.268</text:p>
              </table:table-cell>
              <table:table-cell office:value-type="float" office:value="4872.2015522">
                <text:p>4872.201552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.2698">
                <text:p>2.2698</text:p>
              </table:table-cell>
              <table:table-cell office:value-type="float" office:value="4871.36673638">
                <text:p>4871.366736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.2716">
                <text:p>2.2716</text:p>
              </table:table-cell>
              <table:table-cell office:value-type="float" office:value="4870.51349238">
                <text:p>4870.5134923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.2734">
                <text:p>2.2734</text:p>
              </table:table-cell>
              <table:table-cell office:value-type="float" office:value="4869.64845265">
                <text:p>4869.648452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.275">
                <text:p>2.275</text:p>
              </table:table-cell>
              <table:table-cell office:value-type="float" office:value="4868.87187092">
                <text:p>4868.8718709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.2768">
                <text:p>2.2768</text:p>
              </table:table-cell>
              <table:table-cell office:value-type="float" office:value="4867.98081477">
                <text:p>4867.9808147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.2786">
                <text:p>2.2786</text:p>
              </table:table-cell>
              <table:table-cell office:value-type="float" office:value="4867.06805598">
                <text:p>4867.0680559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.2804">
                <text:p>2.2804</text:p>
              </table:table-cell>
              <table:table-cell office:value-type="float" office:value="4866.1297986">
                <text:p>4866.129798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.2822">
                <text:p>2.2822</text:p>
              </table:table-cell>
              <table:table-cell office:value-type="float" office:value="4865.16509671">
                <text:p>4865.165096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.284">
                <text:p>2.284</text:p>
              </table:table-cell>
              <table:table-cell office:value-type="float" office:value="4864.17627384">
                <text:p>4864.1762738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.2858">
                <text:p>2.2858</text:p>
              </table:table-cell>
              <table:table-cell office:value-type="float" office:value="4863.16844266">
                <text:p>4863.1684426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.2876">
                <text:p>2.2876</text:p>
              </table:table-cell>
              <table:table-cell office:value-type="float" office:value="4862.14914107">
                <text:p>4862.1491410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.2894">
                <text:p>2.2894</text:p>
              </table:table-cell>
              <table:table-cell office:value-type="float" office:value="4861.12544105">
                <text:p>4861.1254410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.2912">
                <text:p>2.2912</text:p>
              </table:table-cell>
              <table:table-cell office:value-type="float" office:value="4860.10293394">
                <text:p>4860.10293394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.293">
                <text:p>2.293</text:p>
              </table:table-cell>
              <table:table-cell office:value-type="float" office:value="4859.08523028">
                <text:p>4859.0852302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.2948">
                <text:p>2.2948</text:p>
              </table:table-cell>
              <table:table-cell office:value-type="float" office:value="4858.07472407">
                <text:p>4858.0747240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2966">
                <text:p>2.2966</text:p>
              </table:table-cell>
              <table:table-cell office:value-type="float" office:value="4857.07295604">
                <text:p>4857.0729560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.2984">
                <text:p>2.2984</text:p>
              </table:table-cell>
              <table:table-cell office:value-type="float" office:value="4856.08111422">
                <text:p>4856.0811142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3">
                <text:p>2.3</text:p>
              </table:table-cell>
              <table:table-cell office:value-type="float" office:value="4855.20849965">
                <text:p>4855.2084996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.3018">
                <text:p>2.3018</text:p>
              </table:table-cell>
              <table:table-cell office:value-type="float" office:value="4854.23791993">
                <text:p>4854.2379199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.3036">
                <text:p>2.3036</text:p>
              </table:table-cell>
              <table:table-cell office:value-type="float" office:value="4853.28351496">
                <text:p>4853.2835149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.3054">
                <text:p>2.3054</text:p>
              </table:table-cell>
              <table:table-cell office:value-type="float" office:value="4852.34843808">
                <text:p>4852.3484380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.3072">
                <text:p>2.3072</text:p>
              </table:table-cell>
              <table:table-cell office:value-type="float" office:value="4851.43505362">
                <text:p>4851.4350536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.309">
                <text:p>2.309</text:p>
              </table:table-cell>
              <table:table-cell office:value-type="float" office:value="4850.5446543">
                <text:p>4850.544654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3108">
                <text:p>2.3108</text:p>
              </table:table-cell>
              <table:table-cell office:value-type="float" office:value="4849.67833869">
                <text:p>4849.6783386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.3126">
                <text:p>2.3126</text:p>
              </table:table-cell>
              <table:table-cell office:value-type="float" office:value="4848.8370553">
                <text:p>4848.837055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3144">
                <text:p>2.3144</text:p>
              </table:table-cell>
              <table:table-cell office:value-type="float" office:value="4848.02170409">
                <text:p>4848.0217040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.3162">
                <text:p>2.3162</text:p>
              </table:table-cell>
              <table:table-cell office:value-type="float" office:value="4847.23322996">
                <text:p>4847.2332299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.318">
                <text:p>2.318</text:p>
              </table:table-cell>
              <table:table-cell office:value-type="float" office:value="4846.47277115">
                <text:p>4846.472771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.3198">
                <text:p>2.3198</text:p>
              </table:table-cell>
              <table:table-cell office:value-type="float" office:value="4845.74177969">
                <text:p>4845.741779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3216">
                <text:p>2.3216</text:p>
              </table:table-cell>
              <table:table-cell office:value-type="float" office:value="4845.04267987">
                <text:p>4845.0426798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.3234">
                <text:p>2.3234</text:p>
              </table:table-cell>
              <table:table-cell office:value-type="float" office:value="4844.37738517">
                <text:p>4844.3773851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.325">
                <text:p>2.325</text:p>
              </table:table-cell>
              <table:table-cell office:value-type="float" office:value="4843.81752921">
                <text:p>4843.817529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.3268">
                <text:p>2.3268</text:p>
              </table:table-cell>
              <table:table-cell office:value-type="float" office:value="4843.21864977">
                <text:p>4843.218649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.3286">
                <text:p>2.3286</text:p>
              </table:table-cell>
              <table:table-cell office:value-type="float" office:value="4842.65404635">
                <text:p>4842.6540463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.3304">
                <text:p>2.3304</text:p>
              </table:table-cell>
              <table:table-cell office:value-type="float" office:value="4842.12374846">
                <text:p>4842.1237484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.3322">
                <text:p>2.3322</text:p>
              </table:table-cell>
              <table:table-cell office:value-type="float" office:value="4841.62788891">
                <text:p>4841.6278889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.334">
                <text:p>2.334</text:p>
              </table:table-cell>
              <table:table-cell office:value-type="float" office:value="4841.16682472">
                <text:p>4841.166824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.3358">
                <text:p>2.3358</text:p>
              </table:table-cell>
              <table:table-cell office:value-type="float" office:value="4840.74123737">
                <text:p>4840.7412373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.3376">
                <text:p>2.3376</text:p>
              </table:table-cell>
              <table:table-cell office:value-type="float" office:value="4840.35273191">
                <text:p>4840.3527319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.3394">
                <text:p>2.3394</text:p>
              </table:table-cell>
              <table:table-cell office:value-type="float" office:value="4840.00257844">
                <text:p>4840.0025784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.3412">
                <text:p>2.3412</text:p>
              </table:table-cell>
              <table:table-cell office:value-type="float" office:value="4839.69128292">
                <text:p>4839.6912829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343">
                <text:p>2.343</text:p>
              </table:table-cell>
              <table:table-cell office:value-type="float" office:value="4839.41823619">
                <text:p>4839.4182361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3448">
                <text:p>2.3448</text:p>
              </table:table-cell>
              <table:table-cell office:value-type="float" office:value="4839.18271059">
                <text:p>4839.1827105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.3466">
                <text:p>2.3466</text:p>
              </table:table-cell>
              <table:table-cell office:value-type="float" office:value="4838.98393767">
                <text:p>4838.9839376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.3484">
                <text:p>2.3484</text:p>
              </table:table-cell>
              <table:table-cell office:value-type="float" office:value="4838.82120499">
                <text:p>4838.8212049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.35">
                <text:p>2.35</text:p>
              </table:table-cell>
              <table:table-cell office:value-type="float" office:value="4838.70618314">
                <text:p>4838.7061831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.3518">
                <text:p>2.3518</text:p>
              </table:table-cell>
              <table:table-cell office:value-type="float" office:value="4838.60877976">
                <text:p>4838.6087797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.3536">
                <text:p>2.3536</text:p>
              </table:table-cell>
              <table:table-cell office:value-type="float" office:value="4838.54758354">
                <text:p>4838.5475835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3554">
                <text:p>2.3554</text:p>
              </table:table-cell>
              <table:table-cell office:value-type="float" office:value="4838.52361527">
                <text:p>4838.5236152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.3572">
                <text:p>2.3572</text:p>
              </table:table-cell>
              <table:table-cell office:value-type="float" office:value="4838.53689797">
                <text:p>4838.5368979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.359">
                <text:p>2.359</text:p>
              </table:table-cell>
              <table:table-cell office:value-type="float" office:value="4838.58638764">
                <text:p>4838.5863876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.3608">
                <text:p>2.3608</text:p>
              </table:table-cell>
              <table:table-cell office:value-type="float" office:value="4838.67085241">
                <text:p>4838.6708524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.3626">
                <text:p>2.3626</text:p>
              </table:table-cell>
              <table:table-cell office:value-type="float" office:value="4838.78903228">
                <text:p>4838.789032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3644">
                <text:p>2.3644</text:p>
              </table:table-cell>
              <table:table-cell office:value-type="float" office:value="4838.93973551">
                <text:p>4838.939735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.3662">
                <text:p>2.3662</text:p>
              </table:table-cell>
              <table:table-cell office:value-type="float" office:value="4839.12191407">
                <text:p>4839.1219140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.368">
                <text:p>2.368</text:p>
              </table:table-cell>
              <table:table-cell office:value-type="float" office:value="4839.33477555">
                <text:p>4839.334775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.3698">
                <text:p>2.3698</text:p>
              </table:table-cell>
              <table:table-cell office:value-type="float" office:value="4839.57788802">
                <text:p>4839.5778880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.3716">
                <text:p>2.3716</text:p>
              </table:table-cell>
              <table:table-cell office:value-type="float" office:value="4839.85170241">
                <text:p>4839.8517024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.3734">
                <text:p>2.3734</text:p>
              </table:table-cell>
              <table:table-cell office:value-type="float" office:value="4840.15662668">
                <text:p>4840.1566266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.375">
                <text:p>2.375</text:p>
              </table:table-cell>
              <table:table-cell office:value-type="float" office:value="4840.45554621">
                <text:p>4840.4555462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.3768">
                <text:p>2.3768</text:p>
              </table:table-cell>
              <table:table-cell office:value-type="float" office:value="4840.81772574">
                <text:p>4840.8177257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3786">
                <text:p>2.3786</text:p>
              </table:table-cell>
              <table:table-cell office:value-type="float" office:value="4841.20700776">
                <text:p>4841.2070077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3804">
                <text:p>2.3804</text:p>
              </table:table-cell>
              <table:table-cell office:value-type="float" office:value="4841.62189347">
                <text:p>4841.621893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.3822">
                <text:p>2.3822</text:p>
              </table:table-cell>
              <table:table-cell office:value-type="float" office:value="4842.06103958">
                <text:p>4842.0610395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384">
                <text:p>2.384</text:p>
              </table:table-cell>
              <table:table-cell office:value-type="float" office:value="4842.523369">
                <text:p>4842.52336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.3858">
                <text:p>2.3858</text:p>
              </table:table-cell>
              <table:table-cell office:value-type="float" office:value="4843.00817506">
                <text:p>4843.0081750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.3876">
                <text:p>2.3876</text:p>
              </table:table-cell>
              <table:table-cell office:value-type="float" office:value="4843.51558555">
                <text:p>4843.5155855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.3894">
                <text:p>2.3894</text:p>
              </table:table-cell>
              <table:table-cell office:value-type="float" office:value="4844.04591666">
                <text:p>4844.0459166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.3912">
                <text:p>2.3912</text:p>
              </table:table-cell>
              <table:table-cell office:value-type="float" office:value="4844.59854659">
                <text:p>4844.5985465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.393">
                <text:p>2.393</text:p>
              </table:table-cell>
              <table:table-cell office:value-type="float" office:value="4845.17190013">
                <text:p>4845.1719001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.3948">
                <text:p>2.3948</text:p>
              </table:table-cell>
              <table:table-cell office:value-type="float" office:value="4845.76419739">
                <text:p>4845.7641973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.3966">
                <text:p>2.3966</text:p>
              </table:table-cell>
              <table:table-cell office:value-type="float" office:value="4846.37365739">
                <text:p>4846.3736573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.3984">
                <text:p>2.3984</text:p>
              </table:table-cell>
              <table:table-cell office:value-type="float" office:value="4846.9985919">
                <text:p>4846.998591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.4">
                <text:p>2.4</text:p>
              </table:table-cell>
              <table:table-cell office:value-type="float" office:value="4847.56586774">
                <text:p>4847.5658677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.4018">
                <text:p>2.4018</text:p>
              </table:table-cell>
              <table:table-cell office:value-type="float" office:value="4848.21469481">
                <text:p>4848.2146948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.4036">
                <text:p>2.4036</text:p>
              </table:table-cell>
              <table:table-cell office:value-type="float" office:value="4848.87632963">
                <text:p>4848.8763296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4054">
                <text:p>2.4054</text:p>
              </table:table-cell>
              <table:table-cell office:value-type="float" office:value="4849.55134256">
                <text:p>4849.5513425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.4072">
                <text:p>2.4072</text:p>
              </table:table-cell>
              <table:table-cell office:value-type="float" office:value="4850.23898508">
                <text:p>4850.2389850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409">
                <text:p>2.409</text:p>
              </table:table-cell>
              <table:table-cell office:value-type="float" office:value="4850.93774932">
                <text:p>4850.9377493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.4108">
                <text:p>2.4108</text:p>
              </table:table-cell>
              <table:table-cell office:value-type="float" office:value="4851.64579265">
                <text:p>4851.6457926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.4126">
                <text:p>2.4126</text:p>
              </table:table-cell>
              <table:table-cell office:value-type="float" office:value="4852.36127778">
                <text:p>4852.3612777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.4144">
                <text:p>2.4144</text:p>
              </table:table-cell>
              <table:table-cell office:value-type="float" office:value="4853.08246598">
                <text:p>4853.0824659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.4162">
                <text:p>2.4162</text:p>
              </table:table-cell>
              <table:table-cell office:value-type="float" office:value="4853.80779772">
                <text:p>4853.8077977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418">
                <text:p>2.418</text:p>
              </table:table-cell>
              <table:table-cell office:value-type="float" office:value="4854.53599604">
                <text:p>4854.535996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.4198">
                <text:p>2.4198</text:p>
              </table:table-cell>
              <table:table-cell office:value-type="float" office:value="4855.26617587">
                <text:p>4855.2661758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.4216">
                <text:p>2.4216</text:p>
              </table:table-cell>
              <table:table-cell office:value-type="float" office:value="4855.99821894">
                <text:p>4855.9982189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.4234">
                <text:p>2.4234</text:p>
              </table:table-cell>
              <table:table-cell office:value-type="float" office:value="4856.73253111">
                <text:p>4856.732531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425">
                <text:p>2.425</text:p>
              </table:table-cell>
              <table:table-cell office:value-type="float" office:value="4857.38847984">
                <text:p>4857.3884798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.4268">
                <text:p>2.4268</text:p>
              </table:table-cell>
              <table:table-cell office:value-type="float" office:value="4858.12506071">
                <text:p>4858.125060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.4286">
                <text:p>2.4286</text:p>
              </table:table-cell>
              <table:table-cell office:value-type="float" office:value="4858.85936668">
                <text:p>4858.8593666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.4304">
                <text:p>2.4304</text:p>
              </table:table-cell>
              <table:table-cell office:value-type="float" office:value="4859.58972351">
                <text:p>4859.5897235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.4322">
                <text:p>2.4322</text:p>
              </table:table-cell>
              <table:table-cell office:value-type="float" office:value="4860.31464157">
                <text:p>4860.3146415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.434">
                <text:p>2.434</text:p>
              </table:table-cell>
              <table:table-cell office:value-type="float" office:value="4861.0329182">
                <text:p>4861.032918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.4358">
                <text:p>2.4358</text:p>
              </table:table-cell>
              <table:table-cell office:value-type="float" office:value="4861.74374625">
                <text:p>4861.7437462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4376">
                <text:p>2.4376</text:p>
              </table:table-cell>
              <table:table-cell office:value-type="float" office:value="4862.4470241">
                <text:p>4862.447024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.4394">
                <text:p>2.4394</text:p>
              </table:table-cell>
              <table:table-cell office:value-type="float" office:value="4863.14340576">
                <text:p>4863.1434057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4412">
                <text:p>2.4412</text:p>
              </table:table-cell>
              <table:table-cell office:value-type="float" office:value="4863.83226752">
                <text:p>4863.8322675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.443">
                <text:p>2.443</text:p>
              </table:table-cell>
              <table:table-cell office:value-type="float" office:value="4864.51233231">
                <text:p>4864.5123323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.4448">
                <text:p>2.4448</text:p>
              </table:table-cell>
              <table:table-cell office:value-type="float" office:value="4865.18195807">
                <text:p>4865.1819580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4466">
                <text:p>2.4466</text:p>
              </table:table-cell>
              <table:table-cell office:value-type="float" office:value="4865.83952234">
                <text:p>4865.83952234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.4484">
                <text:p>2.4484</text:p>
              </table:table-cell>
              <table:table-cell office:value-type="float" office:value="4866.48351347">
                <text:p>4866.4835134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.45">
                <text:p>2.45</text:p>
              </table:table-cell>
              <table:table-cell office:value-type="float" office:value="4867.04367549">
                <text:p>4867.043675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.4518">
                <text:p>2.4518</text:p>
              </table:table-cell>
              <table:table-cell office:value-type="float" office:value="4867.65718757">
                <text:p>4867.657187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.4536">
                <text:p>2.4536</text:p>
              </table:table-cell>
              <table:table-cell office:value-type="float" office:value="4868.25482759">
                <text:p>4868.2548275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.4554">
                <text:p>2.4554</text:p>
              </table:table-cell>
              <table:table-cell office:value-type="float" office:value="4868.83779129">
                <text:p>4868.8377912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.4572">
                <text:p>2.4572</text:p>
              </table:table-cell>
              <table:table-cell office:value-type="float" office:value="4869.40557411">
                <text:p>4869.405574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.459">
                <text:p>2.459</text:p>
              </table:table-cell>
              <table:table-cell office:value-type="float" office:value="4869.95721633">
                <text:p>4869.9572163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4608">
                <text:p>2.4608</text:p>
              </table:table-cell>
              <table:table-cell office:value-type="float" office:value="4870.49125405">
                <text:p>4870.4912540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.4626">
                <text:p>2.4626</text:p>
              </table:table-cell>
              <table:table-cell office:value-type="float" office:value="4871.00627052">
                <text:p>4871.0062705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.4644">
                <text:p>2.4644</text:p>
              </table:table-cell>
              <table:table-cell office:value-type="float" office:value="4871.50102528">
                <text:p>4871.501025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.4662">
                <text:p>2.4662</text:p>
              </table:table-cell>
              <table:table-cell office:value-type="float" office:value="4871.9745757">
                <text:p>4871.974575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.468">
                <text:p>2.468</text:p>
              </table:table-cell>
              <table:table-cell office:value-type="float" office:value="4872.42637662">
                <text:p>4872.4263766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.4698">
                <text:p>2.4698</text:p>
              </table:table-cell>
              <table:table-cell office:value-type="float" office:value="4872.85631764">
                <text:p>4872.8563176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.4716">
                <text:p>2.4716</text:p>
              </table:table-cell>
              <table:table-cell office:value-type="float" office:value="4873.26473609">
                <text:p>4873.2647360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4734">
                <text:p>2.4734</text:p>
              </table:table-cell>
              <table:table-cell office:value-type="float" office:value="4873.65258664">
                <text:p>4873.6525866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.475">
                <text:p>2.475</text:p>
              </table:table-cell>
              <table:table-cell office:value-type="float" office:value="4873.98067257">
                <text:p>4873.9806725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.4768">
                <text:p>2.4768</text:p>
              </table:table-cell>
              <table:table-cell office:value-type="float" office:value="4874.32510207">
                <text:p>4874.3251020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.4786">
                <text:p>2.4786</text:p>
              </table:table-cell>
              <table:table-cell office:value-type="float" office:value="4874.63941819">
                <text:p>4874.6394181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.4804">
                <text:p>2.4804</text:p>
              </table:table-cell>
              <table:table-cell office:value-type="float" office:value="4874.91838045">
                <text:p>4874.9183804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.4822">
                <text:p>2.4822</text:p>
              </table:table-cell>
              <table:table-cell office:value-type="float" office:value="4875.15772293">
                <text:p>4875.1577229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.484">
                <text:p>2.484</text:p>
              </table:table-cell>
              <table:table-cell office:value-type="float" office:value="4875.35643788">
                <text:p>4875.3564378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4858">
                <text:p>2.4858</text:p>
              </table:table-cell>
              <table:table-cell office:value-type="float" office:value="4875.52116594">
                <text:p>4875.5211659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.4876">
                <text:p>2.4876</text:p>
              </table:table-cell>
              <table:table-cell office:value-type="float" office:value="4875.67030377">
                <text:p>4875.6703037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4894">
                <text:p>2.4894</text:p>
              </table:table-cell>
              <table:table-cell office:value-type="float" office:value="4875.84304471">
                <text:p>4875.8430447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.4912">
                <text:p>2.4912</text:p>
              </table:table-cell>
              <table:table-cell office:value-type="float" office:value="4876.089083">
                <text:p>4876.08908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.493">
                <text:p>2.493</text:p>
              </table:table-cell>
              <table:table-cell office:value-type="float" office:value="4876.39486649">
                <text:p>4876.3948664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.4948">
                <text:p>2.4948</text:p>
              </table:table-cell>
              <table:table-cell office:value-type="float" office:value="4876.48901785">
                <text:p>4876.4890178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.4966">
                <text:p>2.4966</text:p>
              </table:table-cell>
              <table:table-cell office:value-type="float" office:value="4876.49246907">
                <text:p>4876.492469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.4984">
                <text:p>2.4984</text:p>
              </table:table-cell>
              <table:table-cell office:value-type="float" office:value="4876.49446121">
                <text:p>4876.494461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